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8.5cm" style:rel-column-width="32767*"/>
    </style:style>
    <style:style style:name="Πίνακας1.B" style:family="table-column">
      <style:table-column-properties style:column-width="8.5cm" style:rel-column-width="32768*"/>
    </style:style>
    <style:style style:name="Πίνακας1.A1" style:family="table-cell">
      <style:table-cell-properties fo:padding="0.097cm" fo:border-left="0.05pt solid #000000" fo:border-right="none" fo:border-top="0.05pt solid #000000" fo:border-bottom="0.05pt solid #000000"/>
    </style:style>
    <style:style style:name="Πίνακας1.B1" style:family="table-cell">
      <style:table-cell-properties fo:padding="0.097cm" fo:border="0.05pt solid #000000"/>
    </style:style>
    <style:style style:name="Πίνακας1.A2" style:family="table-cell">
      <style:table-cell-properties fo:padding="0.097cm" fo:border-left="0.05pt solid #000000" fo:border-right="none" fo:border-top="none" fo:border-bottom="0.05pt solid #000000"/>
    </style:style>
    <style:style style:name="Πίνακας1.B2" style:family="table-cell">
      <style:table-cell-properties fo:padding="0.097cm" fo:border-left="0.05pt solid #000000" fo:border-right="0.05pt solid #000000" fo:border-top="none" fo:border-bottom="0.05pt solid #000000"/>
    </style:style>
    <style:style style:name="Πίνακας2" style:family="table">
      <style:table-properties style:width="16.993cm" table:align="left"/>
    </style:style>
    <style:style style:name="Πίνακας2.A" style:family="table-column">
      <style:table-column-properties style:column-width="3.205cm"/>
    </style:style>
    <style:style style:name="Πίνακας2.B" style:family="table-column">
      <style:table-column-properties style:column-width="0.998cm"/>
    </style:style>
    <style:style style:name="Πίνακας2.C" style:family="table-column">
      <style:table-column-properties style:column-width="1.462cm"/>
    </style:style>
    <style:style style:name="Πίνακας2.D" style:family="table-column">
      <style:table-column-properties style:column-width="1.889cm"/>
    </style:style>
    <style:style style:name="Πίνακας2.I" style:family="table-column">
      <style:table-column-properties style:column-width="1.882cm"/>
    </style:style>
    <style:style style:name="Πίνακας2.A1" style:family="table-cell">
      <style:table-cell-properties fo:padding="0.097cm" fo:border-left="0.05pt solid #000000" fo:border-right="none" fo:border-top="0.05pt solid #000000" fo:border-bottom="none"/>
    </style:style>
    <style:style style:name="Πίνακας2.B1" style:family="table-cell" style:data-style-name="N0">
      <style:table-cell-properties fo:padding="0.097cm" fo:border-left="0.05pt solid #000000" fo:border-right="none" fo:border-top="0.05pt solid #000000" fo:border-bottom="none"/>
    </style:style>
    <style:style style:name="Πίνακας2.I1" style:family="table-cell" style:data-style-name="N0">
      <style:table-cell-properties fo:padding="0.097cm" fo:border-left="0.05pt solid #000000" fo:border-right="0.05pt solid #000000" fo:border-top="0.05pt solid #000000" fo:border-bottom="none"/>
    </style:style>
    <style:style style:name="Πίνακας2.A2" style:family="table-cell">
      <style:table-cell-properties fo:padding="0.097cm" fo:border-left="0.05pt solid #000000" fo:border-right="none" fo:border-top="none" fo:border-bottom="none"/>
    </style:style>
    <style:style style:name="Πίνακας2.B2" style:family="table-cell" style:data-style-name="N1">
      <style:table-cell-properties fo:padding="0.097cm" fo:border-left="0.05pt solid #000000" fo:border-right="none" fo:border-top="none" fo:border-bottom="none"/>
    </style:style>
    <style:style style:name="Πίνακας2.C2" style:family="table-cell" style:data-style-name="N0">
      <style:table-cell-properties fo:padding="0.097cm" fo:border-left="0.05pt solid #000000" fo:border-right="none" fo:border-top="none" fo:border-bottom="none"/>
    </style:style>
    <style:style style:name="Πίνακας2.I2" style:family="table-cell" style:data-style-name="N0">
      <style:table-cell-properties fo:padding="0.097cm" fo:border-left="0.05pt solid #000000" fo:border-right="0.05pt solid #000000" fo:border-top="none" fo:border-bottom="none"/>
    </style:style>
    <style:style style:name="Πίνακας2.A3" style:family="table-cell">
      <style:table-cell-properties fo:padding="0.097cm" fo:border-left="0.05pt solid #000000" fo:border-right="none" fo:border-top="none" fo:border-bottom="0.05pt solid #000000"/>
    </style:style>
    <style:style style:name="Πίνακας2.B3" style:family="table-cell" style:data-style-name="N1">
      <style:table-cell-properties fo:padding="0.097cm" fo:border-left="0.05pt solid #000000" fo:border-right="none" fo:border-top="none" fo:border-bottom="0.05pt solid #000000"/>
    </style:style>
    <style:style style:name="Πίνακας2.C3" style:family="table-cell" style:data-style-name="N0">
      <style:table-cell-properties fo:padding="0.097cm" fo:border-left="0.05pt solid #000000" fo:border-right="none" fo:border-top="none" fo:border-bottom="0.05pt solid #000000"/>
    </style:style>
    <style:style style:name="Πίνακας2.I3" style:family="table-cell" style:data-style-name="N0">
      <style:table-cell-properties fo:padding="0.097cm" fo:border-left="0.05pt solid #000000" fo:border-right="0.05pt solid #000000" fo:border-top="none" fo:border-bottom="0.05pt solid #000000"/>
    </style:style>
    <style:style style:name="Πίνακας3" style:family="table">
      <style:table-properties style:width="16.993cm" table:align="left"/>
    </style:style>
    <style:style style:name="Πίνακας3.A" style:family="table-column">
      <style:table-column-properties style:column-width="3.205cm"/>
    </style:style>
    <style:style style:name="Πίνακας3.B" style:family="table-column">
      <style:table-column-properties style:column-width="0.998cm"/>
    </style:style>
    <style:style style:name="Πίνακας3.C" style:family="table-column">
      <style:table-column-properties style:column-width="1.462cm"/>
    </style:style>
    <style:style style:name="Πίνακας3.D" style:family="table-column">
      <style:table-column-properties style:column-width="1.889cm"/>
    </style:style>
    <style:style style:name="Πίνακας3.I" style:family="table-column">
      <style:table-column-properties style:column-width="1.882cm"/>
    </style:style>
    <style:style style:name="Πίνακας3.A1" style:family="table-cell">
      <style:table-cell-properties fo:padding="0.097cm" fo:border-left="0.05pt solid #000000" fo:border-right="none" fo:border-top="0.05pt solid #000000" fo:border-bottom="none"/>
    </style:style>
    <style:style style:name="Πίνακας3.B1" style:family="table-cell" style:data-style-name="N0">
      <style:table-cell-properties fo:padding="0.097cm" fo:border-left="0.05pt solid #000000" fo:border-right="none" fo:border-top="0.05pt solid #000000" fo:border-bottom="none"/>
    </style:style>
    <style:style style:name="Πίνακας3.I1" style:family="table-cell" style:data-style-name="N0">
      <style:table-cell-properties fo:padding="0.097cm" fo:border-left="0.05pt solid #000000" fo:border-right="0.05pt solid #000000" fo:border-top="0.05pt solid #000000" fo:border-bottom="none"/>
    </style:style>
    <style:style style:name="Πίνακας3.A2" style:family="table-cell">
      <style:table-cell-properties fo:padding="0.097cm" fo:border-left="0.05pt solid #000000" fo:border-right="none" fo:border-top="none" fo:border-bottom="none"/>
    </style:style>
    <style:style style:name="Πίνακας3.B2" style:family="table-cell" style:data-style-name="N1">
      <style:table-cell-properties fo:padding="0.097cm" fo:border-left="0.05pt solid #000000" fo:border-right="none" fo:border-top="none" fo:border-bottom="none"/>
    </style:style>
    <style:style style:name="Πίνακας3.C2" style:family="table-cell" style:data-style-name="N0">
      <style:table-cell-properties fo:padding="0.097cm" fo:border-left="0.05pt solid #000000" fo:border-right="none" fo:border-top="none" fo:border-bottom="none"/>
    </style:style>
    <style:style style:name="Πίνακας3.I2" style:family="table-cell" style:data-style-name="N0">
      <style:table-cell-properties fo:padding="0.097cm" fo:border-left="0.05pt solid #000000" fo:border-right="0.05pt solid #000000" fo:border-top="none" fo:border-bottom="none"/>
    </style:style>
    <style:style style:name="Πίνακας3.A3" style:family="table-cell">
      <style:table-cell-properties fo:padding="0.097cm" fo:border-left="0.05pt solid #000000" fo:border-right="none" fo:border-top="none" fo:border-bottom="0.05pt solid #000000"/>
    </style:style>
    <style:style style:name="Πίνακας3.B3" style:family="table-cell" style:data-style-name="N1">
      <style:table-cell-properties fo:padding="0.097cm" fo:border-left="0.05pt solid #000000" fo:border-right="none" fo:border-top="none" fo:border-bottom="0.05pt solid #000000"/>
    </style:style>
    <style:style style:name="Πίνακας3.C3" style:family="table-cell" style:data-style-name="N0">
      <style:table-cell-properties fo:padding="0.097cm" fo:border-left="0.05pt solid #000000" fo:border-right="none" fo:border-top="none" fo:border-bottom="0.05pt solid #000000"/>
    </style:style>
    <style:style style:name="Πίνακας3.I3" style:family="table-cell" style:data-style-name="N0">
      <style:table-cell-properties fo:padding="0.097cm" fo:border-left="0.05pt solid #000000" fo:border-right="0.05pt solid #000000" fo:border-top="none" fo:border-bottom="0.05pt solid #000000"/>
    </style:style>
    <style:style style:name="Πίνακας4" style:family="table">
      <style:table-properties style:width="16.993cm" table:align="left"/>
    </style:style>
    <style:style style:name="Πίνακας4.A" style:family="table-column">
      <style:table-column-properties style:column-width="3.099cm"/>
    </style:style>
    <style:style style:name="Πίνακας4.B" style:family="table-column">
      <style:table-column-properties style:column-width="1.3cm"/>
    </style:style>
    <style:style style:name="Πίνακας4.C" style:family="table-column">
      <style:table-column-properties style:column-width="1.266cm"/>
    </style:style>
    <style:style style:name="Πίνακας4.D" style:family="table-column">
      <style:table-column-properties style:column-width="1.889cm"/>
    </style:style>
    <style:style style:name="Πίνακας4.I" style:family="table-column">
      <style:table-column-properties style:column-width="1.882cm"/>
    </style:style>
    <style:style style:name="Πίνακας4.A1" style:family="table-cell">
      <style:table-cell-properties fo:padding="0.097cm" fo:border-left="0.05pt solid #000000" fo:border-right="none" fo:border-top="0.05pt solid #000000" fo:border-bottom="none"/>
    </style:style>
    <style:style style:name="Πίνακας4.B1" style:family="table-cell" style:data-style-name="N0">
      <style:table-cell-properties fo:padding="0.097cm" fo:border-left="0.05pt solid #000000" fo:border-right="none" fo:border-top="0.05pt solid #000000" fo:border-bottom="none"/>
    </style:style>
    <style:style style:name="Πίνακας4.I1" style:family="table-cell" style:data-style-name="N0">
      <style:table-cell-properties fo:padding="0.097cm" fo:border-left="0.05pt solid #000000" fo:border-right="0.05pt solid #000000" fo:border-top="0.05pt solid #000000" fo:border-bottom="none"/>
    </style:style>
    <style:style style:name="Πίνακας4.A2" style:family="table-cell">
      <style:table-cell-properties fo:padding="0.097cm" fo:border-left="0.05pt solid #000000" fo:border-right="none" fo:border-top="none" fo:border-bottom="none"/>
    </style:style>
    <style:style style:name="Πίνακας4.B2" style:family="table-cell" style:data-style-name="N107">
      <style:table-cell-properties fo:padding="0.097cm" fo:border-left="0.05pt solid #000000" fo:border-right="none" fo:border-top="none" fo:border-bottom="none"/>
    </style:style>
    <style:style style:name="Πίνακας4.I2" style:family="table-cell" style:data-style-name="N107">
      <style:table-cell-properties fo:padding="0.097cm" fo:border-left="0.05pt solid #000000" fo:border-right="0.05pt solid #000000" fo:border-top="none" fo:border-bottom="none"/>
    </style:style>
    <style:style style:name="Πίνακας4.A3" style:family="table-cell">
      <style:table-cell-properties fo:padding="0.097cm" fo:border-left="0.05pt solid #000000" fo:border-right="none" fo:border-top="none" fo:border-bottom="0.05pt solid #000000"/>
    </style:style>
    <style:style style:name="Πίνακας4.B3" style:family="table-cell" style:data-style-name="N107">
      <style:table-cell-properties fo:padding="0.097cm" fo:border-left="0.05pt solid #000000" fo:border-right="none" fo:border-top="none" fo:border-bottom="0.05pt solid #000000"/>
    </style:style>
    <style:style style:name="Πίνακας4.I3" style:family="table-cell" style:data-style-name="N107">
      <style:table-cell-properties fo:padding="0.097cm" fo:border-left="0.05pt solid #000000" fo:border-right="0.05pt solid #000000" fo:border-top="none" fo:border-bottom="0.05pt solid #000000"/>
    </style:style>
    <style:style style:name="Πίνακας5" style:family="table">
      <style:table-properties style:width="16.993cm" table:align="left"/>
    </style:style>
    <style:style style:name="Πίνακας5.A" style:family="table-column">
      <style:table-column-properties style:column-width="2.993cm"/>
    </style:style>
    <style:style style:name="Πίνακας5.B" style:family="table-column">
      <style:table-column-properties style:column-width="1.406cm"/>
    </style:style>
    <style:style style:name="Πίνακας5.C" style:family="table-column">
      <style:table-column-properties style:column-width="1.266cm"/>
    </style:style>
    <style:style style:name="Πίνακας5.D" style:family="table-column">
      <style:table-column-properties style:column-width="1.889cm"/>
    </style:style>
    <style:style style:name="Πίνακας5.I" style:family="table-column">
      <style:table-column-properties style:column-width="1.882cm"/>
    </style:style>
    <style:style style:name="Πίνακας5.A1" style:family="table-cell">
      <style:table-cell-properties fo:padding="0.097cm" fo:border-left="0.05pt solid #000000" fo:border-right="none" fo:border-top="0.05pt solid #000000" fo:border-bottom="none"/>
    </style:style>
    <style:style style:name="Πίνακας5.B1" style:family="table-cell" style:data-style-name="N0">
      <style:table-cell-properties fo:padding="0.097cm" fo:border-left="0.05pt solid #000000" fo:border-right="none" fo:border-top="0.05pt solid #000000" fo:border-bottom="none"/>
    </style:style>
    <style:style style:name="Πίνακας5.I1" style:family="table-cell" style:data-style-name="N0">
      <style:table-cell-properties fo:padding="0.097cm" fo:border-left="0.05pt solid #000000" fo:border-right="0.05pt solid #000000" fo:border-top="0.05pt solid #000000" fo:border-bottom="none"/>
    </style:style>
    <style:style style:name="Πίνακας5.A2" style:family="table-cell">
      <style:table-cell-properties fo:padding="0.097cm" fo:border-left="0.05pt solid #000000" fo:border-right="none" fo:border-top="none" fo:border-bottom="none"/>
    </style:style>
    <style:style style:name="Πίνακας5.B2" style:family="table-cell" style:data-style-name="N107">
      <style:table-cell-properties fo:padding="0.097cm" fo:border-left="0.05pt solid #000000" fo:border-right="none" fo:border-top="none" fo:border-bottom="none"/>
    </style:style>
    <style:style style:name="Πίνακας5.I2" style:family="table-cell" style:data-style-name="N107">
      <style:table-cell-properties fo:padding="0.097cm" fo:border-left="0.05pt solid #000000" fo:border-right="0.05pt solid #000000" fo:border-top="none" fo:border-bottom="none"/>
    </style:style>
    <style:style style:name="Πίνακας5.A3" style:family="table-cell">
      <style:table-cell-properties fo:padding="0.097cm" fo:border-left="0.05pt solid #000000" fo:border-right="none" fo:border-top="none" fo:border-bottom="0.05pt solid #000000"/>
    </style:style>
    <style:style style:name="Πίνακας5.B3" style:family="table-cell" style:data-style-name="N107">
      <style:table-cell-properties fo:padding="0.097cm" fo:border-left="0.05pt solid #000000" fo:border-right="none" fo:border-top="none" fo:border-bottom="0.05pt solid #000000"/>
    </style:style>
    <style:style style:name="Πίνακας5.I3" style:family="table-cell" style:data-style-name="N107">
      <style:table-cell-properties fo:padding="0.097cm" fo:border-left="0.05pt solid #000000" fo:border-right="0.05pt solid #000000" fo:border-top="none" fo:border-bottom="0.05pt solid #000000"/>
    </style:style>
    <style:style style:name="Πίνακας6" style:family="table">
      <style:table-properties style:width="16.993cm" table:align="left"/>
    </style:style>
    <style:style style:name="Πίνακας6.A" style:family="table-column">
      <style:table-column-properties style:column-width="2.993cm"/>
    </style:style>
    <style:style style:name="Πίνακας6.B" style:family="table-column">
      <style:table-column-properties style:column-width="1.406cm"/>
    </style:style>
    <style:style style:name="Πίνακας6.C" style:family="table-column">
      <style:table-column-properties style:column-width="1.603cm"/>
    </style:style>
    <style:style style:name="Πίνακας6.D" style:family="table-column">
      <style:table-column-properties style:column-width="1.552cm"/>
    </style:style>
    <style:style style:name="Πίνακας6.E" style:family="table-column">
      <style:table-column-properties style:column-width="1.889cm"/>
    </style:style>
    <style:style style:name="Πίνακας6.I" style:family="table-column">
      <style:table-column-properties style:column-width="1.882cm"/>
    </style:style>
    <style:style style:name="Πίνακας6.A1" style:family="table-cell">
      <style:table-cell-properties fo:padding="0.097cm" fo:border-left="0.05pt solid #000000" fo:border-right="none" fo:border-top="0.05pt solid #000000" fo:border-bottom="none"/>
    </style:style>
    <style:style style:name="Πίνακας6.B1" style:family="table-cell" style:data-style-name="N0">
      <style:table-cell-properties fo:padding="0.097cm" fo:border-left="0.05pt solid #000000" fo:border-right="none" fo:border-top="0.05pt solid #000000" fo:border-bottom="none"/>
    </style:style>
    <style:style style:name="Πίνακας6.I1" style:family="table-cell" style:data-style-name="N0">
      <style:table-cell-properties fo:padding="0.097cm" fo:border-left="0.05pt solid #000000" fo:border-right="0.05pt solid #000000" fo:border-top="0.05pt solid #000000" fo:border-bottom="none"/>
    </style:style>
    <style:style style:name="Πίνακας6.A2" style:family="table-cell">
      <style:table-cell-properties fo:padding="0.097cm" fo:border-left="0.05pt solid #000000" fo:border-right="none" fo:border-top="none" fo:border-bottom="none"/>
    </style:style>
    <style:style style:name="Πίνακας6.B2" style:family="table-cell" style:data-style-name="N107">
      <style:table-cell-properties fo:padding="0.097cm" fo:border-left="0.05pt solid #000000" fo:border-right="none" fo:border-top="none" fo:border-bottom="none"/>
    </style:style>
    <style:style style:name="Πίνακας6.I2" style:family="table-cell" style:data-style-name="N107">
      <style:table-cell-properties fo:padding="0.097cm" fo:border-left="0.05pt solid #000000" fo:border-right="0.05pt solid #000000" fo:border-top="none" fo:border-bottom="none"/>
    </style:style>
    <style:style style:name="Πίνακας6.A3" style:family="table-cell">
      <style:table-cell-properties fo:padding="0.097cm" fo:border-left="0.05pt solid #000000" fo:border-right="none" fo:border-top="none" fo:border-bottom="0.05pt solid #000000"/>
    </style:style>
    <style:style style:name="Πίνακας6.B3" style:family="table-cell" style:data-style-name="N107">
      <style:table-cell-properties fo:padding="0.097cm" fo:border-left="0.05pt solid #000000" fo:border-right="none" fo:border-top="none" fo:border-bottom="0.05pt solid #000000"/>
    </style:style>
    <style:style style:name="Πίνακας6.I3" style:family="table-cell" style:data-style-name="N107">
      <style:table-cell-properties fo:padding="0.097cm" fo:border-left="0.05pt solid #000000" fo:border-right="0.05pt solid #000000" fo:border-top="none" fo:border-bottom="0.05pt solid #000000"/>
    </style:style>
    <style:style style:name="Πίνακας7" style:family="table">
      <style:table-properties style:width="16.993cm" table:align="left"/>
    </style:style>
    <style:style style:name="Πίνακας7.A" style:family="table-column">
      <style:table-column-properties style:column-width="2.993cm"/>
    </style:style>
    <style:style style:name="Πίνακας7.B" style:family="table-column">
      <style:table-column-properties style:column-width="1.603cm"/>
    </style:style>
    <style:style style:name="Πίνακας7.C" style:family="table-column">
      <style:table-column-properties style:column-width="1.602cm"/>
    </style:style>
    <style:style style:name="Πίνακας7.D" style:family="table-column">
      <style:table-column-properties style:column-width="1.498cm"/>
    </style:style>
    <style:style style:name="Πίνακας7.E" style:family="table-column">
      <style:table-column-properties style:column-width="1.748cm"/>
    </style:style>
    <style:style style:name="Πίνακας7.F" style:family="table-column">
      <style:table-column-properties style:column-width="1.889cm"/>
    </style:style>
    <style:style style:name="Πίνακας7.I" style:family="table-column">
      <style:table-column-properties style:column-width="1.882cm"/>
    </style:style>
    <style:style style:name="Πίνακας7.A1" style:family="table-cell">
      <style:table-cell-properties fo:padding="0.097cm" fo:border-left="0.05pt solid #000000" fo:border-right="none" fo:border-top="0.05pt solid #000000" fo:border-bottom="none"/>
    </style:style>
    <style:style style:name="Πίνακας7.B1" style:family="table-cell" style:data-style-name="N0">
      <style:table-cell-properties fo:padding="0.097cm" fo:border-left="0.05pt solid #000000" fo:border-right="none" fo:border-top="0.05pt solid #000000" fo:border-bottom="none"/>
    </style:style>
    <style:style style:name="Πίνακας7.I1" style:family="table-cell" style:data-style-name="N0">
      <style:table-cell-properties fo:padding="0.097cm" fo:border-left="0.05pt solid #000000" fo:border-right="0.05pt solid #000000" fo:border-top="0.05pt solid #000000" fo:border-bottom="none"/>
    </style:style>
    <style:style style:name="Πίνακας7.A2" style:family="table-cell">
      <style:table-cell-properties fo:padding="0.097cm" fo:border-left="0.05pt solid #000000" fo:border-right="none" fo:border-top="none" fo:border-bottom="none"/>
    </style:style>
    <style:style style:name="Πίνακας7.B2" style:family="table-cell" style:data-style-name="N107">
      <style:table-cell-properties fo:padding="0.097cm" fo:border-left="0.05pt solid #000000" fo:border-right="none" fo:border-top="none" fo:border-bottom="none"/>
    </style:style>
    <style:style style:name="Πίνακας7.I2" style:family="table-cell" style:data-style-name="N107">
      <style:table-cell-properties fo:padding="0.097cm" fo:border-left="0.05pt solid #000000" fo:border-right="0.05pt solid #000000" fo:border-top="none" fo:border-bottom="none"/>
    </style:style>
    <style:style style:name="Πίνακας7.A3" style:family="table-cell">
      <style:table-cell-properties fo:padding="0.097cm" fo:border-left="0.05pt solid #000000" fo:border-right="none" fo:border-top="none" fo:border-bottom="0.05pt solid #000000"/>
    </style:style>
    <style:style style:name="Πίνακας7.B3" style:family="table-cell" style:data-style-name="N107">
      <style:table-cell-properties fo:padding="0.097cm" fo:border-left="0.05pt solid #000000" fo:border-right="none" fo:border-top="none" fo:border-bottom="0.05pt solid #000000"/>
    </style:style>
    <style:style style:name="Πίνακας7.I3" style:family="table-cell" style:data-style-name="N107">
      <style:table-cell-properties fo:padding="0.097cm" fo:border-left="0.05pt solid #000000" fo:border-right="0.05pt solid #000000" fo:border-top="none" fo:border-bottom="0.05pt solid #000000"/>
    </style:style>
    <style:style style:name="Πίνακας8" style:family="table">
      <style:table-properties style:width="16.993cm" table:align="left"/>
    </style:style>
    <style:style style:name="Πίνακας8.A" style:family="table-column">
      <style:table-column-properties style:column-width="2.706cm"/>
    </style:style>
    <style:style style:name="Πίνακας8.B" style:family="table-column">
      <style:table-column-properties style:column-width="1.392cm"/>
    </style:style>
    <style:style style:name="Πίνακας8.C" style:family="table-column">
      <style:table-column-properties style:column-width="1.568cm"/>
    </style:style>
    <style:style style:name="Πίνακας8.D" style:family="table-column">
      <style:table-column-properties style:column-width="1.889cm"/>
    </style:style>
    <style:style style:name="Πίνακας8.I" style:family="table-column">
      <style:table-column-properties style:column-width="1.882cm"/>
    </style:style>
    <style:style style:name="Πίνακας8.A1" style:family="table-cell">
      <style:table-cell-properties fo:padding="0.097cm" fo:border="0.05pt solid #000000"/>
    </style:style>
    <style:style style:name="Πίνακας8.A2" style:family="table-cell">
      <style:table-cell-properties fo:padding="0.097cm" fo:border-left="0.05pt solid #000000" fo:border-right="none" fo:border-top="none" fo:border-bottom="0.05pt solid #000000"/>
    </style:style>
    <style:style style:name="Πίνακας8.B2" style:family="table-cell" style:data-style-name="N0">
      <style:table-cell-properties fo:padding="0.097cm" fo:border-left="0.05pt solid #000000" fo:border-right="none" fo:border-top="none" fo:border-bottom="0.05pt solid #000000"/>
    </style:style>
    <style:style style:name="Πίνακας8.I2" style:family="table-cell" style:data-style-name="N0">
      <style:table-cell-properties fo:padding="0.097cm" fo:border-left="0.05pt solid #000000" fo:border-right="0.05pt solid #000000" fo:border-top="none" fo:border-bottom="0.05pt solid #000000"/>
    </style:style>
    <style:style style:name="Πίνακας8.B3" style:family="table-cell" style:data-style-name="N2">
      <style:table-cell-properties fo:padding="0.097cm" fo:border-left="0.05pt solid #000000" fo:border-right="none" fo:border-top="none" fo:border-bottom="0.05pt solid #000000"/>
    </style:style>
    <style:style style:name="Πίνακας8.I4" style:family="table-cell" style:data-style-name="N2">
      <style:table-cell-properties fo:padding="0.097cm" fo:border-left="0.05pt solid #000000" fo:border-right="0.05pt solid #000000" fo:border-top="none" fo:border-bottom="0.05pt solid #000000"/>
    </style:style>
    <style:style style:name="Πίνακας9" style:family="table">
      <style:table-properties style:width="16.993cm" table:align="left"/>
    </style:style>
    <style:style style:name="Πίνακας9.A" style:family="table-column">
      <style:table-column-properties style:column-width="2.706cm"/>
    </style:style>
    <style:style style:name="Πίνακας9.B" style:family="table-column">
      <style:table-column-properties style:column-width="1.392cm"/>
    </style:style>
    <style:style style:name="Πίνακας9.C" style:family="table-column">
      <style:table-column-properties style:column-width="1.568cm"/>
    </style:style>
    <style:style style:name="Πίνακας9.D" style:family="table-column">
      <style:table-column-properties style:column-width="1.889cm"/>
    </style:style>
    <style:style style:name="Πίνακας9.I" style:family="table-column">
      <style:table-column-properties style:column-width="1.882cm"/>
    </style:style>
    <style:style style:name="Πίνακας9.A1" style:family="table-cell">
      <style:table-cell-properties fo:padding="0.097cm" fo:border="0.05pt solid #000000"/>
    </style:style>
    <style:style style:name="Πίνακας9.A2" style:family="table-cell">
      <style:table-cell-properties fo:padding="0.097cm" fo:border-left="0.05pt solid #000000" fo:border-right="none" fo:border-top="none" fo:border-bottom="0.05pt solid #000000"/>
    </style:style>
    <style:style style:name="Πίνακας9.B2" style:family="table-cell" style:data-style-name="N0">
      <style:table-cell-properties fo:padding="0.097cm" fo:border-left="0.05pt solid #000000" fo:border-right="none" fo:border-top="none" fo:border-bottom="0.05pt solid #000000"/>
    </style:style>
    <style:style style:name="Πίνακας9.I2" style:family="table-cell" style:data-style-name="N0">
      <style:table-cell-properties fo:padding="0.097cm" fo:border-left="0.05pt solid #000000" fo:border-right="0.05pt solid #000000" fo:border-top="none" fo:border-bottom="0.05pt solid #000000"/>
    </style:style>
    <style:style style:name="Πίνακας9.B3" style:family="table-cell" style:data-style-name="N2">
      <style:table-cell-properties fo:padding="0.097cm" fo:border-left="0.05pt solid #000000" fo:border-right="none" fo:border-top="none" fo:border-bottom="0.05pt solid #000000"/>
    </style:style>
    <style:style style:name="Πίνακας9.I3" style:family="table-cell" style:data-style-name="N2">
      <style:table-cell-properties fo:padding="0.097cm" fo:border-left="0.05pt solid #000000" fo:border-right="0.05pt solid #000000" fo:border-top="none" fo:border-bottom="0.05pt solid #000000"/>
    </style:style>
    <style:style style:name="Πίνακας9.8" style:family="table-row">
      <style:table-row-properties style:min-row-height="0.75cm"/>
    </style:style>
    <style:style style:name="Πίνακας10" style:family="table">
      <style:table-properties style:width="16.993cm" table:align="left"/>
    </style:style>
    <style:style style:name="Πίνακας10.A" style:family="table-column">
      <style:table-column-properties style:column-width="3.205cm"/>
    </style:style>
    <style:style style:name="Πίνακας10.B" style:family="table-column">
      <style:table-column-properties style:column-width="0.998cm"/>
    </style:style>
    <style:style style:name="Πίνακας10.C" style:family="table-column">
      <style:table-column-properties style:column-width="1.462cm"/>
    </style:style>
    <style:style style:name="Πίνακας10.D" style:family="table-column">
      <style:table-column-properties style:column-width="1.889cm"/>
    </style:style>
    <style:style style:name="Πίνακας10.I" style:family="table-column">
      <style:table-column-properties style:column-width="1.882cm"/>
    </style:style>
    <style:style style:name="Πίνακας10.A1" style:family="table-cell">
      <style:table-cell-properties fo:padding="0.097cm" fo:border-left="0.05pt solid #000000" fo:border-right="none" fo:border-top="0.05pt solid #000000" fo:border-bottom="none"/>
    </style:style>
    <style:style style:name="Πίνακας10.B1" style:family="table-cell" style:data-style-name="N0">
      <style:table-cell-properties fo:padding="0.097cm" fo:border-left="0.05pt solid #000000" fo:border-right="none" fo:border-top="0.05pt solid #000000" fo:border-bottom="none"/>
    </style:style>
    <style:style style:name="Πίνακας10.I1" style:family="table-cell" style:data-style-name="N0">
      <style:table-cell-properties fo:padding="0.097cm" fo:border-left="0.05pt solid #000000" fo:border-right="0.05pt solid #000000" fo:border-top="0.05pt solid #000000" fo:border-bottom="none"/>
    </style:style>
    <style:style style:name="Πίνακας10.A2" style:family="table-cell">
      <style:table-cell-properties fo:padding="0.097cm" fo:border-left="0.05pt solid #000000" fo:border-right="none" fo:border-top="none" fo:border-bottom="none"/>
    </style:style>
    <style:style style:name="Πίνακας10.B2" style:family="table-cell" style:data-style-name="N1">
      <style:table-cell-properties fo:padding="0.097cm" fo:border-left="0.05pt solid #000000" fo:border-right="none" fo:border-top="none" fo:border-bottom="none"/>
    </style:style>
    <style:style style:name="Πίνακας10.C2" style:family="table-cell" style:data-style-name="N0">
      <style:table-cell-properties fo:padding="0.097cm" fo:border-left="0.05pt solid #000000" fo:border-right="none" fo:border-top="none" fo:border-bottom="none"/>
    </style:style>
    <style:style style:name="Πίνακας10.I2" style:family="table-cell" style:data-style-name="N0">
      <style:table-cell-properties fo:padding="0.097cm" fo:border-left="0.05pt solid #000000" fo:border-right="0.05pt solid #000000" fo:border-top="none" fo:border-bottom="none"/>
    </style:style>
    <style:style style:name="Πίνακας10.A3" style:family="table-cell">
      <style:table-cell-properties fo:padding="0.097cm" fo:border-left="0.05pt solid #000000" fo:border-right="none" fo:border-top="none" fo:border-bottom="0.05pt solid #000000"/>
    </style:style>
    <style:style style:name="Πίνακας10.B3" style:family="table-cell" style:data-style-name="N1">
      <style:table-cell-properties fo:padding="0.097cm" fo:border-left="0.05pt solid #000000" fo:border-right="none" fo:border-top="none" fo:border-bottom="0.05pt solid #000000"/>
    </style:style>
    <style:style style:name="Πίνακας10.C3" style:family="table-cell" style:data-style-name="N0">
      <style:table-cell-properties fo:padding="0.097cm" fo:border-left="0.05pt solid #000000" fo:border-right="none" fo:border-top="none" fo:border-bottom="0.05pt solid #000000"/>
    </style:style>
    <style:style style:name="Πίνακας10.I3" style:family="table-cell" style:data-style-name="N0">
      <style:table-cell-properties fo:padding="0.097cm" fo:border-left="0.05pt solid #000000" fo:border-right="0.05pt solid #000000" fo:border-top="none" fo:border-bottom="0.05pt solid #000000"/>
    </style:style>
    <style:style style:name="Πίνακας11" style:family="table">
      <style:table-properties style:width="16.993cm" table:align="left"/>
    </style:style>
    <style:style style:name="Πίνακας11.A" style:family="table-column">
      <style:table-column-properties style:column-width="3.205cm"/>
    </style:style>
    <style:style style:name="Πίνακας11.B" style:family="table-column">
      <style:table-column-properties style:column-width="0.998cm"/>
    </style:style>
    <style:style style:name="Πίνακας11.C" style:family="table-column">
      <style:table-column-properties style:column-width="1.462cm"/>
    </style:style>
    <style:style style:name="Πίνακας11.D" style:family="table-column">
      <style:table-column-properties style:column-width="1.889cm"/>
    </style:style>
    <style:style style:name="Πίνακας11.I" style:family="table-column">
      <style:table-column-properties style:column-width="1.882cm"/>
    </style:style>
    <style:style style:name="Πίνακας11.A1" style:family="table-cell">
      <style:table-cell-properties fo:padding="0.097cm" fo:border-left="0.05pt solid #000000" fo:border-right="none" fo:border-top="0.05pt solid #000000" fo:border-bottom="none"/>
    </style:style>
    <style:style style:name="Πίνακας11.B1" style:family="table-cell" style:data-style-name="N0">
      <style:table-cell-properties fo:padding="0.097cm" fo:border-left="0.05pt solid #000000" fo:border-right="none" fo:border-top="0.05pt solid #000000" fo:border-bottom="none"/>
    </style:style>
    <style:style style:name="Πίνακας11.I1" style:family="table-cell" style:data-style-name="N0">
      <style:table-cell-properties fo:padding="0.097cm" fo:border-left="0.05pt solid #000000" fo:border-right="0.05pt solid #000000" fo:border-top="0.05pt solid #000000" fo:border-bottom="none"/>
    </style:style>
    <style:style style:name="Πίνακας11.A2" style:family="table-cell">
      <style:table-cell-properties fo:padding="0.097cm" fo:border-left="0.05pt solid #000000" fo:border-right="none" fo:border-top="none" fo:border-bottom="none"/>
    </style:style>
    <style:style style:name="Πίνακας11.B2" style:family="table-cell" style:data-style-name="N1">
      <style:table-cell-properties fo:padding="0.097cm" fo:border-left="0.05pt solid #000000" fo:border-right="none" fo:border-top="none" fo:border-bottom="none"/>
    </style:style>
    <style:style style:name="Πίνακας11.C2" style:family="table-cell" style:data-style-name="N0">
      <style:table-cell-properties fo:padding="0.097cm" fo:border-left="0.05pt solid #000000" fo:border-right="none" fo:border-top="none" fo:border-bottom="none"/>
    </style:style>
    <style:style style:name="Πίνακας11.I2" style:family="table-cell" style:data-style-name="N0">
      <style:table-cell-properties fo:padding="0.097cm" fo:border-left="0.05pt solid #000000" fo:border-right="0.05pt solid #000000" fo:border-top="none" fo:border-bottom="none"/>
    </style:style>
    <style:style style:name="Πίνακας11.A3" style:family="table-cell">
      <style:table-cell-properties fo:padding="0.097cm" fo:border-left="0.05pt solid #000000" fo:border-right="none" fo:border-top="none" fo:border-bottom="0.05pt solid #000000"/>
    </style:style>
    <style:style style:name="Πίνακας11.B3" style:family="table-cell" style:data-style-name="N1">
      <style:table-cell-properties fo:padding="0.097cm" fo:border-left="0.05pt solid #000000" fo:border-right="none" fo:border-top="none" fo:border-bottom="0.05pt solid #000000"/>
    </style:style>
    <style:style style:name="Πίνακας11.C3" style:family="table-cell" style:data-style-name="N0">
      <style:table-cell-properties fo:padding="0.097cm" fo:border-left="0.05pt solid #000000" fo:border-right="none" fo:border-top="none" fo:border-bottom="0.05pt solid #000000"/>
    </style:style>
    <style:style style:name="Πίνακας11.I3" style:family="table-cell" style:data-style-name="N0">
      <style:table-cell-properties fo:padding="0.097cm" fo:border-left="0.05pt solid #000000" fo:border-right="0.05pt solid #000000" fo:border-top="none" fo:border-bottom="0.05pt solid #000000"/>
    </style:style>
    <style:style style:name="Πίνακας12" style:family="table">
      <style:table-properties style:width="16.993cm" table:align="left"/>
    </style:style>
    <style:style style:name="Πίνακας12.A" style:family="table-column">
      <style:table-column-properties style:column-width="3.099cm"/>
    </style:style>
    <style:style style:name="Πίνακας12.B" style:family="table-column">
      <style:table-column-properties style:column-width="1.3cm"/>
    </style:style>
    <style:style style:name="Πίνακας12.C" style:family="table-column">
      <style:table-column-properties style:column-width="1.266cm"/>
    </style:style>
    <style:style style:name="Πίνακας12.D" style:family="table-column">
      <style:table-column-properties style:column-width="1.889cm"/>
    </style:style>
    <style:style style:name="Πίνακας12.I" style:family="table-column">
      <style:table-column-properties style:column-width="1.882cm"/>
    </style:style>
    <style:style style:name="Πίνακας12.A1" style:family="table-cell">
      <style:table-cell-properties fo:padding="0.097cm" fo:border-left="0.05pt solid #000000" fo:border-right="none" fo:border-top="0.05pt solid #000000" fo:border-bottom="none"/>
    </style:style>
    <style:style style:name="Πίνακας12.B1" style:family="table-cell" style:data-style-name="N0">
      <style:table-cell-properties fo:padding="0.097cm" fo:border-left="0.05pt solid #000000" fo:border-right="none" fo:border-top="0.05pt solid #000000" fo:border-bottom="none"/>
    </style:style>
    <style:style style:name="Πίνακας12.I1" style:family="table-cell" style:data-style-name="N0">
      <style:table-cell-properties fo:padding="0.097cm" fo:border-left="0.05pt solid #000000" fo:border-right="0.05pt solid #000000" fo:border-top="0.05pt solid #000000" fo:border-bottom="none"/>
    </style:style>
    <style:style style:name="Πίνακας12.A2" style:family="table-cell">
      <style:table-cell-properties fo:padding="0.097cm" fo:border-left="0.05pt solid #000000" fo:border-right="none" fo:border-top="none" fo:border-bottom="none"/>
    </style:style>
    <style:style style:name="Πίνακας12.B2" style:family="table-cell" style:data-style-name="N107">
      <style:table-cell-properties fo:padding="0.097cm" fo:border-left="0.05pt solid #000000" fo:border-right="none" fo:border-top="none" fo:border-bottom="none"/>
    </style:style>
    <style:style style:name="Πίνακας12.I2" style:family="table-cell" style:data-style-name="N107">
      <style:table-cell-properties fo:padding="0.097cm" fo:border-left="0.05pt solid #000000" fo:border-right="0.05pt solid #000000" fo:border-top="none" fo:border-bottom="none"/>
    </style:style>
    <style:style style:name="Πίνακας12.A3" style:family="table-cell">
      <style:table-cell-properties fo:padding="0.097cm" fo:border-left="0.05pt solid #000000" fo:border-right="none" fo:border-top="none" fo:border-bottom="0.05pt solid #000000"/>
    </style:style>
    <style:style style:name="Πίνακας12.B3" style:family="table-cell" style:data-style-name="N107">
      <style:table-cell-properties fo:padding="0.097cm" fo:border-left="0.05pt solid #000000" fo:border-right="none" fo:border-top="none" fo:border-bottom="0.05pt solid #000000"/>
    </style:style>
    <style:style style:name="Πίνακας12.I3" style:family="table-cell" style:data-style-name="N107">
      <style:table-cell-properties fo:padding="0.097cm" fo:border-left="0.05pt solid #000000" fo:border-right="0.05pt solid #000000" fo:border-top="none" fo:border-bottom="0.05pt solid #000000"/>
    </style:style>
    <style:style style:name="Πίνακας13" style:family="table">
      <style:table-properties style:width="16.993cm" table:align="left"/>
    </style:style>
    <style:style style:name="Πίνακας13.A" style:family="table-column">
      <style:table-column-properties style:column-width="2.993cm"/>
    </style:style>
    <style:style style:name="Πίνακας13.B" style:family="table-column">
      <style:table-column-properties style:column-width="1.406cm"/>
    </style:style>
    <style:style style:name="Πίνακας13.C" style:family="table-column">
      <style:table-column-properties style:column-width="1.266cm"/>
    </style:style>
    <style:style style:name="Πίνακας13.D" style:family="table-column">
      <style:table-column-properties style:column-width="1.889cm"/>
    </style:style>
    <style:style style:name="Πίνακας13.I" style:family="table-column">
      <style:table-column-properties style:column-width="1.882cm"/>
    </style:style>
    <style:style style:name="Πίνακας13.A1" style:family="table-cell">
      <style:table-cell-properties fo:padding="0.097cm" fo:border-left="0.05pt solid #000000" fo:border-right="none" fo:border-top="0.05pt solid #000000" fo:border-bottom="none"/>
    </style:style>
    <style:style style:name="Πίνακας13.B1" style:family="table-cell" style:data-style-name="N0">
      <style:table-cell-properties fo:padding="0.097cm" fo:border-left="0.05pt solid #000000" fo:border-right="none" fo:border-top="0.05pt solid #000000" fo:border-bottom="none"/>
    </style:style>
    <style:style style:name="Πίνακας13.I1" style:family="table-cell" style:data-style-name="N0">
      <style:table-cell-properties fo:padding="0.097cm" fo:border-left="0.05pt solid #000000" fo:border-right="0.05pt solid #000000" fo:border-top="0.05pt solid #000000" fo:border-bottom="none"/>
    </style:style>
    <style:style style:name="Πίνακας13.A2" style:family="table-cell">
      <style:table-cell-properties fo:padding="0.097cm" fo:border-left="0.05pt solid #000000" fo:border-right="none" fo:border-top="none" fo:border-bottom="none"/>
    </style:style>
    <style:style style:name="Πίνακας13.B2" style:family="table-cell" style:data-style-name="N107">
      <style:table-cell-properties fo:padding="0.097cm" fo:border-left="0.05pt solid #000000" fo:border-right="none" fo:border-top="none" fo:border-bottom="none"/>
    </style:style>
    <style:style style:name="Πίνακας13.I2" style:family="table-cell" style:data-style-name="N107">
      <style:table-cell-properties fo:padding="0.097cm" fo:border-left="0.05pt solid #000000" fo:border-right="0.05pt solid #000000" fo:border-top="none" fo:border-bottom="none"/>
    </style:style>
    <style:style style:name="Πίνακας13.A3" style:family="table-cell">
      <style:table-cell-properties fo:padding="0.097cm" fo:border-left="0.05pt solid #000000" fo:border-right="none" fo:border-top="none" fo:border-bottom="0.05pt solid #000000"/>
    </style:style>
    <style:style style:name="Πίνακας13.B3" style:family="table-cell" style:data-style-name="N107">
      <style:table-cell-properties fo:padding="0.097cm" fo:border-left="0.05pt solid #000000" fo:border-right="none" fo:border-top="none" fo:border-bottom="0.05pt solid #000000"/>
    </style:style>
    <style:style style:name="Πίνακας13.I3" style:family="table-cell" style:data-style-name="N107">
      <style:table-cell-properties fo:padding="0.097cm" fo:border-left="0.05pt solid #000000" fo:border-right="0.05pt solid #000000" fo:border-top="none" fo:border-bottom="0.05pt solid #000000"/>
    </style:style>
    <style:style style:name="Πίνακας14" style:family="table">
      <style:table-properties style:width="16.993cm" table:align="left"/>
    </style:style>
    <style:style style:name="Πίνακας14.A" style:family="table-column">
      <style:table-column-properties style:column-width="2.993cm"/>
    </style:style>
    <style:style style:name="Πίνακας14.B" style:family="table-column">
      <style:table-column-properties style:column-width="1.406cm"/>
    </style:style>
    <style:style style:name="Πίνακας14.C" style:family="table-column">
      <style:table-column-properties style:column-width="1.603cm"/>
    </style:style>
    <style:style style:name="Πίνακας14.D" style:family="table-column">
      <style:table-column-properties style:column-width="1.552cm"/>
    </style:style>
    <style:style style:name="Πίνακας14.E" style:family="table-column">
      <style:table-column-properties style:column-width="1.889cm"/>
    </style:style>
    <style:style style:name="Πίνακας14.I" style:family="table-column">
      <style:table-column-properties style:column-width="1.882cm"/>
    </style:style>
    <style:style style:name="Πίνακας14.A1" style:family="table-cell">
      <style:table-cell-properties fo:padding="0.097cm" fo:border-left="0.05pt solid #000000" fo:border-right="none" fo:border-top="0.05pt solid #000000" fo:border-bottom="none"/>
    </style:style>
    <style:style style:name="Πίνακας14.B1" style:family="table-cell" style:data-style-name="N0">
      <style:table-cell-properties fo:padding="0.097cm" fo:border-left="0.05pt solid #000000" fo:border-right="none" fo:border-top="0.05pt solid #000000" fo:border-bottom="none"/>
    </style:style>
    <style:style style:name="Πίνακας14.I1" style:family="table-cell" style:data-style-name="N0">
      <style:table-cell-properties fo:padding="0.097cm" fo:border-left="0.05pt solid #000000" fo:border-right="0.05pt solid #000000" fo:border-top="0.05pt solid #000000" fo:border-bottom="none"/>
    </style:style>
    <style:style style:name="Πίνακας14.A2" style:family="table-cell">
      <style:table-cell-properties fo:padding="0.097cm" fo:border-left="0.05pt solid #000000" fo:border-right="none" fo:border-top="none" fo:border-bottom="none"/>
    </style:style>
    <style:style style:name="Πίνακας14.B2" style:family="table-cell" style:data-style-name="N107">
      <style:table-cell-properties fo:padding="0.097cm" fo:border-left="0.05pt solid #000000" fo:border-right="none" fo:border-top="none" fo:border-bottom="none"/>
    </style:style>
    <style:style style:name="Πίνακας14.I2" style:family="table-cell" style:data-style-name="N107">
      <style:table-cell-properties fo:padding="0.097cm" fo:border-left="0.05pt solid #000000" fo:border-right="0.05pt solid #000000" fo:border-top="none" fo:border-bottom="none"/>
    </style:style>
    <style:style style:name="Πίνακας14.A3" style:family="table-cell">
      <style:table-cell-properties fo:padding="0.097cm" fo:border-left="0.05pt solid #000000" fo:border-right="none" fo:border-top="none" fo:border-bottom="0.05pt solid #000000"/>
    </style:style>
    <style:style style:name="Πίνακας14.B3" style:family="table-cell" style:data-style-name="N107">
      <style:table-cell-properties fo:padding="0.097cm" fo:border-left="0.05pt solid #000000" fo:border-right="none" fo:border-top="none" fo:border-bottom="0.05pt solid #000000"/>
    </style:style>
    <style:style style:name="Πίνακας14.I3" style:family="table-cell" style:data-style-name="N107">
      <style:table-cell-properties fo:padding="0.097cm" fo:border-left="0.05pt solid #000000" fo:border-right="0.05pt solid #000000" fo:border-top="none" fo:border-bottom="0.05pt solid #000000"/>
    </style:style>
    <style:style style:name="Πίνακας15" style:family="table">
      <style:table-properties style:width="16.993cm" table:align="left"/>
    </style:style>
    <style:style style:name="Πίνακας15.A" style:family="table-column">
      <style:table-column-properties style:column-width="2.993cm"/>
    </style:style>
    <style:style style:name="Πίνακας15.B" style:family="table-column">
      <style:table-column-properties style:column-width="1.603cm"/>
    </style:style>
    <style:style style:name="Πίνακας15.C" style:family="table-column">
      <style:table-column-properties style:column-width="1.602cm"/>
    </style:style>
    <style:style style:name="Πίνακας15.D" style:family="table-column">
      <style:table-column-properties style:column-width="1.498cm"/>
    </style:style>
    <style:style style:name="Πίνακας15.E" style:family="table-column">
      <style:table-column-properties style:column-width="1.748cm"/>
    </style:style>
    <style:style style:name="Πίνακας15.F" style:family="table-column">
      <style:table-column-properties style:column-width="1.889cm"/>
    </style:style>
    <style:style style:name="Πίνακας15.I" style:family="table-column">
      <style:table-column-properties style:column-width="1.882cm"/>
    </style:style>
    <style:style style:name="Πίνακας15.A1" style:family="table-cell">
      <style:table-cell-properties fo:padding="0.097cm" fo:border-left="0.05pt solid #000000" fo:border-right="none" fo:border-top="0.05pt solid #000000" fo:border-bottom="none"/>
    </style:style>
    <style:style style:name="Πίνακας15.B1" style:family="table-cell" style:data-style-name="N0">
      <style:table-cell-properties fo:padding="0.097cm" fo:border-left="0.05pt solid #000000" fo:border-right="none" fo:border-top="0.05pt solid #000000" fo:border-bottom="none"/>
    </style:style>
    <style:style style:name="Πίνακας15.I1" style:family="table-cell" style:data-style-name="N0">
      <style:table-cell-properties fo:padding="0.097cm" fo:border-left="0.05pt solid #000000" fo:border-right="0.05pt solid #000000" fo:border-top="0.05pt solid #000000" fo:border-bottom="none"/>
    </style:style>
    <style:style style:name="Πίνακας15.A2" style:family="table-cell">
      <style:table-cell-properties fo:padding="0.097cm" fo:border-left="0.05pt solid #000000" fo:border-right="none" fo:border-top="none" fo:border-bottom="none"/>
    </style:style>
    <style:style style:name="Πίνακας15.B2" style:family="table-cell" style:data-style-name="N107">
      <style:table-cell-properties fo:padding="0.097cm" fo:border-left="0.05pt solid #000000" fo:border-right="none" fo:border-top="none" fo:border-bottom="none"/>
    </style:style>
    <style:style style:name="Πίνακας15.I2" style:family="table-cell" style:data-style-name="N107">
      <style:table-cell-properties fo:padding="0.097cm" fo:border-left="0.05pt solid #000000" fo:border-right="0.05pt solid #000000" fo:border-top="none" fo:border-bottom="none"/>
    </style:style>
    <style:style style:name="Πίνακας15.A3" style:family="table-cell">
      <style:table-cell-properties fo:padding="0.097cm" fo:border-left="0.05pt solid #000000" fo:border-right="none" fo:border-top="none" fo:border-bottom="0.05pt solid #000000"/>
    </style:style>
    <style:style style:name="Πίνακας15.B3" style:family="table-cell" style:data-style-name="N107">
      <style:table-cell-properties fo:padding="0.097cm" fo:border-left="0.05pt solid #000000" fo:border-right="none" fo:border-top="none" fo:border-bottom="0.05pt solid #000000"/>
    </style:style>
    <style:style style:name="Πίνακας15.I3" style:family="table-cell" style:data-style-name="N107">
      <style:table-cell-properties fo:padding="0.097cm" fo:border-left="0.05pt solid #000000" fo:border-right="0.05pt solid #000000" fo:border-top="none" fo:border-bottom="0.05pt solid #000000"/>
    </style:style>
    <style:style style:name="Πίνακας16" style:family="table">
      <style:table-properties style:width="16.993cm" table:align="left"/>
    </style:style>
    <style:style style:name="Πίνακας16.A" style:family="table-column">
      <style:table-column-properties style:column-width="2.706cm"/>
    </style:style>
    <style:style style:name="Πίνακας16.B" style:family="table-column">
      <style:table-column-properties style:column-width="1.392cm"/>
    </style:style>
    <style:style style:name="Πίνακας16.C" style:family="table-column">
      <style:table-column-properties style:column-width="1.568cm"/>
    </style:style>
    <style:style style:name="Πίνακας16.D" style:family="table-column">
      <style:table-column-properties style:column-width="1.889cm"/>
    </style:style>
    <style:style style:name="Πίνακας16.I" style:family="table-column">
      <style:table-column-properties style:column-width="1.882cm"/>
    </style:style>
    <style:style style:name="Πίνακας16.A1" style:family="table-cell">
      <style:table-cell-properties fo:padding="0.097cm" fo:border="0.05pt solid #000000"/>
    </style:style>
    <style:style style:name="Πίνακας16.A2" style:family="table-cell">
      <style:table-cell-properties fo:padding="0.097cm" fo:border-left="0.05pt solid #000000" fo:border-right="none" fo:border-top="none" fo:border-bottom="0.05pt solid #000000"/>
    </style:style>
    <style:style style:name="Πίνακας16.B2" style:family="table-cell" style:data-style-name="N0">
      <style:table-cell-properties fo:padding="0.097cm" fo:border-left="0.05pt solid #000000" fo:border-right="none" fo:border-top="none" fo:border-bottom="0.05pt solid #000000"/>
    </style:style>
    <style:style style:name="Πίνακας16.I2" style:family="table-cell" style:data-style-name="N0">
      <style:table-cell-properties fo:padding="0.097cm" fo:border-left="0.05pt solid #000000" fo:border-right="0.05pt solid #000000" fo:border-top="none" fo:border-bottom="0.05pt solid #000000"/>
    </style:style>
    <style:style style:name="Πίνακας16.B3" style:family="table-cell" style:data-style-name="N2">
      <style:table-cell-properties fo:padding="0.097cm" fo:border-left="0.05pt solid #000000" fo:border-right="none" fo:border-top="none" fo:border-bottom="0.05pt solid #000000"/>
    </style:style>
    <style:style style:name="Πίνακας16.I3" style:family="table-cell" style:data-style-name="N2">
      <style:table-cell-properties fo:padding="0.097cm" fo:border-left="0.05pt solid #000000" fo:border-right="0.05pt solid #000000" fo:border-top="none" fo:border-bottom="0.05pt solid #000000"/>
    </style:style>
    <style:style style:name="Πίνακας17" style:family="table">
      <style:table-properties style:width="16.993cm" table:align="left"/>
    </style:style>
    <style:style style:name="Πίνακας17.A" style:family="table-column">
      <style:table-column-properties style:column-width="2.706cm"/>
    </style:style>
    <style:style style:name="Πίνακας17.B" style:family="table-column">
      <style:table-column-properties style:column-width="1.392cm"/>
    </style:style>
    <style:style style:name="Πίνακας17.C" style:family="table-column">
      <style:table-column-properties style:column-width="1.568cm"/>
    </style:style>
    <style:style style:name="Πίνακας17.D" style:family="table-column">
      <style:table-column-properties style:column-width="1.889cm"/>
    </style:style>
    <style:style style:name="Πίνακας17.I" style:family="table-column">
      <style:table-column-properties style:column-width="1.882cm"/>
    </style:style>
    <style:style style:name="Πίνακας17.A1" style:family="table-cell">
      <style:table-cell-properties fo:padding="0.097cm" fo:border="0.05pt solid #000000"/>
    </style:style>
    <style:style style:name="Πίνακας17.A2" style:family="table-cell">
      <style:table-cell-properties fo:padding="0.097cm" fo:border-left="0.05pt solid #000000" fo:border-right="none" fo:border-top="none" fo:border-bottom="0.05pt solid #000000"/>
    </style:style>
    <style:style style:name="Πίνακας17.B2" style:family="table-cell" style:data-style-name="N0">
      <style:table-cell-properties fo:padding="0.097cm" fo:border-left="0.05pt solid #000000" fo:border-right="none" fo:border-top="none" fo:border-bottom="0.05pt solid #000000"/>
    </style:style>
    <style:style style:name="Πίνακας17.I2" style:family="table-cell" style:data-style-name="N0">
      <style:table-cell-properties fo:padding="0.097cm" fo:border-left="0.05pt solid #000000" fo:border-right="0.05pt solid #000000" fo:border-top="none" fo:border-bottom="0.05pt solid #000000"/>
    </style:style>
    <style:style style:name="Πίνακας17.B3" style:family="table-cell" style:data-style-name="N2">
      <style:table-cell-properties fo:padding="0.097cm" fo:border-left="0.05pt solid #000000" fo:border-right="none" fo:border-top="none" fo:border-bottom="0.05pt solid #000000"/>
    </style:style>
    <style:style style:name="Πίνακας17.I3" style:family="table-cell" style:data-style-name="N2">
      <style:table-cell-properties fo:padding="0.097cm" fo:border-left="0.05pt solid #000000" fo:border-right="0.05pt solid #000000" fo:border-top="none" fo:border-bottom="0.05pt solid #000000"/>
    </style:style>
    <style:style style:name="Πίνακας20" style:family="table">
      <style:table-properties style:width="8.602cm" table:align="left"/>
    </style:style>
    <style:style style:name="Πίνακας20.A" style:family="table-column">
      <style:table-column-properties style:column-width="2.706cm"/>
    </style:style>
    <style:style style:name="Πίνακας20.B" style:family="table-column">
      <style:table-column-properties style:column-width="2.692cm"/>
    </style:style>
    <style:style style:name="Πίνακας20.C" style:family="table-column">
      <style:table-column-properties style:column-width="3.205cm"/>
    </style:style>
    <style:style style:name="Πίνακας20.A1" style:family="table-cell">
      <style:table-cell-properties fo:padding="0.097cm" fo:border="0.05pt solid #000000"/>
    </style:style>
    <style:style style:name="Πίνακας20.A2" style:family="table-cell">
      <style:table-cell-properties fo:padding="0.097cm" fo:border-left="0.05pt solid #000000" fo:border-right="none" fo:border-top="none" fo:border-bottom="0.05pt solid #000000"/>
    </style:style>
    <style:style style:name="Πίνακας20.C2" style:family="table-cell">
      <style:table-cell-properties fo:padding="0.097cm" fo:border-left="0.05pt solid #000000" fo:border-right="0.05pt solid #000000" fo:border-top="none" fo:border-bottom="0.05pt solid #000000"/>
    </style:style>
    <style:style style:name="Πίνακας20.B3" style:family="table-cell" style:data-style-name="N2">
      <style:table-cell-properties fo:padding="0.097cm" fo:border-left="0.05pt solid #000000" fo:border-right="none" fo:border-top="none" fo:border-bottom="0.05pt solid #000000"/>
    </style:style>
    <style:style style:name="Πίνακας20.C3" style:family="table-cell" style:data-style-name="N2">
      <style:table-cell-properties fo:padding="0.097cm" fo:border-left="0.05pt solid #000000" fo:border-right="0.05pt solid #000000" fo:border-top="none" fo:border-bottom="0.05pt solid #000000"/>
    </style:style>
    <style:style style:name="Πίνακας20.B6" style:family="table-cell" style:data-style-name="N0">
      <style:table-cell-properties fo:padding="0.097cm" fo:border-left="0.05pt solid #000000" fo:border-right="none" fo:border-top="none" fo:border-bottom="0.05pt solid #000000"/>
    </style:style>
    <style:style style:name="Πίνακας18" style:family="table">
      <style:table-properties style:width="8.602cm" table:align="left"/>
    </style:style>
    <style:style style:name="Πίνακας18.A" style:family="table-column">
      <style:table-column-properties style:column-width="2.706cm"/>
    </style:style>
    <style:style style:name="Πίνακας18.B" style:family="table-column">
      <style:table-column-properties style:column-width="2.692cm"/>
    </style:style>
    <style:style style:name="Πίνακας18.C" style:family="table-column">
      <style:table-column-properties style:column-width="3.205cm"/>
    </style:style>
    <style:style style:name="Πίνακας18.A1" style:family="table-cell">
      <style:table-cell-properties fo:padding="0.097cm" fo:border="0.05pt solid #000000"/>
    </style:style>
    <style:style style:name="Πίνακας18.A2" style:family="table-cell">
      <style:table-cell-properties fo:padding="0.097cm" fo:border-left="0.05pt solid #000000" fo:border-right="none" fo:border-top="none" fo:border-bottom="0.05pt solid #000000"/>
    </style:style>
    <style:style style:name="Πίνακας18.C2" style:family="table-cell">
      <style:table-cell-properties fo:padding="0.097cm" fo:border-left="0.05pt solid #000000" fo:border-right="0.05pt solid #000000" fo:border-top="none" fo:border-bottom="0.05pt solid #000000"/>
    </style:style>
    <style:style style:name="Πίνακας18.B3" style:family="table-cell" style:data-style-name="N2">
      <style:table-cell-properties fo:padding="0.097cm" fo:border-left="0.05pt solid #000000" fo:border-right="none" fo:border-top="none" fo:border-bottom="0.05pt solid #000000"/>
    </style:style>
    <style:style style:name="Πίνακας18.C3" style:family="table-cell" style:data-style-name="N2">
      <style:table-cell-properties fo:padding="0.097cm" fo:border-left="0.05pt solid #000000" fo:border-right="0.05pt solid #000000" fo:border-top="none" fo:border-bottom="0.05pt solid #000000"/>
    </style:style>
    <style:style style:name="Πίνακας19" style:family="table">
      <style:table-properties style:width="8.602cm" table:align="left"/>
    </style:style>
    <style:style style:name="Πίνακας19.A" style:family="table-column">
      <style:table-column-properties style:column-width="2.706cm"/>
    </style:style>
    <style:style style:name="Πίνακας19.B" style:family="table-column">
      <style:table-column-properties style:column-width="2.692cm"/>
    </style:style>
    <style:style style:name="Πίνακας19.C" style:family="table-column">
      <style:table-column-properties style:column-width="3.205cm"/>
    </style:style>
    <style:style style:name="Πίνακας19.A1" style:family="table-cell">
      <style:table-cell-properties fo:padding="0.097cm" fo:border="0.05pt solid #000000"/>
    </style:style>
    <style:style style:name="Πίνακας19.A2" style:family="table-cell">
      <style:table-cell-properties fo:padding="0.097cm" fo:border-left="0.05pt solid #000000" fo:border-right="none" fo:border-top="none" fo:border-bottom="0.05pt solid #000000"/>
    </style:style>
    <style:style style:name="Πίνακας19.C2" style:family="table-cell">
      <style:table-cell-properties fo:padding="0.097cm" fo:border-left="0.05pt solid #000000" fo:border-right="0.05pt solid #000000" fo:border-top="none" fo:border-bottom="0.05pt solid #000000"/>
    </style:style>
    <style:style style:name="Πίνακας19.B3" style:family="table-cell" style:data-style-name="N2">
      <style:table-cell-properties fo:padding="0.097cm" fo:border-left="0.05pt solid #000000" fo:border-right="none" fo:border-top="none" fo:border-bottom="0.05pt solid #000000"/>
    </style:style>
    <style:style style:name="Πίνακας19.C3" style:family="table-cell" style:data-style-name="N2">
      <style:table-cell-properties fo:padding="0.097cm" fo:border-left="0.05pt solid #000000" fo:border-right="0.05pt solid #000000" fo:border-top="none" fo:border-bottom="0.05pt solid #000000"/>
    </style:style>
    <style:style style:name="Πίνακας21" style:family="table">
      <style:table-properties style:width="8.602cm" table:align="left"/>
    </style:style>
    <style:style style:name="Πίνακας21.A" style:family="table-column">
      <style:table-column-properties style:column-width="2.706cm"/>
    </style:style>
    <style:style style:name="Πίνακας21.B" style:family="table-column">
      <style:table-column-properties style:column-width="2.692cm"/>
    </style:style>
    <style:style style:name="Πίνακας21.C" style:family="table-column">
      <style:table-column-properties style:column-width="3.205cm"/>
    </style:style>
    <style:style style:name="Πίνακας21.A1" style:family="table-cell">
      <style:table-cell-properties fo:padding="0.097cm" fo:border="0.05pt solid #000000"/>
    </style:style>
    <style:style style:name="Πίνακας21.A2" style:family="table-cell">
      <style:table-cell-properties fo:padding="0.097cm" fo:border-left="0.05pt solid #000000" fo:border-right="none" fo:border-top="none" fo:border-bottom="0.05pt solid #000000"/>
    </style:style>
    <style:style style:name="Πίνακας21.C2" style:family="table-cell">
      <style:table-cell-properties fo:padding="0.097cm" fo:border-left="0.05pt solid #000000" fo:border-right="0.05pt solid #000000" fo:border-top="none" fo:border-bottom="0.05pt solid #000000"/>
    </style:style>
    <style:style style:name="Πίνακας21.B3" style:family="table-cell" style:data-style-name="N2">
      <style:table-cell-properties fo:padding="0.097cm" fo:border-left="0.05pt solid #000000" fo:border-right="none" fo:border-top="none" fo:border-bottom="0.05pt solid #000000"/>
    </style:style>
    <style:style style:name="Πίνακας21.C3" style:family="table-cell" style:data-style-name="N2">
      <style:table-cell-properties fo:padding="0.097cm" fo:border-left="0.05pt solid #000000" fo:border-right="0.05pt solid #000000" fo:border-top="none" fo:border-bottom="0.05pt solid #000000"/>
    </style:style>
    <style:style style:name="Πίνακας22" style:family="table">
      <style:table-properties style:width="8.602cm" table:align="left"/>
    </style:style>
    <style:style style:name="Πίνακας22.A" style:family="table-column">
      <style:table-column-properties style:column-width="2.706cm"/>
    </style:style>
    <style:style style:name="Πίνακας22.B" style:family="table-column">
      <style:table-column-properties style:column-width="2.692cm"/>
    </style:style>
    <style:style style:name="Πίνακας22.C" style:family="table-column">
      <style:table-column-properties style:column-width="3.205cm"/>
    </style:style>
    <style:style style:name="Πίνακας22.A1" style:family="table-cell">
      <style:table-cell-properties fo:padding="0.097cm" fo:border="0.05pt solid #000000"/>
    </style:style>
    <style:style style:name="Πίνακας22.A2" style:family="table-cell">
      <style:table-cell-properties fo:padding="0.097cm" fo:border-left="0.05pt solid #000000" fo:border-right="none" fo:border-top="none" fo:border-bottom="0.05pt solid #000000"/>
    </style:style>
    <style:style style:name="Πίνακας22.C2" style:family="table-cell">
      <style:table-cell-properties fo:padding="0.097cm" fo:border-left="0.05pt solid #000000" fo:border-right="0.05pt solid #000000" fo:border-top="none" fo:border-bottom="0.05pt solid #000000"/>
    </style:style>
    <style:style style:name="Πίνακας22.B3" style:family="table-cell" style:data-style-name="N2">
      <style:table-cell-properties fo:padding="0.097cm" fo:border-left="0.05pt solid #000000" fo:border-right="none" fo:border-top="none" fo:border-bottom="0.05pt solid #000000"/>
    </style:style>
    <style:style style:name="Πίνακας22.C3" style:family="table-cell" style:data-style-name="N2">
      <style:table-cell-properties fo:padding="0.097cm" fo:border-left="0.05pt solid #000000" fo:border-right="0.05pt solid #000000" fo:border-top="none" fo:border-bottom="0.05pt solid #000000"/>
    </style:style>
    <style:style style:name="Πίνακας23" style:family="table">
      <style:table-properties style:width="8.602cm" table:align="left"/>
    </style:style>
    <style:style style:name="Πίνακας23.A" style:family="table-column">
      <style:table-column-properties style:column-width="2.706cm"/>
    </style:style>
    <style:style style:name="Πίνακας23.B" style:family="table-column">
      <style:table-column-properties style:column-width="2.692cm"/>
    </style:style>
    <style:style style:name="Πίνακας23.C" style:family="table-column">
      <style:table-column-properties style:column-width="3.205cm"/>
    </style:style>
    <style:style style:name="Πίνακας23.A1" style:family="table-cell">
      <style:table-cell-properties fo:padding="0.097cm" fo:border="0.05pt solid #000000"/>
    </style:style>
    <style:style style:name="Πίνακας23.A2" style:family="table-cell">
      <style:table-cell-properties fo:padding="0.097cm" fo:border-left="0.05pt solid #000000" fo:border-right="none" fo:border-top="none" fo:border-bottom="0.05pt solid #000000"/>
    </style:style>
    <style:style style:name="Πίνακας23.C2" style:family="table-cell">
      <style:table-cell-properties fo:padding="0.097cm" fo:border-left="0.05pt solid #000000" fo:border-right="0.05pt solid #000000" fo:border-top="none" fo:border-bottom="0.05pt solid #000000"/>
    </style:style>
    <style:style style:name="Πίνακας23.B3" style:family="table-cell" style:data-style-name="N2">
      <style:table-cell-properties fo:padding="0.097cm" fo:border-left="0.05pt solid #000000" fo:border-right="none" fo:border-top="none" fo:border-bottom="0.05pt solid #000000"/>
    </style:style>
    <style:style style:name="Πίνακας23.C3" style:family="table-cell" style:data-style-name="N2">
      <style:table-cell-properties fo:padding="0.097cm" fo:border-left="0.05pt solid #000000" fo:border-right="0.05pt solid #000000" fo:border-top="none" fo:border-bottom="0.05pt solid #000000"/>
    </style:style>
    <style:style style:name="Πίνακας24" style:family="table">
      <style:table-properties style:width="8.602cm" table:align="left"/>
    </style:style>
    <style:style style:name="Πίνακας24.A" style:family="table-column">
      <style:table-column-properties style:column-width="2.706cm"/>
    </style:style>
    <style:style style:name="Πίνακας24.B" style:family="table-column">
      <style:table-column-properties style:column-width="2.692cm"/>
    </style:style>
    <style:style style:name="Πίνακας24.C" style:family="table-column">
      <style:table-column-properties style:column-width="3.205cm"/>
    </style:style>
    <style:style style:name="Πίνακας24.A1" style:family="table-cell">
      <style:table-cell-properties fo:padding="0.097cm" fo:border="0.05pt solid #000000"/>
    </style:style>
    <style:style style:name="Πίνακας24.A2" style:family="table-cell">
      <style:table-cell-properties fo:padding="0.097cm" fo:border-left="0.05pt solid #000000" fo:border-right="none" fo:border-top="none" fo:border-bottom="0.05pt solid #000000"/>
    </style:style>
    <style:style style:name="Πίνακας24.C2" style:family="table-cell">
      <style:table-cell-properties fo:padding="0.097cm" fo:border-left="0.05pt solid #000000" fo:border-right="0.05pt solid #000000" fo:border-top="none" fo:border-bottom="0.05pt solid #000000"/>
    </style:style>
    <style:style style:name="Πίνακας24.B3" style:family="table-cell" style:data-style-name="N2">
      <style:table-cell-properties fo:padding="0.097cm" fo:border-left="0.05pt solid #000000" fo:border-right="none" fo:border-top="none" fo:border-bottom="0.05pt solid #000000"/>
    </style:style>
    <style:style style:name="Πίνακας24.C3" style:family="table-cell" style:data-style-name="N2">
      <style:table-cell-properties fo:padding="0.097cm" fo:border-left="0.05pt solid #000000" fo:border-right="0.05pt solid #000000" fo:border-top="none" fo:border-bottom="0.05pt solid #000000"/>
    </style:style>
    <style:style style:name="Πίνακας25" style:family="table">
      <style:table-properties style:width="8.602cm" table:align="left"/>
    </style:style>
    <style:style style:name="Πίνακας25.A" style:family="table-column">
      <style:table-column-properties style:column-width="2.706cm"/>
    </style:style>
    <style:style style:name="Πίνακας25.B" style:family="table-column">
      <style:table-column-properties style:column-width="2.692cm"/>
    </style:style>
    <style:style style:name="Πίνακας25.C" style:family="table-column">
      <style:table-column-properties style:column-width="3.205cm"/>
    </style:style>
    <style:style style:name="Πίνακας25.A1" style:family="table-cell">
      <style:table-cell-properties fo:padding="0.097cm" fo:border="0.05pt solid #000000"/>
    </style:style>
    <style:style style:name="Πίνακας25.A2" style:family="table-cell">
      <style:table-cell-properties fo:padding="0.097cm" fo:border-left="0.05pt solid #000000" fo:border-right="none" fo:border-top="none" fo:border-bottom="0.05pt solid #000000"/>
    </style:style>
    <style:style style:name="Πίνακας25.C2" style:family="table-cell">
      <style:table-cell-properties fo:padding="0.097cm" fo:border-left="0.05pt solid #000000" fo:border-right="0.05pt solid #000000" fo:border-top="none" fo:border-bottom="0.05pt solid #000000"/>
    </style:style>
    <style:style style:name="Πίνακας25.B3" style:family="table-cell" style:data-style-name="N2">
      <style:table-cell-properties fo:padding="0.097cm" fo:border-left="0.05pt solid #000000" fo:border-right="none" fo:border-top="none" fo:border-bottom="0.05pt solid #000000"/>
    </style:style>
    <style:style style:name="Πίνακας25.C3" style:family="table-cell" style:data-style-name="N2">
      <style:table-cell-properties fo:padding="0.097cm" fo:border-left="0.05pt solid #000000" fo:border-right="0.05pt solid #000000" fo:border-top="none" fo:border-bottom="0.05pt solid #000000"/>
    </style:style>
    <style:style style:name="Πίνακας26" style:family="table">
      <style:table-properties style:width="17cm" table:align="margins"/>
    </style:style>
    <style:style style:name="Πίνακας26.A" style:family="table-column">
      <style:table-column-properties style:column-width="2.124cm" style:rel-column-width="8190*"/>
    </style:style>
    <style:style style:name="Πίνακας26.B" style:family="table-column">
      <style:table-column-properties style:column-width="2.125cm" style:rel-column-width="8191*"/>
    </style:style>
    <style:style style:name="Πίνακας26.C" style:family="table-column">
      <style:table-column-properties style:column-width="2.125cm" style:rel-column-width="8192*"/>
    </style:style>
    <style:style style:name="Πίνακας26.H" style:family="table-column">
      <style:table-column-properties style:column-width="2.125cm" style:rel-column-width="8195*"/>
    </style:style>
    <style:style style:name="Πίνακας26.A1" style:family="table-cell">
      <style:table-cell-properties fo:padding="0.097cm" fo:border-left="0.05pt solid #000000" fo:border-right="none" fo:border-top="0.05pt solid #000000" fo:border-bottom="0.05pt solid #000000"/>
    </style:style>
    <style:style style:name="Πίνακας26.H1" style:family="table-cell">
      <style:table-cell-properties fo:padding="0.097cm" fo:border="0.05pt solid #000000"/>
    </style:style>
    <style:style style:name="Πίνακας26.A2" style:family="table-cell">
      <style:table-cell-properties fo:padding="0.097cm" fo:border-left="0.05pt solid #000000" fo:border-right="none" fo:border-top="none" fo:border-bottom="0.05pt solid #000000"/>
    </style:style>
    <style:style style:name="Πίνακας26.B2" style:family="table-cell" style:data-style-name="N107">
      <style:table-cell-properties fo:padding="0.097cm" fo:border-left="0.05pt solid #000000" fo:border-right="none" fo:border-top="none" fo:border-bottom="0.05pt solid #000000"/>
    </style:style>
    <style:style style:name="Πίνακας26.H2" style:family="table-cell" style:data-style-name="N107">
      <style:table-cell-properties fo:padding="0.097cm" fo:border-left="0.05pt solid #000000" fo:border-right="0.05pt solid #000000" fo:border-top="none" fo:border-bottom="0.05pt solid #000000"/>
    </style:style>
    <style:style style:name="Πίνακας26.E6" style:family="table-cell" style:data-style-name="N0">
      <style:table-cell-properties fo:padding="0.097cm" fo:border-left="0.05pt solid #000000" fo:border-right="none" fo:border-top="none" fo:border-bottom="0.05pt solid #000000"/>
    </style:style>
    <style:style style:name="Πίνακας27" style:family="table">
      <style:table-properties style:width="17cm" table:align="margins"/>
    </style:style>
    <style:style style:name="Πίνακας27.A" style:family="table-column">
      <style:table-column-properties style:column-width="2.124cm" style:rel-column-width="8190*"/>
    </style:style>
    <style:style style:name="Πίνακας27.B" style:family="table-column">
      <style:table-column-properties style:column-width="2.125cm" style:rel-column-width="8191*"/>
    </style:style>
    <style:style style:name="Πίνακας27.C" style:family="table-column">
      <style:table-column-properties style:column-width="2.125cm" style:rel-column-width="8192*"/>
    </style:style>
    <style:style style:name="Πίνακας27.H" style:family="table-column">
      <style:table-column-properties style:column-width="2.125cm" style:rel-column-width="8195*"/>
    </style:style>
    <style:style style:name="Πίνακας27.A1" style:family="table-cell">
      <style:table-cell-properties fo:padding="0.097cm" fo:border-left="0.05pt solid #000000" fo:border-right="none" fo:border-top="0.05pt solid #000000" fo:border-bottom="0.05pt solid #000000"/>
    </style:style>
    <style:style style:name="Πίνακας27.H1" style:family="table-cell">
      <style:table-cell-properties fo:padding="0.097cm" fo:border="0.05pt solid #000000"/>
    </style:style>
    <style:style style:name="Πίνακας27.A2" style:family="table-cell">
      <style:table-cell-properties fo:padding="0.097cm" fo:border-left="0.05pt solid #000000" fo:border-right="none" fo:border-top="none" fo:border-bottom="0.05pt solid #000000"/>
    </style:style>
    <style:style style:name="Πίνακας27.B2" style:family="table-cell" style:data-style-name="N107">
      <style:table-cell-properties fo:padding="0.097cm" fo:border-left="0.05pt solid #000000" fo:border-right="none" fo:border-top="none" fo:border-bottom="0.05pt solid #000000"/>
    </style:style>
    <style:style style:name="Πίνακας27.H2" style:family="table-cell" style:data-style-name="N107">
      <style:table-cell-properties fo:padding="0.097cm" fo:border-left="0.05pt solid #000000" fo:border-right="0.05pt solid #000000" fo:border-top="none" fo:border-bottom="0.05pt solid #000000"/>
    </style:style>
    <style:style style:name="Πίνακας29" style:family="table">
      <style:table-properties style:width="17cm" table:align="margins"/>
    </style:style>
    <style:style style:name="Πίνακας29.A" style:family="table-column">
      <style:table-column-properties style:column-width="2.695cm" style:rel-column-width="1528*"/>
    </style:style>
    <style:style style:name="Πίνακας29.B" style:family="table-column">
      <style:table-column-properties style:column-width="1.554cm" style:rel-column-width="881*"/>
    </style:style>
    <style:style style:name="Πίνακας29.C" style:family="table-column">
      <style:table-column-properties style:column-width="2.124cm" style:rel-column-width="1204*"/>
    </style:style>
    <style:style style:name="Πίνακας29.D" style:family="table-column">
      <style:table-column-properties style:column-width="2.125cm" style:rel-column-width="1205*"/>
    </style:style>
    <style:style style:name="Πίνακας29.E" style:family="table-column">
      <style:table-column-properties style:column-width="3.187cm" style:rel-column-width="1807*"/>
    </style:style>
    <style:style style:name="Πίνακας29.F" style:family="table-column">
      <style:table-column-properties style:column-width="5.315cm" style:rel-column-width="3013*"/>
    </style:style>
    <style:style style:name="Πίνακας29.A1" style:family="table-cell">
      <style:table-cell-properties fo:padding="0.097cm" fo:border-left="0.05pt solid #000000" fo:border-right="none" fo:border-top="0.05pt solid #000000" fo:border-bottom="0.05pt solid #000000"/>
    </style:style>
    <style:style style:name="Πίνακας29.F1" style:family="table-cell">
      <style:table-cell-properties fo:padding="0.097cm" fo:border="0.05pt solid #000000"/>
    </style:style>
    <style:style style:name="Πίνακας29.A2" style:family="table-cell">
      <style:table-cell-properties fo:padding="0.097cm" fo:border-left="0.05pt solid #000000" fo:border-right="none" fo:border-top="none" fo:border-bottom="0.05pt solid #000000"/>
    </style:style>
    <style:style style:name="Πίνακας29.B2" style:family="table-cell" style:data-style-name="N107">
      <style:table-cell-properties fo:padding="0.097cm" fo:border-left="0.05pt solid #000000" fo:border-right="none" fo:border-top="none" fo:border-bottom="0.05pt solid #000000"/>
    </style:style>
    <style:style style:name="Πίνακας29.F2" style:family="table-cell" style:data-style-name="N107">
      <style:table-cell-properties fo:padding="0.097cm" fo:border-left="0.05pt solid #000000" fo:border-right="0.05pt solid #000000" fo:border-top="none" fo:border-bottom="0.05pt solid #000000"/>
    </style:style>
    <style:style style:name="Πίνακας30" style:family="table">
      <style:table-properties style:width="17cm" table:align="margins"/>
    </style:style>
    <style:style style:name="Πίνακας30.A" style:family="table-column">
      <style:table-column-properties style:column-width="2.124cm" style:rel-column-width="1204*"/>
    </style:style>
    <style:style style:name="Πίνακας30.B" style:family="table-column">
      <style:table-column-properties style:column-width="2.125cm" style:rel-column-width="1205*"/>
    </style:style>
    <style:style style:name="Πίνακας30.E" style:family="table-column">
      <style:table-column-properties style:column-width="3.187cm" style:rel-column-width="1807*"/>
    </style:style>
    <style:style style:name="Πίνακας30.F" style:family="table-column">
      <style:table-column-properties style:column-width="5.315cm" style:rel-column-width="3013*"/>
    </style:style>
    <style:style style:name="Πίνακας30.A1" style:family="table-cell">
      <style:table-cell-properties fo:padding="0.097cm" fo:border-left="0.05pt solid #000000" fo:border-right="none" fo:border-top="0.05pt solid #000000" fo:border-bottom="0.05pt solid #000000"/>
    </style:style>
    <style:style style:name="Πίνακας30.F1" style:family="table-cell">
      <style:table-cell-properties fo:padding="0.097cm" fo:border="0.05pt solid #000000"/>
    </style:style>
    <style:style style:name="Πίνακας30.A2" style:family="table-cell">
      <style:table-cell-properties fo:padding="0.097cm" fo:border-left="0.05pt solid #000000" fo:border-right="none" fo:border-top="none" fo:border-bottom="0.05pt solid #000000"/>
    </style:style>
    <style:style style:name="Πίνακας30.B2" style:family="table-cell" style:data-style-name="N107">
      <style:table-cell-properties fo:padding="0.097cm" fo:border-left="0.05pt solid #000000" fo:border-right="none" fo:border-top="none" fo:border-bottom="0.05pt solid #000000"/>
    </style:style>
    <style:style style:name="Πίνακας30.F2" style:family="table-cell" style:data-style-name="N107">
      <style:table-cell-properties fo:padding="0.097cm" fo:border-left="0.05pt solid #000000" fo:border-right="0.05pt solid #000000" fo:border-top="none" fo:border-bottom="0.05pt solid #000000"/>
    </style:style>
    <style:style style:name="Πίνακας31" style:family="table">
      <style:table-properties style:width="17cm" table:align="margins"/>
    </style:style>
    <style:style style:name="Πίνακας31.A" style:family="table-column">
      <style:table-column-properties style:column-width="2.695cm" style:rel-column-width="1528*"/>
    </style:style>
    <style:style style:name="Πίνακας31.B" style:family="table-column">
      <style:table-column-properties style:column-width="1.806cm" style:rel-column-width="1024*"/>
    </style:style>
    <style:style style:name="Πίνακας31.C" style:family="table-column">
      <style:table-column-properties style:column-width="1.871cm" style:rel-column-width="1061*"/>
    </style:style>
    <style:style style:name="Πίνακας31.D" style:family="table-column">
      <style:table-column-properties style:column-width="2.125cm" style:rel-column-width="1205*"/>
    </style:style>
    <style:style style:name="Πίνακας31.E" style:family="table-column">
      <style:table-column-properties style:column-width="3.187cm" style:rel-column-width="1807*"/>
    </style:style>
    <style:style style:name="Πίνακας31.F" style:family="table-column">
      <style:table-column-properties style:column-width="5.315cm" style:rel-column-width="3013*"/>
    </style:style>
    <style:style style:name="Πίνακας31.A1" style:family="table-cell">
      <style:table-cell-properties fo:padding="0.097cm" fo:border-left="0.05pt solid #000000" fo:border-right="none" fo:border-top="0.05pt solid #000000" fo:border-bottom="0.05pt solid #000000"/>
    </style:style>
    <style:style style:name="Πίνακας31.F1" style:family="table-cell">
      <style:table-cell-properties fo:padding="0.097cm" fo:border="0.05pt solid #000000"/>
    </style:style>
    <style:style style:name="Πίνακας31.A2" style:family="table-cell">
      <style:table-cell-properties fo:padding="0.097cm" fo:border-left="0.05pt solid #000000" fo:border-right="none" fo:border-top="none" fo:border-bottom="0.05pt solid #000000"/>
    </style:style>
    <style:style style:name="Πίνακας31.B2" style:family="table-cell" style:data-style-name="N107">
      <style:table-cell-properties fo:padding="0.097cm" fo:border-left="0.05pt solid #000000" fo:border-right="none" fo:border-top="none" fo:border-bottom="0.05pt solid #000000"/>
    </style:style>
    <style:style style:name="Πίνακας31.F2" style:family="table-cell" style:data-style-name="N107">
      <style:table-cell-properties fo:padding="0.097cm" fo:border-left="0.05pt solid #000000" fo:border-right="0.05pt solid #000000" fo:border-top="none" fo:border-bottom="0.05pt solid #000000"/>
    </style:style>
    <style:style style:name="Πίνακας32" style:family="table">
      <style:table-properties style:width="17cm" table:align="margins"/>
    </style:style>
    <style:style style:name="Πίνακας32.A" style:family="table-column">
      <style:table-column-properties style:column-width="2.124cm" style:rel-column-width="8190*"/>
    </style:style>
    <style:style style:name="Πίνακας32.B" style:family="table-column">
      <style:table-column-properties style:column-width="2.125cm" style:rel-column-width="8191*"/>
    </style:style>
    <style:style style:name="Πίνακας32.C" style:family="table-column">
      <style:table-column-properties style:column-width="2.125cm" style:rel-column-width="8192*"/>
    </style:style>
    <style:style style:name="Πίνακας32.E" style:family="table-column">
      <style:table-column-properties style:column-width="3.187cm" style:rel-column-width="12288*"/>
    </style:style>
    <style:style style:name="Πίνακας32.F" style:family="table-column">
      <style:table-column-properties style:column-width="5.313cm" style:rel-column-width="20483*"/>
    </style:style>
    <style:style style:name="Πίνακας32.A1" style:family="table-cell">
      <style:table-cell-properties fo:padding="0.097cm" fo:border-left="0.05pt solid #000000" fo:border-right="none" fo:border-top="0.05pt solid #000000" fo:border-bottom="0.05pt solid #000000"/>
    </style:style>
    <style:style style:name="Πίνακας32.F1" style:family="table-cell">
      <style:table-cell-properties fo:padding="0.097cm" fo:border="0.05pt solid #000000"/>
    </style:style>
    <style:style style:name="Πίνακας32.A2" style:family="table-cell">
      <style:table-cell-properties fo:padding="0.097cm" fo:border-left="0.05pt solid #000000" fo:border-right="none" fo:border-top="none" fo:border-bottom="0.05pt solid #000000"/>
    </style:style>
    <style:style style:name="Πίνακας32.B2" style:family="table-cell" style:data-style-name="N107">
      <style:table-cell-properties fo:padding="0.097cm" fo:border-left="0.05pt solid #000000" fo:border-right="none" fo:border-top="none" fo:border-bottom="0.05pt solid #000000"/>
    </style:style>
    <style:style style:name="Πίνακας32.F2" style:family="table-cell" style:data-style-name="N107">
      <style:table-cell-properties fo:padding="0.097cm" fo:border-left="0.05pt solid #000000" fo:border-right="0.05pt solid #000000" fo:border-top="none" fo:border-bottom="0.05pt solid #000000"/>
    </style:style>
    <style:style style:name="Πίνακας28" style:family="table">
      <style:table-properties style:width="17cm" table:align="margins"/>
    </style:style>
    <style:style style:name="Πίνακας28.A" style:family="table-column">
      <style:table-column-properties style:column-width="2.695cm" style:rel-column-width="1528*"/>
    </style:style>
    <style:style style:name="Πίνακας28.B" style:family="table-column">
      <style:table-column-properties style:column-width="1.806cm" style:rel-column-width="1024*"/>
    </style:style>
    <style:style style:name="Πίνακας28.C" style:family="table-column">
      <style:table-column-properties style:column-width="1.871cm" style:rel-column-width="1061*"/>
    </style:style>
    <style:style style:name="Πίνακας28.D" style:family="table-column">
      <style:table-column-properties style:column-width="2.125cm" style:rel-column-width="1205*"/>
    </style:style>
    <style:style style:name="Πίνακας28.E" style:family="table-column">
      <style:table-column-properties style:column-width="3.187cm" style:rel-column-width="1807*"/>
    </style:style>
    <style:style style:name="Πίνακας28.F" style:family="table-column">
      <style:table-column-properties style:column-width="5.315cm" style:rel-column-width="3013*"/>
    </style:style>
    <style:style style:name="Πίνακας28.A1" style:family="table-cell">
      <style:table-cell-properties fo:padding="0.097cm" fo:border-left="0.05pt solid #000000" fo:border-right="none" fo:border-top="0.05pt solid #000000" fo:border-bottom="0.05pt solid #000000"/>
    </style:style>
    <style:style style:name="Πίνακας28.F1" style:family="table-cell">
      <style:table-cell-properties fo:padding="0.097cm" fo:border="0.05pt solid #000000"/>
    </style:style>
    <style:style style:name="Πίνακας28.A2" style:family="table-cell">
      <style:table-cell-properties fo:padding="0.097cm" fo:border-left="0.05pt solid #000000" fo:border-right="none" fo:border-top="none" fo:border-bottom="0.05pt solid #000000"/>
    </style:style>
    <style:style style:name="Πίνακας28.B2" style:family="table-cell" style:data-style-name="N107">
      <style:table-cell-properties fo:padding="0.097cm" fo:border-left="0.05pt solid #000000" fo:border-right="none" fo:border-top="none" fo:border-bottom="0.05pt solid #000000"/>
    </style:style>
    <style:style style:name="Πίνακας28.F2" style:family="table-cell" style:data-style-name="N107">
      <style:table-cell-properties fo:padding="0.097cm" fo:border-left="0.05pt solid #000000" fo:border-right="0.05pt solid #000000" fo:border-top="none" fo:border-bottom="0.05pt solid #000000"/>
    </style:style>
    <style:style style:name="P1" style:family="paragraph" style:parent-style-name="Standard">
      <style:text-properties fo:language="el" fo:country="GR" officeooo:rsid="000d1a87" officeooo:paragraph-rsid="001a0e1c"/>
    </style:style>
    <style:style style:name="P2" style:family="paragraph" style:parent-style-name="Standard">
      <style:text-properties fo:language="el" fo:country="GR" officeooo:rsid="001878d3" officeooo:paragraph-rsid="001878d3"/>
    </style:style>
    <style:style style:name="P3" style:family="paragraph" style:parent-style-name="Standard">
      <style:text-properties fo:language="el" fo:country="GR" officeooo:rsid="001878d3" officeooo:paragraph-rsid="001adeee"/>
    </style:style>
    <style:style style:name="P4" style:family="paragraph" style:parent-style-name="Standard">
      <style:text-properties fo:language="el" fo:country="GR" officeooo:rsid="001b627d" officeooo:paragraph-rsid="001878d3"/>
    </style:style>
    <style:style style:name="P5" style:family="paragraph" style:parent-style-name="Standard">
      <style:text-properties fo:language="el" fo:country="GR" officeooo:rsid="001b627d" officeooo:paragraph-rsid="001b627d"/>
    </style:style>
    <style:style style:name="P6" style:family="paragraph" style:parent-style-name="Standard">
      <style:text-properties fo:language="el" fo:country="GR" officeooo:rsid="001adeee" officeooo:paragraph-rsid="001adeee"/>
    </style:style>
    <style:style style:name="P7" style:family="paragraph" style:parent-style-name="Standard">
      <style:paragraph-properties fo:text-align="start" style:justify-single-word="false"/>
      <style:text-properties fo:language="el" fo:country="GR" officeooo:rsid="007ffb01" officeooo:paragraph-rsid="007ffb01"/>
    </style:style>
    <style:style style:name="P8" style:family="paragraph" style:parent-style-name="Standard">
      <style:paragraph-properties fo:text-align="start" style:justify-single-word="false"/>
      <style:text-properties fo:language="el" fo:country="GR" officeooo:rsid="007ffb01" officeooo:paragraph-rsid="00bedb8c"/>
    </style:style>
    <style:style style:name="P9" style:family="paragraph" style:parent-style-name="Standard">
      <style:paragraph-properties fo:text-align="start" style:justify-single-word="false"/>
      <style:text-properties fo:language="el" fo:country="GR" officeooo:rsid="010ef11d" officeooo:paragraph-rsid="010ef11d"/>
    </style:style>
    <style:style style:name="P10" style:family="paragraph" style:parent-style-name="Standard">
      <style:paragraph-properties fo:text-align="center" style:justify-single-word="false"/>
      <style:text-properties fo:language="el" fo:country="GR" officeooo:rsid="0037b608" officeooo:paragraph-rsid="002e2677"/>
    </style:style>
    <style:style style:name="P11" style:family="paragraph" style:parent-style-name="Standard">
      <style:paragraph-properties fo:text-align="center" style:justify-single-word="false"/>
      <style:text-properties fo:language="el" fo:country="GR" officeooo:rsid="0037b608" officeooo:paragraph-rsid="00bedb8c"/>
    </style:style>
    <style:style style:name="P12" style:family="paragraph" style:parent-style-name="Standard">
      <style:paragraph-properties fo:text-align="center" style:justify-single-word="false"/>
      <style:text-properties fo:language="el" fo:country="GR" officeooo:rsid="0181f432" officeooo:paragraph-rsid="01818658"/>
    </style:style>
    <style:style style:name="P13" style:family="paragraph" style:parent-style-name="Standard">
      <style:paragraph-properties fo:text-align="center" style:justify-single-word="false"/>
      <style:text-properties fo:language="el" fo:country="GR" officeooo:rsid="0181f432" officeooo:paragraph-rsid="01c1f96b"/>
    </style:style>
    <style:style style:name="P14" style:family="paragraph" style:parent-style-name="Standard">
      <style:paragraph-properties fo:text-align="start" style:justify-single-word="false"/>
      <style:text-properties fo:language="el" fo:country="GR" officeooo:rsid="01954ef9" officeooo:paragraph-rsid="0181f432"/>
    </style:style>
    <style:style style:name="P15" style:family="paragraph" style:parent-style-name="Standard">
      <style:paragraph-properties fo:text-align="start" style:justify-single-word="false"/>
      <style:text-properties fo:language="el" fo:country="GR" officeooo:rsid="01954ef9" officeooo:paragraph-rsid="01c1f96b"/>
    </style:style>
    <style:style style:name="P16" style:family="paragraph" style:parent-style-name="Standard">
      <style:paragraph-properties fo:text-align="start" style:justify-single-word="false"/>
      <style:text-properties fo:language="el" fo:country="GR" officeooo:rsid="019de4a1" officeooo:paragraph-rsid="01c1f96b"/>
    </style:style>
    <style:style style:name="P17" style:family="paragraph" style:parent-style-name="Standard">
      <style:paragraph-properties fo:text-align="start" style:justify-single-word="false"/>
      <style:text-properties fo:language="el" fo:country="GR" officeooo:rsid="01a0e6ac" officeooo:paragraph-rsid="01e8b534"/>
    </style:style>
    <style:style style:name="P18" style:family="paragraph" style:parent-style-name="Standard">
      <style:paragraph-properties fo:text-align="start" style:justify-single-word="false"/>
      <style:text-properties fo:language="el" fo:country="GR" officeooo:rsid="01a0e6ac" officeooo:paragraph-rsid="01ee50db"/>
    </style:style>
    <style:style style:name="P19" style:family="paragraph" style:parent-style-name="Standard">
      <style:paragraph-properties fo:text-align="start" style:justify-single-word="false"/>
      <style:text-properties fo:language="el" fo:country="GR" officeooo:rsid="01a0e6ac" officeooo:paragraph-rsid="01faa419"/>
    </style:style>
    <style:style style:name="P20" style:family="paragraph" style:parent-style-name="Standard">
      <style:paragraph-properties fo:text-align="center" style:justify-single-word="false"/>
      <style:text-properties fo:language="el" fo:country="GR" officeooo:rsid="01b34ffb" officeooo:paragraph-rsid="01b34ffb"/>
    </style:style>
    <style:style style:name="P21" style:family="paragraph" style:parent-style-name="Standard">
      <style:paragraph-properties fo:text-align="center" style:justify-single-word="false"/>
      <style:text-properties fo:language="el" fo:country="GR" officeooo:rsid="01b34ffb" officeooo:paragraph-rsid="01c1f96b"/>
    </style:style>
    <style:style style:name="P22" style:family="paragraph" style:parent-style-name="Standard">
      <style:paragraph-properties fo:text-align="center" style:justify-single-word="false"/>
      <style:text-properties fo:language="el" fo:country="GR" officeooo:rsid="01d0576f" officeooo:paragraph-rsid="01ee50db"/>
    </style:style>
    <style:style style:name="P23" style:family="paragraph" style:parent-style-name="Standard">
      <style:paragraph-properties fo:text-align="start" style:justify-single-word="false"/>
      <style:text-properties fo:language="el" fo:country="GR" officeooo:rsid="01f39883" officeooo:paragraph-rsid="01f39883"/>
    </style:style>
    <style:style style:name="P24" style:family="paragraph" style:parent-style-name="Standard">
      <style:text-properties fo:language="en" fo:country="US" officeooo:rsid="000d5279" officeooo:paragraph-rsid="001a0e1c"/>
    </style:style>
    <style:style style:name="P25" style:family="paragraph" style:parent-style-name="Standard">
      <style:text-properties fo:language="en" fo:country="US" officeooo:rsid="000eeece" officeooo:paragraph-rsid="001a0e1c"/>
    </style:style>
    <style:style style:name="P26" style:family="paragraph" style:parent-style-name="Standard">
      <style:text-properties fo:language="en" fo:country="US" officeooo:rsid="001097d1" officeooo:paragraph-rsid="001a0e1c"/>
    </style:style>
    <style:style style:name="P27" style:family="paragraph" style:parent-style-name="Standard">
      <style:text-properties fo:language="en" fo:country="US" officeooo:rsid="0012206c" officeooo:paragraph-rsid="001a0e1c"/>
    </style:style>
    <style:style style:name="P28" style:family="paragraph" style:parent-style-name="Standard">
      <style:paragraph-properties fo:text-align="center" style:justify-single-word="false"/>
      <style:text-properties fo:language="en" fo:country="US" officeooo:rsid="010d1135" officeooo:paragraph-rsid="00ac0529"/>
    </style:style>
    <style:style style:name="P29" style:family="paragraph" style:parent-style-name="Standard">
      <style:paragraph-properties fo:text-align="center" style:justify-single-word="false"/>
      <style:text-properties fo:language="en" fo:country="US" officeooo:rsid="01818658" officeooo:paragraph-rsid="01818658"/>
    </style:style>
    <style:style style:name="P30" style:family="paragraph" style:parent-style-name="Standard">
      <style:paragraph-properties fo:text-align="center" style:justify-single-word="false"/>
      <style:text-properties fo:language="en" fo:country="US" officeooo:rsid="01b34ffb" officeooo:paragraph-rsid="01b34ffb"/>
    </style:style>
    <style:style style:name="P31" style:family="paragraph" style:parent-style-name="Standard">
      <style:paragraph-properties fo:text-align="center" style:justify-single-word="false"/>
      <style:text-properties fo:font-size="14pt" fo:language="el" fo:country="GR" officeooo:rsid="001c5012" officeooo:paragraph-rsid="001c5012" style:font-size-asian="14pt" style:font-size-complex="14pt"/>
    </style:style>
    <style:style style:name="P32" style:family="paragraph" style:parent-style-name="Standard">
      <style:paragraph-properties fo:text-align="center" style:justify-single-word="false"/>
      <style:text-properties fo:font-size="14pt" fo:language="el" fo:country="GR" officeooo:rsid="001caab6" officeooo:paragraph-rsid="001caab6" style:font-size-asian="14pt" style:font-size-complex="14pt"/>
    </style:style>
    <style:style style:name="P33" style:family="paragraph" style:parent-style-name="Standard">
      <style:paragraph-properties fo:text-align="center" style:justify-single-word="false"/>
      <style:text-properties fo:font-size="14pt" fo:language="el" fo:country="GR" officeooo:rsid="001d8dff" officeooo:paragraph-rsid="001d8dff" style:font-size-asian="14pt" style:font-size-complex="14pt"/>
    </style:style>
    <style:style style:name="P34" style:family="paragraph" style:parent-style-name="Standard">
      <style:paragraph-properties fo:text-align="center" style:justify-single-word="false"/>
      <style:text-properties fo:font-size="14pt" fo:language="en" fo:country="US" officeooo:rsid="001d8dff" officeooo:paragraph-rsid="001d8dff" style:font-size-asian="14pt" style:font-size-complex="14pt"/>
    </style:style>
    <style:style style:name="P35" style:family="paragraph" style:parent-style-name="Standard">
      <style:paragraph-properties fo:text-align="start" style:justify-single-word="false"/>
      <style:text-properties fo:font-size="12pt" fo:language="en" fo:country="US" officeooo:rsid="001d8dff" officeooo:paragraph-rsid="001d8dff" style:font-size-asian="10.5pt" style:font-size-complex="12pt"/>
    </style:style>
    <style:style style:name="P36" style:family="paragraph" style:parent-style-name="Standard">
      <style:paragraph-properties fo:text-align="start" style:justify-single-word="false"/>
      <style:text-properties fo:font-size="12pt" fo:language="en" fo:country="US" officeooo:rsid="001d8dff" officeooo:paragraph-rsid="001d9950" style:font-size-asian="10.5pt" style:font-size-complex="12pt"/>
    </style:style>
    <style:style style:name="P37" style:family="paragraph" style:parent-style-name="Standard">
      <style:paragraph-properties fo:text-align="start" style:justify-single-word="false"/>
      <style:text-properties fo:font-size="12pt" fo:language="en" fo:country="US" officeooo:rsid="001d8dff" officeooo:paragraph-rsid="0024b34f" style:font-size-asian="10.5pt" style:font-size-complex="12pt"/>
    </style:style>
    <style:style style:name="P38" style:family="paragraph" style:parent-style-name="Standard">
      <style:paragraph-properties fo:text-align="start" style:justify-single-word="false"/>
      <style:text-properties fo:font-size="12pt" fo:language="en" fo:country="US" officeooo:rsid="001d8dff" officeooo:paragraph-rsid="00258309" style:font-size-asian="10.5pt" style:font-size-complex="12pt"/>
    </style:style>
    <style:style style:name="P39" style:family="paragraph" style:parent-style-name="Standard">
      <style:paragraph-properties fo:text-align="start" style:justify-single-word="false"/>
      <style:text-properties fo:font-size="12pt" fo:language="en" fo:country="US" officeooo:rsid="001d8dff" officeooo:paragraph-rsid="0026effb" style:font-size-asian="10.5pt" style:font-size-complex="12pt"/>
    </style:style>
    <style:style style:name="P40" style:family="paragraph" style:parent-style-name="Standard">
      <style:paragraph-properties fo:text-align="start" style:justify-single-word="false"/>
      <style:text-properties fo:font-size="12pt" fo:language="en" fo:country="US" officeooo:rsid="001d8dff" officeooo:paragraph-rsid="002e2677" style:font-size-asian="10.5pt" style:font-size-complex="12pt"/>
    </style:style>
    <style:style style:name="P41" style:family="paragraph" style:parent-style-name="Standard">
      <style:paragraph-properties fo:text-align="start" style:justify-single-word="false"/>
      <style:text-properties fo:font-size="12pt" fo:language="en" fo:country="US" officeooo:rsid="001d8dff" officeooo:paragraph-rsid="00bedb8c" style:font-size-asian="10.5pt" style:font-size-complex="12pt"/>
    </style:style>
    <style:style style:name="P42" style:family="paragraph" style:parent-style-name="Standard">
      <style:paragraph-properties fo:text-align="center" style:justify-single-word="false"/>
      <style:text-properties fo:font-size="12pt" fo:language="en" fo:country="US" officeooo:rsid="00360523" officeooo:paragraph-rsid="00360523" style:font-size-asian="10.5pt" style:font-size-complex="12pt"/>
    </style:style>
    <style:style style:name="P43" style:family="paragraph" style:parent-style-name="Standard">
      <style:paragraph-properties fo:text-align="start" style:justify-single-word="false"/>
      <style:text-properties fo:font-size="12pt" fo:language="el" fo:country="GR" officeooo:rsid="001d8dff" officeooo:paragraph-rsid="001d8dff" style:font-size-asian="10.5pt" style:font-size-complex="12pt"/>
    </style:style>
    <style:style style:name="P44" style:family="paragraph" style:parent-style-name="Standard">
      <style:paragraph-properties fo:text-align="center" style:justify-single-word="false"/>
      <style:text-properties officeooo:paragraph-rsid="002e2677"/>
    </style:style>
    <style:style style:name="P45" style:family="paragraph" style:parent-style-name="Standard">
      <style:paragraph-properties fo:text-align="center" style:justify-single-word="false"/>
      <style:text-properties officeooo:paragraph-rsid="00ac0529"/>
    </style:style>
    <style:style style:name="P46" style:family="paragraph" style:parent-style-name="Standard">
      <style:paragraph-properties fo:text-align="center" style:justify-single-word="false"/>
      <style:text-properties officeooo:paragraph-rsid="00bedb8c"/>
    </style:style>
    <style:style style:name="P47" style:family="paragraph" style:parent-style-name="Standard">
      <style:paragraph-properties fo:text-align="center" style:justify-single-word="false"/>
      <style:text-properties officeooo:paragraph-rsid="015e9850"/>
    </style:style>
    <style:style style:name="P48" style:family="paragraph" style:parent-style-name="Standard">
      <style:paragraph-properties fo:text-align="center" style:justify-single-word="false"/>
      <style:text-properties officeooo:paragraph-rsid="0164c7b8"/>
    </style:style>
    <style:style style:name="P49" style:family="paragraph" style:parent-style-name="Standard">
      <style:paragraph-properties fo:text-align="center" style:justify-single-word="false"/>
      <style:text-properties officeooo:paragraph-rsid="01664022"/>
    </style:style>
    <style:style style:name="P50" style:family="paragraph" style:parent-style-name="Standard">
      <style:paragraph-properties fo:text-align="center" style:justify-single-word="false"/>
      <style:text-properties officeooo:paragraph-rsid="01675abf"/>
    </style:style>
    <style:style style:name="P51" style:family="paragraph" style:parent-style-name="Standard">
      <style:paragraph-properties fo:text-align="center" style:justify-single-word="false"/>
      <style:text-properties officeooo:paragraph-rsid="0168ff6d"/>
    </style:style>
    <style:style style:name="P52" style:family="paragraph" style:parent-style-name="Standard">
      <style:paragraph-properties fo:text-align="center" style:justify-single-word="false"/>
      <style:text-properties officeooo:paragraph-rsid="016af43a"/>
    </style:style>
    <style:style style:name="P53" style:family="paragraph" style:parent-style-name="Standard">
      <style:paragraph-properties fo:text-align="center" style:justify-single-word="false"/>
      <style:text-properties officeooo:paragraph-rsid="016c1074"/>
    </style:style>
    <style:style style:name="P54" style:family="paragraph" style:parent-style-name="Standard">
      <style:paragraph-properties fo:text-align="center" style:justify-single-word="false"/>
      <style:text-properties officeooo:paragraph-rsid="016de935"/>
    </style:style>
    <style:style style:name="P55" style:family="paragraph" style:parent-style-name="Standard">
      <style:text-properties officeooo:paragraph-rsid="002e2677"/>
    </style:style>
    <style:style style:name="P56" style:family="paragraph" style:parent-style-name="Standard">
      <style:paragraph-properties fo:text-align="start" style:justify-single-word="false"/>
      <style:text-properties officeooo:rsid="007ffb01" officeooo:paragraph-rsid="007ffb01"/>
    </style:style>
    <style:style style:name="P57" style:family="paragraph" style:parent-style-name="Standard">
      <style:paragraph-properties fo:text-align="start" style:justify-single-word="false"/>
      <style:text-properties officeooo:rsid="007ffb01" officeooo:paragraph-rsid="00bedb8c"/>
    </style:style>
    <style:style style:name="P58" style:family="paragraph" style:parent-style-name="Standard">
      <style:text-properties officeooo:paragraph-rsid="00bedb8c"/>
    </style:style>
    <style:style style:name="P59" style:family="paragraph" style:parent-style-name="Standard">
      <style:paragraph-properties fo:text-align="start" style:justify-single-word="false"/>
      <style:text-properties officeooo:rsid="017d1d6c" officeooo:paragraph-rsid="017d1d6c"/>
    </style:style>
    <style:style style:name="P60" style:family="paragraph" style:parent-style-name="Table_20_Contents">
      <style:text-properties officeooo:rsid="001a0e1c" officeooo:paragraph-rsid="001a0e1c"/>
    </style:style>
    <style:style style:name="P61" style:family="paragraph" style:parent-style-name="Table_20_Contents">
      <style:text-properties officeooo:paragraph-rsid="001a0e1c"/>
    </style:style>
    <style:style style:name="P62" style:family="paragraph" style:parent-style-name="Table_20_Contents">
      <style:paragraph-properties fo:text-align="start" style:justify-single-word="false"/>
      <style:text-properties fo:font-size="12pt" fo:language="en" fo:country="US" officeooo:rsid="001d9950" officeooo:paragraph-rsid="001d9950" style:font-size-asian="10.5pt" style:font-size-complex="12pt"/>
    </style:style>
    <style:style style:name="P63" style:family="paragraph" style:parent-style-name="Table_20_Contents">
      <style:paragraph-properties fo:text-align="start" style:justify-single-word="false"/>
      <style:text-properties fo:font-size="12pt" fo:language="en" fo:country="US" officeooo:rsid="001d9950" officeooo:paragraph-rsid="0024b34f" style:font-size-asian="10.5pt" style:font-size-complex="12pt"/>
    </style:style>
    <style:style style:name="P64" style:family="paragraph" style:parent-style-name="Table_20_Contents">
      <style:paragraph-properties fo:text-align="start" style:justify-single-word="false"/>
      <style:text-properties fo:font-size="12pt" fo:language="en" fo:country="US" officeooo:rsid="001d9950" officeooo:paragraph-rsid="00258309" style:font-size-asian="10.5pt" style:font-size-complex="12pt"/>
    </style:style>
    <style:style style:name="P65" style:family="paragraph" style:parent-style-name="Table_20_Contents">
      <style:paragraph-properties fo:text-align="start" style:justify-single-word="false"/>
      <style:text-properties fo:font-size="12pt" fo:language="en" fo:country="US" officeooo:rsid="001d9950" officeooo:paragraph-rsid="0026effb" style:font-size-asian="10.5pt" style:font-size-complex="12pt"/>
    </style:style>
    <style:style style:name="P66" style:family="paragraph" style:parent-style-name="Table_20_Contents">
      <style:paragraph-properties fo:text-align="start" style:justify-single-word="false"/>
      <style:text-properties fo:font-size="12pt" fo:language="en" fo:country="US" officeooo:rsid="001d9950" officeooo:paragraph-rsid="002e2677" style:font-size-asian="10.5pt" style:font-size-complex="12pt"/>
    </style:style>
    <style:style style:name="P67" style:family="paragraph" style:parent-style-name="Table_20_Contents">
      <style:paragraph-properties fo:text-align="start" style:justify-single-word="false"/>
      <style:text-properties fo:font-size="12pt" fo:language="en" fo:country="US" officeooo:rsid="001d9950" officeooo:paragraph-rsid="00bedb8c" style:font-size-asian="10.5pt" style:font-size-complex="12pt"/>
    </style:style>
    <style:style style:name="P68" style:family="paragraph" style:parent-style-name="Table_20_Contents">
      <style:paragraph-properties fo:text-align="start" style:justify-single-word="false"/>
      <style:text-properties fo:font-size="12pt" fo:language="en" fo:country="US" officeooo:rsid="003c3d36" officeooo:paragraph-rsid="001d9950" style:font-size-asian="10.5pt" style:font-size-complex="12pt"/>
    </style:style>
    <style:style style:name="P69" style:family="paragraph" style:parent-style-name="Table_20_Contents">
      <style:paragraph-properties fo:text-align="start" style:justify-single-word="false"/>
      <style:text-properties fo:font-size="12pt" fo:language="en" fo:country="US" officeooo:rsid="003c3d36" officeooo:paragraph-rsid="00bedb8c" style:font-size-asian="10.5pt" style:font-size-complex="12pt"/>
    </style:style>
    <style:style style:name="P70" style:family="paragraph" style:parent-style-name="Table_20_Contents">
      <style:paragraph-properties fo:text-align="start" style:justify-single-word="false"/>
      <style:text-properties fo:font-size="12pt" fo:language="en" fo:country="US" officeooo:rsid="003c8fa4" officeooo:paragraph-rsid="003c8fa4" style:font-size-asian="10.5pt" style:font-size-complex="12pt"/>
    </style:style>
    <style:style style:name="P71" style:family="paragraph" style:parent-style-name="Table_20_Contents">
      <style:paragraph-properties fo:text-align="start" style:justify-single-word="false"/>
      <style:text-properties fo:font-size="12pt" fo:language="en" fo:country="US" officeooo:rsid="003c8fa4" officeooo:paragraph-rsid="00bedb8c" style:font-size-asian="10.5pt" style:font-size-complex="12pt"/>
    </style:style>
    <style:style style:name="P72" style:family="paragraph" style:parent-style-name="Table_20_Contents">
      <style:paragraph-properties fo:text-align="start" style:justify-single-word="false"/>
      <style:text-properties fo:font-size="12pt" fo:language="en" fo:country="US" officeooo:rsid="003cc2ae" officeooo:paragraph-rsid="003cc2ae" style:font-size-asian="10.5pt" style:font-size-complex="12pt"/>
    </style:style>
    <style:style style:name="P73" style:family="paragraph" style:parent-style-name="Table_20_Contents">
      <style:paragraph-properties fo:text-align="start" style:justify-single-word="false"/>
      <style:text-properties fo:font-size="12pt" fo:language="en" fo:country="US" officeooo:rsid="003cc2ae" officeooo:paragraph-rsid="00bedb8c" style:font-size-asian="10.5pt" style:font-size-complex="12pt"/>
    </style:style>
    <style:style style:name="P74" style:family="paragraph" style:parent-style-name="Table_20_Contents">
      <style:paragraph-properties fo:text-align="start" style:justify-single-word="false"/>
      <style:text-properties fo:font-size="12pt" fo:language="en" fo:country="US" officeooo:rsid="003e1afa" officeooo:paragraph-rsid="003e1afa" style:font-size-asian="10.5pt" style:font-size-complex="12pt"/>
    </style:style>
    <style:style style:name="P75" style:family="paragraph" style:parent-style-name="Table_20_Contents">
      <style:paragraph-properties fo:text-align="start" style:justify-single-word="false"/>
      <style:text-properties fo:font-size="12pt" fo:language="en" fo:country="US" officeooo:rsid="003e1afa" officeooo:paragraph-rsid="00bedb8c" style:font-size-asian="10.5pt" style:font-size-complex="12pt"/>
    </style:style>
    <style:style style:name="P76" style:family="paragraph" style:parent-style-name="Table_20_Contents">
      <style:paragraph-properties fo:text-align="start" style:justify-single-word="false"/>
      <style:text-properties fo:font-size="12pt" fo:language="en" fo:country="US" officeooo:rsid="003e3ccf" officeooo:paragraph-rsid="003e3ccf" style:font-size-asian="10.5pt" style:font-size-complex="12pt"/>
    </style:style>
    <style:style style:name="P77" style:family="paragraph" style:parent-style-name="Table_20_Contents">
      <style:paragraph-properties fo:text-align="start" style:justify-single-word="false"/>
      <style:text-properties fo:font-size="12pt" fo:language="en" fo:country="US" officeooo:rsid="003e3ccf" officeooo:paragraph-rsid="00bedb8c" style:font-size-asian="10.5pt" style:font-size-complex="12pt"/>
    </style:style>
    <style:style style:name="P78" style:family="paragraph" style:parent-style-name="Table_20_Contents">
      <style:paragraph-properties fo:text-align="start" style:justify-single-word="false"/>
      <style:text-properties fo:font-size="12pt" fo:language="en" fo:country="US" officeooo:rsid="0040576f" officeooo:paragraph-rsid="0040576f" style:font-size-asian="10.5pt" style:font-size-complex="12pt"/>
    </style:style>
    <style:style style:name="P79" style:family="paragraph" style:parent-style-name="Table_20_Contents">
      <style:paragraph-properties fo:text-align="start" style:justify-single-word="false"/>
      <style:text-properties fo:font-size="12pt" fo:language="en" fo:country="US" officeooo:rsid="0040576f" officeooo:paragraph-rsid="00bedb8c" style:font-size-asian="10.5pt" style:font-size-complex="12pt"/>
    </style:style>
    <style:style style:name="P80" style:family="paragraph" style:parent-style-name="Table_20_Contents">
      <style:paragraph-properties fo:text-align="start" style:justify-single-word="false"/>
      <style:text-properties fo:font-size="12pt" fo:language="en" fo:country="US" officeooo:rsid="0040f26f" officeooo:paragraph-rsid="0040f26f" style:font-size-asian="10.5pt" style:font-size-complex="12pt"/>
    </style:style>
    <style:style style:name="P81" style:family="paragraph" style:parent-style-name="Table_20_Contents">
      <style:paragraph-properties fo:text-align="start" style:justify-single-word="false"/>
      <style:text-properties fo:font-size="12pt" fo:language="en" fo:country="US" officeooo:rsid="0040f26f" officeooo:paragraph-rsid="00bedb8c" style:font-size-asian="10.5pt" style:font-size-complex="12pt"/>
    </style:style>
    <style:style style:name="P82" style:family="paragraph" style:parent-style-name="Table_20_Contents">
      <style:paragraph-properties fo:text-align="start" style:justify-single-word="false"/>
      <style:text-properties fo:font-size="12pt" fo:language="en" fo:country="US" officeooo:rsid="00424ffb" officeooo:paragraph-rsid="00424ffb" style:font-size-asian="10.5pt" style:font-size-complex="12pt"/>
    </style:style>
    <style:style style:name="P83" style:family="paragraph" style:parent-style-name="Table_20_Contents">
      <style:paragraph-properties fo:text-align="start" style:justify-single-word="false"/>
      <style:text-properties fo:font-size="12pt" fo:language="en" fo:country="US" officeooo:rsid="00424ffb" officeooo:paragraph-rsid="00bedb8c" style:font-size-asian="10.5pt" style:font-size-complex="12pt"/>
    </style:style>
    <style:style style:name="P84" style:family="paragraph" style:parent-style-name="Table_20_Contents">
      <style:paragraph-properties fo:text-align="start" style:justify-single-word="false"/>
      <style:text-properties fo:font-size="12pt" fo:language="en" fo:country="US" officeooo:rsid="00441189" officeooo:paragraph-rsid="00441189" style:font-size-asian="10.5pt" style:font-size-complex="12pt"/>
    </style:style>
    <style:style style:name="P85" style:family="paragraph" style:parent-style-name="Table_20_Contents">
      <style:paragraph-properties fo:text-align="start" style:justify-single-word="false"/>
      <style:text-properties fo:font-size="12pt" fo:language="en" fo:country="US" officeooo:rsid="00441189" officeooo:paragraph-rsid="00bedb8c" style:font-size-asian="10.5pt" style:font-size-complex="12pt"/>
    </style:style>
    <style:style style:name="P86" style:family="paragraph" style:parent-style-name="Table_20_Contents">
      <style:paragraph-properties fo:text-align="start" style:justify-single-word="false"/>
      <style:text-properties fo:font-size="12pt" fo:language="en" fo:country="US" officeooo:rsid="004515b3" officeooo:paragraph-rsid="004515b3" style:font-size-asian="10.5pt" style:font-size-complex="12pt"/>
    </style:style>
    <style:style style:name="P87" style:family="paragraph" style:parent-style-name="Table_20_Contents">
      <style:paragraph-properties fo:text-align="start" style:justify-single-word="false"/>
      <style:text-properties fo:font-size="12pt" fo:language="en" fo:country="US" officeooo:rsid="004515b3" officeooo:paragraph-rsid="00bedb8c" style:font-size-asian="10.5pt" style:font-size-complex="12pt"/>
    </style:style>
    <style:style style:name="P88" style:family="paragraph" style:parent-style-name="Table_20_Contents">
      <style:paragraph-properties fo:text-align="start" style:justify-single-word="false"/>
      <style:text-properties fo:font-size="12pt" fo:language="en" fo:country="US" officeooo:rsid="00461f65" officeooo:paragraph-rsid="00461f65" style:font-size-asian="10.5pt" style:font-size-complex="12pt"/>
    </style:style>
    <style:style style:name="P89" style:family="paragraph" style:parent-style-name="Table_20_Contents">
      <style:paragraph-properties fo:text-align="start" style:justify-single-word="false"/>
      <style:text-properties fo:font-size="12pt" fo:language="en" fo:country="US" officeooo:rsid="00461f65" officeooo:paragraph-rsid="00bedb8c" style:font-size-asian="10.5pt" style:font-size-complex="12pt"/>
    </style:style>
    <style:style style:name="P90" style:family="paragraph" style:parent-style-name="Table_20_Contents">
      <style:paragraph-properties fo:text-align="start" style:justify-single-word="false"/>
      <style:text-properties fo:font-size="12pt" fo:language="en" fo:country="US" officeooo:rsid="0047e40e" officeooo:paragraph-rsid="0047e40e" style:font-size-asian="10.5pt" style:font-size-complex="12pt"/>
    </style:style>
    <style:style style:name="P91" style:family="paragraph" style:parent-style-name="Table_20_Contents">
      <style:paragraph-properties fo:text-align="start" style:justify-single-word="false"/>
      <style:text-properties fo:font-size="12pt" fo:language="en" fo:country="US" officeooo:rsid="0047e40e" officeooo:paragraph-rsid="00bedb8c" style:font-size-asian="10.5pt" style:font-size-complex="12pt"/>
    </style:style>
    <style:style style:name="P92" style:family="paragraph" style:parent-style-name="Table_20_Contents">
      <style:paragraph-properties fo:text-align="start" style:justify-single-word="false"/>
      <style:text-properties fo:font-size="12pt" fo:language="en" fo:country="US" officeooo:rsid="004810b1" officeooo:paragraph-rsid="004810b1" style:font-size-asian="10.5pt" style:font-size-complex="12pt"/>
    </style:style>
    <style:style style:name="P93" style:family="paragraph" style:parent-style-name="Table_20_Contents">
      <style:paragraph-properties fo:text-align="start" style:justify-single-word="false"/>
      <style:text-properties fo:font-size="12pt" fo:language="en" fo:country="US" officeooo:rsid="004810b1" officeooo:paragraph-rsid="004c8ac4" style:font-size-asian="10.5pt" style:font-size-complex="12pt"/>
    </style:style>
    <style:style style:name="P94" style:family="paragraph" style:parent-style-name="Table_20_Contents">
      <style:paragraph-properties fo:text-align="start" style:justify-single-word="false"/>
      <style:text-properties fo:font-size="12pt" fo:language="en" fo:country="US" officeooo:rsid="004810b1" officeooo:paragraph-rsid="00bedb8c" style:font-size-asian="10.5pt" style:font-size-complex="12pt"/>
    </style:style>
    <style:style style:name="P95" style:family="paragraph" style:parent-style-name="Table_20_Contents">
      <style:paragraph-properties fo:text-align="start" style:justify-single-word="false"/>
      <style:text-properties fo:font-size="12pt" fo:language="en" fo:country="US" officeooo:rsid="004f54b5" officeooo:paragraph-rsid="004f54b5" style:font-size-asian="10.5pt" style:font-size-complex="12pt"/>
    </style:style>
    <style:style style:name="P96" style:family="paragraph" style:parent-style-name="Table_20_Contents">
      <style:paragraph-properties fo:text-align="start" style:justify-single-word="false"/>
      <style:text-properties fo:font-size="12pt" fo:language="en" fo:country="US" officeooo:rsid="004f54b5" officeooo:paragraph-rsid="00bedb8c" style:font-size-asian="10.5pt" style:font-size-complex="12pt"/>
    </style:style>
    <style:style style:name="P97" style:family="paragraph" style:parent-style-name="Table_20_Contents">
      <style:paragraph-properties fo:text-align="start" style:justify-single-word="false"/>
      <style:text-properties fo:font-size="12pt" fo:language="en" fo:country="US" officeooo:rsid="0054a752" officeooo:paragraph-rsid="0054a752" style:font-size-asian="10.5pt" style:font-size-complex="12pt"/>
    </style:style>
    <style:style style:name="P98" style:family="paragraph" style:parent-style-name="Table_20_Contents">
      <style:paragraph-properties fo:text-align="start" style:justify-single-word="false"/>
      <style:text-properties fo:font-size="12pt" fo:language="en" fo:country="US" officeooo:rsid="0054a752" officeooo:paragraph-rsid="00bedb8c" style:font-size-asian="10.5pt" style:font-size-complex="12pt"/>
    </style:style>
    <style:style style:name="P99" style:family="paragraph" style:parent-style-name="Table_20_Contents">
      <style:paragraph-properties fo:text-align="start" style:justify-single-word="false"/>
      <style:text-properties fo:font-size="12pt" fo:language="en" fo:country="US" officeooo:rsid="0055a2d7" officeooo:paragraph-rsid="0055a2d7" style:font-size-asian="10.5pt" style:font-size-complex="12pt"/>
    </style:style>
    <style:style style:name="P100" style:family="paragraph" style:parent-style-name="Table_20_Contents">
      <style:paragraph-properties fo:text-align="start" style:justify-single-word="false"/>
      <style:text-properties fo:font-size="12pt" fo:language="en" fo:country="US" officeooo:rsid="0055a2d7" officeooo:paragraph-rsid="00bedb8c" style:font-size-asian="10.5pt" style:font-size-complex="12pt"/>
    </style:style>
    <style:style style:name="P101" style:family="paragraph" style:parent-style-name="Table_20_Contents">
      <style:paragraph-properties fo:text-align="start" style:justify-single-word="false"/>
      <style:text-properties fo:font-size="12pt" fo:language="en" fo:country="US" officeooo:rsid="005876cf" officeooo:paragraph-rsid="005876cf" style:font-size-asian="10.5pt" style:font-size-complex="12pt"/>
    </style:style>
    <style:style style:name="P102" style:family="paragraph" style:parent-style-name="Table_20_Contents">
      <style:paragraph-properties fo:text-align="start" style:justify-single-word="false"/>
      <style:text-properties fo:font-size="12pt" fo:language="en" fo:country="US" officeooo:rsid="005876cf" officeooo:paragraph-rsid="00bedb8c" style:font-size-asian="10.5pt" style:font-size-complex="12pt"/>
    </style:style>
    <style:style style:name="P103" style:family="paragraph" style:parent-style-name="Table_20_Contents">
      <style:paragraph-properties fo:text-align="start" style:justify-single-word="false"/>
      <style:text-properties fo:font-size="12pt" fo:language="en" fo:country="US" officeooo:rsid="005a51a0" officeooo:paragraph-rsid="005a51a0" style:font-size-asian="10.5pt" style:font-size-complex="12pt"/>
    </style:style>
    <style:style style:name="P104" style:family="paragraph" style:parent-style-name="Table_20_Contents">
      <style:paragraph-properties fo:text-align="start" style:justify-single-word="false"/>
      <style:text-properties fo:font-size="12pt" fo:language="en" fo:country="US" officeooo:rsid="005a51a0" officeooo:paragraph-rsid="00bedb8c" style:font-size-asian="10.5pt" style:font-size-complex="12pt"/>
    </style:style>
    <style:style style:name="P105" style:family="paragraph" style:parent-style-name="Table_20_Contents">
      <style:paragraph-properties fo:text-align="start" style:justify-single-word="false"/>
      <style:text-properties fo:font-size="12pt" fo:language="en" fo:country="US" officeooo:rsid="005e0449" officeooo:paragraph-rsid="005e0449" style:font-size-asian="10.5pt" style:font-size-complex="12pt"/>
    </style:style>
    <style:style style:name="P106" style:family="paragraph" style:parent-style-name="Table_20_Contents">
      <style:paragraph-properties fo:text-align="start" style:justify-single-word="false"/>
      <style:text-properties fo:font-size="12pt" fo:language="en" fo:country="US" officeooo:rsid="005e0449" officeooo:paragraph-rsid="00bedb8c" style:font-size-asian="10.5pt" style:font-size-complex="12pt"/>
    </style:style>
    <style:style style:name="P107" style:family="paragraph" style:parent-style-name="Table_20_Contents">
      <style:paragraph-properties fo:text-align="start" style:justify-single-word="false"/>
      <style:text-properties fo:font-size="12pt" fo:language="en" fo:country="US" officeooo:rsid="00621808" officeooo:paragraph-rsid="00621808" style:font-size-asian="10.5pt" style:font-size-complex="12pt"/>
    </style:style>
    <style:style style:name="P108" style:family="paragraph" style:parent-style-name="Table_20_Contents">
      <style:paragraph-properties fo:text-align="start" style:justify-single-word="false"/>
      <style:text-properties fo:font-size="12pt" fo:language="en" fo:country="US" officeooo:rsid="00621808" officeooo:paragraph-rsid="00bedb8c" style:font-size-asian="10.5pt" style:font-size-complex="12pt"/>
    </style:style>
    <style:style style:name="P109" style:family="paragraph" style:parent-style-name="Table_20_Contents">
      <style:paragraph-properties fo:text-align="start" style:justify-single-word="false"/>
      <style:text-properties fo:font-size="12pt" fo:language="en" fo:country="US" officeooo:rsid="00631f95" officeooo:paragraph-rsid="00631f95" style:font-size-asian="10.5pt" style:font-size-complex="12pt"/>
    </style:style>
    <style:style style:name="P110" style:family="paragraph" style:parent-style-name="Table_20_Contents">
      <style:paragraph-properties fo:text-align="start" style:justify-single-word="false"/>
      <style:text-properties fo:font-size="12pt" fo:language="en" fo:country="US" officeooo:rsid="00631f95" officeooo:paragraph-rsid="00bedb8c" style:font-size-asian="10.5pt" style:font-size-complex="12pt"/>
    </style:style>
    <style:style style:name="P111" style:family="paragraph" style:parent-style-name="Table_20_Contents">
      <style:paragraph-properties fo:text-align="start" style:justify-single-word="false"/>
      <style:text-properties fo:font-size="12pt" fo:language="en" fo:country="US" officeooo:rsid="00649777" officeooo:paragraph-rsid="00649777" style:font-size-asian="10.5pt" style:font-size-complex="12pt"/>
    </style:style>
    <style:style style:name="P112" style:family="paragraph" style:parent-style-name="Table_20_Contents">
      <style:paragraph-properties fo:text-align="start" style:justify-single-word="false"/>
      <style:text-properties fo:font-size="12pt" fo:language="en" fo:country="US" officeooo:rsid="00649777" officeooo:paragraph-rsid="00bedb8c" style:font-size-asian="10.5pt" style:font-size-complex="12pt"/>
    </style:style>
    <style:style style:name="P113" style:family="paragraph" style:parent-style-name="Table_20_Contents">
      <style:paragraph-properties fo:text-align="start" style:justify-single-word="false"/>
      <style:text-properties fo:font-size="12pt" fo:language="en" fo:country="US" officeooo:rsid="0064e152" officeooo:paragraph-rsid="0064e152" style:font-size-asian="10.5pt" style:font-size-complex="12pt"/>
    </style:style>
    <style:style style:name="P114" style:family="paragraph" style:parent-style-name="Table_20_Contents">
      <style:paragraph-properties fo:text-align="start" style:justify-single-word="false"/>
      <style:text-properties fo:font-size="12pt" fo:language="en" fo:country="US" officeooo:rsid="0064e152" officeooo:paragraph-rsid="00bedb8c" style:font-size-asian="10.5pt" style:font-size-complex="12pt"/>
    </style:style>
    <style:style style:name="P115" style:family="paragraph" style:parent-style-name="Table_20_Contents">
      <style:paragraph-properties fo:text-align="start" style:justify-single-word="false"/>
      <style:text-properties fo:font-size="12pt" fo:language="en" fo:country="US" officeooo:rsid="0065c9c2" officeooo:paragraph-rsid="0065c9c2" style:font-size-asian="10.5pt" style:font-size-complex="12pt"/>
    </style:style>
    <style:style style:name="P116" style:family="paragraph" style:parent-style-name="Table_20_Contents">
      <style:paragraph-properties fo:text-align="start" style:justify-single-word="false"/>
      <style:text-properties fo:font-size="12pt" fo:language="en" fo:country="US" officeooo:rsid="0065c9c2" officeooo:paragraph-rsid="00bedb8c" style:font-size-asian="10.5pt" style:font-size-complex="12pt"/>
    </style:style>
    <style:style style:name="P117" style:family="paragraph" style:parent-style-name="Table_20_Contents">
      <style:paragraph-properties fo:text-align="start" style:justify-single-word="false"/>
      <style:text-properties fo:font-size="12pt" fo:language="en" fo:country="US" officeooo:rsid="0065f9ed" officeooo:paragraph-rsid="0065f9ed" style:font-size-asian="10.5pt" style:font-size-complex="12pt"/>
    </style:style>
    <style:style style:name="P118" style:family="paragraph" style:parent-style-name="Table_20_Contents">
      <style:paragraph-properties fo:text-align="start" style:justify-single-word="false"/>
      <style:text-properties fo:font-size="12pt" fo:language="en" fo:country="US" officeooo:rsid="0065f9ed" officeooo:paragraph-rsid="00bedb8c" style:font-size-asian="10.5pt" style:font-size-complex="12pt"/>
    </style:style>
    <style:style style:name="P119" style:family="paragraph" style:parent-style-name="Table_20_Contents">
      <style:paragraph-properties fo:text-align="start" style:justify-single-word="false"/>
      <style:text-properties fo:font-size="12pt" fo:language="en" fo:country="US" officeooo:rsid="0067ab39" officeooo:paragraph-rsid="0067ab39" style:font-size-asian="10.5pt" style:font-size-complex="12pt"/>
    </style:style>
    <style:style style:name="P120" style:family="paragraph" style:parent-style-name="Table_20_Contents">
      <style:paragraph-properties fo:text-align="start" style:justify-single-word="false"/>
      <style:text-properties fo:font-size="12pt" fo:language="en" fo:country="US" officeooo:rsid="0067ab39" officeooo:paragraph-rsid="00bedb8c" style:font-size-asian="10.5pt" style:font-size-complex="12pt"/>
    </style:style>
    <style:style style:name="P121" style:family="paragraph" style:parent-style-name="Table_20_Contents">
      <style:paragraph-properties fo:text-align="start" style:justify-single-word="false"/>
      <style:text-properties fo:font-size="12pt" fo:language="en" fo:country="US" officeooo:rsid="006a507b" officeooo:paragraph-rsid="006a507b" style:font-size-asian="10.5pt" style:font-size-complex="12pt"/>
    </style:style>
    <style:style style:name="P122" style:family="paragraph" style:parent-style-name="Table_20_Contents">
      <style:paragraph-properties fo:text-align="start" style:justify-single-word="false"/>
      <style:text-properties fo:font-size="12pt" fo:language="en" fo:country="US" officeooo:rsid="006a507b" officeooo:paragraph-rsid="00bedb8c" style:font-size-asian="10.5pt" style:font-size-complex="12pt"/>
    </style:style>
    <style:style style:name="P123" style:family="paragraph" style:parent-style-name="Table_20_Contents">
      <style:paragraph-properties fo:text-align="start" style:justify-single-word="false"/>
      <style:text-properties fo:font-size="12pt" fo:language="en" fo:country="US" officeooo:rsid="00710326" officeooo:paragraph-rsid="00710326" style:font-size-asian="10.5pt" style:font-size-complex="12pt"/>
    </style:style>
    <style:style style:name="P124" style:family="paragraph" style:parent-style-name="Table_20_Contents">
      <style:paragraph-properties fo:text-align="start" style:justify-single-word="false"/>
      <style:text-properties fo:font-size="12pt" fo:language="en" fo:country="US" officeooo:rsid="00710326" officeooo:paragraph-rsid="00bedb8c" style:font-size-asian="10.5pt" style:font-size-complex="12pt"/>
    </style:style>
    <style:style style:name="P125" style:family="paragraph" style:parent-style-name="Table_20_Contents">
      <style:paragraph-properties fo:text-align="start" style:justify-single-word="false"/>
      <style:text-properties fo:font-size="12pt" fo:language="en" fo:country="US" officeooo:rsid="00728be9" officeooo:paragraph-rsid="00728be9" style:font-size-asian="10.5pt" style:font-size-complex="12pt"/>
    </style:style>
    <style:style style:name="P126" style:family="paragraph" style:parent-style-name="Table_20_Contents">
      <style:paragraph-properties fo:text-align="start" style:justify-single-word="false"/>
      <style:text-properties fo:font-size="12pt" fo:language="en" fo:country="US" officeooo:rsid="00728be9" officeooo:paragraph-rsid="00bedb8c" style:font-size-asian="10.5pt" style:font-size-complex="12pt"/>
    </style:style>
    <style:style style:name="P127" style:family="paragraph" style:parent-style-name="Table_20_Contents">
      <style:paragraph-properties fo:text-align="start" style:justify-single-word="false"/>
      <style:text-properties fo:font-size="12pt" fo:language="en" fo:country="US" officeooo:rsid="0076a39c" officeooo:paragraph-rsid="0076a39c" style:font-size-asian="10.5pt" style:font-size-complex="12pt"/>
    </style:style>
    <style:style style:name="P128" style:family="paragraph" style:parent-style-name="Table_20_Contents">
      <style:paragraph-properties fo:text-align="start" style:justify-single-word="false"/>
      <style:text-properties fo:font-size="12pt" fo:language="en" fo:country="US" officeooo:rsid="0076a39c" officeooo:paragraph-rsid="00bedb8c" style:font-size-asian="10.5pt" style:font-size-complex="12pt"/>
    </style:style>
    <style:style style:name="P129" style:family="paragraph" style:parent-style-name="Table_20_Contents">
      <style:paragraph-properties fo:text-align="start" style:justify-single-word="false"/>
      <style:text-properties fo:font-size="12pt" fo:language="en" fo:country="US" officeooo:rsid="0077297c" officeooo:paragraph-rsid="0077297c" style:font-size-asian="10.5pt" style:font-size-complex="12pt"/>
    </style:style>
    <style:style style:name="P130" style:family="paragraph" style:parent-style-name="Table_20_Contents">
      <style:paragraph-properties fo:text-align="start" style:justify-single-word="false"/>
      <style:text-properties fo:font-size="12pt" fo:language="en" fo:country="US" officeooo:rsid="0077297c" officeooo:paragraph-rsid="00bedb8c" style:font-size-asian="10.5pt" style:font-size-complex="12pt"/>
    </style:style>
    <style:style style:name="P131" style:family="paragraph" style:parent-style-name="Table_20_Contents">
      <style:paragraph-properties fo:text-align="start" style:justify-single-word="false"/>
      <style:text-properties fo:font-size="12pt" fo:language="en" fo:country="US" officeooo:rsid="0078dbc9" officeooo:paragraph-rsid="0078dbc9" style:font-size-asian="10.5pt" style:font-size-complex="12pt"/>
    </style:style>
    <style:style style:name="P132" style:family="paragraph" style:parent-style-name="Table_20_Contents">
      <style:paragraph-properties fo:text-align="start" style:justify-single-word="false"/>
      <style:text-properties fo:font-size="12pt" fo:language="en" fo:country="US" officeooo:rsid="0078dbc9" officeooo:paragraph-rsid="00bedb8c" style:font-size-asian="10.5pt" style:font-size-complex="12pt"/>
    </style:style>
    <style:style style:name="P133" style:family="paragraph" style:parent-style-name="Table_20_Contents">
      <style:paragraph-properties fo:text-align="start" style:justify-single-word="false"/>
      <style:text-properties fo:font-size="12pt" fo:language="en" fo:country="US" officeooo:rsid="007983b3" officeooo:paragraph-rsid="007983b3" style:font-size-asian="10.5pt" style:font-size-complex="12pt"/>
    </style:style>
    <style:style style:name="P134" style:family="paragraph" style:parent-style-name="Table_20_Contents">
      <style:paragraph-properties fo:text-align="start" style:justify-single-word="false"/>
      <style:text-properties fo:font-size="12pt" fo:language="en" fo:country="US" officeooo:rsid="007983b3" officeooo:paragraph-rsid="00bedb8c" style:font-size-asian="10.5pt" style:font-size-complex="12pt"/>
    </style:style>
    <style:style style:name="P135" style:family="paragraph" style:parent-style-name="Table_20_Contents">
      <style:paragraph-properties fo:text-align="start" style:justify-single-word="false"/>
      <style:text-properties fo:font-size="12pt" fo:language="en" fo:country="US" officeooo:rsid="007b1633" officeooo:paragraph-rsid="007b1633" style:font-size-asian="10.5pt" style:font-size-complex="12pt"/>
    </style:style>
    <style:style style:name="P136" style:family="paragraph" style:parent-style-name="Table_20_Contents">
      <style:paragraph-properties fo:text-align="start" style:justify-single-word="false"/>
      <style:text-properties fo:font-size="12pt" fo:language="en" fo:country="US" officeooo:rsid="007b1633" officeooo:paragraph-rsid="00bedb8c" style:font-size-asian="10.5pt" style:font-size-complex="12pt"/>
    </style:style>
    <style:style style:name="P137" style:family="paragraph" style:parent-style-name="Table_20_Contents">
      <style:paragraph-properties fo:text-align="start" style:justify-single-word="false"/>
      <style:text-properties fo:font-size="12pt" fo:language="en" fo:country="US" officeooo:rsid="007cfadf" officeooo:paragraph-rsid="007cfadf" style:font-size-asian="10.5pt" style:font-size-complex="12pt"/>
    </style:style>
    <style:style style:name="P138" style:family="paragraph" style:parent-style-name="Table_20_Contents">
      <style:paragraph-properties fo:text-align="start" style:justify-single-word="false"/>
      <style:text-properties fo:font-size="12pt" fo:language="en" fo:country="US" officeooo:rsid="007cfadf" officeooo:paragraph-rsid="00bedb8c" style:font-size-asian="10.5pt" style:font-size-complex="12pt"/>
    </style:style>
    <style:style style:name="P139" style:family="paragraph" style:parent-style-name="Table_20_Contents">
      <style:paragraph-properties fo:text-align="start" style:justify-single-word="false"/>
      <style:text-properties fo:font-size="12pt" fo:language="en" fo:country="US" officeooo:rsid="007e1718" officeooo:paragraph-rsid="007e1718" style:font-size-asian="10.5pt" style:font-size-complex="12pt"/>
    </style:style>
    <style:style style:name="P140" style:family="paragraph" style:parent-style-name="Table_20_Contents">
      <style:paragraph-properties fo:text-align="start" style:justify-single-word="false"/>
      <style:text-properties fo:font-size="12pt" fo:language="en" fo:country="US" officeooo:rsid="007e1718" officeooo:paragraph-rsid="00bedb8c" style:font-size-asian="10.5pt" style:font-size-complex="12pt"/>
    </style:style>
    <style:style style:name="P141" style:family="paragraph" style:parent-style-name="Table_20_Contents">
      <style:paragraph-properties fo:text-align="start" style:justify-single-word="false"/>
      <style:text-properties fo:font-size="12pt" fo:language="en" fo:country="US" officeooo:rsid="00c0a4e7" officeooo:paragraph-rsid="00c0a4e7" style:font-size-asian="10.5pt" style:font-size-complex="12pt"/>
    </style:style>
    <style:style style:name="P142" style:family="paragraph" style:parent-style-name="Table_20_Contents">
      <style:paragraph-properties fo:text-align="start" style:justify-single-word="false"/>
      <style:text-properties fo:font-size="12pt" fo:language="en" fo:country="US" officeooo:rsid="00c86eea" officeooo:paragraph-rsid="00c86eea" style:font-size-asian="10.5pt" style:font-size-complex="12pt"/>
    </style:style>
    <style:style style:name="P143" style:family="paragraph" style:parent-style-name="Table_20_Contents">
      <style:paragraph-properties fo:text-align="start" style:justify-single-word="false"/>
      <style:text-properties fo:font-size="12pt" fo:language="en" fo:country="US" officeooo:rsid="00c9e63e" officeooo:paragraph-rsid="00c9e63e" style:font-size-asian="10.5pt" style:font-size-complex="12pt"/>
    </style:style>
    <style:style style:name="P144" style:family="paragraph" style:parent-style-name="Table_20_Contents">
      <style:paragraph-properties fo:text-align="start" style:justify-single-word="false"/>
      <style:text-properties fo:font-size="12pt" fo:language="en" fo:country="US" officeooo:rsid="00f6896f" officeooo:paragraph-rsid="00f6896f" style:font-size-asian="10.5pt" style:font-size-complex="12pt"/>
    </style:style>
    <style:style style:name="P145" style:family="paragraph" style:parent-style-name="Table_20_Contents">
      <style:paragraph-properties fo:text-align="start" style:justify-single-word="false"/>
      <style:text-properties fo:font-size="12pt" fo:language="en" fo:country="US" officeooo:rsid="00f72997" officeooo:paragraph-rsid="00f72997" style:font-size-asian="10.5pt" style:font-size-complex="12pt"/>
    </style:style>
    <style:style style:name="P146" style:family="paragraph" style:parent-style-name="Table_20_Contents">
      <style:paragraph-properties fo:text-align="start" style:justify-single-word="false"/>
      <style:text-properties fo:font-size="12pt" fo:language="en" fo:country="US" officeooo:rsid="00f8bf4b" officeooo:paragraph-rsid="00f8bf4b" style:font-size-asian="10.5pt" style:font-size-complex="12pt"/>
    </style:style>
    <style:style style:name="P147" style:family="paragraph" style:parent-style-name="Table_20_Contents">
      <style:paragraph-properties fo:text-align="start" style:justify-single-word="false"/>
      <style:text-properties fo:font-size="12pt" fo:language="en" fo:country="US" officeooo:rsid="00f9ed6b" officeooo:paragraph-rsid="00f9ed6b" style:font-size-asian="10.5pt" style:font-size-complex="12pt"/>
    </style:style>
    <style:style style:name="P148" style:family="paragraph" style:parent-style-name="Table_20_Contents">
      <style:paragraph-properties fo:text-align="start" style:justify-single-word="false"/>
      <style:text-properties fo:font-size="12pt" fo:language="en" fo:country="US" officeooo:rsid="00d8471a" officeooo:paragraph-rsid="00d8471a" style:font-size-asian="10.5pt" style:font-size-complex="12pt"/>
    </style:style>
    <style:style style:name="P149" style:family="paragraph" style:parent-style-name="Table_20_Contents">
      <style:paragraph-properties fo:text-align="start" style:justify-single-word="false"/>
      <style:text-properties fo:font-size="12pt" fo:language="en" fo:country="US" officeooo:rsid="00fd114a" officeooo:paragraph-rsid="00fd114a" style:font-size-asian="10.5pt" style:font-size-complex="12pt"/>
    </style:style>
    <style:style style:name="P150" style:family="paragraph" style:parent-style-name="Table_20_Contents">
      <style:paragraph-properties fo:text-align="start" style:justify-single-word="false"/>
      <style:text-properties fo:font-size="12pt" fo:language="en" fo:country="US" officeooo:rsid="00fe0b09" officeooo:paragraph-rsid="00fe0b09" style:font-size-asian="10.5pt" style:font-size-complex="12pt"/>
    </style:style>
    <style:style style:name="P151" style:family="paragraph" style:parent-style-name="Table_20_Contents">
      <style:paragraph-properties fo:text-align="start" style:justify-single-word="false"/>
      <style:text-properties fo:font-size="12pt" fo:language="en" fo:country="US" officeooo:rsid="00fe604c" officeooo:paragraph-rsid="00fe604c" style:font-size-asian="10.5pt" style:font-size-complex="12pt"/>
    </style:style>
    <style:style style:name="P152" style:family="paragraph" style:parent-style-name="Table_20_Contents">
      <style:paragraph-properties fo:text-align="start" style:justify-single-word="false"/>
      <style:text-properties fo:font-size="12pt" fo:language="en" fo:country="US" officeooo:rsid="00ffd9c8" officeooo:paragraph-rsid="00ffd9c8" style:font-size-asian="10.5pt" style:font-size-complex="12pt"/>
    </style:style>
    <style:style style:name="P153" style:family="paragraph" style:parent-style-name="Table_20_Contents">
      <style:paragraph-properties fo:text-align="start" style:justify-single-word="false"/>
      <style:text-properties fo:font-size="12pt" fo:language="en" fo:country="US" officeooo:rsid="01013d63" officeooo:paragraph-rsid="01013d63" style:font-size-asian="10.5pt" style:font-size-complex="12pt"/>
    </style:style>
    <style:style style:name="P154" style:family="paragraph" style:parent-style-name="Table_20_Contents">
      <style:paragraph-properties fo:text-align="start" style:justify-single-word="false"/>
      <style:text-properties fo:font-size="12pt" fo:language="en" fo:country="US" officeooo:rsid="0113e403" officeooo:paragraph-rsid="0113e403" style:font-size-asian="10.5pt" style:font-size-complex="12pt"/>
    </style:style>
    <style:style style:name="P155" style:family="paragraph" style:parent-style-name="Table_20_Contents">
      <style:paragraph-properties fo:text-align="start" style:justify-single-word="false"/>
      <style:text-properties fo:font-size="12pt" fo:language="en" fo:country="US" officeooo:rsid="0114210b" officeooo:paragraph-rsid="0114210b" style:font-size-asian="10.5pt" style:font-size-complex="12pt"/>
    </style:style>
    <style:style style:name="P156" style:family="paragraph" style:parent-style-name="Table_20_Contents">
      <style:paragraph-properties fo:text-align="start" style:justify-single-word="false"/>
      <style:text-properties fo:font-size="12pt" fo:language="en" fo:country="US" officeooo:rsid="0115afb2" officeooo:paragraph-rsid="0115afb2" style:font-size-asian="10.5pt" style:font-size-complex="12pt"/>
    </style:style>
    <style:style style:name="P157" style:family="paragraph" style:parent-style-name="Table_20_Contents">
      <style:paragraph-properties fo:text-align="start" style:justify-single-word="false"/>
      <style:text-properties fo:font-size="12pt" fo:language="en" fo:country="US" officeooo:rsid="0115cb0a" officeooo:paragraph-rsid="0115cb0a" style:font-size-asian="10.5pt" style:font-size-complex="12pt"/>
    </style:style>
    <style:style style:name="P158" style:family="paragraph" style:parent-style-name="Table_20_Contents">
      <style:paragraph-properties fo:text-align="start" style:justify-single-word="false"/>
      <style:text-properties fo:font-size="12pt" fo:language="en" fo:country="US" officeooo:rsid="0115d63c" officeooo:paragraph-rsid="0115d63c" style:font-size-asian="10.5pt" style:font-size-complex="12pt"/>
    </style:style>
    <style:style style:name="P159" style:family="paragraph" style:parent-style-name="Table_20_Contents">
      <style:paragraph-properties fo:text-align="start" style:justify-single-word="false"/>
      <style:text-properties fo:font-size="12pt" fo:language="en" fo:country="US" officeooo:rsid="0119204e" officeooo:paragraph-rsid="0119204e" style:font-size-asian="10.5pt" style:font-size-complex="12pt"/>
    </style:style>
    <style:style style:name="P160" style:family="paragraph" style:parent-style-name="Table_20_Contents">
      <style:paragraph-properties fo:text-align="start" style:justify-single-word="false"/>
      <style:text-properties fo:font-size="12pt" fo:language="en" fo:country="US" officeooo:rsid="0119d76b" officeooo:paragraph-rsid="0119d76b" style:font-size-asian="10.5pt" style:font-size-complex="12pt"/>
    </style:style>
    <style:style style:name="P161" style:family="paragraph" style:parent-style-name="Table_20_Contents">
      <style:paragraph-properties fo:text-align="start" style:justify-single-word="false"/>
      <style:text-properties fo:font-size="12pt" fo:language="en" fo:country="US" officeooo:rsid="011b01ad" officeooo:paragraph-rsid="011b01ad" style:font-size-asian="10.5pt" style:font-size-complex="12pt"/>
    </style:style>
    <style:style style:name="P162" style:family="paragraph" style:parent-style-name="Table_20_Contents">
      <style:paragraph-properties fo:text-align="start" style:justify-single-word="false"/>
      <style:text-properties fo:font-size="12pt" fo:language="en" fo:country="US" officeooo:rsid="011c3177" officeooo:paragraph-rsid="011c3177" style:font-size-asian="10.5pt" style:font-size-complex="12pt"/>
    </style:style>
    <style:style style:name="P163" style:family="paragraph" style:parent-style-name="Table_20_Contents">
      <style:paragraph-properties fo:text-align="start" style:justify-single-word="false"/>
      <style:text-properties fo:font-size="12pt" fo:language="en" fo:country="US" officeooo:rsid="011dc986" officeooo:paragraph-rsid="011dc986" style:font-size-asian="10.5pt" style:font-size-complex="12pt"/>
    </style:style>
    <style:style style:name="P164" style:family="paragraph" style:parent-style-name="Table_20_Contents">
      <style:paragraph-properties fo:text-align="start" style:justify-single-word="false"/>
      <style:text-properties fo:font-size="12pt" fo:language="en" fo:country="US" officeooo:rsid="011f0642" officeooo:paragraph-rsid="011f0642" style:font-size-asian="10.5pt" style:font-size-complex="12pt"/>
    </style:style>
    <style:style style:name="P165" style:family="paragraph" style:parent-style-name="Table_20_Contents">
      <style:paragraph-properties fo:text-align="start" style:justify-single-word="false"/>
      <style:text-properties fo:font-size="12pt" fo:language="en" fo:country="US" officeooo:rsid="01254748" officeooo:paragraph-rsid="01254748" style:font-size-asian="10.5pt" style:font-size-complex="12pt"/>
    </style:style>
    <style:style style:name="P166" style:family="paragraph" style:parent-style-name="Table_20_Contents">
      <style:paragraph-properties fo:text-align="start" style:justify-single-word="false"/>
      <style:text-properties fo:font-size="12pt" fo:language="en" fo:country="US" officeooo:rsid="012725da" officeooo:paragraph-rsid="012725da" style:font-size-asian="10.5pt" style:font-size-complex="12pt"/>
    </style:style>
    <style:style style:name="P167" style:family="paragraph" style:parent-style-name="Table_20_Contents">
      <style:paragraph-properties fo:text-align="start" style:justify-single-word="false"/>
      <style:text-properties fo:font-size="12pt" fo:language="en" fo:country="US" officeooo:rsid="012a1460" officeooo:paragraph-rsid="012a1460" style:font-size-asian="10.5pt" style:font-size-complex="12pt"/>
    </style:style>
    <style:style style:name="P168" style:family="paragraph" style:parent-style-name="Table_20_Contents">
      <style:paragraph-properties fo:text-align="start" style:justify-single-word="false"/>
      <style:text-properties fo:font-size="12pt" fo:language="en" fo:country="US" officeooo:rsid="012bd7e5" officeooo:paragraph-rsid="012bd7e5" style:font-size-asian="10.5pt" style:font-size-complex="12pt"/>
    </style:style>
    <style:style style:name="P169" style:family="paragraph" style:parent-style-name="Table_20_Contents">
      <style:paragraph-properties fo:text-align="start" style:justify-single-word="false"/>
      <style:text-properties fo:font-size="12pt" fo:language="en" fo:country="US" officeooo:rsid="012d6432" officeooo:paragraph-rsid="012d6432" style:font-size-asian="10.5pt" style:font-size-complex="12pt"/>
    </style:style>
    <style:style style:name="P170" style:family="paragraph" style:parent-style-name="Table_20_Contents">
      <style:paragraph-properties fo:text-align="start" style:justify-single-word="false"/>
      <style:text-properties fo:font-size="12pt" fo:language="en" fo:country="US" officeooo:rsid="012eeae4" officeooo:paragraph-rsid="012eeae4" style:font-size-asian="10.5pt" style:font-size-complex="12pt"/>
    </style:style>
    <style:style style:name="P171" style:family="paragraph" style:parent-style-name="Table_20_Contents">
      <style:paragraph-properties fo:text-align="start" style:justify-single-word="false"/>
      <style:text-properties fo:font-size="12pt" fo:language="en" fo:country="US" officeooo:rsid="012ffaa1" officeooo:paragraph-rsid="012ffaa1" style:font-size-asian="10.5pt" style:font-size-complex="12pt"/>
    </style:style>
    <style:style style:name="P172" style:family="paragraph" style:parent-style-name="Table_20_Contents">
      <style:paragraph-properties fo:text-align="start" style:justify-single-word="false"/>
      <style:text-properties fo:font-size="12pt" fo:language="en" fo:country="US" officeooo:rsid="013029d4" officeooo:paragraph-rsid="013029d4" style:font-size-asian="10.5pt" style:font-size-complex="12pt"/>
    </style:style>
    <style:style style:name="P173" style:family="paragraph" style:parent-style-name="Table_20_Contents">
      <style:paragraph-properties fo:text-align="start" style:justify-single-word="false"/>
      <style:text-properties fo:font-size="12pt" fo:language="en" fo:country="US" officeooo:rsid="0130d69a" officeooo:paragraph-rsid="0130d69a" style:font-size-asian="10.5pt" style:font-size-complex="12pt"/>
    </style:style>
    <style:style style:name="P174" style:family="paragraph" style:parent-style-name="Table_20_Contents">
      <style:paragraph-properties fo:text-align="start" style:justify-single-word="false"/>
      <style:text-properties fo:font-size="12pt" fo:language="en" fo:country="US" officeooo:rsid="0132f420" officeooo:paragraph-rsid="0132f420" style:font-size-asian="10.5pt" style:font-size-complex="12pt"/>
    </style:style>
    <style:style style:name="P175" style:family="paragraph" style:parent-style-name="Table_20_Contents">
      <style:paragraph-properties fo:text-align="start" style:justify-single-word="false"/>
      <style:text-properties fo:font-size="12pt" fo:language="en" fo:country="US" officeooo:rsid="0133a3d0" officeooo:paragraph-rsid="0133a3d0" style:font-size-asian="10.5pt" style:font-size-complex="12pt"/>
    </style:style>
    <style:style style:name="P176" style:family="paragraph" style:parent-style-name="Table_20_Contents">
      <style:paragraph-properties fo:text-align="start" style:justify-single-word="false"/>
      <style:text-properties fo:font-size="12pt" fo:language="en" fo:country="US" officeooo:rsid="0134daab" officeooo:paragraph-rsid="0134daab" style:font-size-asian="10.5pt" style:font-size-complex="12pt"/>
    </style:style>
    <style:style style:name="P177" style:family="paragraph" style:parent-style-name="Table_20_Contents">
      <style:paragraph-properties fo:text-align="start" style:justify-single-word="false"/>
      <style:text-properties fo:font-size="12pt" fo:language="en" fo:country="US" officeooo:rsid="01360ee8" officeooo:paragraph-rsid="01360ee8" style:font-size-asian="10.5pt" style:font-size-complex="12pt"/>
    </style:style>
    <style:style style:name="P178" style:family="paragraph" style:parent-style-name="Table_20_Contents">
      <style:paragraph-properties fo:text-align="start" style:justify-single-word="false"/>
      <style:text-properties fo:font-size="12pt" fo:language="en" fo:country="US" officeooo:rsid="013912f3" officeooo:paragraph-rsid="013912f3" style:font-size-asian="10.5pt" style:font-size-complex="12pt"/>
    </style:style>
    <style:style style:name="P179" style:family="paragraph" style:parent-style-name="Table_20_Contents">
      <style:paragraph-properties fo:text-align="start" style:justify-single-word="false"/>
      <style:text-properties fo:font-size="12pt" fo:language="en" fo:country="US" officeooo:rsid="013a944a" officeooo:paragraph-rsid="013a944a" style:font-size-asian="10.5pt" style:font-size-complex="12pt"/>
    </style:style>
    <style:style style:name="P180" style:family="paragraph" style:parent-style-name="Table_20_Contents">
      <style:paragraph-properties fo:text-align="start" style:justify-single-word="false"/>
      <style:text-properties fo:font-size="12pt" fo:language="en" fo:country="US" officeooo:rsid="013c4cf7" officeooo:paragraph-rsid="013c4cf7" style:font-size-asian="10.5pt" style:font-size-complex="12pt"/>
    </style:style>
    <style:style style:name="P181" style:family="paragraph" style:parent-style-name="Table_20_Contents">
      <style:paragraph-properties fo:text-align="center" style:justify-single-word="false"/>
      <style:text-properties fo:font-size="12pt" fo:language="en" fo:country="US" officeooo:rsid="013c4cf7" officeooo:paragraph-rsid="013c4cf7" style:font-size-asian="10.5pt" style:font-size-complex="12pt"/>
    </style:style>
    <style:style style:name="P182" style:family="paragraph" style:parent-style-name="Table_20_Contents">
      <style:paragraph-properties fo:text-align="start" style:justify-single-word="false"/>
      <style:text-properties fo:font-size="12pt" fo:language="en" fo:country="US" officeooo:rsid="013d8230" officeooo:paragraph-rsid="013d8230" style:font-size-asian="10.5pt" style:font-size-complex="12pt"/>
    </style:style>
    <style:style style:name="P183" style:family="paragraph" style:parent-style-name="Table_20_Contents">
      <style:paragraph-properties fo:text-align="start" style:justify-single-word="false"/>
      <style:text-properties fo:font-size="12pt" fo:language="en" fo:country="US" officeooo:rsid="013e7d1a" officeooo:paragraph-rsid="013e7d1a" style:font-size-asian="10.5pt" style:font-size-complex="12pt"/>
    </style:style>
    <style:style style:name="P184" style:family="paragraph" style:parent-style-name="Table_20_Contents">
      <style:paragraph-properties fo:text-align="start" style:justify-single-word="false"/>
      <style:text-properties fo:font-size="12pt" fo:language="en" fo:country="US" officeooo:rsid="013fcdd6" officeooo:paragraph-rsid="013fcdd6" style:font-size-asian="10.5pt" style:font-size-complex="12pt"/>
    </style:style>
    <style:style style:name="P185" style:family="paragraph" style:parent-style-name="Table_20_Contents">
      <style:paragraph-properties fo:text-align="start" style:justify-single-word="false"/>
      <style:text-properties fo:font-size="12pt" fo:language="en" fo:country="US" officeooo:rsid="0140cd18" officeooo:paragraph-rsid="0140cd18" style:font-size-asian="10.5pt" style:font-size-complex="12pt"/>
    </style:style>
    <style:style style:name="P186" style:family="paragraph" style:parent-style-name="Table_20_Contents">
      <style:paragraph-properties fo:text-align="start" style:justify-single-word="false"/>
      <style:text-properties fo:font-size="12pt" fo:language="en" fo:country="US" officeooo:rsid="0141a05a" officeooo:paragraph-rsid="0141a05a" style:font-size-asian="10.5pt" style:font-size-complex="12pt"/>
    </style:style>
    <style:style style:name="P187" style:family="paragraph" style:parent-style-name="Table_20_Contents">
      <style:paragraph-properties fo:text-align="start" style:justify-single-word="false"/>
      <style:text-properties fo:font-size="12pt" fo:language="en" fo:country="US" officeooo:rsid="014253ea" officeooo:paragraph-rsid="014253ea" style:font-size-asian="10.5pt" style:font-size-complex="12pt"/>
    </style:style>
    <style:style style:name="P188" style:family="paragraph" style:parent-style-name="Table_20_Contents">
      <style:paragraph-properties fo:text-align="start" style:justify-single-word="false"/>
      <style:text-properties fo:font-size="12pt" fo:language="en" fo:country="US" officeooo:rsid="01428b3e" officeooo:paragraph-rsid="01428b3e" style:font-size-asian="10.5pt" style:font-size-complex="12pt"/>
    </style:style>
    <style:style style:name="P189" style:family="paragraph" style:parent-style-name="Table_20_Contents">
      <style:paragraph-properties fo:text-align="start" style:justify-single-word="false"/>
      <style:text-properties fo:font-size="12pt" fo:language="en" fo:country="US" officeooo:rsid="0143ca62" officeooo:paragraph-rsid="0143ca62" style:font-size-asian="10.5pt" style:font-size-complex="12pt"/>
    </style:style>
    <style:style style:name="P190" style:family="paragraph" style:parent-style-name="Table_20_Contents">
      <style:paragraph-properties fo:text-align="start" style:justify-single-word="false"/>
      <style:text-properties fo:font-size="12pt" fo:language="en" fo:country="US" officeooo:rsid="014794f5" officeooo:paragraph-rsid="014794f5" style:font-size-asian="10.5pt" style:font-size-complex="12pt"/>
    </style:style>
    <style:style style:name="P191" style:family="paragraph" style:parent-style-name="Table_20_Contents">
      <style:paragraph-properties fo:text-align="start" style:justify-single-word="false"/>
      <style:text-properties fo:font-size="12pt" fo:language="en" fo:country="US" officeooo:rsid="01495e6f" officeooo:paragraph-rsid="01495e6f" style:font-size-asian="10.5pt" style:font-size-complex="12pt"/>
    </style:style>
    <style:style style:name="P192" style:family="paragraph" style:parent-style-name="Table_20_Contents">
      <style:paragraph-properties fo:text-align="start" style:justify-single-word="false"/>
      <style:text-properties fo:font-size="12pt" fo:language="en" fo:country="US" officeooo:rsid="014a249e" officeooo:paragraph-rsid="014a249e" style:font-size-asian="10.5pt" style:font-size-complex="12pt"/>
    </style:style>
    <style:style style:name="P193" style:family="paragraph" style:parent-style-name="Table_20_Contents">
      <style:paragraph-properties fo:text-align="start" style:justify-single-word="false"/>
      <style:text-properties fo:font-size="12pt" fo:language="en" fo:country="US" officeooo:rsid="014dbeae" officeooo:paragraph-rsid="014dbeae" style:font-size-asian="10.5pt" style:font-size-complex="12pt"/>
    </style:style>
    <style:style style:name="P194" style:family="paragraph" style:parent-style-name="Table_20_Contents">
      <style:paragraph-properties fo:text-align="start" style:justify-single-word="false"/>
      <style:text-properties fo:font-size="12pt" fo:language="en" fo:country="US" officeooo:rsid="014ebe7a" officeooo:paragraph-rsid="014ebe7a" style:font-size-asian="10.5pt" style:font-size-complex="12pt"/>
    </style:style>
    <style:style style:name="P195" style:family="paragraph" style:parent-style-name="Table_20_Contents">
      <style:paragraph-properties fo:text-align="start" style:justify-single-word="false"/>
      <style:text-properties fo:font-size="12pt" fo:language="en" fo:country="US" officeooo:rsid="014ef5ce" officeooo:paragraph-rsid="014ef5ce" style:font-size-asian="10.5pt" style:font-size-complex="12pt"/>
    </style:style>
    <style:style style:name="P196" style:family="paragraph" style:parent-style-name="Table_20_Contents">
      <style:paragraph-properties fo:text-align="start" style:justify-single-word="false"/>
      <style:text-properties fo:font-size="12pt" fo:language="en" fo:country="US" officeooo:rsid="015078b9" officeooo:paragraph-rsid="015078b9" style:font-size-asian="10.5pt" style:font-size-complex="12pt"/>
    </style:style>
    <style:style style:name="P197" style:family="paragraph" style:parent-style-name="Table_20_Contents">
      <style:paragraph-properties fo:text-align="start" style:justify-single-word="false"/>
      <style:text-properties fo:font-size="12pt" fo:language="en" fo:country="US" officeooo:rsid="0174a7cb" officeooo:paragraph-rsid="0174a7cb" style:font-size-asian="10.5pt" style:font-size-complex="12pt"/>
    </style:style>
    <style:style style:name="P198" style:family="paragraph" style:parent-style-name="Table_20_Contents">
      <style:paragraph-properties fo:text-align="start" style:justify-single-word="false"/>
      <style:text-properties fo:font-size="12pt" fo:language="en" fo:country="US" officeooo:rsid="0131a71f" officeooo:paragraph-rsid="0131a71f" style:font-size-asian="10.5pt" style:font-size-complex="12pt"/>
    </style:style>
    <style:style style:name="P199" style:family="paragraph" style:parent-style-name="Table_20_Contents">
      <style:paragraph-properties fo:text-align="start" style:justify-single-word="false"/>
      <style:text-properties fo:font-size="12pt" fo:language="en" fo:country="US" officeooo:rsid="01587ca2" officeooo:paragraph-rsid="01587ca2" style:font-size-asian="10.5pt" style:font-size-complex="12pt"/>
    </style:style>
    <style:style style:name="P200" style:family="paragraph" style:parent-style-name="Table_20_Contents">
      <style:paragraph-properties fo:text-align="start" style:justify-single-word="false"/>
      <style:text-properties fo:font-size="12pt" fo:language="en" fo:country="US" officeooo:rsid="01596c30" officeooo:paragraph-rsid="01596c30" style:font-size-asian="10.5pt" style:font-size-complex="12pt"/>
    </style:style>
    <style:style style:name="P201" style:family="paragraph" style:parent-style-name="Table_20_Contents">
      <style:paragraph-properties fo:text-align="start" style:justify-single-word="false"/>
      <style:text-properties fo:font-size="12pt" fo:language="en" fo:country="US" officeooo:rsid="0159fdf8" officeooo:paragraph-rsid="0159fdf8" style:font-size-asian="10.5pt" style:font-size-complex="12pt"/>
    </style:style>
    <style:style style:name="P202" style:family="paragraph" style:parent-style-name="Table_20_Contents">
      <style:paragraph-properties fo:text-align="start" style:justify-single-word="false"/>
      <style:text-properties fo:font-size="12pt" fo:language="en" fo:country="US" officeooo:rsid="015bb911" officeooo:paragraph-rsid="015bb911" style:font-size-asian="10.5pt" style:font-size-complex="12pt"/>
    </style:style>
    <style:style style:name="P203" style:family="paragraph" style:parent-style-name="Table_20_Contents">
      <style:paragraph-properties fo:text-align="start" style:justify-single-word="false"/>
      <style:text-properties fo:font-size="12pt" officeooo:rsid="00c9e63e" officeooo:paragraph-rsid="00c9e63e" style:font-size-asian="10.5pt" style:font-size-complex="12pt"/>
    </style:style>
    <style:style style:name="P204" style:family="paragraph" style:parent-style-name="Table_20_Contents">
      <style:paragraph-properties fo:text-align="start" style:justify-single-word="false"/>
      <style:text-properties fo:font-size="12pt" officeooo:rsid="0114210b" officeooo:paragraph-rsid="0114210b" style:font-size-asian="10.5pt" style:font-size-complex="12pt"/>
    </style:style>
    <style:style style:name="P205" style:family="paragraph" style:parent-style-name="Table_20_Contents">
      <style:paragraph-properties fo:text-align="start" style:justify-single-word="false"/>
      <style:text-properties fo:font-size="12pt" officeooo:rsid="0115d63c" officeooo:paragraph-rsid="0115d63c" style:font-size-asian="10.5pt" style:font-size-complex="12pt"/>
    </style:style>
    <style:style style:name="P206" style:family="paragraph" style:parent-style-name="Table_20_Contents">
      <style:paragraph-properties fo:text-align="start" style:justify-single-word="false"/>
      <style:text-properties fo:font-size="12pt" officeooo:rsid="0119204e" officeooo:paragraph-rsid="0119204e" style:font-size-asian="10.5pt" style:font-size-complex="12pt"/>
    </style:style>
    <style:style style:name="P207" style:family="paragraph" style:parent-style-name="Table_20_Contents">
      <style:paragraph-properties fo:text-align="start" style:justify-single-word="false"/>
      <style:text-properties fo:font-size="12pt" officeooo:rsid="0119d76b" officeooo:paragraph-rsid="0119d76b" style:font-size-asian="10.5pt" style:font-size-complex="12pt"/>
    </style:style>
    <style:style style:name="P208" style:family="paragraph" style:parent-style-name="Table_20_Contents">
      <style:paragraph-properties fo:text-align="start" style:justify-single-word="false"/>
      <style:text-properties fo:font-size="12pt" officeooo:rsid="0120dd22" officeooo:paragraph-rsid="0120dd22" style:font-size-asian="10.5pt" style:font-size-complex="12pt"/>
    </style:style>
    <style:style style:name="P209" style:family="paragraph" style:parent-style-name="Table_20_Contents">
      <style:paragraph-properties fo:text-align="start" style:justify-single-word="false"/>
      <style:text-properties fo:font-size="12pt" officeooo:rsid="01360ee8" officeooo:paragraph-rsid="01360ee8" style:font-size-asian="10.5pt" style:font-size-complex="12pt"/>
    </style:style>
    <style:style style:name="P210" style:family="paragraph" style:parent-style-name="Table_20_Contents">
      <style:paragraph-properties fo:text-align="start" style:justify-single-word="false"/>
      <style:text-properties fo:font-size="12pt" fo:language="el" fo:country="GR" officeooo:rsid="00cb200f" officeooo:paragraph-rsid="00cb200f" style:font-size-asian="10.5pt" style:font-size-complex="12pt"/>
    </style:style>
    <style:style style:name="P211" style:family="paragraph" style:parent-style-name="Table_20_Contents">
      <style:paragraph-properties fo:text-align="start" style:justify-single-word="false"/>
      <style:text-properties fo:font-size="12pt" fo:language="el" fo:country="GR" officeooo:rsid="00cbeb90" officeooo:paragraph-rsid="00cbeb90" style:font-size-asian="10.5pt" style:font-size-complex="12pt"/>
    </style:style>
    <style:style style:name="P212" style:family="paragraph" style:parent-style-name="Table_20_Contents">
      <style:paragraph-properties fo:text-align="start" style:justify-single-word="false"/>
      <style:text-properties fo:font-size="12pt" fo:language="el" fo:country="GR" officeooo:rsid="00cd4d95" officeooo:paragraph-rsid="00cd4d95" style:font-size-asian="10.5pt" style:font-size-complex="12pt"/>
    </style:style>
    <style:style style:name="P213" style:family="paragraph" style:parent-style-name="Table_20_Contents">
      <style:paragraph-properties fo:text-align="start" style:justify-single-word="false"/>
      <style:text-properties fo:font-size="12pt" fo:language="el" fo:country="GR" officeooo:rsid="00d8471a" officeooo:paragraph-rsid="00d8471a" style:font-size-asian="10.5pt" style:font-size-complex="12pt"/>
    </style:style>
    <style:style style:name="P214" style:family="paragraph" style:parent-style-name="Table_20_Contents">
      <style:paragraph-properties fo:text-align="start" style:justify-single-word="false"/>
      <style:text-properties fo:font-size="12pt" fo:language="el" fo:country="GR" officeooo:rsid="00d8a0c7" officeooo:paragraph-rsid="00d8a0c7" style:font-size-asian="10.5pt" style:font-size-complex="12pt"/>
    </style:style>
    <style:style style:name="P215" style:family="paragraph" style:parent-style-name="Table_20_Contents">
      <style:paragraph-properties fo:text-align="start" style:justify-single-word="false"/>
      <style:text-properties fo:font-size="12pt" fo:language="el" fo:country="GR" officeooo:rsid="00dca5e6" officeooo:paragraph-rsid="00dca5e6" style:font-size-asian="10.5pt" style:font-size-complex="12pt"/>
    </style:style>
    <style:style style:name="P216" style:family="paragraph" style:parent-style-name="Table_20_Contents">
      <style:paragraph-properties fo:text-align="start" style:justify-single-word="false"/>
      <style:text-properties fo:font-size="12pt" fo:language="el" fo:country="GR" officeooo:rsid="00dd4411" officeooo:paragraph-rsid="00dd4411" style:font-size-asian="10.5pt" style:font-size-complex="12pt"/>
    </style:style>
    <style:style style:name="P217" style:family="paragraph" style:parent-style-name="Table_20_Contents">
      <style:paragraph-properties fo:text-align="start" style:justify-single-word="false"/>
      <style:text-properties fo:font-size="12pt" fo:language="el" fo:country="GR" officeooo:rsid="00deda71" officeooo:paragraph-rsid="00deda71" style:font-size-asian="10.5pt" style:font-size-complex="12pt"/>
    </style:style>
    <style:style style:name="P218" style:family="paragraph" style:parent-style-name="Table_20_Contents">
      <style:paragraph-properties fo:text-align="start" style:justify-single-word="false"/>
      <style:text-properties fo:font-size="12pt" fo:language="el" fo:country="GR" officeooo:rsid="00dfa9a5" officeooo:paragraph-rsid="00dfa9a5" style:font-size-asian="10.5pt" style:font-size-complex="12pt"/>
    </style:style>
    <style:style style:name="P219" style:family="paragraph" style:parent-style-name="Table_20_Contents">
      <style:paragraph-properties fo:text-align="start" style:justify-single-word="false"/>
      <style:text-properties fo:font-size="12pt" fo:language="el" fo:country="GR" officeooo:rsid="00e17c65" officeooo:paragraph-rsid="00e17c65" style:font-size-asian="10.5pt" style:font-size-complex="12pt"/>
    </style:style>
    <style:style style:name="P220" style:family="paragraph" style:parent-style-name="Table_20_Contents">
      <style:paragraph-properties fo:text-align="start" style:justify-single-word="false"/>
      <style:text-properties fo:font-size="12pt" fo:language="el" fo:country="GR" officeooo:rsid="00e2750f" officeooo:paragraph-rsid="00e2750f" style:font-size-asian="10.5pt" style:font-size-complex="12pt"/>
    </style:style>
    <style:style style:name="P221" style:family="paragraph" style:parent-style-name="Table_20_Contents">
      <style:paragraph-properties fo:text-align="start" style:justify-single-word="false"/>
      <style:text-properties fo:font-size="12pt" fo:language="el" fo:country="GR" officeooo:rsid="00e3e14a" officeooo:paragraph-rsid="00e3e14a" style:font-size-asian="10.5pt" style:font-size-complex="12pt"/>
    </style:style>
    <style:style style:name="P222" style:family="paragraph" style:parent-style-name="Table_20_Contents">
      <style:paragraph-properties fo:text-align="start" style:justify-single-word="false"/>
      <style:text-properties fo:font-size="12pt" fo:language="el" fo:country="GR" officeooo:rsid="00e5bb3f" officeooo:paragraph-rsid="00e5bb3f" style:font-size-asian="10.5pt" style:font-size-complex="12pt"/>
    </style:style>
    <style:style style:name="P223" style:family="paragraph" style:parent-style-name="Table_20_Contents">
      <style:paragraph-properties fo:text-align="start" style:justify-single-word="false"/>
      <style:text-properties fo:font-size="12pt" fo:language="el" fo:country="GR" officeooo:rsid="00e6effa" officeooo:paragraph-rsid="00e6effa" style:font-size-asian="10.5pt" style:font-size-complex="12pt"/>
    </style:style>
    <style:style style:name="P224" style:family="paragraph" style:parent-style-name="Table_20_Contents">
      <style:paragraph-properties fo:text-align="start" style:justify-single-word="false"/>
      <style:text-properties fo:font-size="12pt" fo:language="el" fo:country="GR" officeooo:rsid="00e89061" officeooo:paragraph-rsid="00e89061" style:font-size-asian="10.5pt" style:font-size-complex="12pt"/>
    </style:style>
    <style:style style:name="P225" style:family="paragraph" style:parent-style-name="Table_20_Contents">
      <style:paragraph-properties fo:text-align="start" style:justify-single-word="false"/>
      <style:text-properties fo:font-size="12pt" fo:language="el" fo:country="GR" officeooo:rsid="00e97a11" officeooo:paragraph-rsid="00e97a11" style:font-size-asian="10.5pt" style:font-size-complex="12pt"/>
    </style:style>
    <style:style style:name="P226" style:family="paragraph" style:parent-style-name="Table_20_Contents">
      <style:paragraph-properties fo:text-align="start" style:justify-single-word="false"/>
      <style:text-properties fo:font-size="12pt" fo:language="el" fo:country="GR" officeooo:rsid="00eaa5e3" officeooo:paragraph-rsid="00eaa5e3" style:font-size-asian="10.5pt" style:font-size-complex="12pt"/>
    </style:style>
    <style:style style:name="P227" style:family="paragraph" style:parent-style-name="Table_20_Contents">
      <style:paragraph-properties fo:text-align="start" style:justify-single-word="false"/>
      <style:text-properties fo:font-size="12pt" fo:language="el" fo:country="GR" officeooo:rsid="00ee5414" officeooo:paragraph-rsid="00ee5414" style:font-size-asian="10.5pt" style:font-size-complex="12pt"/>
    </style:style>
    <style:style style:name="P228" style:family="paragraph" style:parent-style-name="Table_20_Contents">
      <style:paragraph-properties fo:text-align="start" style:justify-single-word="false"/>
      <style:text-properties fo:font-size="12pt" fo:language="el" fo:country="GR" officeooo:rsid="00ef11c2" officeooo:paragraph-rsid="00ef11c2" style:font-size-asian="10.5pt" style:font-size-complex="12pt"/>
    </style:style>
    <style:style style:name="P229" style:family="paragraph" style:parent-style-name="Table_20_Contents">
      <style:paragraph-properties fo:text-align="start" style:justify-single-word="false"/>
      <style:text-properties fo:font-size="12pt" fo:language="el" fo:country="GR" officeooo:rsid="00efa098" officeooo:paragraph-rsid="00efa098" style:font-size-asian="10.5pt" style:font-size-complex="12pt"/>
    </style:style>
    <style:style style:name="P230" style:family="paragraph" style:parent-style-name="Table_20_Contents">
      <style:paragraph-properties fo:text-align="start" style:justify-single-word="false"/>
      <style:text-properties fo:font-size="12pt" fo:language="el" fo:country="GR" officeooo:rsid="00efee25" officeooo:paragraph-rsid="00efee25" style:font-size-asian="10.5pt" style:font-size-complex="12pt"/>
    </style:style>
    <style:style style:name="P231" style:family="paragraph" style:parent-style-name="Table_20_Contents">
      <style:paragraph-properties fo:text-align="start" style:justify-single-word="false"/>
      <style:text-properties fo:font-size="12pt" fo:language="el" fo:country="GR" officeooo:rsid="00f10146" officeooo:paragraph-rsid="00f10146" style:font-size-asian="10.5pt" style:font-size-complex="12pt"/>
    </style:style>
    <style:style style:name="P232" style:family="paragraph" style:parent-style-name="Table_20_Contents">
      <style:paragraph-properties fo:text-align="start" style:justify-single-word="false"/>
      <style:text-properties fo:font-size="12pt" fo:language="el" fo:country="GR" officeooo:rsid="00f22082" officeooo:paragraph-rsid="00f22082" style:font-size-asian="10.5pt" style:font-size-complex="12pt"/>
    </style:style>
    <style:style style:name="P233" style:family="paragraph" style:parent-style-name="Table_20_Contents">
      <style:paragraph-properties fo:text-align="start" style:justify-single-word="false"/>
      <style:text-properties fo:font-size="12pt" fo:language="el" fo:country="GR" officeooo:rsid="00f36f3f" officeooo:paragraph-rsid="00f36f3f" style:font-size-asian="10.5pt" style:font-size-complex="12pt"/>
    </style:style>
    <style:style style:name="P234" style:family="paragraph" style:parent-style-name="Table_20_Contents">
      <style:paragraph-properties fo:text-align="start" style:justify-single-word="false"/>
      <style:text-properties fo:font-size="12pt" fo:language="el" fo:country="GR" officeooo:rsid="00f5114d" officeooo:paragraph-rsid="00f5114d" style:font-size-asian="10.5pt" style:font-size-complex="12pt"/>
    </style:style>
    <style:style style:name="P235" style:family="paragraph" style:parent-style-name="Table_20_Contents">
      <style:paragraph-properties fo:text-align="start" style:justify-single-word="false"/>
      <style:text-properties fo:font-size="12pt" fo:language="el" fo:country="GR" officeooo:rsid="00f5c74c" officeooo:paragraph-rsid="00f5c74c" style:font-size-asian="10.5pt" style:font-size-complex="12pt"/>
    </style:style>
    <style:style style:name="P236" style:family="paragraph" style:parent-style-name="Table_20_Contents">
      <style:paragraph-properties fo:text-align="start" style:justify-single-word="false"/>
      <style:text-properties fo:language="en" fo:country="US" officeooo:rsid="007ffb01" officeooo:paragraph-rsid="007ffb01"/>
    </style:style>
    <style:style style:name="P237" style:family="paragraph" style:parent-style-name="Table_20_Contents">
      <style:paragraph-properties fo:text-align="start" style:justify-single-word="false"/>
      <style:text-properties fo:language="en" fo:country="US" officeooo:rsid="007ffb01" officeooo:paragraph-rsid="00ac0529"/>
    </style:style>
    <style:style style:name="P238" style:family="paragraph" style:parent-style-name="Table_20_Contents">
      <style:paragraph-properties fo:text-align="start" style:justify-single-word="false"/>
      <style:text-properties fo:language="en" fo:country="US" officeooo:rsid="007ffb01" officeooo:paragraph-rsid="00bedb8c"/>
    </style:style>
    <style:style style:name="P239" style:family="paragraph" style:parent-style-name="Table_20_Contents">
      <style:paragraph-properties fo:text-align="start" style:justify-single-word="false"/>
      <style:text-properties fo:language="en" fo:country="US" officeooo:rsid="01029be2" officeooo:paragraph-rsid="01029be2"/>
    </style:style>
    <style:style style:name="P240" style:family="paragraph" style:parent-style-name="Table_20_Contents">
      <style:paragraph-properties fo:text-align="start" style:justify-single-word="false"/>
      <style:text-properties fo:language="en" fo:country="US" officeooo:rsid="0102dd3c" officeooo:paragraph-rsid="0102dd3c"/>
    </style:style>
    <style:style style:name="P241" style:family="paragraph" style:parent-style-name="Table_20_Contents">
      <style:paragraph-properties fo:text-align="start" style:justify-single-word="false"/>
      <style:text-properties fo:language="en" fo:country="US" officeooo:rsid="01045857" officeooo:paragraph-rsid="01045857"/>
    </style:style>
    <style:style style:name="P242" style:family="paragraph" style:parent-style-name="Table_20_Contents">
      <style:paragraph-properties fo:text-align="start" style:justify-single-word="false"/>
      <style:text-properties fo:language="en" fo:country="US" officeooo:rsid="010511dd" officeooo:paragraph-rsid="010511dd"/>
    </style:style>
    <style:style style:name="P243" style:family="paragraph" style:parent-style-name="Table_20_Contents">
      <style:paragraph-properties fo:text-align="center" style:justify-single-word="false"/>
      <style:text-properties fo:language="en" fo:country="US" officeooo:rsid="010511dd" officeooo:paragraph-rsid="010511dd"/>
    </style:style>
    <style:style style:name="P244" style:family="paragraph" style:parent-style-name="Table_20_Contents">
      <style:paragraph-properties fo:text-align="start" style:justify-single-word="false"/>
      <style:text-properties fo:language="en" fo:country="US" officeooo:rsid="0105ced7" officeooo:paragraph-rsid="0105ced7"/>
    </style:style>
    <style:style style:name="P245" style:family="paragraph" style:parent-style-name="Table_20_Contents">
      <style:paragraph-properties fo:text-align="start" style:justify-single-word="false"/>
      <style:text-properties fo:language="en" fo:country="US" officeooo:rsid="0107048b" officeooo:paragraph-rsid="0107048b"/>
    </style:style>
    <style:style style:name="P246" style:family="paragraph" style:parent-style-name="Table_20_Contents">
      <style:paragraph-properties fo:text-align="start" style:justify-single-word="false"/>
      <style:text-properties fo:language="en" fo:country="US" officeooo:rsid="01080027" officeooo:paragraph-rsid="01080027"/>
    </style:style>
    <style:style style:name="P247" style:family="paragraph" style:parent-style-name="Table_20_Contents">
      <style:paragraph-properties fo:text-align="start" style:justify-single-word="false"/>
      <style:text-properties fo:language="en" fo:country="US" officeooo:rsid="01089ee8" officeooo:paragraph-rsid="01089ee8"/>
    </style:style>
    <style:style style:name="P248" style:family="paragraph" style:parent-style-name="Table_20_Contents">
      <style:paragraph-properties fo:text-align="start" style:justify-single-word="false"/>
      <style:text-properties fo:language="en" fo:country="US" officeooo:rsid="0109944b" officeooo:paragraph-rsid="0109944b"/>
    </style:style>
    <style:style style:name="P249" style:family="paragraph" style:parent-style-name="Table_20_Contents">
      <style:paragraph-properties fo:text-align="start" style:justify-single-word="false"/>
      <style:text-properties fo:language="en" fo:country="US" officeooo:rsid="010a37bd" officeooo:paragraph-rsid="010a37bd"/>
    </style:style>
    <style:style style:name="P250" style:family="paragraph" style:parent-style-name="Table_20_Contents">
      <style:paragraph-properties fo:text-align="start" style:justify-single-word="false"/>
      <style:text-properties fo:language="en" fo:country="US" officeooo:rsid="01089ee8" officeooo:paragraph-rsid="01089ee8" fo:background-color="transparent"/>
    </style:style>
    <style:style style:name="P251" style:family="paragraph" style:parent-style-name="Table_20_Contents">
      <style:paragraph-properties fo:text-align="start" style:justify-single-word="false"/>
      <style:text-properties fo:language="en" fo:country="US" officeooo:rsid="01080027" officeooo:paragraph-rsid="01080027" fo:background-color="transparent"/>
    </style:style>
    <style:style style:name="P252" style:family="paragraph" style:parent-style-name="Table_20_Contents">
      <style:paragraph-properties fo:text-align="start" style:justify-single-word="false"/>
      <style:text-properties fo:language="en" fo:country="US" officeooo:rsid="0107048b" officeooo:paragraph-rsid="0107048b" fo:background-color="transparent"/>
    </style:style>
    <style:style style:name="P253" style:family="paragraph" style:parent-style-name="Table_20_Contents">
      <style:paragraph-properties fo:text-align="start" style:justify-single-word="false"/>
      <style:text-properties fo:language="en" fo:country="US" officeooo:rsid="0105ced7" officeooo:paragraph-rsid="0105ced7" fo:background-color="transparent"/>
    </style:style>
    <style:style style:name="P254" style:family="paragraph" style:parent-style-name="Table_20_Contents">
      <style:paragraph-properties fo:text-align="start" style:justify-single-word="false"/>
      <style:text-properties fo:language="en" fo:country="US" officeooo:rsid="010511dd" officeooo:paragraph-rsid="010511dd" fo:background-color="transparent"/>
    </style:style>
    <style:style style:name="P255" style:family="paragraph" style:parent-style-name="Table_20_Contents">
      <style:paragraph-properties fo:text-align="center" style:justify-single-word="false"/>
      <style:text-properties fo:language="en" fo:country="US" officeooo:rsid="010511dd" officeooo:paragraph-rsid="010511dd" fo:background-color="transparent"/>
    </style:style>
    <style:style style:name="P256" style:family="paragraph" style:parent-style-name="Table_20_Contents">
      <style:paragraph-properties fo:text-align="start" style:justify-single-word="false"/>
      <style:text-properties fo:language="en" fo:country="US" officeooo:rsid="007ffb01" officeooo:paragraph-rsid="00ac0529" fo:background-color="transparent"/>
    </style:style>
    <style:style style:name="P257" style:family="paragraph" style:parent-style-name="Table_20_Contents">
      <style:paragraph-properties fo:text-align="start" style:justify-single-word="false"/>
      <style:text-properties fo:language="en" fo:country="US" officeooo:rsid="01e6fa8d" officeooo:paragraph-rsid="01e8b534" fo:background-color="transparent"/>
    </style:style>
    <style:style style:name="P258" style:family="paragraph" style:parent-style-name="Table_20_Contents">
      <style:paragraph-properties fo:text-align="start" style:justify-single-word="false"/>
      <style:text-properties fo:language="en" fo:country="US" officeooo:rsid="01e9dc56" officeooo:paragraph-rsid="01e9dc56" fo:background-color="transparent"/>
    </style:style>
    <style:style style:name="P259" style:family="paragraph" style:parent-style-name="Table_20_Contents">
      <style:paragraph-properties fo:text-align="start" style:justify-single-word="false"/>
      <style:text-properties fo:language="en" fo:country="US" officeooo:rsid="01ebca66" officeooo:paragraph-rsid="01ebca66" fo:background-color="transparent"/>
    </style:style>
    <style:style style:name="P260" style:family="paragraph" style:parent-style-name="Table_20_Contents">
      <style:paragraph-properties fo:text-align="start" style:justify-single-word="false"/>
      <style:text-properties fo:language="en" fo:country="US" officeooo:rsid="01ec2ce2" officeooo:paragraph-rsid="01ec2ce2" fo:background-color="transparent"/>
    </style:style>
    <style:style style:name="P261" style:family="paragraph" style:parent-style-name="Table_20_Contents">
      <style:paragraph-properties fo:text-align="start" style:justify-single-word="false"/>
      <style:text-properties fo:language="en" fo:country="US" officeooo:rsid="01ed576b" officeooo:paragraph-rsid="01ed576b" fo:background-color="transparent"/>
    </style:style>
    <style:style style:name="P262" style:family="paragraph" style:parent-style-name="Table_20_Contents">
      <style:paragraph-properties fo:text-align="start" style:justify-single-word="false"/>
      <style:text-properties fo:language="en" fo:country="US" officeooo:rsid="01edf917" officeooo:paragraph-rsid="01edf917" fo:background-color="transparent"/>
    </style:style>
    <style:style style:name="P263" style:family="paragraph" style:parent-style-name="Table_20_Contents">
      <style:paragraph-properties fo:text-align="start" style:justify-single-word="false"/>
      <style:text-properties fo:language="en" fo:country="US" officeooo:rsid="01ef6e67" officeooo:paragraph-rsid="01ef6e67" fo:background-color="transparent"/>
    </style:style>
    <style:style style:name="P264" style:family="paragraph" style:parent-style-name="Table_20_Contents">
      <style:paragraph-properties fo:text-align="start" style:justify-single-word="false"/>
      <style:text-properties fo:language="en" fo:country="US" officeooo:rsid="01f421bc" officeooo:paragraph-rsid="01f421bc" fo:background-color="transparent"/>
    </style:style>
    <style:style style:name="P265" style:family="paragraph" style:parent-style-name="Table_20_Contents">
      <style:paragraph-properties fo:text-align="start" style:justify-single-word="false"/>
      <style:text-properties fo:language="en" fo:country="US" officeooo:rsid="01f4c179" officeooo:paragraph-rsid="01f4c179" fo:background-color="transparent"/>
    </style:style>
    <style:style style:name="P266" style:family="paragraph" style:parent-style-name="Table_20_Contents">
      <style:paragraph-properties fo:text-align="start" style:justify-single-word="false"/>
      <style:text-properties fo:language="en" fo:country="US" officeooo:rsid="01f66906" officeooo:paragraph-rsid="01f66906" fo:background-color="transparent"/>
    </style:style>
    <style:style style:name="P267" style:family="paragraph" style:parent-style-name="Table_20_Contents">
      <style:paragraph-properties fo:text-align="start" style:justify-single-word="false"/>
      <style:text-properties fo:language="en" fo:country="US" officeooo:rsid="01f8c31b" officeooo:paragraph-rsid="01f8c31b" fo:background-color="transparent"/>
    </style:style>
    <style:style style:name="P268" style:family="paragraph" style:parent-style-name="Table_20_Contents">
      <style:paragraph-properties fo:text-align="start" style:justify-single-word="false"/>
      <style:text-properties fo:language="en" fo:country="US" officeooo:rsid="01fc9fd3" officeooo:paragraph-rsid="01fc9fd3" fo:background-color="transparent"/>
    </style:style>
    <style:style style:name="P269" style:family="paragraph" style:parent-style-name="Table_20_Contents">
      <style:paragraph-properties fo:text-align="start" style:justify-single-word="false"/>
      <style:text-properties fo:language="en" fo:country="US" officeooo:rsid="01fd225d" officeooo:paragraph-rsid="01fd225d" fo:background-color="transparent"/>
    </style:style>
    <style:style style:name="P270" style:family="paragraph" style:parent-style-name="Table_20_Contents">
      <style:paragraph-properties fo:text-align="start" style:justify-single-word="false"/>
      <style:text-properties fo:language="en" fo:country="US" officeooo:rsid="01fe2fae" officeooo:paragraph-rsid="01fe2fae" fo:background-color="transparent"/>
    </style:style>
    <style:style style:name="P271" style:family="paragraph" style:parent-style-name="Table_20_Contents">
      <style:paragraph-properties fo:text-align="center" style:justify-single-word="false"/>
      <style:text-properties fo:language="en" fo:country="US" officeooo:rsid="015e9850" officeooo:paragraph-rsid="015e9850"/>
    </style:style>
    <style:style style:name="P272" style:family="paragraph" style:parent-style-name="Table_20_Contents">
      <style:paragraph-properties fo:text-align="center" style:justify-single-word="false"/>
      <style:text-properties fo:language="en" fo:country="US" officeooo:rsid="015e9850" officeooo:paragraph-rsid="0164c7b8"/>
    </style:style>
    <style:style style:name="P273" style:family="paragraph" style:parent-style-name="Table_20_Contents">
      <style:paragraph-properties fo:text-align="center" style:justify-single-word="false"/>
      <style:text-properties fo:language="en" fo:country="US" officeooo:rsid="015e9850" officeooo:paragraph-rsid="01664022"/>
    </style:style>
    <style:style style:name="P274" style:family="paragraph" style:parent-style-name="Table_20_Contents">
      <style:paragraph-properties fo:text-align="center" style:justify-single-word="false"/>
      <style:text-properties fo:language="en" fo:country="US" officeooo:rsid="015e9850" officeooo:paragraph-rsid="01675abf"/>
    </style:style>
    <style:style style:name="P275" style:family="paragraph" style:parent-style-name="Table_20_Contents">
      <style:paragraph-properties fo:text-align="center" style:justify-single-word="false"/>
      <style:text-properties fo:language="en" fo:country="US" officeooo:rsid="015e9850" officeooo:paragraph-rsid="0168ff6d"/>
    </style:style>
    <style:style style:name="P276" style:family="paragraph" style:parent-style-name="Table_20_Contents">
      <style:paragraph-properties fo:text-align="center" style:justify-single-word="false"/>
      <style:text-properties fo:language="en" fo:country="US" officeooo:rsid="015e9850" officeooo:paragraph-rsid="016af43a"/>
    </style:style>
    <style:style style:name="P277" style:family="paragraph" style:parent-style-name="Table_20_Contents">
      <style:paragraph-properties fo:text-align="center" style:justify-single-word="false"/>
      <style:text-properties fo:language="en" fo:country="US" officeooo:rsid="015e9850" officeooo:paragraph-rsid="016c1074"/>
    </style:style>
    <style:style style:name="P278" style:family="paragraph" style:parent-style-name="Table_20_Contents">
      <style:paragraph-properties fo:text-align="center" style:justify-single-word="false"/>
      <style:text-properties fo:language="en" fo:country="US" officeooo:rsid="015e9850" officeooo:paragraph-rsid="016de935"/>
    </style:style>
    <style:style style:name="P279" style:family="paragraph" style:parent-style-name="Table_20_Contents">
      <style:paragraph-properties fo:text-align="start" style:justify-single-word="false"/>
      <style:text-properties fo:language="en" fo:country="US" officeooo:rsid="018cba11" officeooo:paragraph-rsid="018cba11"/>
    </style:style>
    <style:style style:name="P280" style:family="paragraph" style:parent-style-name="Table_20_Contents">
      <style:paragraph-properties fo:text-align="start" style:justify-single-word="false"/>
      <style:text-properties fo:language="en" fo:country="US" officeooo:rsid="018cba11" officeooo:paragraph-rsid="01c1f96b"/>
    </style:style>
    <style:style style:name="P281" style:family="paragraph" style:parent-style-name="Table_20_Contents">
      <style:paragraph-properties fo:text-align="start" style:justify-single-word="false"/>
      <style:text-properties fo:language="en" fo:country="US" officeooo:rsid="018cba11" officeooo:paragraph-rsid="01e8b534"/>
    </style:style>
    <style:style style:name="P282" style:family="paragraph" style:parent-style-name="Table_20_Contents">
      <style:paragraph-properties fo:text-align="start" style:justify-single-word="false"/>
      <style:text-properties fo:language="en" fo:country="US" officeooo:rsid="018cba11" officeooo:paragraph-rsid="01ee50db"/>
    </style:style>
    <style:style style:name="P283" style:family="paragraph" style:parent-style-name="Table_20_Contents">
      <style:paragraph-properties fo:text-align="start" style:justify-single-word="false"/>
      <style:text-properties fo:language="en" fo:country="US" officeooo:rsid="018cba11" officeooo:paragraph-rsid="01faa419"/>
    </style:style>
    <style:style style:name="P284" style:family="paragraph" style:parent-style-name="Table_20_Contents">
      <style:paragraph-properties fo:text-align="start" style:justify-single-word="false"/>
      <style:text-properties fo:language="en" fo:country="US" officeooo:rsid="01975283" officeooo:paragraph-rsid="01975283"/>
    </style:style>
    <style:style style:name="P285" style:family="paragraph" style:parent-style-name="Table_20_Contents">
      <style:paragraph-properties fo:text-align="start" style:justify-single-word="false"/>
      <style:text-properties fo:language="en" fo:country="US" officeooo:rsid="0197f66c" officeooo:paragraph-rsid="0197f66c"/>
    </style:style>
    <style:style style:name="P286" style:family="paragraph" style:parent-style-name="Table_20_Contents">
      <style:paragraph-properties fo:text-align="start" style:justify-single-word="false"/>
      <style:text-properties fo:language="en" fo:country="US" officeooo:rsid="01990ab9" officeooo:paragraph-rsid="01990ab9"/>
    </style:style>
    <style:style style:name="P287" style:family="paragraph" style:parent-style-name="Table_20_Contents">
      <style:paragraph-properties fo:text-align="start" style:justify-single-word="false"/>
      <style:text-properties fo:language="en" fo:country="US" officeooo:rsid="019af439" officeooo:paragraph-rsid="019af439"/>
    </style:style>
    <style:style style:name="P288" style:family="paragraph" style:parent-style-name="Table_20_Contents">
      <style:paragraph-properties fo:text-align="start" style:justify-single-word="false"/>
      <style:text-properties fo:language="en" fo:country="US" officeooo:rsid="019c1660" officeooo:paragraph-rsid="019c1660"/>
    </style:style>
    <style:style style:name="P289" style:family="paragraph" style:parent-style-name="Table_20_Contents">
      <style:paragraph-properties fo:text-align="start" style:justify-single-word="false"/>
      <style:text-properties fo:language="en" fo:country="US" officeooo:rsid="01a25349" officeooo:paragraph-rsid="01a25349"/>
    </style:style>
    <style:style style:name="P290" style:family="paragraph" style:parent-style-name="Table_20_Contents">
      <style:paragraph-properties fo:text-align="start" style:justify-single-word="false"/>
      <style:text-properties fo:language="en" fo:country="US" officeooo:rsid="01a320bc" officeooo:paragraph-rsid="01a320bc"/>
    </style:style>
    <style:style style:name="P291" style:family="paragraph" style:parent-style-name="Table_20_Contents">
      <style:paragraph-properties fo:text-align="start" style:justify-single-word="false"/>
      <style:text-properties fo:language="en" fo:country="US" officeooo:rsid="01a4fa5a" officeooo:paragraph-rsid="01a4fa5a"/>
    </style:style>
    <style:style style:name="P292" style:family="paragraph" style:parent-style-name="Table_20_Contents">
      <style:paragraph-properties fo:text-align="start" style:justify-single-word="false"/>
      <style:text-properties fo:language="en" fo:country="US" officeooo:rsid="01a680f3" officeooo:paragraph-rsid="01a680f3"/>
    </style:style>
    <style:style style:name="P293" style:family="paragraph" style:parent-style-name="Table_20_Contents">
      <style:paragraph-properties fo:text-align="start" style:justify-single-word="false"/>
      <style:text-properties fo:language="en" fo:country="US" officeooo:rsid="01a89218" officeooo:paragraph-rsid="01a89218"/>
    </style:style>
    <style:style style:name="P294" style:family="paragraph" style:parent-style-name="Table_20_Contents">
      <style:paragraph-properties fo:text-align="start" style:justify-single-word="false"/>
      <style:text-properties fo:language="en" fo:country="US" officeooo:rsid="01a89bcc" officeooo:paragraph-rsid="01a89bcc"/>
    </style:style>
    <style:style style:name="P295" style:family="paragraph" style:parent-style-name="Table_20_Contents">
      <style:paragraph-properties fo:text-align="start" style:justify-single-word="false"/>
      <style:text-properties fo:language="en" fo:country="US" officeooo:rsid="01a94a70" officeooo:paragraph-rsid="01a94a70"/>
    </style:style>
    <style:style style:name="P296" style:family="paragraph" style:parent-style-name="Table_20_Contents">
      <style:paragraph-properties fo:text-align="start" style:justify-single-word="false"/>
      <style:text-properties fo:language="en" fo:country="US" officeooo:rsid="01a94a70" officeooo:paragraph-rsid="01c1f96b"/>
    </style:style>
    <style:style style:name="P297" style:family="paragraph" style:parent-style-name="Table_20_Contents">
      <style:paragraph-properties fo:text-align="start" style:justify-single-word="false"/>
      <style:text-properties fo:language="en" fo:country="US" officeooo:rsid="01a94a70" officeooo:paragraph-rsid="01e8b534"/>
    </style:style>
    <style:style style:name="P298" style:family="paragraph" style:parent-style-name="Table_20_Contents">
      <style:paragraph-properties fo:text-align="start" style:justify-single-word="false"/>
      <style:text-properties fo:language="en" fo:country="US" officeooo:rsid="01a94a70" officeooo:paragraph-rsid="01ee50db"/>
    </style:style>
    <style:style style:name="P299" style:family="paragraph" style:parent-style-name="Table_20_Contents">
      <style:paragraph-properties fo:text-align="start" style:justify-single-word="false"/>
      <style:text-properties fo:language="en" fo:country="US" officeooo:rsid="01a94a70" officeooo:paragraph-rsid="01faa419"/>
    </style:style>
    <style:style style:name="P300" style:family="paragraph" style:parent-style-name="Table_20_Contents">
      <style:paragraph-properties fo:text-align="start" style:justify-single-word="false"/>
      <style:text-properties fo:language="en" fo:country="US" officeooo:rsid="01ab2690" officeooo:paragraph-rsid="01ab2690"/>
    </style:style>
    <style:style style:name="P301" style:family="paragraph" style:parent-style-name="Table_20_Contents">
      <style:paragraph-properties fo:text-align="start" style:justify-single-word="false"/>
      <style:text-properties fo:language="en" fo:country="US" officeooo:rsid="01ac6694" officeooo:paragraph-rsid="01ac6694"/>
    </style:style>
    <style:style style:name="P302" style:family="paragraph" style:parent-style-name="Table_20_Contents">
      <style:paragraph-properties fo:text-align="start" style:justify-single-word="false"/>
      <style:text-properties fo:language="en" fo:country="US" officeooo:rsid="01add2ed" officeooo:paragraph-rsid="01add2ed"/>
    </style:style>
    <style:style style:name="P303" style:family="paragraph" style:parent-style-name="Table_20_Contents">
      <style:paragraph-properties fo:text-align="start" style:justify-single-word="false"/>
      <style:text-properties fo:language="en" fo:country="US" officeooo:rsid="01ae09ef" officeooo:paragraph-rsid="01ae09ef"/>
    </style:style>
    <style:style style:name="P304" style:family="paragraph" style:parent-style-name="Table_20_Contents">
      <style:paragraph-properties fo:text-align="start" style:justify-single-word="false"/>
      <style:text-properties fo:language="en" fo:country="US" officeooo:rsid="01ae2170" officeooo:paragraph-rsid="01ae2170"/>
    </style:style>
    <style:style style:name="P305" style:family="paragraph" style:parent-style-name="Table_20_Contents">
      <style:paragraph-properties fo:text-align="start" style:justify-single-word="false"/>
      <style:text-properties fo:language="en" fo:country="US" officeooo:rsid="01b187eb" officeooo:paragraph-rsid="01b187eb"/>
    </style:style>
    <style:style style:name="P306" style:family="paragraph" style:parent-style-name="Table_20_Contents">
      <style:paragraph-properties fo:text-align="start" style:justify-single-word="false"/>
      <style:text-properties fo:language="en" fo:country="US" officeooo:rsid="01c7edca" officeooo:paragraph-rsid="01c7edca"/>
    </style:style>
    <style:style style:name="P307" style:family="paragraph" style:parent-style-name="Table_20_Contents">
      <style:paragraph-properties fo:text-align="start" style:justify-single-word="false"/>
      <style:text-properties officeooo:rsid="007ffb01" officeooo:paragraph-rsid="007ffb01"/>
    </style:style>
    <style:style style:name="P308" style:family="paragraph" style:parent-style-name="Table_20_Contents">
      <style:paragraph-properties fo:text-align="start" style:justify-single-word="false"/>
      <style:text-properties officeooo:rsid="007ffb01" officeooo:paragraph-rsid="00ac0529"/>
    </style:style>
    <style:style style:name="P309" style:family="paragraph" style:parent-style-name="Table_20_Contents">
      <style:paragraph-properties fo:text-align="start" style:justify-single-word="false"/>
      <style:text-properties officeooo:rsid="007ffb01" officeooo:paragraph-rsid="00bedb8c"/>
    </style:style>
    <style:style style:name="P310" style:family="paragraph" style:parent-style-name="Table_20_Contents">
      <style:paragraph-properties fo:text-align="center" style:justify-single-word="false"/>
      <style:text-properties officeooo:rsid="007ffb01" officeooo:paragraph-rsid="007ffb01"/>
    </style:style>
    <style:style style:name="P311" style:family="paragraph" style:parent-style-name="Table_20_Contents">
      <style:paragraph-properties fo:text-align="center" style:justify-single-word="false"/>
      <style:text-properties officeooo:rsid="007ffb01" officeooo:paragraph-rsid="00bedb8c"/>
    </style:style>
    <style:style style:name="P312" style:family="paragraph" style:parent-style-name="Table_20_Contents">
      <style:paragraph-properties fo:text-align="center" style:justify-single-word="false"/>
      <style:text-properties officeooo:rsid="00ac0529" officeooo:paragraph-rsid="00ac0529"/>
    </style:style>
    <style:style style:name="P313" style:family="paragraph" style:parent-style-name="Table_20_Contents">
      <style:paragraph-properties fo:text-align="center" style:justify-single-word="false"/>
      <style:text-properties officeooo:rsid="00ac0529" officeooo:paragraph-rsid="00bedb8c"/>
    </style:style>
    <style:style style:name="P314" style:family="paragraph" style:parent-style-name="Table_20_Contents">
      <style:paragraph-properties fo:text-align="start" style:justify-single-word="false"/>
      <style:text-properties officeooo:rsid="00da9869" officeooo:paragraph-rsid="00da9869"/>
    </style:style>
    <style:style style:name="P315" style:family="paragraph" style:parent-style-name="Table_20_Contents">
      <style:paragraph-properties fo:text-align="start" style:justify-single-word="false"/>
      <style:text-properties officeooo:rsid="00daf2d8" officeooo:paragraph-rsid="00daf2d8"/>
    </style:style>
    <style:style style:name="P316" style:family="paragraph" style:parent-style-name="Table_20_Contents">
      <style:paragraph-properties fo:text-align="center" style:justify-single-word="false"/>
      <style:text-properties officeooo:rsid="015e9850" officeooo:paragraph-rsid="015e9850"/>
    </style:style>
    <style:style style:name="P317" style:family="paragraph" style:parent-style-name="Table_20_Contents">
      <style:paragraph-properties fo:text-align="center" style:justify-single-word="false"/>
      <style:text-properties officeooo:rsid="015e9850" officeooo:paragraph-rsid="0164c7b8"/>
    </style:style>
    <style:style style:name="P318" style:family="paragraph" style:parent-style-name="Table_20_Contents">
      <style:paragraph-properties fo:text-align="center" style:justify-single-word="false"/>
      <style:text-properties officeooo:rsid="015e9850" officeooo:paragraph-rsid="01664022"/>
    </style:style>
    <style:style style:name="P319" style:family="paragraph" style:parent-style-name="Table_20_Contents">
      <style:paragraph-properties fo:text-align="center" style:justify-single-word="false"/>
      <style:text-properties officeooo:rsid="015e9850" officeooo:paragraph-rsid="01675abf"/>
    </style:style>
    <style:style style:name="P320" style:family="paragraph" style:parent-style-name="Table_20_Contents">
      <style:paragraph-properties fo:text-align="center" style:justify-single-word="false"/>
      <style:text-properties officeooo:rsid="015e9850" officeooo:paragraph-rsid="0168ff6d"/>
    </style:style>
    <style:style style:name="P321" style:family="paragraph" style:parent-style-name="Table_20_Contents">
      <style:paragraph-properties fo:text-align="center" style:justify-single-word="false"/>
      <style:text-properties officeooo:rsid="015e9850" officeooo:paragraph-rsid="016af43a"/>
    </style:style>
    <style:style style:name="P322" style:family="paragraph" style:parent-style-name="Table_20_Contents">
      <style:paragraph-properties fo:text-align="center" style:justify-single-word="false"/>
      <style:text-properties officeooo:rsid="015e9850" officeooo:paragraph-rsid="016c1074"/>
    </style:style>
    <style:style style:name="P323" style:family="paragraph" style:parent-style-name="Table_20_Contents">
      <style:paragraph-properties fo:text-align="center" style:justify-single-word="false"/>
      <style:text-properties officeooo:rsid="015e9850" officeooo:paragraph-rsid="016de935"/>
    </style:style>
    <style:style style:name="P324" style:family="paragraph" style:parent-style-name="Table_20_Contents">
      <style:paragraph-properties fo:text-align="start" style:justify-single-word="false"/>
    </style:style>
    <style:style style:name="P325" style:family="paragraph" style:parent-style-name="Table_20_Contents">
      <style:paragraph-properties fo:text-align="start" style:justify-single-word="false"/>
      <style:text-properties officeooo:paragraph-rsid="01c1f96b"/>
    </style:style>
    <style:style style:name="P326" style:family="paragraph" style:parent-style-name="Table_20_Contents">
      <style:paragraph-properties fo:text-align="start" style:justify-single-word="false"/>
      <style:text-properties officeooo:paragraph-rsid="01e8b534"/>
    </style:style>
    <style:style style:name="P327" style:family="paragraph" style:parent-style-name="Table_20_Contents">
      <style:paragraph-properties fo:text-align="start" style:justify-single-word="false"/>
      <style:text-properties officeooo:paragraph-rsid="01ee50db"/>
    </style:style>
    <style:style style:name="P328" style:family="paragraph" style:parent-style-name="Table_20_Contents">
      <style:paragraph-properties fo:text-align="start" style:justify-single-word="false"/>
      <style:text-properties officeooo:paragraph-rsid="01faa419"/>
    </style:style>
    <style:style style:name="P329" style:family="paragraph" style:parent-style-name="Table_20_Contents">
      <style:paragraph-properties fo:text-align="start" style:justify-single-word="false"/>
      <style:text-properties fo:language="el" fo:country="GR" officeooo:rsid="018cba11" officeooo:paragraph-rsid="018cba11"/>
    </style:style>
    <style:style style:name="P330" style:family="paragraph" style:parent-style-name="Table_20_Contents">
      <style:paragraph-properties fo:text-align="start" style:justify-single-word="false"/>
      <style:text-properties fo:language="el" fo:country="GR" officeooo:rsid="018cba11" officeooo:paragraph-rsid="01c1f96b"/>
    </style:style>
    <style:style style:name="P331" style:family="paragraph" style:parent-style-name="Table_20_Contents">
      <style:paragraph-properties fo:text-align="start" style:justify-single-word="false"/>
      <style:text-properties fo:language="el" fo:country="GR" officeooo:rsid="018cba11" officeooo:paragraph-rsid="01e8b534"/>
    </style:style>
    <style:style style:name="P332" style:family="paragraph" style:parent-style-name="Table_20_Contents">
      <style:paragraph-properties fo:text-align="start" style:justify-single-word="false"/>
      <style:text-properties fo:language="el" fo:country="GR" officeooo:rsid="018cba11" officeooo:paragraph-rsid="01ee50db"/>
    </style:style>
    <style:style style:name="P333" style:family="paragraph" style:parent-style-name="Table_20_Contents">
      <style:paragraph-properties fo:text-align="start" style:justify-single-word="false"/>
      <style:text-properties fo:language="el" fo:country="GR" officeooo:rsid="018cba11" officeooo:paragraph-rsid="01faa419"/>
    </style:style>
    <style:style style:name="P334" style:family="paragraph" style:parent-style-name="Table_20_Contents">
      <style:paragraph-properties fo:text-align="start" style:justify-single-word="false"/>
      <style:text-properties fo:language="el" fo:country="GR" officeooo:rsid="01a214be" officeooo:paragraph-rsid="01a214be"/>
    </style:style>
    <style:style style:name="P335" style:family="paragraph" style:parent-style-name="Table_20_Contents">
      <style:paragraph-properties fo:text-align="start" style:justify-single-word="false"/>
      <style:text-properties fo:language="el" fo:country="GR" officeooo:rsid="01a214be" officeooo:paragraph-rsid="01c1f96b"/>
    </style:style>
    <style:style style:name="P336" style:family="paragraph" style:parent-style-name="Table_20_Contents">
      <style:paragraph-properties fo:text-align="start" style:justify-single-word="false"/>
      <style:text-properties fo:language="el" fo:country="GR" officeooo:rsid="01a214be" officeooo:paragraph-rsid="01e8b534"/>
    </style:style>
    <style:style style:name="P337" style:family="paragraph" style:parent-style-name="Table_20_Contents">
      <style:paragraph-properties fo:text-align="start" style:justify-single-word="false"/>
      <style:text-properties fo:language="el" fo:country="GR" officeooo:rsid="01a214be" officeooo:paragraph-rsid="01ee50db"/>
    </style:style>
    <style:style style:name="P338" style:family="paragraph" style:parent-style-name="Table_20_Contents">
      <style:paragraph-properties fo:text-align="start" style:justify-single-word="false"/>
      <style:text-properties fo:language="el" fo:country="GR" officeooo:rsid="01a214be" officeooo:paragraph-rsid="01faa419"/>
    </style:style>
    <style:style style:name="P339" style:family="paragraph" style:parent-style-name="Table_20_Contents">
      <style:paragraph-properties fo:text-align="start" style:justify-single-word="false"/>
      <style:text-properties officeooo:rsid="018cba11" officeooo:paragraph-rsid="018cba11"/>
    </style:style>
    <style:style style:name="P340" style:family="paragraph" style:parent-style-name="Table_20_Contents">
      <style:paragraph-properties fo:text-align="start" style:justify-single-word="false"/>
      <style:text-properties officeooo:rsid="018cba11" officeooo:paragraph-rsid="01c1f96b"/>
    </style:style>
    <style:style style:name="P341" style:family="paragraph" style:parent-style-name="Table_20_Contents">
      <style:paragraph-properties fo:text-align="start" style:justify-single-word="false"/>
      <style:text-properties officeooo:rsid="018cba11" officeooo:paragraph-rsid="01e8b534"/>
    </style:style>
    <style:style style:name="P342" style:family="paragraph" style:parent-style-name="Table_20_Contents">
      <style:paragraph-properties fo:text-align="start" style:justify-single-word="false"/>
      <style:text-properties officeooo:rsid="018cba11" officeooo:paragraph-rsid="01ee50db"/>
    </style:style>
    <style:style style:name="P343" style:family="paragraph" style:parent-style-name="Table_20_Contents">
      <style:paragraph-properties fo:text-align="start" style:justify-single-word="false"/>
      <style:text-properties officeooo:rsid="018cba11" officeooo:paragraph-rsid="01faa419"/>
    </style:style>
    <style:style style:name="P344" style:family="paragraph" style:parent-style-name="Standard">
      <style:paragraph-properties fo:text-align="start" style:justify-single-word="false"/>
      <style:text-properties fo:language="el" fo:country="GR" officeooo:rsid="01a0e6ac" officeooo:paragraph-rsid="02034c85"/>
    </style:style>
    <style:style style:name="P345" style:family="paragraph" style:parent-style-name="Standard">
      <style:paragraph-properties fo:text-align="start" style:justify-single-word="false"/>
      <style:text-properties fo:language="el" fo:country="GR" officeooo:rsid="01a0e6ac" officeooo:paragraph-rsid="0226d4e9"/>
    </style:style>
    <style:style style:name="P346" style:family="paragraph" style:parent-style-name="Standard">
      <style:paragraph-properties fo:text-align="center" style:justify-single-word="false"/>
      <style:text-properties fo:language="el" fo:country="GR" officeooo:rsid="01a0e6ac" officeooo:paragraph-rsid="02079e7a"/>
    </style:style>
    <style:style style:name="P347" style:family="paragraph" style:parent-style-name="Standard">
      <style:paragraph-properties fo:text-align="start" style:justify-single-word="false"/>
      <style:text-properties fo:language="el" fo:country="GR" officeooo:rsid="01a1fc37" officeooo:paragraph-rsid="01a0e6ac"/>
    </style:style>
    <style:style style:name="P348" style:family="paragraph" style:parent-style-name="Standard">
      <style:paragraph-properties fo:text-align="start" style:justify-single-word="false"/>
      <style:text-properties fo:language="el" fo:country="GR" officeooo:rsid="019de4a1" officeooo:paragraph-rsid="01c1f96b"/>
    </style:style>
    <style:style style:name="P349" style:family="paragraph" style:parent-style-name="Standard">
      <style:paragraph-properties fo:text-align="start" style:justify-single-word="false"/>
      <style:text-properties fo:language="el" fo:country="GR" officeooo:rsid="019de4a1" officeooo:paragraph-rsid="01faa419"/>
    </style:style>
    <style:style style:name="P350" style:family="paragraph" style:parent-style-name="Standard">
      <style:paragraph-properties fo:text-align="start" style:justify-single-word="false"/>
      <style:text-properties fo:language="el" fo:country="GR" officeooo:rsid="019de4a1" officeooo:paragraph-rsid="02034c85"/>
    </style:style>
    <style:style style:name="P351" style:family="paragraph" style:parent-style-name="Standard">
      <style:paragraph-properties fo:text-align="start" style:justify-single-word="false"/>
      <style:text-properties fo:language="el" fo:country="GR" officeooo:rsid="019de4a1" officeooo:paragraph-rsid="01ee50db"/>
    </style:style>
    <style:style style:name="P352" style:family="paragraph" style:parent-style-name="Standard">
      <style:paragraph-properties fo:text-align="start" style:justify-single-word="false"/>
      <style:text-properties fo:language="el" fo:country="GR" officeooo:rsid="019de4a1" officeooo:paragraph-rsid="0230ce19"/>
    </style:style>
    <style:style style:name="P353" style:family="paragraph" style:parent-style-name="Standard">
      <style:paragraph-properties fo:text-align="center" style:justify-single-word="false"/>
      <style:text-properties fo:language="el" fo:country="GR" officeooo:rsid="01d0576f" officeooo:paragraph-rsid="02034c85"/>
    </style:style>
    <style:style style:name="P354" style:family="paragraph" style:parent-style-name="Standard">
      <style:paragraph-properties fo:text-align="center" style:justify-single-word="false"/>
      <style:text-properties fo:language="el" fo:country="GR" officeooo:rsid="01d0576f" officeooo:paragraph-rsid="02079e7a"/>
    </style:style>
    <style:style style:name="P355" style:family="paragraph" style:parent-style-name="Standard">
      <style:paragraph-properties fo:text-align="center" style:justify-single-word="false"/>
      <style:text-properties fo:language="el" fo:country="GR" officeooo:rsid="01d0576f" officeooo:paragraph-rsid="023287de"/>
    </style:style>
    <style:style style:name="P356" style:family="paragraph" style:parent-style-name="Standard">
      <style:paragraph-properties fo:text-align="start" style:justify-single-word="false"/>
      <style:text-properties fo:language="el" fo:country="GR" officeooo:rsid="01cd0fd1" officeooo:paragraph-rsid="01cd0fd1"/>
    </style:style>
    <style:style style:name="P357" style:family="paragraph" style:parent-style-name="Standard">
      <style:paragraph-properties fo:text-align="start" style:justify-single-word="false"/>
      <style:text-properties fo:language="el" fo:country="GR" officeooo:rsid="021c3110" officeooo:paragraph-rsid="021ea113"/>
    </style:style>
    <style:style style:name="P358" style:family="paragraph" style:parent-style-name="Standard">
      <style:paragraph-properties fo:text-align="start" style:justify-single-word="false"/>
      <style:text-properties fo:language="el" fo:country="GR" officeooo:rsid="021c3110" officeooo:paragraph-rsid="022313c3"/>
    </style:style>
    <style:style style:name="P359" style:family="paragraph" style:parent-style-name="Standard">
      <style:paragraph-properties fo:text-align="start" style:justify-single-word="false"/>
      <style:text-properties fo:language="el" fo:country="GR" officeooo:rsid="021c3110" officeooo:paragraph-rsid="022c9439"/>
    </style:style>
    <style:style style:name="P360" style:family="paragraph" style:parent-style-name="Standard">
      <style:paragraph-properties fo:text-align="center" style:justify-single-word="false"/>
      <style:text-properties fo:language="el" fo:country="GR" officeooo:rsid="021c3110" officeooo:paragraph-rsid="022d338c"/>
    </style:style>
    <style:style style:name="P361" style:family="paragraph" style:parent-style-name="Standard">
      <style:paragraph-properties fo:text-align="start" style:justify-single-word="false"/>
      <style:text-properties fo:language="el" fo:country="GR" officeooo:rsid="02297032" officeooo:paragraph-rsid="02297032"/>
    </style:style>
    <style:style style:name="P362" style:family="paragraph" style:parent-style-name="Standard">
      <style:paragraph-properties fo:text-align="start" style:justify-single-word="false"/>
      <style:text-properties fo:language="el" fo:country="GR" officeooo:rsid="022f1c37" officeooo:paragraph-rsid="022f1c37"/>
    </style:style>
    <style:style style:name="P363" style:family="paragraph" style:parent-style-name="Standard">
      <style:paragraph-properties fo:text-align="start" style:justify-single-word="false"/>
      <style:text-properties fo:language="el" fo:country="GR" officeooo:rsid="01f39883" officeooo:paragraph-rsid="01e8b534"/>
    </style:style>
    <style:style style:name="P364" style:family="paragraph" style:parent-style-name="Standard">
      <style:paragraph-properties fo:text-align="start" style:justify-single-word="false"/>
      <style:text-properties fo:language="el" fo:country="GR" officeooo:rsid="0230ce19" officeooo:paragraph-rsid="0230ce19"/>
    </style:style>
    <style:style style:name="P365" style:family="paragraph" style:parent-style-name="Standard">
      <style:paragraph-properties fo:text-align="start" style:justify-single-word="false"/>
      <style:text-properties fo:language="el" fo:country="GR" officeooo:rsid="02379076" officeooo:paragraph-rsid="02379076"/>
    </style:style>
    <style:style style:name="P366" style:family="paragraph" style:parent-style-name="Standard">
      <style:paragraph-properties fo:text-align="start" style:justify-single-word="false"/>
      <style:text-properties fo:language="el" fo:country="GR" officeooo:rsid="023a559b" officeooo:paragraph-rsid="023a559b"/>
    </style:style>
    <style:style style:name="P367" style:family="paragraph" style:parent-style-name="Standard">
      <style:paragraph-properties fo:text-align="start" style:justify-single-word="false"/>
      <style:text-properties fo:language="el" fo:country="GR" officeooo:rsid="023c2184" officeooo:paragraph-rsid="023c2184"/>
    </style:style>
    <style:style style:name="P368" style:family="paragraph" style:parent-style-name="Standard">
      <style:paragraph-properties fo:text-align="start" style:justify-single-word="false"/>
      <style:text-properties fo:language="el" fo:country="GR" officeooo:rsid="023dc4b3" officeooo:paragraph-rsid="023dc4b3"/>
    </style:style>
    <style:style style:name="P369" style:family="paragraph" style:parent-style-name="Standard" style:list-style-name="L2">
      <style:paragraph-properties fo:text-align="start" style:justify-single-word="false"/>
      <style:text-properties fo:language="el" fo:country="GR" officeooo:rsid="023e6486" officeooo:paragraph-rsid="023e6486"/>
    </style:style>
    <style:style style:name="P370" style:family="paragraph" style:parent-style-name="Standard" style:list-style-name="L2">
      <style:paragraph-properties fo:text-align="start" style:justify-single-word="false"/>
      <style:text-properties fo:language="el" fo:country="GR" officeooo:rsid="0242cdb5" officeooo:paragraph-rsid="024aa7a9"/>
    </style:style>
    <style:style style:name="P371" style:family="paragraph" style:parent-style-name="Standard" style:list-style-name="L2">
      <style:paragraph-properties fo:text-align="start" style:justify-single-word="false"/>
      <style:text-properties fo:language="el" fo:country="GR" officeooo:rsid="024669c7" officeooo:paragraph-rsid="024669c7"/>
    </style:style>
    <style:style style:name="P372" style:family="paragraph" style:parent-style-name="Standard" style:list-style-name="L2">
      <style:paragraph-properties fo:text-align="start" style:justify-single-word="false"/>
      <style:text-properties fo:language="el" fo:country="GR" officeooo:rsid="024aa7a9" officeooo:paragraph-rsid="024aa7a9"/>
    </style:style>
    <style:style style:name="P373" style:family="paragraph" style:parent-style-name="Standard" style:list-style-name="L2">
      <style:paragraph-properties fo:text-align="start" style:justify-single-word="false"/>
      <style:text-properties fo:language="el" fo:country="GR" officeooo:rsid="024aa7a9" officeooo:paragraph-rsid="024b7806"/>
    </style:style>
    <style:style style:name="P374" style:family="paragraph" style:parent-style-name="Standard" style:list-style-name="L2">
      <style:paragraph-properties fo:text-align="start" style:justify-single-word="false"/>
      <style:text-properties fo:language="el" fo:country="GR" officeooo:rsid="024aa7a9" officeooo:paragraph-rsid="024d74c5"/>
    </style:style>
    <style:style style:name="P375" style:family="paragraph" style:parent-style-name="Standard" style:list-style-name="L2">
      <style:paragraph-properties fo:text-align="start" style:justify-single-word="false"/>
      <style:text-properties officeooo:paragraph-rsid="024aa7a9"/>
    </style:style>
    <style:style style:name="P376" style:family="paragraph" style:parent-style-name="Standard">
      <style:paragraph-properties fo:text-align="center" style:justify-single-word="false"/>
      <style:text-properties fo:color="#000000" fo:language="el" fo:country="GR" officeooo:rsid="01b34ffb" officeooo:paragraph-rsid="0226d4e9"/>
    </style:style>
    <style:style style:name="P377" style:family="paragraph" style:parent-style-name="Standard">
      <style:paragraph-properties fo:text-align="start" style:justify-single-word="false"/>
      <style:text-properties fo:color="#800000" fo:language="el" fo:country="GR" officeooo:rsid="019de4a1" officeooo:paragraph-rsid="0226d4e9"/>
    </style:style>
    <style:style style:name="P378" style:family="paragraph" style:parent-style-name="Table_20_Contents">
      <style:paragraph-properties fo:text-align="start" style:justify-single-word="false"/>
      <style:text-properties officeooo:paragraph-rsid="02034c85"/>
    </style:style>
    <style:style style:name="P379" style:family="paragraph" style:parent-style-name="Table_20_Contents">
      <style:paragraph-properties fo:text-align="start" style:justify-single-word="false"/>
      <style:text-properties fo:language="en" fo:country="US" officeooo:rsid="01a94a70" officeooo:paragraph-rsid="02034c85"/>
    </style:style>
    <style:style style:name="P380" style:family="paragraph" style:parent-style-name="Table_20_Contents">
      <style:paragraph-properties fo:text-align="start" style:justify-single-word="false"/>
      <style:text-properties fo:language="en" fo:country="US" officeooo:rsid="020575b6" officeooo:paragraph-rsid="020575b6" fo:background-color="transparent"/>
    </style:style>
    <style:style style:name="P381" style:family="paragraph" style:parent-style-name="Table_20_Contents">
      <style:paragraph-properties fo:text-align="start" style:justify-single-word="false"/>
      <style:text-properties fo:language="en" fo:country="US" officeooo:rsid="02065ee9" officeooo:paragraph-rsid="02065ee9" fo:background-color="transparent"/>
    </style:style>
    <style:style style:name="P382" style:family="paragraph" style:parent-style-name="Table_20_Contents">
      <style:paragraph-properties fo:text-align="start" style:justify-single-word="false"/>
      <style:text-properties fo:language="en" fo:country="US" officeooo:rsid="020d26fd" officeooo:paragraph-rsid="020d26fd" fo:background-color="transparent"/>
    </style:style>
    <style:style style:name="P383" style:family="paragraph" style:parent-style-name="Table_20_Contents">
      <style:paragraph-properties fo:text-align="start" style:justify-single-word="false"/>
      <style:text-properties fo:language="en" fo:country="US" officeooo:rsid="020d4e2a" officeooo:paragraph-rsid="020d4e2a" fo:background-color="transparent"/>
    </style:style>
    <style:style style:name="P384" style:family="paragraph" style:parent-style-name="Table_20_Contents">
      <style:paragraph-properties fo:text-align="start" style:justify-single-word="false"/>
      <style:text-properties fo:language="en" fo:country="US" officeooo:rsid="018cba11" officeooo:paragraph-rsid="02034c85"/>
    </style:style>
    <style:style style:name="P385" style:family="paragraph" style:parent-style-name="Table_20_Contents">
      <style:paragraph-properties fo:text-align="start" style:justify-single-word="false"/>
      <style:text-properties fo:language="en" fo:country="US" officeooo:rsid="020d26fd" officeooo:paragraph-rsid="020c600f"/>
    </style:style>
    <style:style style:name="P386" style:family="paragraph" style:parent-style-name="Table_20_Contents">
      <style:paragraph-properties fo:text-align="start" style:justify-single-word="false"/>
      <style:text-properties fo:language="en" fo:country="US" officeooo:rsid="01c7edca" officeooo:paragraph-rsid="01c7edca" fo:background-color="#2bd27e"/>
    </style:style>
    <style:style style:name="P387" style:family="paragraph" style:parent-style-name="Table_20_Contents">
      <style:paragraph-properties fo:text-align="start" style:justify-single-word="false"/>
      <style:text-properties fo:language="en" fo:country="US" officeooo:rsid="01c8b87e" officeooo:paragraph-rsid="01c8b87e" fo:background-color="#2bd27e"/>
    </style:style>
    <style:style style:name="P388" style:family="paragraph" style:parent-style-name="Table_20_Contents">
      <style:paragraph-properties fo:text-align="start" style:justify-single-word="false"/>
      <style:text-properties fo:language="en" fo:country="US" officeooo:rsid="01c93112" officeooo:paragraph-rsid="01c93112" fo:background-color="#2bd27e"/>
    </style:style>
    <style:style style:name="P389" style:family="paragraph" style:parent-style-name="Table_20_Contents">
      <style:paragraph-properties fo:text-align="start" style:justify-single-word="false"/>
      <style:text-properties fo:language="en" fo:country="US" officeooo:rsid="01c97b0f" officeooo:paragraph-rsid="01c97b0f" fo:background-color="#2bd27e"/>
    </style:style>
    <style:style style:name="P390" style:family="paragraph" style:parent-style-name="Table_20_Contents">
      <style:paragraph-properties fo:text-align="start" style:justify-single-word="false"/>
      <style:text-properties fo:language="en" fo:country="US" officeooo:rsid="01ca0872" officeooo:paragraph-rsid="01ca0872" fo:background-color="#2bd27e"/>
    </style:style>
    <style:style style:name="P391" style:family="paragraph" style:parent-style-name="Table_20_Contents">
      <style:paragraph-properties fo:text-align="start" style:justify-single-word="false"/>
      <style:text-properties fo:language="el" fo:country="GR" officeooo:rsid="018cba11" officeooo:paragraph-rsid="02034c85"/>
    </style:style>
    <style:style style:name="P392" style:family="paragraph" style:parent-style-name="Table_20_Contents">
      <style:paragraph-properties fo:text-align="start" style:justify-single-word="false"/>
      <style:text-properties fo:language="el" fo:country="GR" officeooo:rsid="01a214be" officeooo:paragraph-rsid="02034c85"/>
    </style:style>
    <style:style style:name="P393" style:family="paragraph" style:parent-style-name="Table_20_Contents">
      <style:paragraph-properties fo:text-align="start" style:justify-single-word="false"/>
      <style:text-properties fo:language="el" fo:country="GR" officeooo:rsid="02042367" officeooo:paragraph-rsid="02042367" fo:background-color="transparent"/>
    </style:style>
    <style:style style:name="P394" style:family="paragraph" style:parent-style-name="Table_20_Contents">
      <style:paragraph-properties fo:text-align="start" style:justify-single-word="false"/>
      <style:text-properties officeooo:rsid="018cba11" officeooo:paragraph-rsid="02034c85"/>
    </style:style>
    <style:style style:name="P395" style:family="paragraph" style:parent-style-name="Table_20_Contents">
      <style:paragraph-properties fo:text-align="start" style:justify-single-word="false"/>
      <style:text-properties fo:color="#000000" fo:language="en" fo:country="US" officeooo:rsid="018cba11" officeooo:paragraph-rsid="0226d4e9"/>
    </style:style>
    <style:style style:name="P396" style:family="paragraph" style:parent-style-name="Table_20_Contents">
      <style:paragraph-properties fo:text-align="start" style:justify-single-word="false"/>
      <style:text-properties fo:color="#000000" fo:language="en" fo:country="US" officeooo:rsid="01a94a70" officeooo:paragraph-rsid="0226d4e9"/>
    </style:style>
    <style:style style:name="P397" style:family="paragraph" style:parent-style-name="Table_20_Contents">
      <style:paragraph-properties fo:text-align="start" style:justify-single-word="false"/>
      <style:text-properties fo:color="#000000" fo:language="en" fo:country="US" officeooo:rsid="01cfeb5e" officeooo:paragraph-rsid="0226d4e9" fo:background-color="transparent"/>
    </style:style>
    <style:style style:name="P398" style:family="paragraph" style:parent-style-name="Table_20_Contents">
      <style:paragraph-properties fo:text-align="start" style:justify-single-word="false"/>
      <style:text-properties fo:color="#000000" fo:language="en" fo:country="US" officeooo:rsid="01d78125" officeooo:paragraph-rsid="0226d4e9" fo:background-color="transparent"/>
    </style:style>
    <style:style style:name="P399" style:family="paragraph" style:parent-style-name="Table_20_Contents">
      <style:paragraph-properties fo:text-align="start" style:justify-single-word="false"/>
      <style:text-properties fo:color="#000000" fo:language="en" fo:country="US" officeooo:rsid="01dacfcf" officeooo:paragraph-rsid="0226d4e9" fo:background-color="transparent"/>
    </style:style>
    <style:style style:name="P400" style:family="paragraph" style:parent-style-name="Table_20_Contents">
      <style:paragraph-properties fo:text-align="start" style:justify-single-word="false"/>
      <style:text-properties fo:color="#000000" fo:language="en" fo:country="US" officeooo:rsid="01ddf8db" officeooo:paragraph-rsid="0226d4e9" fo:background-color="transparent"/>
    </style:style>
    <style:style style:name="P401" style:family="paragraph" style:parent-style-name="Table_20_Contents">
      <style:paragraph-properties fo:text-align="start" style:justify-single-word="false"/>
      <style:text-properties fo:color="#000000" fo:language="en" fo:country="US" officeooo:rsid="01df7dd6" officeooo:paragraph-rsid="0226d4e9" fo:background-color="transparent"/>
    </style:style>
    <style:style style:name="P402" style:family="paragraph" style:parent-style-name="Table_20_Contents">
      <style:paragraph-properties fo:text-align="start" style:justify-single-word="false"/>
      <style:text-properties fo:color="#000000" fo:language="en" fo:country="US" officeooo:rsid="01e0e479" officeooo:paragraph-rsid="0226d4e9" fo:background-color="transparent"/>
    </style:style>
    <style:style style:name="P403" style:family="paragraph" style:parent-style-name="Table_20_Contents">
      <style:paragraph-properties fo:text-align="start" style:justify-single-word="false"/>
      <style:text-properties fo:color="#000000" fo:language="en" fo:country="US" officeooo:rsid="01e27038" officeooo:paragraph-rsid="0226d4e9" fo:background-color="transparent"/>
    </style:style>
    <style:style style:name="P404" style:family="paragraph" style:parent-style-name="Table_20_Contents">
      <style:paragraph-properties fo:text-align="start" style:justify-single-word="false"/>
      <style:text-properties fo:color="#000000" fo:language="en" fo:country="US" officeooo:rsid="01e3e90b" officeooo:paragraph-rsid="0226d4e9" fo:background-color="transparent"/>
    </style:style>
    <style:style style:name="P405" style:family="paragraph" style:parent-style-name="Table_20_Contents">
      <style:paragraph-properties fo:text-align="start" style:justify-single-word="false"/>
      <style:text-properties fo:color="#000000" officeooo:rsid="018cba11" officeooo:paragraph-rsid="0226d4e9"/>
    </style:style>
    <style:style style:name="P406" style:family="paragraph" style:parent-style-name="Table_20_Contents">
      <style:paragraph-properties fo:text-align="start" style:justify-single-word="false"/>
      <style:text-properties fo:color="#000000" officeooo:paragraph-rsid="0226d4e9"/>
    </style:style>
    <style:style style:name="P407" style:family="paragraph" style:parent-style-name="Table_20_Contents">
      <style:paragraph-properties fo:text-align="start" style:justify-single-word="false"/>
      <style:text-properties fo:color="#000000" fo:language="el" fo:country="GR" officeooo:rsid="018cba11" officeooo:paragraph-rsid="0226d4e9"/>
    </style:style>
    <style:style style:name="P408" style:family="paragraph" style:parent-style-name="Table_20_Contents">
      <style:paragraph-properties fo:text-align="start" style:justify-single-word="false"/>
      <style:text-properties fo:color="#000000" fo:language="el" fo:country="GR" officeooo:rsid="01a214be" officeooo:paragraph-rsid="0226d4e9"/>
    </style:style>
    <style:style style:name="T1" style:family="text">
      <style:text-properties fo:language="en" fo:country="US"/>
    </style:style>
    <style:style style:name="T2" style:family="text">
      <style:text-properties fo:language="en" fo:country="US" officeooo:rsid="000d5279"/>
    </style:style>
    <style:style style:name="T3" style:family="text">
      <style:text-properties fo:language="en" fo:country="US" officeooo:rsid="001097d1"/>
    </style:style>
    <style:style style:name="T4" style:family="text">
      <style:text-properties fo:language="en" fo:country="US" officeooo:rsid="00111982"/>
    </style:style>
    <style:style style:name="T5" style:family="text">
      <style:text-properties fo:language="en" fo:country="US" officeooo:rsid="001a0e1c"/>
    </style:style>
    <style:style style:name="T6" style:family="text">
      <style:text-properties fo:language="en" fo:country="US" officeooo:rsid="001adeee"/>
    </style:style>
    <style:style style:name="T7" style:family="text">
      <style:text-properties fo:language="en" fo:country="US" officeooo:rsid="001d8dff"/>
    </style:style>
    <style:style style:name="T8" style:family="text">
      <style:text-properties fo:language="en" fo:country="US" officeooo:rsid="00229c32"/>
    </style:style>
    <style:style style:name="T9" style:family="text">
      <style:text-properties fo:language="en" fo:country="US" officeooo:rsid="0024b34f"/>
    </style:style>
    <style:style style:name="T10" style:family="text">
      <style:text-properties fo:language="en" fo:country="US" officeooo:rsid="0025ed83"/>
    </style:style>
    <style:style style:name="T11" style:family="text">
      <style:text-properties fo:language="en" fo:country="US" officeooo:rsid="002d7b82"/>
    </style:style>
    <style:style style:name="T12" style:family="text">
      <style:text-properties fo:language="en" fo:country="US" officeooo:rsid="00342a2e"/>
    </style:style>
    <style:style style:name="T13" style:family="text">
      <style:text-properties fo:language="en" fo:country="US" officeooo:rsid="0037b608"/>
    </style:style>
    <style:style style:name="T14" style:family="text">
      <style:text-properties fo:language="en" fo:country="US" officeooo:rsid="01113c87"/>
    </style:style>
    <style:style style:name="T15" style:family="text">
      <style:text-properties fo:language="en" fo:country="US" officeooo:rsid="0111eb3b"/>
    </style:style>
    <style:style style:name="T16" style:family="text">
      <style:text-properties fo:language="en" fo:country="US" officeooo:rsid="0159c6ce"/>
    </style:style>
    <style:style style:name="T17" style:family="text">
      <style:text-properties fo:language="en" fo:country="US" officeooo:rsid="0164c7b8"/>
    </style:style>
    <style:style style:name="T18" style:family="text">
      <style:text-properties fo:language="en" fo:country="US" officeooo:rsid="01664022"/>
    </style:style>
    <style:style style:name="T19" style:family="text">
      <style:text-properties fo:language="en" fo:country="US" officeooo:rsid="01675abf"/>
    </style:style>
    <style:style style:name="T20" style:family="text">
      <style:text-properties fo:language="en" fo:country="US" officeooo:rsid="0168ff6d"/>
    </style:style>
    <style:style style:name="T21" style:family="text">
      <style:text-properties fo:language="en" fo:country="US" officeooo:rsid="016af43a"/>
    </style:style>
    <style:style style:name="T22" style:family="text">
      <style:text-properties fo:language="en" fo:country="US" officeooo:rsid="016c1074"/>
    </style:style>
    <style:style style:name="T23" style:family="text">
      <style:text-properties fo:language="en" fo:country="US" officeooo:rsid="016de935"/>
    </style:style>
    <style:style style:name="T24" style:family="text">
      <style:text-properties fo:language="en" fo:country="US" officeooo:rsid="01a214be"/>
    </style:style>
    <style:style style:name="T25" style:family="text">
      <style:text-properties fo:language="en" fo:country="US" officeooo:rsid="01c1f96b"/>
    </style:style>
    <style:style style:name="T26" style:family="text">
      <style:text-properties fo:language="en" fo:country="US" officeooo:rsid="01cf493d"/>
    </style:style>
    <style:style style:name="T27" style:family="text">
      <style:text-properties fo:language="en" fo:country="US" officeooo:rsid="01e0c72a"/>
    </style:style>
    <style:style style:name="T28" style:family="text">
      <style:text-properties fo:language="en" fo:country="US" officeooo:rsid="01e609ff"/>
    </style:style>
    <style:style style:name="T29" style:family="text">
      <style:text-properties fo:language="en" fo:country="US" officeooo:rsid="01ee50db"/>
    </style:style>
    <style:style style:name="T30" style:family="text">
      <style:text-properties fo:language="en" fo:country="US" officeooo:rsid="01f1798e"/>
    </style:style>
    <style:style style:name="T31" style:family="text">
      <style:text-properties fo:language="en" fo:country="US" officeooo:rsid="01faa419"/>
    </style:style>
    <style:style style:name="T32" style:family="text">
      <style:text-properties fo:language="en" fo:country="US" officeooo:rsid="02034c85"/>
    </style:style>
    <style:style style:name="T33" style:family="text">
      <style:text-properties fo:language="en" fo:country="US" officeooo:rsid="021ea113"/>
    </style:style>
    <style:style style:name="T34" style:family="text">
      <style:text-properties fo:language="en" fo:country="US" officeooo:rsid="021ebe79"/>
    </style:style>
    <style:style style:name="T35" style:family="text">
      <style:text-properties fo:language="en" fo:country="US" officeooo:rsid="02216b00"/>
    </style:style>
    <style:style style:name="T36" style:family="text">
      <style:text-properties fo:language="en" fo:country="US" officeooo:rsid="022ada33"/>
    </style:style>
    <style:style style:name="T37" style:family="text">
      <style:text-properties fo:language="en" fo:country="US" officeooo:rsid="01d0576f"/>
    </style:style>
    <style:style style:name="T38" style:family="text">
      <style:text-properties fo:language="en" fo:country="US" officeooo:rsid="022d338c"/>
    </style:style>
    <style:style style:name="T39" style:family="text">
      <style:text-properties fo:language="en" fo:country="US" officeooo:rsid="0237ed3c"/>
    </style:style>
    <style:style style:name="T40" style:family="text">
      <style:text-properties fo:language="en" fo:country="US" officeooo:rsid="024aa7a9"/>
    </style:style>
    <style:style style:name="T41" style:family="text">
      <style:text-properties fo:language="el" fo:country="GR"/>
    </style:style>
    <style:style style:name="T42" style:family="text">
      <style:text-properties fo:language="el" fo:country="GR" officeooo:rsid="0037b608"/>
    </style:style>
    <style:style style:name="T43" style:family="text">
      <style:text-properties fo:language="el" fo:country="GR" officeooo:rsid="00bedb8c"/>
    </style:style>
    <style:style style:name="T44" style:family="text">
      <style:text-properties fo:language="el" fo:country="GR" officeooo:rsid="017df665"/>
    </style:style>
    <style:style style:name="T45" style:family="text">
      <style:text-properties fo:language="el" fo:country="GR" officeooo:rsid="024aa7a9"/>
    </style:style>
    <style:style style:name="T46" style:family="text">
      <style:text-properties officeooo:rsid="000d5279"/>
    </style:style>
    <style:style style:name="T47" style:family="text">
      <style:text-properties officeooo:rsid="001a0e1c"/>
    </style:style>
    <style:style style:name="T48" style:family="text">
      <style:text-properties officeooo:rsid="001adeee"/>
    </style:style>
    <style:style style:name="T49" style:family="text">
      <style:text-properties officeooo:rsid="001d8dff"/>
    </style:style>
    <style:style style:name="T50" style:family="text">
      <style:text-properties officeooo:rsid="0024b34f"/>
    </style:style>
    <style:style style:name="T51" style:family="text">
      <style:text-properties officeooo:rsid="0037b608"/>
    </style:style>
    <style:style style:name="T52" style:family="text">
      <style:text-properties officeooo:rsid="003c8fa4"/>
    </style:style>
    <style:style style:name="T53" style:family="text">
      <style:text-properties officeooo:rsid="004c8ac4"/>
    </style:style>
    <style:style style:name="T54" style:family="text">
      <style:text-properties officeooo:rsid="0050d7e1"/>
    </style:style>
    <style:style style:name="T55" style:family="text">
      <style:text-properties officeooo:rsid="005197f3"/>
    </style:style>
    <style:style style:name="T56" style:family="text">
      <style:text-properties officeooo:rsid="005257ac"/>
    </style:style>
    <style:style style:name="T57" style:family="text">
      <style:text-properties officeooo:rsid="005b4aea"/>
    </style:style>
    <style:style style:name="T58" style:family="text">
      <style:text-properties officeooo:rsid="005e4c0a"/>
    </style:style>
    <style:style style:name="T59" style:family="text">
      <style:text-properties officeooo:rsid="005f1845"/>
    </style:style>
    <style:style style:name="T60" style:family="text">
      <style:text-properties officeooo:rsid="005f7827"/>
    </style:style>
    <style:style style:name="T61" style:family="text">
      <style:text-properties officeooo:rsid="0060a24e"/>
    </style:style>
    <style:style style:name="T62" style:family="text">
      <style:text-properties officeooo:rsid="00612106"/>
    </style:style>
    <style:style style:name="T63" style:family="text">
      <style:text-properties officeooo:rsid="006deafe"/>
    </style:style>
    <style:style style:name="T64" style:family="text">
      <style:text-properties officeooo:rsid="00744dc0"/>
    </style:style>
    <style:style style:name="T65" style:family="text">
      <style:text-properties officeooo:rsid="0075466b"/>
    </style:style>
    <style:style style:name="T66" style:family="text">
      <style:text-properties officeooo:rsid="00ce899e"/>
    </style:style>
    <style:style style:name="T67" style:family="text">
      <style:text-properties officeooo:rsid="00cfa238"/>
    </style:style>
    <style:style style:name="T68" style:family="text">
      <style:text-properties officeooo:rsid="00d04737"/>
    </style:style>
    <style:style style:name="T69" style:family="text">
      <style:text-properties officeooo:rsid="00d1d2c6"/>
    </style:style>
    <style:style style:name="T70" style:family="text">
      <style:text-properties officeooo:rsid="00d32547"/>
    </style:style>
    <style:style style:name="T71" style:family="text">
      <style:text-properties officeooo:rsid="00d517d8"/>
    </style:style>
    <style:style style:name="T72" style:family="text">
      <style:text-properties officeooo:rsid="00d70be5"/>
    </style:style>
    <style:style style:name="T73" style:family="text">
      <style:text-properties officeooo:rsid="011088ea"/>
    </style:style>
    <style:style style:name="T74" style:family="text">
      <style:text-properties officeooo:rsid="01113c87"/>
    </style:style>
    <style:style style:name="T75" style:family="text">
      <style:text-properties officeooo:rsid="0111eb3b"/>
    </style:style>
    <style:style style:name="T76" style:family="text">
      <style:text-properties officeooo:rsid="0157bf92"/>
    </style:style>
    <style:style style:name="T77" style:family="text">
      <style:text-properties officeooo:rsid="015d57de"/>
    </style:style>
    <style:style style:name="T78" style:family="text">
      <style:text-properties officeooo:rsid="0175f436"/>
    </style:style>
    <style:style style:name="T79" style:family="text">
      <style:text-properties officeooo:rsid="01a805a5"/>
    </style:style>
    <style:style style:name="T80" style:family="text">
      <style:text-properties officeooo:rsid="01c1f96b"/>
    </style:style>
    <style:style style:name="T81" style:family="text">
      <style:text-properties officeooo:rsid="01cf493d"/>
    </style:style>
    <style:style style:name="T82" style:family="text">
      <style:text-properties officeooo:rsid="01e0c72a"/>
    </style:style>
    <style:style style:name="T83" style:family="text">
      <style:text-properties officeooo:rsid="02034c85"/>
    </style:style>
    <style:style style:name="T84" style:family="text">
      <style:text-properties officeooo:rsid="020e5b78"/>
    </style:style>
    <style:style style:name="T85" style:family="text">
      <style:text-properties officeooo:rsid="02106bd0"/>
    </style:style>
    <style:style style:name="T86" style:family="text">
      <style:text-properties officeooo:rsid="021e0f65"/>
    </style:style>
    <style:style style:name="T87" style:family="text">
      <style:text-properties officeooo:rsid="021ea113"/>
    </style:style>
    <style:style style:name="T88" style:family="text">
      <style:text-properties officeooo:rsid="021ebe79"/>
    </style:style>
    <style:style style:name="T89" style:family="text">
      <style:text-properties officeooo:rsid="02216b00"/>
    </style:style>
    <style:style style:name="T90" style:family="text">
      <style:text-properties officeooo:rsid="022ada33"/>
    </style:style>
    <style:style style:name="T91" style:family="text">
      <style:text-properties officeooo:rsid="01d0576f"/>
    </style:style>
    <style:style style:name="T92" style:family="text">
      <style:text-properties officeooo:rsid="022d338c"/>
    </style:style>
    <style:style style:name="T93" style:family="text">
      <style:text-properties officeooo:rsid="01a0e6ac"/>
    </style:style>
    <style:style style:name="T94" style:family="text">
      <style:text-properties officeooo:rsid="0237ed3c"/>
    </style:style>
    <style:style style:name="T95" style:family="text">
      <style:text-properties officeooo:rsid="023e6486"/>
    </style:style>
    <style:style style:name="T96" style:family="text">
      <style:text-properties officeooo:rsid="02401a4a"/>
    </style:style>
    <style:style style:name="T97" style:family="text">
      <style:text-properties officeooo:rsid="02432118"/>
    </style:style>
    <style:style style:name="T98" style:family="text">
      <style:text-properties officeooo:rsid="024839ce"/>
    </style:style>
    <style:style style:name="T99" style:family="text">
      <style:text-properties officeooo:rsid="024aa7a9"/>
    </style:style>
    <style:style style:name="T100" style:family="text">
      <style:text-properties fo:color="#6a9955" style:font-name="Consolas" fo:font-size="12pt" fo:font-weight="normal" fo:background-color="#1e1e1e" loext:char-shading-value="0"/>
    </style:style>
    <style:style style:name="T101" style:family="text">
      <style:text-properties officeooo:rsid="024b7806"/>
    </style:style>
    <style:style style:name="T102" style:family="text">
      <style:text-properties officeooo:rsid="024d74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107">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ΙΙ. Ακολουθιακό Πρόγραμμα</text:p>
      <text:p text:style-name="P3"/>
      <text:p text:style-name="P3">Αρχικά, το ακολουθιακό πρόβλημα τρέχει για <text:span text:style-name="T1">0.875 </text:span>δευτερόλεπτα για το μέγεθος πίνακα 840<text:span text:style-name="T1">x840</text:span>. Μεταφέροντας το σώμα της συνάρτησης <text:span text:style-name="T1">one_jacobi_iteration </text:span>στο εσωτερικό του βρόχου <text:span text:style-name="T1">while, </text:span>και μεταφέροντας τον υπολογισμό των <text:span text:style-name="T1">cx, cy, cc </text:span><text:span text:style-name="T47">ακριβώς έξω από αυτόν, </text:span>παίρνουμε <text:span text:style-name="T47">χρόνο 0.838 δευτερολέπτων. Άλλος περιττός επαναϋπολογισμός είναι αυτός των </text:span><text:span text:style-name="T5">fX^2, fY^2 </text:span><text:span text:style-name="T47">και </text:span><text:span text:style-name="T5">f. </text:span><text:span text:style-name="T47">Η βελτιστοποίηση που επιλέξαμε ήταν η εξής:</text:span> <text:span text:style-name="T1"><text:s/></text:span><text:span text:style-name="T47">κρατήσαμε τα </text:span><text:span text:style-name="T5">fX^2 </text:span><text:span text:style-name="T47">και </text:span><text:span text:style-name="T5">fY^2 </text:span><text:span text:style-name="T47">σε δύο διανύσματα μήκους 1</text:span><text:span text:style-name="T5">xn </text:span><text:span text:style-name="T47">και 1</text:span><text:span text:style-name="T5">xm </text:span><text:span text:style-name="T47">αντίστοιχα. Ιδανικά, θα θέλαμε να κρατούσαμε το </text:span><text:span text:style-name="T5">f </text:span><text:span text:style-name="T47">για κάθε θέση του </text:span><text:span text:style-name="T5">nxm </text:span><text:span text:style-name="T47">πίνακα, όμως αυτό είναι ασύμφορο από πλευράς μνήμης, αφού χρειάζεται ένας ακόμη </text:span><text:span text:style-name="T5">nxm </text:span><text:span text:style-name="T47">πίνακας και αυτό είναι αδύνατον να συμβεί για το μεγαλύτερο μέγεθος προβλήματος. Μόνο με τα δύο διανύσματα αυτά πετυχαίνουμε και πάλι εξαιρετική μείωση στην απόδοση. Η αρχικοποίησή τους και η πρώτη επανάληψη της </text:span><text:span text:style-name="T6">Jacobi SOR </text:span><text:span text:style-name="T48">γίνονται ταυτόχρονα. Κατόπιν, ο βρόχος </text:span><text:span text:style-name="T6">while </text:span><text:span text:style-name="T48">κάνει 39 επαναλήψεις, στις οποίες χρησιμοποιούνται τα στοιχεία από τα διανύσματα </text:span><text:span text:style-name="T6">fXsquared </text:span><text:span text:style-name="T48">και </text:span><text:span text:style-name="T6">fYsquared</text:span><text:span text:style-name="T48">.</text:span></text:p>
      <text:p text:style-name="P3"/>
      <text:p text:style-name="P6">Οι χρόνοι για όλα τα μεγέθη προβλήματος ακολουθούν:</text:p>
      <text:p text:style-name="P2"/>
      <table:table table:name="Πίνακας1" table:style-name="Πίνακας1">
        <table:table-column table:style-name="Πίνακας1.A"/>
        <table:table-column table:style-name="Πίνακας1.B"/>
        <table:table-row>
          <table:table-cell table:style-name="Πίνακας1.A1" office:value-type="string">
            <text:p text:style-name="P60">Μέγεθος Προβλήματος</text:p>
          </table:table-cell>
          <table:table-cell table:style-name="Πίνακας1.B1" office:value-type="string">
            <text:p text:style-name="P60">Χρόνος</text:p>
          </table:table-cell>
        </table:table-row>
        <table:table-row>
          <table:table-cell table:style-name="Πίνακας1.A2" office:value-type="string">
            <text:p text:style-name="P1"><text:span text:style-name="T46">840</text:span><text:span text:style-name="T2">x840</text:span></text:p>
          </table:table-cell>
          <table:table-cell table:style-name="Πίνακας1.B2" office:value-type="string">
            <text:p text:style-name="P61"><text:span text:style-name="T2">0.486 </text:span><text:span text:style-name="T5">sec</text:span></text:p>
          </table:table-cell>
        </table:table-row>
        <table:table-row>
          <table:table-cell table:style-name="Πίνακας1.A2" office:value-type="string">
            <text:p text:style-name="P24">1680x1680</text:p>
          </table:table-cell>
          <table:table-cell table:style-name="Πίνακας1.B2" office:value-type="string">
            <text:p text:style-name="P24">1.802 sec</text:p>
          </table:table-cell>
        </table:table-row>
        <table:table-row>
          <table:table-cell table:style-name="Πίνακας1.A2" office:value-type="string">
            <text:p text:style-name="P24">3360x3360</text:p>
          </table:table-cell>
          <table:table-cell table:style-name="Πίνακας1.B2" office:value-type="string">
            <text:p text:style-name="P24">7.064 sec</text:p>
          </table:table-cell>
        </table:table-row>
        <table:table-row>
          <table:table-cell table:style-name="Πίνακας1.A2" office:value-type="string">
            <text:p text:style-name="P25">6720x6720</text:p>
          </table:table-cell>
          <table:table-cell table:style-name="Πίνακας1.B2" office:value-type="string">
            <text:p text:style-name="P25">28.085 sec</text:p>
          </table:table-cell>
        </table:table-row>
        <table:table-row>
          <table:table-cell table:style-name="Πίνακας1.A2" office:value-type="string">
            <text:p text:style-name="P26">13440x13440</text:p>
          </table:table-cell>
          <table:table-cell table:style-name="Πίνακας1.B2" office:value-type="string">
            <text:p text:style-name="P1"><text:span text:style-name="T4">112.305</text:span><text:span text:style-name="T3"> sec</text:span></text:p>
          </table:table-cell>
        </table:table-row>
        <table:table-row>
          <table:table-cell table:style-name="Πίνακας1.A2" office:value-type="string">
            <text:p text:style-name="P27">26880x26880</text:p>
          </table:table-cell>
          <table:table-cell table:style-name="Πίνακας1.B2" office:value-type="string">
            <text:p text:style-name="P27">449.683 sec</text:p>
          </table:table-cell>
        </table:table-row>
      </table:table>
      <text:p text:style-name="P4"/>
      <text:p text:style-name="P5">Δοκιμάσαμε ο υπολογισμός της <text:span text:style-name="T1">f </text:span>να μην ανατίθεται σε ενδιάμεση μεταβλητή, και αντί αυτού να γίνεται μέσα στον υπολογισμό της <text:span text:style-name="T1">updateVal. </text:span>Για το μικρότερο μέγεθος πίνακα είχαμε αύξηση από τα <text:span text:style-name="T1">0.486 </text:span>στα <text:span text:style-name="T1">0.504 </text:span>δευτερόλεπτα, επομένως δεν συνεχίσαμε τις μετρήσεις για τα μεγαλύτερα μεγέθη και απορρίψαμε την αλλαγή.</text:p>
      <text:p text:style-name="P5"/>
      <text:p text:style-name="P32">ΙΙΙ. Σχεδιασμός <text:span text:style-name="T1">MPI </text:span>Παραλληλοποίησης</text:p>
      <text:p text:style-name="P32"/>
      <text:p text:style-name="P32"><text:span text:style-name="T7">IV. </text:span><text:span text:style-name="T49">Βελτιστοποίηση ΜΡΙ Κώδικα</text:span></text:p>
      <text:p text:style-name="P3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V. <text:span text:style-name="T41">Μετρήσεις ΜΡΙ Κώδικα</text:span></text:p>
      <text:p text:style-name="P33"/>
      <text:p text:style-name="P42">A) <text:span text:style-name="T41">Με την </text:span>MPI_Allreduce <text:span text:style-name="T41">ενεργοποιημένη</text:span></text:p>
      <text:p text:style-name="P43"/>
      <text:p text:style-name="P35"><text:span text:style-name="T41">1) Μέγεθος προβλήματος: 840</text:span>x840</text:p>
      <text:p text:style-name="P35"/>
      <table:table table:name="Πίνακας2" table:style-name="Πίνακας2">
        <table:table-column table:style-name="Πίνακας2.A"/>
        <table:table-column table:style-name="Πίνακας2.B"/>
        <table:table-column table:style-name="Πίνακας2.C"/>
        <table:table-column table:style-name="Πίνακας2.D" table:number-columns-repeated="5"/>
        <table:table-column table:style-name="Πίνακας2.I"/>
        <table:table-row>
          <table:table-cell table:style-name="Πίνακας2.A1" office:value-type="string">
            <text:p text:style-name="P62"># Proc. </text:p>
          </table:table-cell>
          <table:table-cell table:style-name="Πίνακας2.B1" office:value-type="float" office:value="4">
            <text:p text:style-name="P62">4</text:p>
          </table:table-cell>
          <table:table-cell table:style-name="Πίνακας2.B1" office:value-type="float" office:value="9">
            <text:p text:style-name="P62">9</text:p>
          </table:table-cell>
          <table:table-cell table:style-name="Πίνακας2.B1" office:value-type="float" office:value="16">
            <text:p text:style-name="P62">16</text:p>
          </table:table-cell>
          <table:table-cell table:style-name="Πίνακας2.B1" office:value-type="float" office:value="25">
            <text:p text:style-name="P62">25</text:p>
          </table:table-cell>
          <table:table-cell table:style-name="Πίνακας2.B1" office:value-type="float" office:value="36">
            <text:p text:style-name="P62">36</text:p>
          </table:table-cell>
          <table:table-cell table:style-name="Πίνακας2.B1" office:value-type="float" office:value="49">
            <text:p text:style-name="P62">49</text:p>
          </table:table-cell>
          <table:table-cell table:style-name="Πίνακας2.B1" office:value-type="float" office:value="64">
            <text:p text:style-name="P62">64</text:p>
          </table:table-cell>
          <table:table-cell table:style-name="Πίνακας2.I1" office:value-type="float" office:value="80">
            <text:p text:style-name="P62">80</text:p>
          </table:table-cell>
        </table:table-row>
        <table:table-row>
          <table:table-cell table:style-name="Πίνακας2.A2" office:value-type="string">
            <text:p text:style-name="P62">Time(msec)</text:p>
          </table:table-cell>
          <table:table-cell table:style-name="Πίνακας2.B2" office:value-type="float" office:value="132">
            <text:p text:style-name="P141">132</text:p>
          </table:table-cell>
          <table:table-cell table:style-name="Πίνακας2.C2" office:value-type="float" office:value="71">
            <text:p text:style-name="P141">71</text:p>
          </table:table-cell>
          <table:table-cell table:style-name="Πίνακας2.C2" office:value-type="float" office:value="55">
            <text:p text:style-name="P141">55</text:p>
          </table:table-cell>
          <table:table-cell table:style-name="Πίνακας2.C2" office:value-type="float" office:value="64">
            <text:p text:style-name="P141">64</text:p>
          </table:table-cell>
          <table:table-cell table:style-name="Πίνακας2.C2" office:value-type="float" office:value="90">
            <text:p text:style-name="P141">90</text:p>
          </table:table-cell>
          <table:table-cell table:style-name="Πίνακας2.C2" office:value-type="float" office:value="71">
            <text:p text:style-name="P141">71</text:p>
          </table:table-cell>
          <table:table-cell table:style-name="Πίνακας2.C2" office:value-type="float" office:value="52">
            <text:p text:style-name="P141">52</text:p>
          </table:table-cell>
          <table:table-cell table:style-name="Πίνακας2.I2" office:value-type="float" office:value="87">
            <text:p text:style-name="P141">87</text:p>
          </table:table-cell>
        </table:table-row>
        <table:table-row>
          <table:table-cell table:style-name="Πίνακας2.A3" office:value-type="string">
            <text:p text:style-name="P68">Challenge(<text:span text:style-name="T52">msec</text:span>)</text:p>
          </table:table-cell>
          <table:table-cell table:style-name="Πίνακας2.B3" office:value-type="float" office:value="222">
            <text:p text:style-name="P70">222</text:p>
          </table:table-cell>
          <table:table-cell table:style-name="Πίνακας2.C3" office:value-type="float" office:value="119">
            <text:p text:style-name="P70">119</text:p>
          </table:table-cell>
          <table:table-cell table:style-name="Πίνακας2.C3" office:value-type="float" office:value="104">
            <text:p text:style-name="P70">104</text:p>
          </table:table-cell>
          <table:table-cell table:style-name="Πίνακας2.C3" office:value-type="float" office:value="97">
            <text:p text:style-name="P70">97</text:p>
          </table:table-cell>
          <table:table-cell table:style-name="Πίνακας2.C3" office:value-type="float" office:value="97">
            <text:p text:style-name="P70">97</text:p>
          </table:table-cell>
          <table:table-cell table:style-name="Πίνακας2.C3" office:value-type="float" office:value="111">
            <text:p text:style-name="P72">111</text:p>
          </table:table-cell>
          <table:table-cell table:style-name="Πίνακας2.C3" office:value-type="float" office:value="108">
            <text:p text:style-name="P74">108</text:p>
          </table:table-cell>
          <table:table-cell table:style-name="Πίνακας2.I3" office:value-type="float" office:value="108">
            <text:p text:style-name="P76">108</text:p>
          </table:table-cell>
        </table:table-row>
      </table:table>
      <text:p text:style-name="P35"/>
      <text:p text:style-name="P35">2<text:span text:style-name="T41">) Μέγεθος προβλήματος: </text:span>16<text:span text:style-name="T41">80</text:span>x1680</text:p>
      <text:p text:style-name="P35"/>
      <table:table table:name="Πίνακας3" table:style-name="Πίνακας3">
        <table:table-column table:style-name="Πίνακας3.A"/>
        <table:table-column table:style-name="Πίνακας3.B"/>
        <table:table-column table:style-name="Πίνακας3.C"/>
        <table:table-column table:style-name="Πίνακας3.D" table:number-columns-repeated="5"/>
        <table:table-column table:style-name="Πίνακας3.I"/>
        <table:table-row>
          <table:table-cell table:style-name="Πίνακας3.A1" office:value-type="string">
            <text:p text:style-name="P62"># Proc. </text:p>
          </table:table-cell>
          <table:table-cell table:style-name="Πίνακας3.B1" office:value-type="float" office:value="4">
            <text:p text:style-name="P62">4</text:p>
          </table:table-cell>
          <table:table-cell table:style-name="Πίνακας3.B1" office:value-type="float" office:value="9">
            <text:p text:style-name="P62">9</text:p>
          </table:table-cell>
          <table:table-cell table:style-name="Πίνακας3.B1" office:value-type="float" office:value="16">
            <text:p text:style-name="P62">16</text:p>
          </table:table-cell>
          <table:table-cell table:style-name="Πίνακας3.B1" office:value-type="float" office:value="25">
            <text:p text:style-name="P62">25</text:p>
          </table:table-cell>
          <table:table-cell table:style-name="Πίνακας3.B1" office:value-type="float" office:value="36">
            <text:p text:style-name="P62">36</text:p>
          </table:table-cell>
          <table:table-cell table:style-name="Πίνακας3.B1" office:value-type="float" office:value="49">
            <text:p text:style-name="P62">49</text:p>
          </table:table-cell>
          <table:table-cell table:style-name="Πίνακας3.B1" office:value-type="float" office:value="64">
            <text:p text:style-name="P62">64</text:p>
          </table:table-cell>
          <table:table-cell table:style-name="Πίνακας3.I1" office:value-type="float" office:value="80">
            <text:p text:style-name="P62">80</text:p>
          </table:table-cell>
        </table:table-row>
        <table:table-row>
          <table:table-cell table:style-name="Πίνακας3.A2" office:value-type="string">
            <text:p text:style-name="P62">Time(msec)</text:p>
          </table:table-cell>
          <table:table-cell table:style-name="Πίνακας3.B2" office:value-type="float" office:value="513">
            <text:p text:style-name="P142">513</text:p>
          </table:table-cell>
          <table:table-cell table:style-name="Πίνακας3.C2" office:value-type="float" office:value="241">
            <text:p text:style-name="P143">241</text:p>
          </table:table-cell>
          <table:table-cell table:style-name="Πίνακας3.C2" office:value-type="float" office:value="162">
            <text:p text:style-name="P142">162</text:p>
          </table:table-cell>
          <table:table-cell table:style-name="Πίνακας3.C2" office:value-type="float" office:value="128">
            <text:p text:style-name="P142">128</text:p>
          </table:table-cell>
          <table:table-cell table:style-name="Πίνακας3.C2" office:value-type="float" office:value="120">
            <text:p text:style-name="P143">120</text:p>
          </table:table-cell>
          <table:table-cell table:style-name="Πίνακας3.C2" office:value-type="float" office:value="95">
            <text:p text:style-name="P143">95</text:p>
          </table:table-cell>
          <table:table-cell table:style-name="Πίνακας3.C2" office:value-type="float" office:value="80">
            <text:p text:style-name="P143">80</text:p>
          </table:table-cell>
          <table:table-cell table:style-name="Πίνακας3.I2" office:value-type="float" office:value="116">
            <text:p text:style-name="P203"><text:span text:style-name="T8">1</text:span><text:span text:style-name="T1">16</text:span></text:p>
          </table:table-cell>
        </table:table-row>
        <table:table-row>
          <table:table-cell table:style-name="Πίνακας3.A3" office:value-type="string">
            <text:p text:style-name="P68">Challenge(<text:span text:style-name="T52">msec</text:span>)</text:p>
          </table:table-cell>
          <table:table-cell table:style-name="Πίνακας3.B3" office:value-type="float" office:value="865">
            <text:p text:style-name="P92">865</text:p>
          </table:table-cell>
          <table:table-cell table:style-name="Πίνακας3.C3" office:value-type="float" office:value="422">
            <text:p text:style-name="P90">422</text:p>
          </table:table-cell>
          <table:table-cell table:style-name="Πίνακας3.C3" office:value-type="float" office:value="279">
            <text:p text:style-name="P88">279</text:p>
          </table:table-cell>
          <table:table-cell table:style-name="Πίνακας3.C3" office:value-type="float" office:value="217">
            <text:p text:style-name="P86">217</text:p>
          </table:table-cell>
          <table:table-cell table:style-name="Πίνακας3.C3" office:value-type="float" office:value="219">
            <text:p text:style-name="P84">219</text:p>
          </table:table-cell>
          <table:table-cell table:style-name="Πίνακας3.C3" office:value-type="float" office:value="221">
            <text:p text:style-name="P82">221</text:p>
          </table:table-cell>
          <table:table-cell table:style-name="Πίνακας3.C3" office:value-type="float" office:value="218">
            <text:p text:style-name="P80">218</text:p>
          </table:table-cell>
          <table:table-cell table:style-name="Πίνακας3.I3" office:value-type="float" office:value="326">
            <text:p text:style-name="P78">326</text:p>
          </table:table-cell>
        </table:table-row>
      </table:table>
      <text:p text:style-name="P36"/>
      <text:p text:style-name="P35"/>
      <text:p text:style-name="P35">3<text:span text:style-name="T41">) Μέγεθος προβλήματος: </text:span>336<text:span text:style-name="T41">0</text:span>x3360</text:p>
      <text:p text:style-name="P37"/>
      <table:table table:name="Πίνακας4" table:style-name="Πίνακας4">
        <table:table-column table:style-name="Πίνακας4.A"/>
        <table:table-column table:style-name="Πίνακας4.B"/>
        <table:table-column table:style-name="Πίνακας4.C"/>
        <table:table-column table:style-name="Πίνακας4.D" table:number-columns-repeated="5"/>
        <table:table-column table:style-name="Πίνακας4.I"/>
        <table:table-row>
          <table:table-cell table:style-name="Πίνακας4.A1" office:value-type="string">
            <text:p text:style-name="P63"># Proc. </text:p>
          </table:table-cell>
          <table:table-cell table:style-name="Πίνακας4.B1" office:value-type="float" office:value="4">
            <text:p text:style-name="P63">4</text:p>
          </table:table-cell>
          <table:table-cell table:style-name="Πίνακας4.B1" office:value-type="float" office:value="9">
            <text:p text:style-name="P63">9</text:p>
          </table:table-cell>
          <table:table-cell table:style-name="Πίνακας4.B1" office:value-type="float" office:value="16">
            <text:p text:style-name="P63">16</text:p>
          </table:table-cell>
          <table:table-cell table:style-name="Πίνακας4.B1" office:value-type="float" office:value="25">
            <text:p text:style-name="P63">25</text:p>
          </table:table-cell>
          <table:table-cell table:style-name="Πίνακας4.B1" office:value-type="float" office:value="36">
            <text:p text:style-name="P63">36</text:p>
          </table:table-cell>
          <table:table-cell table:style-name="Πίνακας4.B1" office:value-type="float" office:value="49">
            <text:p text:style-name="P63">49</text:p>
          </table:table-cell>
          <table:table-cell table:style-name="Πίνακας4.B1" office:value-type="float" office:value="64">
            <text:p text:style-name="P63">64</text:p>
          </table:table-cell>
          <table:table-cell table:style-name="Πίνακας4.I1" office:value-type="float" office:value="80">
            <text:p text:style-name="P63">80</text:p>
          </table:table-cell>
        </table:table-row>
        <table:table-row>
          <table:table-cell table:style-name="Πίνακας4.A2" office:value-type="string">
            <text:p text:style-name="P63">Time(<text:span text:style-name="T50">sec, </text:span>msec)</text:p>
          </table:table-cell>
          <table:table-cell table:style-name="Πίνακας4.B2" office:value-type="float" office:value="1.989">
            <text:p text:style-name="P210">1,989</text:p>
          </table:table-cell>
          <table:table-cell table:style-name="Πίνακας4.B2" office:value-type="float" office:value="1.179">
            <text:p text:style-name="P210">1,179</text:p>
          </table:table-cell>
          <table:table-cell table:style-name="Πίνακας4.B2" office:value-type="float" office:value="0.926">
            <text:p text:style-name="P210">0,926</text:p>
          </table:table-cell>
          <table:table-cell table:style-name="Πίνακας4.B2" office:value-type="float" office:value="0.56">
            <text:p text:style-name="P210">0,560</text:p>
          </table:table-cell>
          <table:table-cell table:style-name="Πίνακας4.B2" office:value-type="float" office:value="0.423">
            <text:p text:style-name="P210">0,423</text:p>
          </table:table-cell>
          <table:table-cell table:style-name="Πίνακας4.B2" office:value-type="float" office:value="0.257">
            <text:p text:style-name="P210">0,257</text:p>
          </table:table-cell>
          <table:table-cell table:style-name="Πίνακας4.B2" office:value-type="float" office:value="0.194">
            <text:p text:style-name="P210">0,194</text:p>
          </table:table-cell>
          <table:table-cell table:style-name="Πίνακας4.I2" office:value-type="float" office:value="0.19">
            <text:p text:style-name="P210">0,190</text:p>
          </table:table-cell>
        </table:table-row>
        <table:table-row>
          <table:table-cell table:style-name="Πίνακας4.A3" office:value-type="string">
            <text:p text:style-name="P68">Challenge(<text:span text:style-name="T52">sec</text:span>)</text:p>
          </table:table-cell>
          <table:table-cell table:style-name="Πίνακας4.B3" office:value-type="float" office:value="3.413">
            <text:p text:style-name="P95">3,413</text:p>
          </table:table-cell>
          <table:table-cell table:style-name="Πίνακας4.B3" office:value-type="float" office:value="1.631">
            <text:p text:style-name="P93">1,63<text:span text:style-name="T53">1</text:span></text:p>
          </table:table-cell>
          <table:table-cell table:style-name="Πίνακας4.B3" office:value-type="float" office:value="1.054">
            <text:p text:style-name="P88"><text:span text:style-name="T54">1</text:span>,<text:span text:style-name="T55">054</text:span></text:p>
          </table:table-cell>
          <table:table-cell table:style-name="Πίνακας4.B3" office:value-type="float" office:value="0.762">
            <text:p text:style-name="P86"><text:span text:style-name="T56">0</text:span>,<text:span text:style-name="T56">762</text:span></text:p>
          </table:table-cell>
          <table:table-cell table:style-name="Πίνακας4.B3" office:value-type="float" office:value="0.596">
            <text:p text:style-name="P97">0,596</text:p>
          </table:table-cell>
          <table:table-cell table:style-name="Πίνακας4.B3" office:value-type="float" office:value="0.543">
            <text:p text:style-name="P99">0,543</text:p>
          </table:table-cell>
          <table:table-cell table:style-name="Πίνακας4.B3" office:value-type="float" office:value="0.503">
            <text:p text:style-name="P101">0,503</text:p>
          </table:table-cell>
          <table:table-cell table:style-name="Πίνακας4.I3" office:value-type="float" office:value="0.505">
            <text:p text:style-name="P103">0,505</text:p>
          </table:table-cell>
        </table:table-row>
      </table:table>
      <text:p text:style-name="P37"/>
      <text:p text:style-name="P35">4<text:span text:style-name="T41">) Μέγεθος προβλήματος: </text:span>672<text:span text:style-name="T41">0</text:span>x6720</text:p>
      <text:p text:style-name="P38"/>
      <table:table table:name="Πίνακας5" table:style-name="Πίνακας5">
        <table:table-column table:style-name="Πίνακας5.A"/>
        <table:table-column table:style-name="Πίνακας5.B"/>
        <table:table-column table:style-name="Πίνακας5.C"/>
        <table:table-column table:style-name="Πίνακας5.D" table:number-columns-repeated="5"/>
        <table:table-column table:style-name="Πίνακας5.I"/>
        <table:table-row>
          <table:table-cell table:style-name="Πίνακας5.A1" office:value-type="string">
            <text:p text:style-name="P64"># Proc. </text:p>
          </table:table-cell>
          <table:table-cell table:style-name="Πίνακας5.B1" office:value-type="float" office:value="4">
            <text:p text:style-name="P64">4</text:p>
          </table:table-cell>
          <table:table-cell table:style-name="Πίνακας5.B1" office:value-type="float" office:value="9">
            <text:p text:style-name="P64">9</text:p>
          </table:table-cell>
          <table:table-cell table:style-name="Πίνακας5.B1" office:value-type="float" office:value="16">
            <text:p text:style-name="P64">16</text:p>
          </table:table-cell>
          <table:table-cell table:style-name="Πίνακας5.B1" office:value-type="float" office:value="25">
            <text:p text:style-name="P64">25</text:p>
          </table:table-cell>
          <table:table-cell table:style-name="Πίνακας5.B1" office:value-type="float" office:value="36">
            <text:p text:style-name="P64">36</text:p>
          </table:table-cell>
          <table:table-cell table:style-name="Πίνακας5.B1" office:value-type="float" office:value="49">
            <text:p text:style-name="P64">49</text:p>
          </table:table-cell>
          <table:table-cell table:style-name="Πίνακας5.B1" office:value-type="float" office:value="64">
            <text:p text:style-name="P64">64</text:p>
          </table:table-cell>
          <table:table-cell table:style-name="Πίνακας5.I1" office:value-type="float" office:value="80">
            <text:p text:style-name="P64">80</text:p>
          </table:table-cell>
        </table:table-row>
        <table:table-row>
          <table:table-cell table:style-name="Πίνακας5.A2" office:value-type="string">
            <text:p text:style-name="P64">Time(<text:span text:style-name="T50">sec, </text:span>msec)</text:p>
          </table:table-cell>
          <table:table-cell table:style-name="Πίνακας5.B2" office:value-type="float" office:value="7.838">
            <text:p text:style-name="P211">7,83<text:span text:style-name="T66">8</text:span></text:p>
          </table:table-cell>
          <table:table-cell table:style-name="Πίνακας5.B2" office:value-type="float" office:value="4.656">
            <text:p text:style-name="P211">4,6<text:span text:style-name="T66">56</text:span></text:p>
          </table:table-cell>
          <table:table-cell table:style-name="Πίνακας5.B2" office:value-type="float" office:value="3.549">
            <text:p text:style-name="P211">3,5<text:span text:style-name="T67">49</text:span></text:p>
          </table:table-cell>
          <table:table-cell table:style-name="Πίνακας5.B2" office:value-type="float" office:value="2.168">
            <text:p text:style-name="P211">2,1<text:span text:style-name="T68">68</text:span></text:p>
          </table:table-cell>
          <table:table-cell table:style-name="Πίνακας5.B2" office:value-type="float" office:value="1.64">
            <text:p text:style-name="P211">1,<text:span text:style-name="T69">640</text:span></text:p>
          </table:table-cell>
          <table:table-cell table:style-name="Πίνακας5.B2" office:value-type="float" office:value="1.153">
            <text:p text:style-name="P211">1,<text:span text:style-name="T70">153</text:span></text:p>
          </table:table-cell>
          <table:table-cell table:style-name="Πίνακας5.B2" office:value-type="float" office:value="0.956">
            <text:p text:style-name="P212">0,<text:span text:style-name="T71">956</text:span></text:p>
          </table:table-cell>
          <table:table-cell table:style-name="Πίνακας5.I2" office:value-type="float" office:value="0.801">
            <text:p text:style-name="P212">0,<text:span text:style-name="T72">801</text:span></text:p>
          </table:table-cell>
        </table:table-row>
        <table:table-row>
          <table:table-cell table:style-name="Πίνακας5.A3" office:value-type="string">
            <text:p text:style-name="P68">Challenge(<text:span text:style-name="T52">sec</text:span>)</text:p>
          </table:table-cell>
          <table:table-cell table:style-name="Πίνακας5.B3" office:value-type="float" office:value="13.58">
            <text:p text:style-name="P95">13,580</text:p>
          </table:table-cell>
          <table:table-cell table:style-name="Πίνακας5.B3" office:value-type="float" office:value="6.398">
            <text:p text:style-name="P93"><text:span text:style-name="T62">6</text:span>,<text:span text:style-name="T62">398</text:span></text:p>
          </table:table-cell>
          <table:table-cell table:style-name="Πίνακας5.B3" office:value-type="float" office:value="4.033">
            <text:p text:style-name="P88"><text:span text:style-name="T61">4</text:span>,<text:span text:style-name="T55">033</text:span></text:p>
          </table:table-cell>
          <table:table-cell table:style-name="Πίνακας5.B3" office:value-type="float" office:value="2.796">
            <text:p text:style-name="P86"><text:span text:style-name="T60">2</text:span>,<text:span text:style-name="T56">796</text:span></text:p>
          </table:table-cell>
          <table:table-cell table:style-name="Πίνακας5.B3" office:value-type="float" office:value="2.265">
            <text:p text:style-name="P97"><text:span text:style-name="T59">2</text:span>,<text:span text:style-name="T59">265</text:span></text:p>
          </table:table-cell>
          <table:table-cell table:style-name="Πίνακας5.B3" office:value-type="float" office:value="2.002">
            <text:p text:style-name="P99"><text:span text:style-name="T58">2</text:span>,<text:span text:style-name="T58">002</text:span></text:p>
          </table:table-cell>
          <table:table-cell table:style-name="Πίνακας5.B3" office:value-type="float" office:value="1.768">
            <text:p text:style-name="P105">1,768</text:p>
          </table:table-cell>
          <table:table-cell table:style-name="Πίνακας5.I3" office:value-type="float" office:value="1.614">
            <text:p text:style-name="P103"><text:span text:style-name="T57">1</text:span>,<text:span text:style-name="T57">614</text:span></text:p>
          </table:table-cell>
        </table:table-row>
      </table:table>
      <text:p text:style-name="P38"/>
      <text:p text:style-name="P35">5<text:span text:style-name="T41">) Μέγεθος προβλήματος: </text:span>134<text:span text:style-name="T41">40</text:span>x13440</text:p>
      <text:p text:style-name="P35"/>
      <table:table table:name="Πίνακας6" table:style-name="Πίνακας6">
        <table:table-column table:style-name="Πίνακας6.A"/>
        <table:table-column table:style-name="Πίνακας6.B"/>
        <table:table-column table:style-name="Πίνακας6.C"/>
        <table:table-column table:style-name="Πίνακας6.D"/>
        <table:table-column table:style-name="Πίνακας6.E" table:number-columns-repeated="4"/>
        <table:table-column table:style-name="Πίνακας6.I"/>
        <table:table-row>
          <table:table-cell table:style-name="Πίνακας6.A1" office:value-type="string">
            <text:p text:style-name="P65"># Proc. </text:p>
          </table:table-cell>
          <table:table-cell table:style-name="Πίνακας6.B1" office:value-type="float" office:value="4">
            <text:p text:style-name="P65">4</text:p>
          </table:table-cell>
          <table:table-cell table:style-name="Πίνακας6.B1" office:value-type="float" office:value="9">
            <text:p text:style-name="P65">9</text:p>
          </table:table-cell>
          <table:table-cell table:style-name="Πίνακας6.B1" office:value-type="float" office:value="16">
            <text:p text:style-name="P65">16</text:p>
          </table:table-cell>
          <table:table-cell table:style-name="Πίνακας6.B1" office:value-type="float" office:value="25">
            <text:p text:style-name="P65">25</text:p>
          </table:table-cell>
          <table:table-cell table:style-name="Πίνακας6.B1" office:value-type="float" office:value="36">
            <text:p text:style-name="P65">36</text:p>
          </table:table-cell>
          <table:table-cell table:style-name="Πίνακας6.B1" office:value-type="float" office:value="49">
            <text:p text:style-name="P65">49</text:p>
          </table:table-cell>
          <table:table-cell table:style-name="Πίνακας6.B1" office:value-type="float" office:value="64">
            <text:p text:style-name="P65">64</text:p>
          </table:table-cell>
          <table:table-cell table:style-name="Πίνακας6.I1" office:value-type="float" office:value="80">
            <text:p text:style-name="P65">80</text:p>
          </table:table-cell>
        </table:table-row>
        <table:table-row>
          <table:table-cell table:style-name="Πίνακας6.A2" office:value-type="string">
            <text:p text:style-name="P65">Time(<text:span text:style-name="T50">sec, </text:span>msec)</text:p>
          </table:table-cell>
          <table:table-cell table:style-name="Πίνακας6.B2" office:value-type="float" office:value="31.204">
            <text:p text:style-name="P213">31,204</text:p>
          </table:table-cell>
          <table:table-cell table:style-name="Πίνακας6.B2" office:value-type="float" office:value="18.43">
            <text:p text:style-name="P213">18,430</text:p>
          </table:table-cell>
          <table:table-cell table:style-name="Πίνακας6.B2" office:value-type="float" office:value="14.023">
            <text:p text:style-name="P213">14,023</text:p>
          </table:table-cell>
          <table:table-cell table:style-name="Πίνακας6.B2" office:value-type="float" office:value="8.428">
            <text:p text:style-name="P213">8,428</text:p>
          </table:table-cell>
          <table:table-cell table:style-name="Πίνακας6.B2" office:value-type="float" office:value="6.308">
            <text:p text:style-name="P213">6,308</text:p>
          </table:table-cell>
          <table:table-cell table:style-name="Πίνακας6.B2" office:value-type="float" office:value="4.356">
            <text:p text:style-name="P213">4,356</text:p>
          </table:table-cell>
          <table:table-cell table:style-name="Πίνακας6.B2" office:value-type="float" office:value="3.597">
            <text:p text:style-name="P213">3,597</text:p>
          </table:table-cell>
          <table:table-cell table:style-name="Πίνακας6.I2" office:value-type="float" office:value="2.897">
            <text:p text:style-name="P213">2,897</text:p>
          </table:table-cell>
        </table:table-row>
        <table:table-row>
          <table:table-cell table:style-name="Πίνακας6.A3" office:value-type="string">
            <text:p text:style-name="P107">Challenge(sec)</text:p>
          </table:table-cell>
          <table:table-cell table:style-name="Πίνακας6.B3" office:value-type="float" office:value="54.22">
            <text:p text:style-name="P109">54,220</text:p>
          </table:table-cell>
          <table:table-cell table:style-name="Πίνακας6.B3" office:value-type="float" office:value="25.418">
            <text:p text:style-name="P111">25,418</text:p>
          </table:table-cell>
          <table:table-cell table:style-name="Πίνακας6.B3" office:value-type="float" office:value="15.84">
            <text:p text:style-name="P113">15,840</text:p>
          </table:table-cell>
          <table:table-cell table:style-name="Πίνακας6.B3" office:value-type="float" office:value="10.841">
            <text:p text:style-name="P115">10,841</text:p>
          </table:table-cell>
          <table:table-cell table:style-name="Πίνακας6.B3" office:value-type="float" office:value="8.57">
            <text:p text:style-name="P117">8,570</text:p>
          </table:table-cell>
          <table:table-cell table:style-name="Πίνακας6.B3" office:value-type="float" office:value="7.593">
            <text:p text:style-name="P119">7,593</text:p>
          </table:table-cell>
          <table:table-cell table:style-name="Πίνακας6.B3" office:value-type="float" office:value="6.65">
            <text:p text:style-name="P121">6,<text:span text:style-name="T63">650</text:span></text:p>
          </table:table-cell>
          <table:table-cell table:style-name="Πίνακας6.I3" office:value-type="float" office:value="5.913">
            <text:p text:style-name="P123"><text:span text:style-name="T64">5</text:span>,<text:span text:style-name="T64">913</text:span></text:p>
          </table:table-cell>
        </table:table-row>
      </table:table>
      <text:p text:style-name="P39"/>
      <text:p text:style-name="P35">6<text:span text:style-name="T41">) Μέγεθος προβλήματος: </text:span>2688<text:span text:style-name="T41">0</text:span>x26880</text:p>
      <text:p text:style-name="P40"/>
      <table:table table:name="Πίνακας7" table:style-name="Πίνακας7">
        <table:table-column table:style-name="Πίνακας7.A"/>
        <table:table-column table:style-name="Πίνακας7.B"/>
        <table:table-column table:style-name="Πίνακας7.C"/>
        <table:table-column table:style-name="Πίνακας7.D"/>
        <table:table-column table:style-name="Πίνακας7.E"/>
        <table:table-column table:style-name="Πίνακας7.F" table:number-columns-repeated="3"/>
        <table:table-column table:style-name="Πίνακας7.I"/>
        <table:table-row>
          <table:table-cell table:style-name="Πίνακας7.A1" office:value-type="string">
            <text:p text:style-name="P66"># Proc. </text:p>
          </table:table-cell>
          <table:table-cell table:style-name="Πίνακας7.B1" office:value-type="float" office:value="4">
            <text:p text:style-name="P66">4</text:p>
          </table:table-cell>
          <table:table-cell table:style-name="Πίνακας7.B1" office:value-type="float" office:value="9">
            <text:p text:style-name="P66">9</text:p>
          </table:table-cell>
          <table:table-cell table:style-name="Πίνακας7.B1" office:value-type="float" office:value="16">
            <text:p text:style-name="P66">16</text:p>
          </table:table-cell>
          <table:table-cell table:style-name="Πίνακας7.B1" office:value-type="float" office:value="25">
            <text:p text:style-name="P66">25</text:p>
          </table:table-cell>
          <table:table-cell table:style-name="Πίνακας7.B1" office:value-type="float" office:value="36">
            <text:p text:style-name="P66">36</text:p>
          </table:table-cell>
          <table:table-cell table:style-name="Πίνακας7.B1" office:value-type="float" office:value="49">
            <text:p text:style-name="P66">49</text:p>
          </table:table-cell>
          <table:table-cell table:style-name="Πίνακας7.B1" office:value-type="float" office:value="64">
            <text:p text:style-name="P66">64</text:p>
          </table:table-cell>
          <table:table-cell table:style-name="Πίνακας7.I1" office:value-type="float" office:value="80">
            <text:p text:style-name="P66">80</text:p>
          </table:table-cell>
        </table:table-row>
        <table:table-row>
          <table:table-cell table:style-name="Πίνακας7.A2" office:value-type="string">
            <text:p text:style-name="P66">Time(<text:span text:style-name="T50">sec, </text:span>msec)</text:p>
          </table:table-cell>
          <table:table-cell table:style-name="Πίνακας7.B2" office:value-type="float" office:value="126.594">
            <text:p text:style-name="P214">126,594</text:p>
          </table:table-cell>
          <table:table-cell table:style-name="Πίνακας7.B2" office:value-type="float" office:value="73.795">
            <text:p text:style-name="P214">73,795</text:p>
          </table:table-cell>
          <table:table-cell table:style-name="Πίνακας7.B2" office:value-type="float" office:value="55.917">
            <text:p text:style-name="P214">55,917</text:p>
          </table:table-cell>
          <table:table-cell table:style-name="Πίνακας7.B2" office:value-type="float" office:value="33.36">
            <text:p text:style-name="P214">33,360</text:p>
          </table:table-cell>
          <table:table-cell table:style-name="Πίνακας7.B2" office:value-type="float" office:value="24.914">
            <text:p text:style-name="P214">24,914</text:p>
          </table:table-cell>
          <table:table-cell table:style-name="Πίνακας7.B2" office:value-type="float" office:value="17.192">
            <text:p text:style-name="P214">17,192</text:p>
          </table:table-cell>
          <table:table-cell table:style-name="Πίνακας7.B2" office:value-type="float" office:value="14.083">
            <text:p text:style-name="P214">14,083</text:p>
          </table:table-cell>
          <table:table-cell table:style-name="Πίνακας7.I2" office:value-type="float" office:value="11.314">
            <text:p text:style-name="P214">11,314</text:p>
          </table:table-cell>
        </table:table-row>
        <table:table-row>
          <table:table-cell table:style-name="Πίνακας7.A3" office:value-type="string">
            <text:p text:style-name="P125">Challenge(sec)</text:p>
          </table:table-cell>
          <table:table-cell table:style-name="Πίνακας7.B3" office:value-type="float" office:value="216.962">
            <text:p text:style-name="P139">216,962</text:p>
          </table:table-cell>
          <table:table-cell table:style-name="Πίνακας7.B3" office:value-type="float" office:value="101.604">
            <text:p text:style-name="P137">101,604</text:p>
          </table:table-cell>
          <table:table-cell table:style-name="Πίνακας7.B3" office:value-type="float" office:value="63.314">
            <text:p text:style-name="P135">63,314</text:p>
          </table:table-cell>
          <table:table-cell table:style-name="Πίνακας7.B3" office:value-type="float" office:value="42.723">
            <text:p text:style-name="P133">42,723</text:p>
          </table:table-cell>
          <table:table-cell table:style-name="Πίνακας7.B3" office:value-type="float" office:value="33.665">
            <text:p text:style-name="P131">33,665</text:p>
          </table:table-cell>
          <table:table-cell table:style-name="Πίνακας7.B3" office:value-type="float" office:value="29.507">
            <text:p text:style-name="P129">29,507</text:p>
          </table:table-cell>
          <table:table-cell table:style-name="Πίνακας7.B3" office:value-type="float" office:value="25.767">
            <text:p text:style-name="P127">25,767</text:p>
          </table:table-cell>
          <table:table-cell table:style-name="Πίνακας7.I3" office:value-type="float" office:value="22.914">
            <text:p text:style-name="P125"><text:span text:style-name="T65">22</text:span>,<text:span text:style-name="T65">914</text:span></text:p>
          </table:table-cell>
        </table:table-row>
      </table:table>
      <text:p text:style-name="P55"/>
      <text:p text:style-name="P44"/>
      <text:p text:style-name="P44"/>
      <text:p text:style-name="P44"/>
      <text:p text:style-name="P44"/>
      <text:p text:style-name="P56"><text:soft-page-break/>Η επιτάχυνση και η αποδοτικότητα του προγράμματος με την εντολή <text:span text:style-name="T1">Allreduce </text:span><text:span text:style-name="T41">ενεργοποιημένη για όλα τα μεγέθη προβλήματος, έχει ως εξής:</text:span></text:p>
      <text:p text:style-name="P7"/>
      <table:table table:name="Πίνακας8" table:style-name="Πίνακας8">
        <table:table-column table:style-name="Πίνακας8.A"/>
        <table:table-column table:style-name="Πίνακας8.B"/>
        <table:table-column table:style-name="Πίνακας8.C"/>
        <table:table-column table:style-name="Πίνακας8.D" table:number-columns-repeated="5"/>
        <table:table-column table:style-name="Πίνακας8.I"/>
        <table:table-row>
          <table:table-cell table:style-name="Πίνακας8.A1" table:number-columns-spanned="9" office:value-type="string">
            <text:p text:style-name="P310">Επιτάχυνση</text:p>
          </table:table-cell>
          <table:covered-table-cell/>
          <table:covered-table-cell/>
          <table:covered-table-cell/>
          <table:covered-table-cell/>
          <table:covered-table-cell/>
          <table:covered-table-cell/>
          <table:covered-table-cell/>
          <table:covered-table-cell/>
        </table:table-row>
        <table:table-row>
          <table:table-cell table:style-name="Πίνακας8.A2" office:value-type="string">
            <text:p text:style-name="P307"># <text:span text:style-name="T1">Proc.<text:line-break/>_____<text:line-break/>Problem Size</text:span></text:p>
          </table:table-cell>
          <table:table-cell table:style-name="Πίνακας8.B2" office:value-type="float" office:value="4">
            <text:p text:style-name="P236">4</text:p>
          </table:table-cell>
          <table:table-cell table:style-name="Πίνακας8.B2" office:value-type="float" office:value="9">
            <text:p text:style-name="P236">9</text:p>
          </table:table-cell>
          <table:table-cell table:style-name="Πίνακας8.B2" office:value-type="float" office:value="16">
            <text:p text:style-name="P236">16</text:p>
          </table:table-cell>
          <table:table-cell table:style-name="Πίνακας8.B2" office:value-type="float" office:value="25">
            <text:p text:style-name="P236">25</text:p>
          </table:table-cell>
          <table:table-cell table:style-name="Πίνακας8.B2" office:value-type="float" office:value="36">
            <text:p text:style-name="P236">36</text:p>
          </table:table-cell>
          <table:table-cell table:style-name="Πίνακας8.B2" office:value-type="float" office:value="49">
            <text:p text:style-name="P236">49</text:p>
          </table:table-cell>
          <table:table-cell table:style-name="Πίνακας8.B2" office:value-type="float" office:value="64">
            <text:p text:style-name="P236">64</text:p>
          </table:table-cell>
          <table:table-cell table:style-name="Πίνακας8.I2" office:value-type="float" office:value="80">
            <text:p text:style-name="P236">80</text:p>
          </table:table-cell>
        </table:table-row>
        <table:table-row>
          <table:table-cell table:style-name="Πίνακας8.A2" office:value-type="string">
            <text:p text:style-name="P236">840x840</text:p>
          </table:table-cell>
          <table:table-cell table:style-name="Πίνακας8.B3" office:value-type="float" office:value="3.68">
            <text:p text:style-name="P314">3,68</text:p>
          </table:table-cell>
          <table:table-cell table:style-name="Πίνακας8.B3" office:value-type="float" office:value="6.84">
            <text:p text:style-name="P315">6,84</text:p>
          </table:table-cell>
          <table:table-cell table:style-name="Πίνακας8.B2" office:value-type="float" office:value="8.83">
            <text:p text:style-name="P215">8,83</text:p>
          </table:table-cell>
          <table:table-cell table:style-name="Πίνακας8.B2" office:value-type="float" office:value="7.59">
            <text:p text:style-name="P215">7,59</text:p>
          </table:table-cell>
          <table:table-cell table:style-name="Πίνακας8.B2" office:value-type="float" office:value="5.4">
            <text:p text:style-name="P216">5,4</text:p>
          </table:table-cell>
          <table:table-cell table:style-name="Πίνακας8.B2" office:value-type="float" office:value="6.84">
            <text:p text:style-name="P217">6,84</text:p>
          </table:table-cell>
          <table:table-cell table:style-name="Πίνακας8.B2" office:value-type="float" office:value="9.34">
            <text:p text:style-name="P218">9,34</text:p>
          </table:table-cell>
          <table:table-cell table:style-name="Πίνακας8.I2" office:value-type="float" office:value="5.58">
            <text:p text:style-name="P218">5,58</text:p>
          </table:table-cell>
        </table:table-row>
        <table:table-row>
          <table:table-cell table:style-name="Πίνακας8.A2" office:value-type="string">
            <text:p text:style-name="P236">1680x1680</text:p>
          </table:table-cell>
          <table:table-cell table:style-name="Πίνακας8.B3" office:value-type="float" office:value="3.51">
            <text:p text:style-name="P219">3,51</text:p>
          </table:table-cell>
          <table:table-cell table:style-name="Πίνακας8.B3" office:value-type="float" office:value="7.47">
            <text:p text:style-name="P220">7,47</text:p>
          </table:table-cell>
          <table:table-cell table:style-name="Πίνακας8.B3" office:value-type="float" office:value="11.12">
            <text:p text:style-name="P221">11,12</text:p>
          </table:table-cell>
          <table:table-cell table:style-name="Πίνακας8.B3" office:value-type="float" office:value="14.07">
            <text:p text:style-name="P222">14,07</text:p>
          </table:table-cell>
          <table:table-cell table:style-name="Πίνακας8.B3" office:value-type="float" office:value="15.01">
            <text:p text:style-name="P223">15,01</text:p>
          </table:table-cell>
          <table:table-cell table:style-name="Πίνακας8.B3" office:value-type="float" office:value="18.96">
            <text:p text:style-name="P224">18,96</text:p>
          </table:table-cell>
          <table:table-cell table:style-name="Πίνακας8.B3" office:value-type="float" office:value="22.5">
            <text:p text:style-name="P225">22,50</text:p>
          </table:table-cell>
          <table:table-cell table:style-name="Πίνακας8.I4" office:value-type="float" office:value="15.53">
            <text:p text:style-name="P226">15,53</text:p>
          </table:table-cell>
        </table:table-row>
        <table:table-row>
          <table:table-cell table:style-name="Πίνακας8.A2" office:value-type="string">
            <text:p text:style-name="P236">3360x3360</text:p>
          </table:table-cell>
          <table:table-cell table:style-name="Πίνακας8.B3" office:value-type="float" office:value="3.55">
            <text:p text:style-name="P227">3,55</text:p>
          </table:table-cell>
          <table:table-cell table:style-name="Πίνακας8.B3" office:value-type="float" office:value="5.99">
            <text:p text:style-name="P228">5,99</text:p>
          </table:table-cell>
          <table:table-cell table:style-name="Πίνακας8.B3" office:value-type="float" office:value="7.62">
            <text:p text:style-name="P229">7,62</text:p>
          </table:table-cell>
          <table:table-cell table:style-name="Πίνακας8.B3" office:value-type="float" office:value="12.61">
            <text:p text:style-name="P230">12,61</text:p>
          </table:table-cell>
          <table:table-cell table:style-name="Πίνακας8.B3" office:value-type="float" office:value="16.69">
            <text:p text:style-name="P231">16,69</text:p>
          </table:table-cell>
          <table:table-cell table:style-name="Πίνακας8.B3" office:value-type="float" office:value="27.48">
            <text:p text:style-name="P232">27,48</text:p>
          </table:table-cell>
          <table:table-cell table:style-name="Πίνακας8.B3" office:value-type="float" office:value="36.41">
            <text:p text:style-name="P233">36,41</text:p>
          </table:table-cell>
          <table:table-cell table:style-name="Πίνακας8.I4" office:value-type="float" office:value="37.17">
            <text:p text:style-name="P233">37,17</text:p>
          </table:table-cell>
        </table:table-row>
        <table:table-row>
          <table:table-cell table:style-name="Πίνακας8.A2" office:value-type="string">
            <text:p text:style-name="P236">6720x6720</text:p>
          </table:table-cell>
          <table:table-cell table:style-name="Πίνακας8.B3" office:value-type="float" office:value="3.58">
            <text:p text:style-name="P234">3,58</text:p>
          </table:table-cell>
          <table:table-cell table:style-name="Πίνακας8.B3" office:value-type="float" office:value="6.03">
            <text:p text:style-name="P211">6,03</text:p>
          </table:table-cell>
          <table:table-cell table:style-name="Πίνακας8.B3" office:value-type="float" office:value="7.91">
            <text:p text:style-name="P235">7,91</text:p>
          </table:table-cell>
          <table:table-cell table:style-name="Πίνακας8.B3" office:value-type="float" office:value="12.95">
            <text:p text:style-name="P144">12,95</text:p>
          </table:table-cell>
          <table:table-cell table:style-name="Πίνακας8.B3" office:value-type="float" office:value="17.12">
            <text:p text:style-name="P145">17,12</text:p>
          </table:table-cell>
          <table:table-cell table:style-name="Πίνακας8.B3" office:value-type="float" office:value="24.35">
            <text:p text:style-name="P146">24,35</text:p>
          </table:table-cell>
          <table:table-cell table:style-name="Πίνακας8.B3" office:value-type="float" office:value="29.37">
            <text:p text:style-name="P147">29,37</text:p>
          </table:table-cell>
          <table:table-cell table:style-name="Πίνακας8.I4" office:value-type="float" office:value="35.06">
            <text:p text:style-name="P147">35,06</text:p>
          </table:table-cell>
        </table:table-row>
        <table:table-row>
          <table:table-cell table:style-name="Πίνακας8.A2" office:value-type="string">
            <text:p text:style-name="P236">13440x13440</text:p>
          </table:table-cell>
          <table:table-cell table:style-name="Πίνακας8.B3" office:value-type="float" office:value="3.59">
            <text:p text:style-name="P148">3,59</text:p>
          </table:table-cell>
          <table:table-cell table:style-name="Πίνακας8.B3" office:value-type="float" office:value="6.09">
            <text:p text:style-name="P149">6,09</text:p>
          </table:table-cell>
          <table:table-cell table:style-name="Πίνακας8.B3" office:value-type="float" office:value="8">
            <text:p text:style-name="P150">8,00</text:p>
          </table:table-cell>
          <table:table-cell table:style-name="Πίνακας8.B3" office:value-type="float" office:value="13.32">
            <text:p text:style-name="P151">13,32</text:p>
          </table:table-cell>
          <table:table-cell table:style-name="Πίνακας8.B3" office:value-type="float" office:value="17.8">
            <text:p text:style-name="P151">17,80</text:p>
          </table:table-cell>
          <table:table-cell table:style-name="Πίνακας8.B3" office:value-type="float" office:value="25.78">
            <text:p text:style-name="P152">25,78</text:p>
          </table:table-cell>
          <table:table-cell table:style-name="Πίνακας8.B3" office:value-type="float" office:value="31.22">
            <text:p text:style-name="P148">31,22</text:p>
          </table:table-cell>
          <table:table-cell table:style-name="Πίνακας8.I4" office:value-type="float" office:value="38.76">
            <text:p text:style-name="P153">38,76</text:p>
          </table:table-cell>
        </table:table-row>
        <table:table-row>
          <table:table-cell table:style-name="Πίνακας8.A2" office:value-type="string">
            <text:p text:style-name="P236">26880x26880</text:p>
          </table:table-cell>
          <table:table-cell table:style-name="Πίνακας8.B3" office:value-type="float" office:value="3.55">
            <text:p text:style-name="P239">3,55</text:p>
          </table:table-cell>
          <table:table-cell table:style-name="Πίνακας8.B3" office:value-type="float" office:value="6.09">
            <text:p text:style-name="P240">6,09</text:p>
          </table:table-cell>
          <table:table-cell table:style-name="Πίνακας8.B3" office:value-type="float" office:value="8.04">
            <text:p text:style-name="P241">8,04</text:p>
          </table:table-cell>
          <table:table-cell table:style-name="Πίνακας8.B3" office:value-type="float" office:value="13.47">
            <text:p text:style-name="P241">13,47</text:p>
          </table:table-cell>
          <table:table-cell table:style-name="Πίνακας8.B3" office:value-type="float" office:value="18.04">
            <text:p text:style-name="P241">18,04</text:p>
          </table:table-cell>
          <table:table-cell table:style-name="Πίνακας8.B3" office:value-type="float" office:value="26.15">
            <text:p text:style-name="P241">26,15</text:p>
          </table:table-cell>
          <table:table-cell table:style-name="Πίνακας8.B3" office:value-type="float" office:value="31.93">
            <text:p text:style-name="P241">31,93</text:p>
          </table:table-cell>
          <table:table-cell table:style-name="Πίνακας8.I4" office:value-type="float" office:value="39.74">
            <text:p text:style-name="P241">39,74</text:p>
          </table:table-cell>
        </table:table-row>
      </table:table>
      <text:p text:style-name="P7"/>
      <text:p text:style-name="P45"/>
      <table:table table:name="Πίνακας9" table:style-name="Πίνακας9">
        <table:table-column table:style-name="Πίνακας9.A"/>
        <table:table-column table:style-name="Πίνακας9.B"/>
        <table:table-column table:style-name="Πίνακας9.C"/>
        <table:table-column table:style-name="Πίνακας9.D" table:number-columns-repeated="5"/>
        <table:table-column table:style-name="Πίνακας9.I"/>
        <table:table-row>
          <table:table-cell table:style-name="Πίνακας9.A1" table:number-columns-spanned="9" office:value-type="string">
            <text:p text:style-name="P312">Αποδοτικότητα</text:p>
          </table:table-cell>
          <table:covered-table-cell/>
          <table:covered-table-cell/>
          <table:covered-table-cell/>
          <table:covered-table-cell/>
          <table:covered-table-cell/>
          <table:covered-table-cell/>
          <table:covered-table-cell/>
          <table:covered-table-cell/>
        </table:table-row>
        <table:table-row>
          <table:table-cell table:style-name="Πίνακας9.A2" office:value-type="string">
            <text:p text:style-name="P308"># <text:span text:style-name="T1">Proc.<text:line-break/>_____<text:line-break/>Problem Size</text:span></text:p>
          </table:table-cell>
          <table:table-cell table:style-name="Πίνακας9.B2" office:value-type="float" office:value="4">
            <text:p text:style-name="P256">4</text:p>
          </table:table-cell>
          <table:table-cell table:style-name="Πίνακας9.B2" office:value-type="float" office:value="9">
            <text:p text:style-name="P256">9</text:p>
          </table:table-cell>
          <table:table-cell table:style-name="Πίνακας9.B2" office:value-type="float" office:value="16">
            <text:p text:style-name="P256">16</text:p>
          </table:table-cell>
          <table:table-cell table:style-name="Πίνακας9.B2" office:value-type="float" office:value="25">
            <text:p text:style-name="P256">25</text:p>
          </table:table-cell>
          <table:table-cell table:style-name="Πίνακας9.B2" office:value-type="float" office:value="36">
            <text:p text:style-name="P256">36</text:p>
          </table:table-cell>
          <table:table-cell table:style-name="Πίνακας9.B2" office:value-type="float" office:value="49">
            <text:p text:style-name="P237">49</text:p>
          </table:table-cell>
          <table:table-cell table:style-name="Πίνακας9.B2" office:value-type="float" office:value="64">
            <text:p text:style-name="P237">64</text:p>
          </table:table-cell>
          <table:table-cell table:style-name="Πίνακας9.I2" office:value-type="float" office:value="80">
            <text:p text:style-name="P237">80</text:p>
          </table:table-cell>
        </table:table-row>
        <table:table-row>
          <table:table-cell table:style-name="Πίνακας9.A2" office:value-type="string">
            <text:p text:style-name="P237">840x840</text:p>
          </table:table-cell>
          <table:table-cell table:style-name="Πίνακας9.B3" office:value-type="float" office:value="0.92">
            <text:p text:style-name="P254">0,92</text:p>
          </table:table-cell>
          <table:table-cell table:style-name="Πίνακας9.B3" office:value-type="float" office:value="0.76">
            <text:p text:style-name="P253">0,76</text:p>
          </table:table-cell>
          <table:table-cell table:style-name="Πίνακας9.B3" office:value-type="float" office:value="0.55">
            <text:p text:style-name="P252">0,55</text:p>
          </table:table-cell>
          <table:table-cell table:style-name="Πίνακας9.B3" office:value-type="float" office:value="0.3">
            <text:p text:style-name="P251">0,30</text:p>
          </table:table-cell>
          <table:table-cell table:style-name="Πίνακας9.B3" office:value-type="float" office:value="0.15">
            <text:p text:style-name="P251">0,15</text:p>
          </table:table-cell>
          <table:table-cell table:style-name="Πίνακας9.B3" office:value-type="float" office:value="0.13">
            <text:p text:style-name="P247">0,13</text:p>
          </table:table-cell>
          <table:table-cell table:style-name="Πίνακας9.B3" office:value-type="float" office:value="0.14">
            <text:p text:style-name="P247">0,14</text:p>
          </table:table-cell>
          <table:table-cell table:style-name="Πίνακας9.I3" office:value-type="float" office:value="0.06">
            <text:p text:style-name="P248">0,06</text:p>
          </table:table-cell>
        </table:table-row>
        <table:table-row>
          <table:table-cell table:style-name="Πίνακας9.A2" office:value-type="string">
            <text:p text:style-name="P237">1680x1680</text:p>
          </table:table-cell>
          <table:table-cell table:style-name="Πίνακας9.B3" office:value-type="float" office:value="0.87">
            <text:p text:style-name="P254">0,87</text:p>
          </table:table-cell>
          <table:table-cell table:style-name="Πίνακας9.B3" office:value-type="float" office:value="0.83">
            <text:p text:style-name="P253">0,83</text:p>
          </table:table-cell>
          <table:table-cell table:style-name="Πίνακας9.B3" office:value-type="float" office:value="0.69">
            <text:p text:style-name="P252">0,69</text:p>
          </table:table-cell>
          <table:table-cell table:style-name="Πίνακας9.B3" office:value-type="float" office:value="0.56">
            <text:p text:style-name="P251">0,56</text:p>
          </table:table-cell>
          <table:table-cell table:style-name="Πίνακας9.B3" office:value-type="float" office:value="0.41">
            <text:p text:style-name="P251">0,41</text:p>
          </table:table-cell>
          <table:table-cell table:style-name="Πίνακας9.B3" office:value-type="float" office:value="0.38">
            <text:p text:style-name="P247">0,38</text:p>
          </table:table-cell>
          <table:table-cell table:style-name="Πίνακας9.B3" office:value-type="float" office:value="0.35">
            <text:p text:style-name="P247">0,35</text:p>
          </table:table-cell>
          <table:table-cell table:style-name="Πίνακας9.I3" office:value-type="float" office:value="0.19">
            <text:p text:style-name="P248">0,19</text:p>
          </table:table-cell>
        </table:table-row>
        <table:table-row>
          <table:table-cell table:style-name="Πίνακας9.A2" office:value-type="string">
            <text:p text:style-name="P237">3360x3360</text:p>
          </table:table-cell>
          <table:table-cell table:style-name="Πίνακας9.B3" office:value-type="float" office:value="0.88">
            <text:p text:style-name="P254">0,88</text:p>
          </table:table-cell>
          <table:table-cell table:style-name="Πίνακας9.B3" office:value-type="float" office:value="0.66">
            <text:p text:style-name="P253">0,66</text:p>
          </table:table-cell>
          <table:table-cell table:style-name="Πίνακας9.B3" office:value-type="float" office:value="0.47">
            <text:p text:style-name="P252">0,47</text:p>
          </table:table-cell>
          <table:table-cell table:style-name="Πίνακας9.B3" office:value-type="float" office:value="0.5">
            <text:p text:style-name="P251">0,50</text:p>
          </table:table-cell>
          <table:table-cell table:style-name="Πίνακας9.B3" office:value-type="float" office:value="0.46">
            <text:p text:style-name="P251">0,46</text:p>
          </table:table-cell>
          <table:table-cell table:style-name="Πίνακας9.B3" office:value-type="float" office:value="0.56">
            <text:p text:style-name="P247">0,56</text:p>
          </table:table-cell>
          <table:table-cell table:style-name="Πίνακας9.B3" office:value-type="float" office:value="0.56">
            <text:p text:style-name="P247">0,56</text:p>
          </table:table-cell>
          <table:table-cell table:style-name="Πίνακας9.I3" office:value-type="float" office:value="0.46">
            <text:p text:style-name="P248">0,46</text:p>
          </table:table-cell>
        </table:table-row>
        <table:table-row>
          <table:table-cell table:style-name="Πίνακας9.A2" office:value-type="string">
            <text:p text:style-name="P237">6720x6720</text:p>
          </table:table-cell>
          <table:table-cell table:style-name="Πίνακας9.B2" office:value-type="float" office:value="0.89">
            <text:p text:style-name="P254">0,89</text:p>
          </table:table-cell>
          <table:table-cell table:style-name="Πίνακας9.B3" office:value-type="float" office:value="0.67">
            <text:p text:style-name="P253">0,67</text:p>
          </table:table-cell>
          <table:table-cell table:style-name="Πίνακας9.B3" office:value-type="float" office:value="0.49">
            <text:p text:style-name="P252">0,49</text:p>
          </table:table-cell>
          <table:table-cell table:style-name="Πίνακας9.B3" office:value-type="float" office:value="0.51">
            <text:p text:style-name="P251">0,51</text:p>
          </table:table-cell>
          <table:table-cell table:style-name="Πίνακας9.B3" office:value-type="float" office:value="0.47">
            <text:p text:style-name="P251">0,47</text:p>
          </table:table-cell>
          <table:table-cell table:style-name="Πίνακας9.B3" office:value-type="float" office:value="0.49">
            <text:p text:style-name="P247">0,49</text:p>
          </table:table-cell>
          <table:table-cell table:style-name="Πίνακας9.B3" office:value-type="float" office:value="0.45">
            <text:p text:style-name="P247">0,45</text:p>
          </table:table-cell>
          <table:table-cell table:style-name="Πίνακας9.I3" office:value-type="float" office:value="0.43">
            <text:p text:style-name="P248">0,43</text:p>
          </table:table-cell>
        </table:table-row>
        <table:table-row>
          <table:table-cell table:style-name="Πίνακας9.A2" office:value-type="string">
            <text:p text:style-name="P237">13440x13440</text:p>
          </table:table-cell>
          <table:table-cell table:style-name="Πίνακας9.B3" office:value-type="float" office:value="0.89">
            <text:p text:style-name="P254">0,89</text:p>
          </table:table-cell>
          <table:table-cell table:style-name="Πίνακας9.B3" office:value-type="float" office:value="0.67">
            <text:p text:style-name="P253">0,67</text:p>
          </table:table-cell>
          <table:table-cell table:style-name="Πίνακας9.B3" office:value-type="float" office:value="0.5">
            <text:p text:style-name="P252">0,50</text:p>
          </table:table-cell>
          <table:table-cell table:style-name="Πίνακας9.B3" office:value-type="float" office:value="0.53">
            <text:p text:style-name="P251">0,53</text:p>
          </table:table-cell>
          <table:table-cell table:style-name="Πίνακας9.B3" office:value-type="float" office:value="0.49">
            <text:p text:style-name="P251">0,49</text:p>
          </table:table-cell>
          <table:table-cell table:style-name="Πίνακας9.B3" office:value-type="float" office:value="0.52">
            <text:p text:style-name="P247">0,52</text:p>
          </table:table-cell>
          <table:table-cell table:style-name="Πίνακας9.B3" office:value-type="float" office:value="0.48">
            <text:p text:style-name="P247">0,48</text:p>
          </table:table-cell>
          <table:table-cell table:style-name="Πίνακας9.I3" office:value-type="float" office:value="0.48">
            <text:p text:style-name="P249">0,48</text:p>
          </table:table-cell>
        </table:table-row>
        <table:table-row table:style-name="Πίνακας9.8">
          <table:table-cell table:style-name="Πίνακας9.A2" office:value-type="string">
            <text:p text:style-name="P237">26880x26880</text:p>
          </table:table-cell>
          <table:table-cell table:style-name="Πίνακας9.B3" office:value-type="float" office:value="0.88">
            <text:p text:style-name="P242">0,88</text:p>
          </table:table-cell>
          <table:table-cell table:style-name="Πίνακας9.B3" office:value-type="float" office:value="0.67">
            <text:p text:style-name="P244">0,67</text:p>
          </table:table-cell>
          <table:table-cell table:style-name="Πίνακας9.B3" office:value-type="float" office:value="0.5">
            <text:p text:style-name="P245">0,50</text:p>
          </table:table-cell>
          <table:table-cell table:style-name="Πίνακας9.B3" office:value-type="float" office:value="0.53">
            <text:p text:style-name="P246">0,53</text:p>
          </table:table-cell>
          <table:table-cell table:style-name="Πίνακας9.B3" office:value-type="float" office:value="0.5">
            <text:p text:style-name="P246">0,50</text:p>
          </table:table-cell>
          <table:table-cell table:style-name="Πίνακας9.B3" office:value-type="float" office:value="0.53">
            <text:p text:style-name="P250">0,53</text:p>
          </table:table-cell>
          <table:table-cell table:style-name="Πίνακας9.B3" office:value-type="float" office:value="0.49">
            <text:p text:style-name="P247">0,49</text:p>
          </table:table-cell>
          <table:table-cell table:style-name="Πίνακας9.I3" office:value-type="float" office:value="0.49">
            <text:p text:style-name="P249">0,49</text:p>
          </table:table-cell>
        </table:table-row>
      </table:table>
      <text:p text:style-name="P28"/>
      <text:p text:style-name="P9">Το πρόγραμμα δεν κλιμακώνει. Ας πάρουμε το εξής παράδειγμα: Για 4 διεργασίες και για μέγεθος προβλήματος 3360<text:span text:style-name="T1">x3360, </text:span>έχουμε αποδοτικότητα ίση με 0,88. Διπλασιάζοντας την πλευρά του τετραγώνου, τετραπλασιάζουμε το μέγεθος του προβλήματος, άρα το μέγεθος 6720x6720 είναι 4 φορές μεγαλύτερο από το προηγούμενο. Τετραπλασιάζοντας και τον αριθμό των διεργασιών, παρατηρούμε ότι η απόδοση πέφτει στο 0,49. <text:span text:style-name="T1"><text:s/></text:span><text:span text:style-name="T73">Όμως, για μέγεθος προβλήματος 13440x13440 και 64 διεργασίες, παρατηρούμε ότι η αποδοτικότητα παρουσιάζει σχεδόν αμελητέα πτώση, πηγαίνοντας στο 0,48. Επομένως, παρατηρούμε κάποιο </text:span><text:span text:style-name="T14">weak scaling </text:span><text:span text:style-name="T74">για μεγαλύτερα μεγέθη προβλήματος και περισσότερες διεργασίες, αλλά για τα περισσότερα μεγέθη προβλήματος, ο τετραπλασιασμός των διεργασιών δεν διατηρεί την απόδοση σε σταθερά επίπεδα. Ένα ακόμη παράδειγμα προς αυτή την κατεύθυνση είναι η πτώση της απόδοσης από 0,92 σε 0,69 από 4 διεργασίες για 840</text:span><text:span text:style-name="T15">x840 </text:span><text:span text:style-name="T75">σε 16 διεργασίες για 1680x1680.</text:span></text:p>
      <text:p text:style-name="P44"/>
      <text:p text:style-name="P44"/>
      <text:p text:style-name="P44"/>
      <text:p text:style-name="P44"/>
      <text:p text:style-name="P44"/>
      <text:p text:style-name="P44"/>
      <text:p text:style-name="P44"/>
      <text:p text:style-name="P44"/>
      <text:p text:style-name="P44"/>
      <text:p text:style-name="P44"><text:soft-page-break/><text:span text:style-name="T51">Β) Με την </text:span><text:span text:style-name="T13">MPI_Allreduce </text:span><text:span text:style-name="T42">απενεργοποιημένη</text:span></text:p>
      <text:p text:style-name="P10"/>
      <text:p text:style-name="P41"><text:span text:style-name="T41">1) Μέγεθος προβλήματος: 840</text:span>x840</text:p>
      <text:p text:style-name="P41"/>
      <table:table table:name="Πίνακας10" table:style-name="Πίνακας10">
        <table:table-column table:style-name="Πίνακας10.A"/>
        <table:table-column table:style-name="Πίνακας10.B"/>
        <table:table-column table:style-name="Πίνακας10.C"/>
        <table:table-column table:style-name="Πίνακας10.D" table:number-columns-repeated="5"/>
        <table:table-column table:style-name="Πίνακας10.I"/>
        <table:table-row>
          <table:table-cell table:style-name="Πίνακας10.A1" office:value-type="string">
            <text:p text:style-name="P67"># Proc. </text:p>
          </table:table-cell>
          <table:table-cell table:style-name="Πίνακας10.B1" office:value-type="float" office:value="4">
            <text:p text:style-name="P67">4</text:p>
          </table:table-cell>
          <table:table-cell table:style-name="Πίνακας10.B1" office:value-type="float" office:value="9">
            <text:p text:style-name="P67">9</text:p>
          </table:table-cell>
          <table:table-cell table:style-name="Πίνακας10.B1" office:value-type="float" office:value="16">
            <text:p text:style-name="P67">16</text:p>
          </table:table-cell>
          <table:table-cell table:style-name="Πίνακας10.B1" office:value-type="float" office:value="25">
            <text:p text:style-name="P67">25</text:p>
          </table:table-cell>
          <table:table-cell table:style-name="Πίνακας10.B1" office:value-type="float" office:value="36">
            <text:p text:style-name="P67">36</text:p>
          </table:table-cell>
          <table:table-cell table:style-name="Πίνακας10.B1" office:value-type="float" office:value="49">
            <text:p text:style-name="P67">49</text:p>
          </table:table-cell>
          <table:table-cell table:style-name="Πίνακας10.B1" office:value-type="float" office:value="64">
            <text:p text:style-name="P67">64</text:p>
          </table:table-cell>
          <table:table-cell table:style-name="Πίνακας10.I1" office:value-type="float" office:value="80">
            <text:p text:style-name="P67">80</text:p>
          </table:table-cell>
        </table:table-row>
        <table:table-row>
          <table:table-cell table:style-name="Πίνακας10.A2" office:value-type="string">
            <text:p text:style-name="P67">Time(msec)</text:p>
          </table:table-cell>
          <table:table-cell table:style-name="Πίνακας10.B2" office:value-type="float" office:value="122">
            <text:p text:style-name="P154">122</text:p>
          </table:table-cell>
          <table:table-cell table:style-name="Πίνακας10.C2" office:value-type="float" office:value="63">
            <text:p text:style-name="P154">63</text:p>
          </table:table-cell>
          <table:table-cell table:style-name="Πίνακας10.C2" office:value-type="float" office:value="54">
            <text:p text:style-name="P154">54</text:p>
          </table:table-cell>
          <table:table-cell table:style-name="Πίνακας10.C2" office:value-type="float" office:value="55">
            <text:p text:style-name="P154">55</text:p>
          </table:table-cell>
          <table:table-cell table:style-name="Πίνακας10.C2" office:value-type="float" office:value="51">
            <text:p text:style-name="P154">51</text:p>
          </table:table-cell>
          <table:table-cell table:style-name="Πίνακας10.C2" office:value-type="float" office:value="42">
            <text:p text:style-name="P154">42</text:p>
          </table:table-cell>
          <table:table-cell table:style-name="Πίνακας10.C2" office:value-type="float" office:value="42">
            <text:p text:style-name="P154">42</text:p>
          </table:table-cell>
          <table:table-cell table:style-name="Πίνακας10.I2" office:value-type="float" office:value="61">
            <text:p text:style-name="P154">61</text:p>
          </table:table-cell>
        </table:table-row>
        <table:table-row>
          <table:table-cell table:style-name="Πίνακας10.A3" office:value-type="string">
            <text:p text:style-name="P69">Challenge(<text:span text:style-name="T52">msec</text:span>)</text:p>
          </table:table-cell>
          <table:table-cell table:style-name="Πίνακας10.B3" office:value-type="float" office:value="222">
            <text:p text:style-name="P71">222</text:p>
          </table:table-cell>
          <table:table-cell table:style-name="Πίνακας10.C3" office:value-type="float" office:value="119">
            <text:p text:style-name="P71">119</text:p>
          </table:table-cell>
          <table:table-cell table:style-name="Πίνακας10.C3" office:value-type="float" office:value="104">
            <text:p text:style-name="P71">104</text:p>
          </table:table-cell>
          <table:table-cell table:style-name="Πίνακας10.C3" office:value-type="float" office:value="97">
            <text:p text:style-name="P71">97</text:p>
          </table:table-cell>
          <table:table-cell table:style-name="Πίνακας10.C3" office:value-type="float" office:value="97">
            <text:p text:style-name="P71">97</text:p>
          </table:table-cell>
          <table:table-cell table:style-name="Πίνακας10.C3" office:value-type="float" office:value="111">
            <text:p text:style-name="P73">111</text:p>
          </table:table-cell>
          <table:table-cell table:style-name="Πίνακας10.C3" office:value-type="float" office:value="108">
            <text:p text:style-name="P75">108</text:p>
          </table:table-cell>
          <table:table-cell table:style-name="Πίνακας10.I3" office:value-type="float" office:value="108">
            <text:p text:style-name="P77">108</text:p>
          </table:table-cell>
        </table:table-row>
      </table:table>
      <text:p text:style-name="P41"/>
      <text:p text:style-name="P41"/>
      <text:p text:style-name="P41">2<text:span text:style-name="T41">) Μέγεθος προβλήματος: </text:span>16<text:span text:style-name="T41">80</text:span>x1680</text:p>
      <text:p text:style-name="P41"/>
      <table:table table:name="Πίνακας11" table:style-name="Πίνακας11">
        <table:table-column table:style-name="Πίνακας11.A"/>
        <table:table-column table:style-name="Πίνακας11.B"/>
        <table:table-column table:style-name="Πίνακας11.C"/>
        <table:table-column table:style-name="Πίνακας11.D" table:number-columns-repeated="5"/>
        <table:table-column table:style-name="Πίνακας11.I"/>
        <table:table-row>
          <table:table-cell table:style-name="Πίνακας11.A1" office:value-type="string">
            <text:p text:style-name="P67"># Proc. </text:p>
          </table:table-cell>
          <table:table-cell table:style-name="Πίνακας11.B1" office:value-type="float" office:value="4">
            <text:p text:style-name="P67">4</text:p>
          </table:table-cell>
          <table:table-cell table:style-name="Πίνακας11.B1" office:value-type="float" office:value="9">
            <text:p text:style-name="P67">9</text:p>
          </table:table-cell>
          <table:table-cell table:style-name="Πίνακας11.B1" office:value-type="float" office:value="16">
            <text:p text:style-name="P67">16</text:p>
          </table:table-cell>
          <table:table-cell table:style-name="Πίνακας11.B1" office:value-type="float" office:value="25">
            <text:p text:style-name="P67">25</text:p>
          </table:table-cell>
          <table:table-cell table:style-name="Πίνακας11.B1" office:value-type="float" office:value="36">
            <text:p text:style-name="P67">36</text:p>
          </table:table-cell>
          <table:table-cell table:style-name="Πίνακας11.B1" office:value-type="float" office:value="49">
            <text:p text:style-name="P67">49</text:p>
          </table:table-cell>
          <table:table-cell table:style-name="Πίνακας11.B1" office:value-type="float" office:value="64">
            <text:p text:style-name="P67">64</text:p>
          </table:table-cell>
          <table:table-cell table:style-name="Πίνακας11.I1" office:value-type="float" office:value="80">
            <text:p text:style-name="P67">80</text:p>
          </table:table-cell>
        </table:table-row>
        <table:table-row>
          <table:table-cell table:style-name="Πίνακας11.A2" office:value-type="string">
            <text:p text:style-name="P67">Time(msec)</text:p>
          </table:table-cell>
          <table:table-cell table:style-name="Πίνακας11.B2" office:value-type="float" office:value="502">
            <text:p text:style-name="P155">502</text:p>
          </table:table-cell>
          <table:table-cell table:style-name="Πίνακας11.C2" office:value-type="float" office:value="231">
            <text:p text:style-name="P155">231</text:p>
          </table:table-cell>
          <table:table-cell table:style-name="Πίνακας11.C2" office:value-type="float" office:value="144">
            <text:p text:style-name="P155">144</text:p>
          </table:table-cell>
          <table:table-cell table:style-name="Πίνακας11.C2" office:value-type="float" office:value="101">
            <text:p text:style-name="P155">101</text:p>
          </table:table-cell>
          <table:table-cell table:style-name="Πίνακας11.C2" office:value-type="float" office:value="91">
            <text:p text:style-name="P155">91</text:p>
          </table:table-cell>
          <table:table-cell table:style-name="Πίνακας11.C2" office:value-type="float" office:value="79">
            <text:p text:style-name="P155">79</text:p>
          </table:table-cell>
          <table:table-cell table:style-name="Πίνακας11.C2" office:value-type="float" office:value="64">
            <text:p text:style-name="P155">64</text:p>
          </table:table-cell>
          <table:table-cell table:style-name="Πίνακας11.I2" office:value-type="float" office:value="75">
            <text:p text:style-name="P204"><text:span text:style-name="T8">7</text:span><text:span text:style-name="T1">5</text:span></text:p>
          </table:table-cell>
        </table:table-row>
        <table:table-row>
          <table:table-cell table:style-name="Πίνακας11.A3" office:value-type="string">
            <text:p text:style-name="P69">Challenge(<text:span text:style-name="T52">msec</text:span>)</text:p>
          </table:table-cell>
          <table:table-cell table:style-name="Πίνακας11.B3" office:value-type="float" office:value="865">
            <text:p text:style-name="P94">865</text:p>
          </table:table-cell>
          <table:table-cell table:style-name="Πίνακας11.C3" office:value-type="float" office:value="422">
            <text:p text:style-name="P91">422</text:p>
          </table:table-cell>
          <table:table-cell table:style-name="Πίνακας11.C3" office:value-type="float" office:value="279">
            <text:p text:style-name="P89">279</text:p>
          </table:table-cell>
          <table:table-cell table:style-name="Πίνακας11.C3" office:value-type="float" office:value="217">
            <text:p text:style-name="P87">217</text:p>
          </table:table-cell>
          <table:table-cell table:style-name="Πίνακας11.C3" office:value-type="float" office:value="219">
            <text:p text:style-name="P85">219</text:p>
          </table:table-cell>
          <table:table-cell table:style-name="Πίνακας11.C3" office:value-type="float" office:value="221">
            <text:p text:style-name="P83">221</text:p>
          </table:table-cell>
          <table:table-cell table:style-name="Πίνακας11.C3" office:value-type="float" office:value="218">
            <text:p text:style-name="P81">218</text:p>
          </table:table-cell>
          <table:table-cell table:style-name="Πίνακας11.I3" office:value-type="float" office:value="326">
            <text:p text:style-name="P79">326</text:p>
          </table:table-cell>
        </table:table-row>
      </table:table>
      <text:p text:style-name="P41"/>
      <text:p text:style-name="P41"/>
      <text:p text:style-name="P41">3<text:span text:style-name="T41">) Μέγεθος προβλήματος: </text:span>336<text:span text:style-name="T41">0</text:span>x3360</text:p>
      <text:p text:style-name="P41"/>
      <table:table table:name="Πίνακας12" table:style-name="Πίνακας12">
        <table:table-column table:style-name="Πίνακας12.A"/>
        <table:table-column table:style-name="Πίνακας12.B"/>
        <table:table-column table:style-name="Πίνακας12.C"/>
        <table:table-column table:style-name="Πίνακας12.D" table:number-columns-repeated="5"/>
        <table:table-column table:style-name="Πίνακας12.I"/>
        <table:table-row>
          <table:table-cell table:style-name="Πίνακας12.A1" office:value-type="string">
            <text:p text:style-name="P67"># Proc. </text:p>
          </table:table-cell>
          <table:table-cell table:style-name="Πίνακας12.B1" office:value-type="float" office:value="4">
            <text:p text:style-name="P67">4</text:p>
          </table:table-cell>
          <table:table-cell table:style-name="Πίνακας12.B1" office:value-type="float" office:value="9">
            <text:p text:style-name="P67">9</text:p>
          </table:table-cell>
          <table:table-cell table:style-name="Πίνακας12.B1" office:value-type="float" office:value="16">
            <text:p text:style-name="P67">16</text:p>
          </table:table-cell>
          <table:table-cell table:style-name="Πίνακας12.B1" office:value-type="float" office:value="25">
            <text:p text:style-name="P67">25</text:p>
          </table:table-cell>
          <table:table-cell table:style-name="Πίνακας12.B1" office:value-type="float" office:value="36">
            <text:p text:style-name="P67">36</text:p>
          </table:table-cell>
          <table:table-cell table:style-name="Πίνακας12.B1" office:value-type="float" office:value="49">
            <text:p text:style-name="P67">49</text:p>
          </table:table-cell>
          <table:table-cell table:style-name="Πίνακας12.B1" office:value-type="float" office:value="64">
            <text:p text:style-name="P67">64</text:p>
          </table:table-cell>
          <table:table-cell table:style-name="Πίνακας12.I1" office:value-type="float" office:value="80">
            <text:p text:style-name="P67">80</text:p>
          </table:table-cell>
        </table:table-row>
        <table:table-row>
          <table:table-cell table:style-name="Πίνακας12.A2" office:value-type="string">
            <text:p text:style-name="P67">Time(<text:span text:style-name="T50">sec, </text:span>msec)</text:p>
          </table:table-cell>
          <table:table-cell table:style-name="Πίνακας12.B2" office:value-type="float" office:value="1.982">
            <text:p text:style-name="P156">1,982</text:p>
          </table:table-cell>
          <table:table-cell table:style-name="Πίνακας12.B2" office:value-type="float" office:value="1.127">
            <text:p text:style-name="P157">1,127</text:p>
          </table:table-cell>
          <table:table-cell table:style-name="Πίνακας12.B2" office:value-type="float" office:value="0.885">
            <text:p text:style-name="P158">0,885</text:p>
          </table:table-cell>
          <table:table-cell table:style-name="Πίνακας12.B2" office:value-type="float" office:value="0.522">
            <text:p text:style-name="P158">0,522</text:p>
          </table:table-cell>
          <table:table-cell table:style-name="Πίνακας12.B2" office:value-type="float" office:value="0.378">
            <text:p text:style-name="P158">0,378</text:p>
          </table:table-cell>
          <table:table-cell table:style-name="Πίνακας12.B2" office:value-type="float" office:value="0.214">
            <text:p text:style-name="P158">0,214</text:p>
          </table:table-cell>
          <table:table-cell table:style-name="Πίνακας12.B2" office:value-type="float" office:value="0.154">
            <text:p text:style-name="P158">0,154</text:p>
          </table:table-cell>
          <table:table-cell table:style-name="Πίνακας12.I2" office:value-type="float" office:value="0.147">
            <text:p text:style-name="P205"><text:span text:style-name="T9">0,</text:span><text:span text:style-name="T1">147</text:span></text:p>
          </table:table-cell>
        </table:table-row>
        <table:table-row>
          <table:table-cell table:style-name="Πίνακας12.A3" office:value-type="string">
            <text:p text:style-name="P69">Challenge(<text:span text:style-name="T52">sec</text:span>)</text:p>
          </table:table-cell>
          <table:table-cell table:style-name="Πίνακας12.B3" office:value-type="float" office:value="3.413">
            <text:p text:style-name="P96">3,413</text:p>
          </table:table-cell>
          <table:table-cell table:style-name="Πίνακας12.B3" office:value-type="float" office:value="1.631">
            <text:p text:style-name="P94">1,63<text:span text:style-name="T53">1</text:span></text:p>
          </table:table-cell>
          <table:table-cell table:style-name="Πίνακας12.B3" office:value-type="float" office:value="1.054">
            <text:p text:style-name="P89"><text:span text:style-name="T54">1</text:span>,<text:span text:style-name="T55">054</text:span></text:p>
          </table:table-cell>
          <table:table-cell table:style-name="Πίνακας12.B3" office:value-type="float" office:value="0.762">
            <text:p text:style-name="P87"><text:span text:style-name="T56">0</text:span>,<text:span text:style-name="T56">762</text:span></text:p>
          </table:table-cell>
          <table:table-cell table:style-name="Πίνακας12.B3" office:value-type="float" office:value="0.596">
            <text:p text:style-name="P98">0,596</text:p>
          </table:table-cell>
          <table:table-cell table:style-name="Πίνακας12.B3" office:value-type="float" office:value="0.543">
            <text:p text:style-name="P100">0,543</text:p>
          </table:table-cell>
          <table:table-cell table:style-name="Πίνακας12.B3" office:value-type="float" office:value="0.503">
            <text:p text:style-name="P102">0,503</text:p>
          </table:table-cell>
          <table:table-cell table:style-name="Πίνακας12.I3" office:value-type="float" office:value="0.505">
            <text:p text:style-name="P104">0,505</text:p>
          </table:table-cell>
        </table:table-row>
      </table:table>
      <text:p text:style-name="P41"/>
      <text:p text:style-name="P41">4<text:span text:style-name="T41">) Μέγεθος προβλήματος: </text:span>672<text:span text:style-name="T41">0</text:span>x6720</text:p>
      <text:p text:style-name="P41"/>
      <table:table table:name="Πίνακας13" table:style-name="Πίνακας13">
        <table:table-column table:style-name="Πίνακας13.A"/>
        <table:table-column table:style-name="Πίνακας13.B"/>
        <table:table-column table:style-name="Πίνακας13.C"/>
        <table:table-column table:style-name="Πίνακας13.D" table:number-columns-repeated="5"/>
        <table:table-column table:style-name="Πίνακας13.I"/>
        <table:table-row>
          <table:table-cell table:style-name="Πίνακας13.A1" office:value-type="string">
            <text:p text:style-name="P67"># Proc. </text:p>
          </table:table-cell>
          <table:table-cell table:style-name="Πίνακας13.B1" office:value-type="float" office:value="4">
            <text:p text:style-name="P67">4</text:p>
          </table:table-cell>
          <table:table-cell table:style-name="Πίνακας13.B1" office:value-type="float" office:value="9">
            <text:p text:style-name="P67">9</text:p>
          </table:table-cell>
          <table:table-cell table:style-name="Πίνακας13.B1" office:value-type="float" office:value="16">
            <text:p text:style-name="P67">16</text:p>
          </table:table-cell>
          <table:table-cell table:style-name="Πίνακας13.B1" office:value-type="float" office:value="25">
            <text:p text:style-name="P67">25</text:p>
          </table:table-cell>
          <table:table-cell table:style-name="Πίνακας13.B1" office:value-type="float" office:value="36">
            <text:p text:style-name="P67">36</text:p>
          </table:table-cell>
          <table:table-cell table:style-name="Πίνακας13.B1" office:value-type="float" office:value="49">
            <text:p text:style-name="P67">49</text:p>
          </table:table-cell>
          <table:table-cell table:style-name="Πίνακας13.B1" office:value-type="float" office:value="64">
            <text:p text:style-name="P67">64</text:p>
          </table:table-cell>
          <table:table-cell table:style-name="Πίνακας13.I1" office:value-type="float" office:value="80">
            <text:p text:style-name="P67">80</text:p>
          </table:table-cell>
        </table:table-row>
        <table:table-row>
          <table:table-cell table:style-name="Πίνακας13.A2" office:value-type="string">
            <text:p text:style-name="P67">Time(<text:span text:style-name="T50">sec, </text:span>msec)</text:p>
          </table:table-cell>
          <table:table-cell table:style-name="Πίνακας13.B2" office:value-type="float" office:value="7.83">
            <text:p text:style-name="P159">7,830</text:p>
          </table:table-cell>
          <table:table-cell table:style-name="Πίνακας13.B2" office:value-type="float" office:value="4.567">
            <text:p text:style-name="P159">4,567</text:p>
          </table:table-cell>
          <table:table-cell table:style-name="Πίνακας13.B2" office:value-type="float" office:value="3.526">
            <text:p text:style-name="P159">3,526</text:p>
          </table:table-cell>
          <table:table-cell table:style-name="Πίνακας13.B2" office:value-type="float" office:value="2.115">
            <text:p text:style-name="P159">2,115</text:p>
          </table:table-cell>
          <table:table-cell table:style-name="Πίνακας13.B2" office:value-type="float" office:value="1.597">
            <text:p text:style-name="P159">1,597</text:p>
          </table:table-cell>
          <table:table-cell table:style-name="Πίνακας13.B2" office:value-type="float" office:value="1.083">
            <text:p text:style-name="P159">1,083</text:p>
          </table:table-cell>
          <table:table-cell table:style-name="Πίνακας13.B2" office:value-type="float" office:value="0.888">
            <text:p text:style-name="P159">0,888</text:p>
          </table:table-cell>
          <table:table-cell table:style-name="Πίνακας13.I2" office:value-type="float" office:value="0.716">
            <text:p text:style-name="P206"><text:span text:style-name="T10">0,</text:span><text:span text:style-name="T1">716</text:span></text:p>
          </table:table-cell>
        </table:table-row>
        <table:table-row>
          <table:table-cell table:style-name="Πίνακας13.A3" office:value-type="string">
            <text:p text:style-name="P69">Challenge(<text:span text:style-name="T52">sec</text:span>)</text:p>
          </table:table-cell>
          <table:table-cell table:style-name="Πίνακας13.B3" office:value-type="float" office:value="13.58">
            <text:p text:style-name="P96">13,580</text:p>
          </table:table-cell>
          <table:table-cell table:style-name="Πίνακας13.B3" office:value-type="float" office:value="6.398">
            <text:p text:style-name="P94"><text:span text:style-name="T62">6</text:span>,<text:span text:style-name="T62">398</text:span></text:p>
          </table:table-cell>
          <table:table-cell table:style-name="Πίνακας13.B3" office:value-type="float" office:value="4.033">
            <text:p text:style-name="P89"><text:span text:style-name="T61">4</text:span>,<text:span text:style-name="T55">033</text:span></text:p>
          </table:table-cell>
          <table:table-cell table:style-name="Πίνακας13.B3" office:value-type="float" office:value="2.796">
            <text:p text:style-name="P87"><text:span text:style-name="T60">2</text:span>,<text:span text:style-name="T56">796</text:span></text:p>
          </table:table-cell>
          <table:table-cell table:style-name="Πίνακας13.B3" office:value-type="float" office:value="2.265">
            <text:p text:style-name="P98"><text:span text:style-name="T59">2</text:span>,<text:span text:style-name="T59">265</text:span></text:p>
          </table:table-cell>
          <table:table-cell table:style-name="Πίνακας13.B3" office:value-type="float" office:value="2.002">
            <text:p text:style-name="P100"><text:span text:style-name="T58">2</text:span>,<text:span text:style-name="T58">002</text:span></text:p>
          </table:table-cell>
          <table:table-cell table:style-name="Πίνακας13.B3" office:value-type="float" office:value="1.768">
            <text:p text:style-name="P106">1,768</text:p>
          </table:table-cell>
          <table:table-cell table:style-name="Πίνακας13.I3" office:value-type="float" office:value="1.614">
            <text:p text:style-name="P104"><text:span text:style-name="T57">1</text:span>,<text:span text:style-name="T57">614</text:span></text:p>
          </table:table-cell>
        </table:table-row>
      </table:table>
      <text:p text:style-name="P41"/>
      <text:p text:style-name="P41">5<text:span text:style-name="T41">) Μέγεθος προβλήματος: </text:span>134<text:span text:style-name="T41">40</text:span>x13440</text:p>
      <text:p text:style-name="P41"/>
      <table:table table:name="Πίνακας14" table:style-name="Πίνακας14">
        <table:table-column table:style-name="Πίνακας14.A"/>
        <table:table-column table:style-name="Πίνακας14.B"/>
        <table:table-column table:style-name="Πίνακας14.C"/>
        <table:table-column table:style-name="Πίνακας14.D"/>
        <table:table-column table:style-name="Πίνακας14.E" table:number-columns-repeated="4"/>
        <table:table-column table:style-name="Πίνακας14.I"/>
        <table:table-row>
          <table:table-cell table:style-name="Πίνακας14.A1" office:value-type="string">
            <text:p text:style-name="P67"># Proc. </text:p>
          </table:table-cell>
          <table:table-cell table:style-name="Πίνακας14.B1" office:value-type="float" office:value="4">
            <text:p text:style-name="P67">4</text:p>
          </table:table-cell>
          <table:table-cell table:style-name="Πίνακας14.B1" office:value-type="float" office:value="9">
            <text:p text:style-name="P67">9</text:p>
          </table:table-cell>
          <table:table-cell table:style-name="Πίνακας14.B1" office:value-type="float" office:value="16">
            <text:p text:style-name="P67">16</text:p>
          </table:table-cell>
          <table:table-cell table:style-name="Πίνακας14.B1" office:value-type="float" office:value="25">
            <text:p text:style-name="P67">25</text:p>
          </table:table-cell>
          <table:table-cell table:style-name="Πίνακας14.B1" office:value-type="float" office:value="36">
            <text:p text:style-name="P67">36</text:p>
          </table:table-cell>
          <table:table-cell table:style-name="Πίνακας14.B1" office:value-type="float" office:value="49">
            <text:p text:style-name="P67">49</text:p>
          </table:table-cell>
          <table:table-cell table:style-name="Πίνακας14.B1" office:value-type="float" office:value="64">
            <text:p text:style-name="P67">64</text:p>
          </table:table-cell>
          <table:table-cell table:style-name="Πίνακας14.I1" office:value-type="float" office:value="80">
            <text:p text:style-name="P67">80</text:p>
          </table:table-cell>
        </table:table-row>
        <table:table-row>
          <table:table-cell table:style-name="Πίνακας14.A2" office:value-type="string">
            <text:p text:style-name="P67">Time(<text:span text:style-name="T50">sec, </text:span>msec)</text:p>
          </table:table-cell>
          <table:table-cell table:style-name="Πίνακας14.B2" office:value-type="float" office:value="31.19">
            <text:p text:style-name="P160">31,190</text:p>
          </table:table-cell>
          <table:table-cell table:style-name="Πίνακας14.B2" office:value-type="float" office:value="17.513">
            <text:p text:style-name="P160">17,513</text:p>
          </table:table-cell>
          <table:table-cell table:style-name="Πίνακας14.B2" office:value-type="float" office:value="14">
            <text:p text:style-name="P160">14,000</text:p>
          </table:table-cell>
          <table:table-cell table:style-name="Πίνακας14.B2" office:value-type="float" office:value="8.41">
            <text:p text:style-name="P160">8,410</text:p>
          </table:table-cell>
          <table:table-cell table:style-name="Πίνακας14.B2" office:value-type="float" office:value="6.253">
            <text:p text:style-name="P160">6,253</text:p>
          </table:table-cell>
          <table:table-cell table:style-name="Πίνακας14.B2" office:value-type="float" office:value="4.282">
            <text:p text:style-name="P160">4,282</text:p>
          </table:table-cell>
          <table:table-cell table:style-name="Πίνακας14.B2" office:value-type="float" office:value="3.523">
            <text:p text:style-name="P160">3,523</text:p>
          </table:table-cell>
          <table:table-cell table:style-name="Πίνακας14.I2" office:value-type="float" office:value="2.834">
            <text:p text:style-name="P207"><text:span text:style-name="T11">2,</text:span><text:span text:style-name="T1">834</text:span></text:p>
          </table:table-cell>
        </table:table-row>
        <table:table-row>
          <table:table-cell table:style-name="Πίνακας14.A3" office:value-type="string">
            <text:p text:style-name="P108">Challenge(sec)</text:p>
          </table:table-cell>
          <table:table-cell table:style-name="Πίνακας14.B3" office:value-type="float" office:value="54.22">
            <text:p text:style-name="P110">54,220</text:p>
          </table:table-cell>
          <table:table-cell table:style-name="Πίνακας14.B3" office:value-type="float" office:value="25.418">
            <text:p text:style-name="P112">25,418</text:p>
          </table:table-cell>
          <table:table-cell table:style-name="Πίνακας14.B3" office:value-type="float" office:value="15.84">
            <text:p text:style-name="P114">15,840</text:p>
          </table:table-cell>
          <table:table-cell table:style-name="Πίνακας14.B3" office:value-type="float" office:value="10.841">
            <text:p text:style-name="P116">10,841</text:p>
          </table:table-cell>
          <table:table-cell table:style-name="Πίνακας14.B3" office:value-type="float" office:value="8.57">
            <text:p text:style-name="P118">8,570</text:p>
          </table:table-cell>
          <table:table-cell table:style-name="Πίνακας14.B3" office:value-type="float" office:value="7.593">
            <text:p text:style-name="P120">7,593</text:p>
          </table:table-cell>
          <table:table-cell table:style-name="Πίνακας14.B3" office:value-type="float" office:value="6.65">
            <text:p text:style-name="P122">6,<text:span text:style-name="T63">650</text:span></text:p>
          </table:table-cell>
          <table:table-cell table:style-name="Πίνακας14.I3" office:value-type="float" office:value="5.913">
            <text:p text:style-name="P124"><text:span text:style-name="T64">5</text:span>,<text:span text:style-name="T64">913</text:span></text:p>
          </table:table-cell>
        </table:table-row>
      </table:table>
      <text:p text:style-name="P41"/>
      <text:p text:style-name="P41">6<text:span text:style-name="T41">) Μέγεθος προβλήματος: </text:span>2688<text:span text:style-name="T41">0</text:span>x26880</text:p>
      <text:p text:style-name="P41"/>
      <table:table table:name="Πίνακας15" table:style-name="Πίνακας15">
        <table:table-column table:style-name="Πίνακας15.A"/>
        <table:table-column table:style-name="Πίνακας15.B"/>
        <table:table-column table:style-name="Πίνακας15.C"/>
        <table:table-column table:style-name="Πίνακας15.D"/>
        <table:table-column table:style-name="Πίνακας15.E"/>
        <table:table-column table:style-name="Πίνακας15.F" table:number-columns-repeated="3"/>
        <table:table-column table:style-name="Πίνακας15.I"/>
        <table:table-row>
          <table:table-cell table:style-name="Πίνακας15.A1" office:value-type="string">
            <text:p text:style-name="P67"># Proc. </text:p>
          </table:table-cell>
          <table:table-cell table:style-name="Πίνακας15.B1" office:value-type="float" office:value="4">
            <text:p text:style-name="P67">4</text:p>
          </table:table-cell>
          <table:table-cell table:style-name="Πίνακας15.B1" office:value-type="float" office:value="9">
            <text:p text:style-name="P67">9</text:p>
          </table:table-cell>
          <table:table-cell table:style-name="Πίνακας15.B1" office:value-type="float" office:value="16">
            <text:p text:style-name="P67">16</text:p>
          </table:table-cell>
          <table:table-cell table:style-name="Πίνακας15.B1" office:value-type="float" office:value="25">
            <text:p text:style-name="P67">25</text:p>
          </table:table-cell>
          <table:table-cell table:style-name="Πίνακας15.B1" office:value-type="float" office:value="36">
            <text:p text:style-name="P67">36</text:p>
          </table:table-cell>
          <table:table-cell table:style-name="Πίνακας15.B1" office:value-type="float" office:value="49">
            <text:p text:style-name="P67">49</text:p>
          </table:table-cell>
          <table:table-cell table:style-name="Πίνακας15.B1" office:value-type="float" office:value="64">
            <text:p text:style-name="P67">64</text:p>
          </table:table-cell>
          <table:table-cell table:style-name="Πίνακας15.I1" office:value-type="float" office:value="80">
            <text:p text:style-name="P67">80</text:p>
          </table:table-cell>
        </table:table-row>
        <table:table-row>
          <table:table-cell table:style-name="Πίνακας15.A2" office:value-type="string">
            <text:p text:style-name="P67">Time(<text:span text:style-name="T50">sec, </text:span>msec)</text:p>
          </table:table-cell>
          <table:table-cell table:style-name="Πίνακας15.B2" office:value-type="float" office:value="126.513">
            <text:p text:style-name="P161">126,513</text:p>
          </table:table-cell>
          <table:table-cell table:style-name="Πίνακας15.B2" office:value-type="float" office:value="71.254">
            <text:p text:style-name="P162">71,254</text:p>
          </table:table-cell>
          <table:table-cell table:style-name="Πίνακας15.B2" office:value-type="float" office:value="55.762">
            <text:p text:style-name="P163">55,762</text:p>
          </table:table-cell>
          <table:table-cell table:style-name="Πίνακας15.B2" office:value-type="float" office:value="33.3">
            <text:p text:style-name="P163">33,300</text:p>
          </table:table-cell>
          <table:table-cell table:style-name="Πίνακας15.B2" office:value-type="float" office:value="24.796">
            <text:p text:style-name="P163">24,796</text:p>
          </table:table-cell>
          <table:table-cell table:style-name="Πίνακας15.B2" office:value-type="float" office:value="16.922">
            <text:p text:style-name="P164">16,922</text:p>
          </table:table-cell>
          <table:table-cell table:style-name="Πίνακας15.B2" office:value-type="float" office:value="13.955">
            <text:p text:style-name="P164">13,955</text:p>
          </table:table-cell>
          <table:table-cell table:style-name="Πίνακας15.I2" office:value-type="float" office:value="11.168">
            <text:p text:style-name="P208"><text:span text:style-name="T12">1</text:span><text:span text:style-name="T1">1,168</text:span></text:p>
          </table:table-cell>
        </table:table-row>
        <table:table-row>
          <table:table-cell table:style-name="Πίνακας15.A3" office:value-type="string">
            <text:p text:style-name="P126">Challenge(sec)</text:p>
          </table:table-cell>
          <table:table-cell table:style-name="Πίνακας15.B3" office:value-type="float" office:value="216.962">
            <text:p text:style-name="P140">216,962</text:p>
          </table:table-cell>
          <table:table-cell table:style-name="Πίνακας15.B3" office:value-type="float" office:value="101.604">
            <text:p text:style-name="P138">101,604</text:p>
          </table:table-cell>
          <table:table-cell table:style-name="Πίνακας15.B3" office:value-type="float" office:value="63.314">
            <text:p text:style-name="P136">63,314</text:p>
          </table:table-cell>
          <table:table-cell table:style-name="Πίνακας15.B3" office:value-type="float" office:value="42.723">
            <text:p text:style-name="P134">42,723</text:p>
          </table:table-cell>
          <table:table-cell table:style-name="Πίνακας15.B3" office:value-type="float" office:value="33.665">
            <text:p text:style-name="P132">33,665</text:p>
          </table:table-cell>
          <table:table-cell table:style-name="Πίνακας15.B3" office:value-type="float" office:value="29.507">
            <text:p text:style-name="P130">29,507</text:p>
          </table:table-cell>
          <table:table-cell table:style-name="Πίνακας15.B3" office:value-type="float" office:value="25.767">
            <text:p text:style-name="P128">25,767</text:p>
          </table:table-cell>
          <table:table-cell table:style-name="Πίνακας15.I3" office:value-type="float" office:value="22.914">
            <text:p text:style-name="P126"><text:span text:style-name="T65">22</text:span>,<text:span text:style-name="T65">914</text:span></text:p>
          </table:table-cell>
        </table:table-row>
      </table:table>
      <text:p text:style-name="P58"/>
      <text:p text:style-name="P58"/>
      <text:p text:style-name="P58"/>
      <text:p text:style-name="P58"/>
      <text:p text:style-name="P46"/>
      <text:p text:style-name="P57"><text:soft-page-break/>Η επιτάχυνση και η αποδοτικότητα του προγράμματος με την εντολή <text:span text:style-name="T1">Allreduce </text:span><text:span text:style-name="T43">απ</text:span><text:span text:style-name="T41">ενεργοποιημένη για όλα τα μεγέθη προβλήματος, έχει ως εξής:</text:span></text:p>
      <text:p text:style-name="P8"/>
      <table:table table:name="Πίνακας16" table:style-name="Πίνακας16">
        <table:table-column table:style-name="Πίνακας16.A"/>
        <table:table-column table:style-name="Πίνακας16.B"/>
        <table:table-column table:style-name="Πίνακας16.C"/>
        <table:table-column table:style-name="Πίνακας16.D" table:number-columns-repeated="5"/>
        <table:table-column table:style-name="Πίνακας16.I"/>
        <table:table-row>
          <table:table-cell table:style-name="Πίνακας16.A1" table:number-columns-spanned="9" office:value-type="string">
            <text:p text:style-name="P311">Επιτάχυνση</text:p>
          </table:table-cell>
          <table:covered-table-cell/>
          <table:covered-table-cell/>
          <table:covered-table-cell/>
          <table:covered-table-cell/>
          <table:covered-table-cell/>
          <table:covered-table-cell/>
          <table:covered-table-cell/>
          <table:covered-table-cell/>
        </table:table-row>
        <table:table-row>
          <table:table-cell table:style-name="Πίνακας16.A2" office:value-type="string">
            <text:p text:style-name="P309"># <text:span text:style-name="T1">Proc.<text:line-break/>_____<text:line-break/>Problem Size</text:span></text:p>
          </table:table-cell>
          <table:table-cell table:style-name="Πίνακας16.B2" office:value-type="float" office:value="4">
            <text:p text:style-name="P238">4</text:p>
          </table:table-cell>
          <table:table-cell table:style-name="Πίνακας16.B2" office:value-type="float" office:value="9">
            <text:p text:style-name="P238">9</text:p>
          </table:table-cell>
          <table:table-cell table:style-name="Πίνακας16.B2" office:value-type="float" office:value="16">
            <text:p text:style-name="P238">16</text:p>
          </table:table-cell>
          <table:table-cell table:style-name="Πίνακας16.B2" office:value-type="float" office:value="25">
            <text:p text:style-name="P238">25</text:p>
          </table:table-cell>
          <table:table-cell table:style-name="Πίνακας16.B2" office:value-type="float" office:value="36">
            <text:p text:style-name="P238">36</text:p>
          </table:table-cell>
          <table:table-cell table:style-name="Πίνακας16.B2" office:value-type="float" office:value="49">
            <text:p text:style-name="P238">49</text:p>
          </table:table-cell>
          <table:table-cell table:style-name="Πίνακας16.B2" office:value-type="float" office:value="64">
            <text:p text:style-name="P238">64</text:p>
          </table:table-cell>
          <table:table-cell table:style-name="Πίνακας16.I2" office:value-type="float" office:value="80">
            <text:p text:style-name="P238">80</text:p>
          </table:table-cell>
        </table:table-row>
        <table:table-row>
          <table:table-cell table:style-name="Πίνακας16.A2" office:value-type="string">
            <text:p text:style-name="P238">840x840</text:p>
          </table:table-cell>
          <table:table-cell table:style-name="Πίνακας16.B3" office:value-type="float" office:value="3.98">
            <text:p text:style-name="P165">3,98</text:p>
          </table:table-cell>
          <table:table-cell table:style-name="Πίνακας16.B3" office:value-type="float" office:value="7.71">
            <text:p text:style-name="P165">7,71</text:p>
          </table:table-cell>
          <table:table-cell table:style-name="Πίνακας16.B3" office:value-type="float" office:value="9">
            <text:p text:style-name="P166">9,00</text:p>
          </table:table-cell>
          <table:table-cell table:style-name="Πίνακας16.B3" office:value-type="float" office:value="8.83">
            <text:p text:style-name="P166">8,83</text:p>
          </table:table-cell>
          <table:table-cell table:style-name="Πίνακας16.B3" office:value-type="float" office:value="9.52">
            <text:p text:style-name="P166">9,52</text:p>
          </table:table-cell>
          <table:table-cell table:style-name="Πίνακας16.B3" office:value-type="float" office:value="11.57">
            <text:p text:style-name="P166">11,57</text:p>
          </table:table-cell>
          <table:table-cell table:style-name="Πίνακας16.B3" office:value-type="float" office:value="11.57">
            <text:p text:style-name="P166">11,57</text:p>
          </table:table-cell>
          <table:table-cell table:style-name="Πίνακας16.I3" office:value-type="float" office:value="8.1">
            <text:p text:style-name="P166">8,10</text:p>
          </table:table-cell>
        </table:table-row>
        <table:table-row>
          <table:table-cell table:style-name="Πίνακας16.A2" office:value-type="string">
            <text:p text:style-name="P238">1680x1680</text:p>
          </table:table-cell>
          <table:table-cell table:style-name="Πίνακας16.B3" office:value-type="float" office:value="3.58">
            <text:p text:style-name="P167">3,58</text:p>
          </table:table-cell>
          <table:table-cell table:style-name="Πίνακας16.B3" office:value-type="float" office:value="7.8">
            <text:p text:style-name="P167">7,80</text:p>
          </table:table-cell>
          <table:table-cell table:style-name="Πίνακας16.B3" office:value-type="float" office:value="12.51">
            <text:p text:style-name="P167">12,51</text:p>
          </table:table-cell>
          <table:table-cell table:style-name="Πίνακας16.B3" office:value-type="float" office:value="17.84">
            <text:p text:style-name="P167">17,84</text:p>
          </table:table-cell>
          <table:table-cell table:style-name="Πίνακας16.B3" office:value-type="float" office:value="19.8">
            <text:p text:style-name="P167">19,80</text:p>
          </table:table-cell>
          <table:table-cell table:style-name="Πίνακας16.B3" office:value-type="float" office:value="22.81">
            <text:p text:style-name="P167">22,81</text:p>
          </table:table-cell>
          <table:table-cell table:style-name="Πίνακας16.B3" office:value-type="float" office:value="28.15">
            <text:p text:style-name="P167">28,15</text:p>
          </table:table-cell>
          <table:table-cell table:style-name="Πίνακας16.I3" office:value-type="float" office:value="24.02">
            <text:p text:style-name="P167">24,02</text:p>
          </table:table-cell>
        </table:table-row>
        <table:table-row>
          <table:table-cell table:style-name="Πίνακας16.A2" office:value-type="string">
            <text:p text:style-name="P238">3360x3360</text:p>
          </table:table-cell>
          <table:table-cell table:style-name="Πίνακας16.B3" office:value-type="float" office:value="3.56">
            <text:p text:style-name="P168">3,56</text:p>
          </table:table-cell>
          <table:table-cell table:style-name="Πίνακας16.B3" office:value-type="float" office:value="6.26">
            <text:p text:style-name="P168">6,26</text:p>
          </table:table-cell>
          <table:table-cell table:style-name="Πίνακας16.B3" office:value-type="float" office:value="7.98">
            <text:p text:style-name="P169">7,98</text:p>
          </table:table-cell>
          <table:table-cell table:style-name="Πίνακας16.B3" office:value-type="float" office:value="13.53">
            <text:p text:style-name="P170">13,53</text:p>
          </table:table-cell>
          <table:table-cell table:style-name="Πίνακας16.B3" office:value-type="float" office:value="18.68">
            <text:p text:style-name="P171">18,68</text:p>
          </table:table-cell>
          <table:table-cell table:style-name="Πίνακας16.B3" office:value-type="float" office:value="33">
            <text:p text:style-name="P172">33,00</text:p>
          </table:table-cell>
          <table:table-cell table:style-name="Πίνακας16.B3" office:value-type="float" office:value="45.87">
            <text:p text:style-name="P173">45,87</text:p>
          </table:table-cell>
          <table:table-cell table:style-name="Πίνακας16.I3" office:value-type="float" office:value="48.05">
            <text:p text:style-name="P198">48,05</text:p>
          </table:table-cell>
        </table:table-row>
        <table:table-row>
          <table:table-cell table:style-name="Πίνακας16.A2" office:value-type="string">
            <text:p text:style-name="P238">6720x6720</text:p>
          </table:table-cell>
          <table:table-cell table:style-name="Πίνακας16.B3" office:value-type="float" office:value="3.58">
            <text:p text:style-name="P174">3,58</text:p>
          </table:table-cell>
          <table:table-cell table:style-name="Πίνακας16.B3" office:value-type="float" office:value="6.14">
            <text:p text:style-name="P175">6,14</text:p>
          </table:table-cell>
          <table:table-cell table:style-name="Πίνακας16.B3" office:value-type="float" office:value="7.96">
            <text:p text:style-name="P176">7,96</text:p>
          </table:table-cell>
          <table:table-cell table:style-name="Πίνακας16.B3" office:value-type="float" office:value="13.27">
            <text:p text:style-name="P177">13,27</text:p>
          </table:table-cell>
          <table:table-cell table:style-name="Πίνακας16.B3" office:value-type="float" office:value="17.58">
            <text:p text:style-name="P177">17,58</text:p>
          </table:table-cell>
          <table:table-cell table:style-name="Πίνακας16.B3" office:value-type="float" office:value="25.93">
            <text:p text:style-name="P177">25,93</text:p>
          </table:table-cell>
          <table:table-cell table:style-name="Πίνακας16.B3" office:value-type="float" office:value="31.62">
            <text:p text:style-name="P177">31,62</text:p>
          </table:table-cell>
          <table:table-cell table:style-name="Πίνακας16.I3" office:value-type="float" office:value="54.78">
            <text:p text:style-name="P177">54,78</text:p>
          </table:table-cell>
        </table:table-row>
        <table:table-row>
          <table:table-cell table:style-name="Πίνακας16.A2" office:value-type="string">
            <text:p text:style-name="P238">13440x13440</text:p>
          </table:table-cell>
          <table:table-cell table:style-name="Πίνακας16.B3" office:value-type="float" office:value="3.6">
            <text:p text:style-name="P160">3,60</text:p>
          </table:table-cell>
          <table:table-cell table:style-name="Πίνακας16.B3" office:value-type="float" office:value="6.41">
            <text:p text:style-name="P178">6,41</text:p>
          </table:table-cell>
          <table:table-cell table:style-name="Πίνακας16.B3" office:value-type="float" office:value="8.02">
            <text:p text:style-name="P178">8,02</text:p>
          </table:table-cell>
          <table:table-cell table:style-name="Πίνακας16.B3" office:value-type="float" office:value="13.35">
            <text:p text:style-name="P178">13,35</text:p>
          </table:table-cell>
          <table:table-cell table:style-name="Πίνακας16.B3" office:value-type="float" office:value="17.96">
            <text:p text:style-name="P178">17,96</text:p>
          </table:table-cell>
          <table:table-cell table:style-name="Πίνακας16.B3" office:value-type="float" office:value="26.22">
            <text:p text:style-name="P178">26,22</text:p>
          </table:table-cell>
          <table:table-cell table:style-name="Πίνακας16.B3" office:value-type="float" office:value="31.87">
            <text:p text:style-name="P178">31,87</text:p>
          </table:table-cell>
          <table:table-cell table:style-name="Πίνακας16.I3" office:value-type="float" office:value="39.62">
            <text:p text:style-name="P178">39,62</text:p>
          </table:table-cell>
        </table:table-row>
        <table:table-row>
          <table:table-cell table:style-name="Πίνακας16.A2" office:value-type="string">
            <text:p text:style-name="P238">26880x26880</text:p>
          </table:table-cell>
          <table:table-cell table:style-name="Πίνακας16.B3" office:value-type="float" office:value="3.55">
            <text:p text:style-name="P179">3,55</text:p>
          </table:table-cell>
          <table:table-cell table:style-name="Πίνακας16.B3" office:value-type="float" office:value="6.31">
            <text:p text:style-name="P179">6,31</text:p>
          </table:table-cell>
          <table:table-cell table:style-name="Πίνακας16.B3" office:value-type="float" office:value="8.06">
            <text:p text:style-name="P179">8,06</text:p>
          </table:table-cell>
          <table:table-cell table:style-name="Πίνακας16.B3" office:value-type="float" office:value="13.5">
            <text:p text:style-name="P179">13,50</text:p>
          </table:table-cell>
          <table:table-cell table:style-name="Πίνακας16.B3" office:value-type="float" office:value="18.13">
            <text:p text:style-name="P179">18,13</text:p>
          </table:table-cell>
          <table:table-cell table:style-name="Πίνακας16.B3" office:value-type="float" office:value="26.57">
            <text:p text:style-name="P179">26,57</text:p>
          </table:table-cell>
          <table:table-cell table:style-name="Πίνακας16.B3" office:value-type="float" office:value="32.22">
            <text:p text:style-name="P179">32,22</text:p>
          </table:table-cell>
          <table:table-cell table:style-name="Πίνακας16.I3" office:value-type="float" office:value="40.26">
            <text:p text:style-name="P179">40,26</text:p>
          </table:table-cell>
        </table:table-row>
      </table:table>
      <text:p text:style-name="P8"/>
      <text:p text:style-name="P46"/>
      <table:table table:name="Πίνακας17" table:style-name="Πίνακας17">
        <table:table-column table:style-name="Πίνακας17.A"/>
        <table:table-column table:style-name="Πίνακας17.B"/>
        <table:table-column table:style-name="Πίνακας17.C"/>
        <table:table-column table:style-name="Πίνακας17.D" table:number-columns-repeated="5"/>
        <table:table-column table:style-name="Πίνακας17.I"/>
        <table:table-row>
          <table:table-cell table:style-name="Πίνακας17.A1" table:number-columns-spanned="9" office:value-type="string">
            <text:p text:style-name="P313">Αποδοτικότητα</text:p>
          </table:table-cell>
          <table:covered-table-cell/>
          <table:covered-table-cell/>
          <table:covered-table-cell/>
          <table:covered-table-cell/>
          <table:covered-table-cell/>
          <table:covered-table-cell/>
          <table:covered-table-cell/>
          <table:covered-table-cell/>
        </table:table-row>
        <table:table-row>
          <table:table-cell table:style-name="Πίνακας17.A2" office:value-type="string">
            <text:p text:style-name="P309"># <text:span text:style-name="T1">Proc.<text:line-break/>_____<text:line-break/>Problem Size</text:span></text:p>
          </table:table-cell>
          <table:table-cell table:style-name="Πίνακας17.B2" office:value-type="float" office:value="4">
            <text:p text:style-name="P238">4</text:p>
          </table:table-cell>
          <table:table-cell table:style-name="Πίνακας17.B2" office:value-type="float" office:value="9">
            <text:p text:style-name="P238">9</text:p>
          </table:table-cell>
          <table:table-cell table:style-name="Πίνακας17.B2" office:value-type="float" office:value="16">
            <text:p text:style-name="P238">16</text:p>
          </table:table-cell>
          <table:table-cell table:style-name="Πίνακας17.B2" office:value-type="float" office:value="25">
            <text:p text:style-name="P238">25</text:p>
          </table:table-cell>
          <table:table-cell table:style-name="Πίνακας17.B2" office:value-type="float" office:value="36">
            <text:p text:style-name="P238">36</text:p>
          </table:table-cell>
          <table:table-cell table:style-name="Πίνακας17.B2" office:value-type="float" office:value="49">
            <text:p text:style-name="P238">49</text:p>
          </table:table-cell>
          <table:table-cell table:style-name="Πίνακας17.B2" office:value-type="float" office:value="64">
            <text:p text:style-name="P238">64</text:p>
          </table:table-cell>
          <table:table-cell table:style-name="Πίνακας17.I2" office:value-type="float" office:value="80">
            <text:p text:style-name="P238">80</text:p>
          </table:table-cell>
        </table:table-row>
        <table:table-row>
          <table:table-cell table:style-name="Πίνακας17.A2" office:value-type="string">
            <text:p text:style-name="P238">840x840</text:p>
          </table:table-cell>
          <table:table-cell table:style-name="Πίνακας17.B3" office:value-type="float" office:value="0.99">
            <text:p text:style-name="P180">0,99</text:p>
          </table:table-cell>
          <table:table-cell table:style-name="Πίνακας17.B3" office:value-type="float" office:value="0.85">
            <text:p text:style-name="P182">0,85</text:p>
          </table:table-cell>
          <table:table-cell table:style-name="Πίνακας17.B3" office:value-type="float" office:value="0.56">
            <text:p text:style-name="P184">0,56</text:p>
          </table:table-cell>
          <table:table-cell table:style-name="Πίνακας17.B3" office:value-type="float" office:value="0.35">
            <text:p text:style-name="P185">0,35</text:p>
          </table:table-cell>
          <table:table-cell table:style-name="Πίνακας17.B3" office:value-type="float" office:value="0.26">
            <text:p text:style-name="P186">0,26</text:p>
          </table:table-cell>
          <table:table-cell table:style-name="Πίνακας17.B3" office:value-type="float" office:value="0.23">
            <text:p text:style-name="P190">0,23</text:p>
          </table:table-cell>
          <table:table-cell table:style-name="Πίνακας17.B3" office:value-type="float" office:value="0.18">
            <text:p text:style-name="P193">0,18</text:p>
          </table:table-cell>
          <table:table-cell table:style-name="Πίνακας17.I3" office:value-type="float" office:value="0.1">
            <text:p text:style-name="P166"><text:span text:style-name="T76">0</text:span>,10</text:p>
          </table:table-cell>
        </table:table-row>
        <table:table-row>
          <table:table-cell table:style-name="Πίνακας17.A2" office:value-type="string">
            <text:p text:style-name="P238">1680x1680</text:p>
          </table:table-cell>
          <table:table-cell table:style-name="Πίνακας17.B3" office:value-type="float" office:value="0.89">
            <text:p text:style-name="P180">0,89</text:p>
          </table:table-cell>
          <table:table-cell table:style-name="Πίνακας17.B3" office:value-type="float" office:value="0.86">
            <text:p text:style-name="P183">0,86</text:p>
          </table:table-cell>
          <table:table-cell table:style-name="Πίνακας17.B3" office:value-type="float" office:value="0.78">
            <text:p text:style-name="P184">0,78</text:p>
          </table:table-cell>
          <table:table-cell table:style-name="Πίνακας17.B3" office:value-type="float" office:value="0.71">
            <text:p text:style-name="P185">0,71</text:p>
          </table:table-cell>
          <table:table-cell table:style-name="Πίνακας17.B3" office:value-type="float" office:value="0.55">
            <text:p text:style-name="P186">0,55</text:p>
          </table:table-cell>
          <table:table-cell table:style-name="Πίνακας17.B3" office:value-type="float" office:value="0.46">
            <text:p text:style-name="P190">0,46</text:p>
          </table:table-cell>
          <table:table-cell table:style-name="Πίνακας17.B3" office:value-type="float" office:value="0.43">
            <text:p text:style-name="P193">0,43</text:p>
          </table:table-cell>
          <table:table-cell table:style-name="Πίνακας17.I3" office:value-type="float" office:value="0.3">
            <text:p text:style-name="P199">0,30</text:p>
          </table:table-cell>
        </table:table-row>
        <table:table-row>
          <table:table-cell table:style-name="Πίνακας17.A2" office:value-type="string">
            <text:p text:style-name="P238">3360x3360</text:p>
          </table:table-cell>
          <table:table-cell table:style-name="Πίνακας17.B3" office:value-type="float" office:value="0.89">
            <text:p text:style-name="P180">0,89</text:p>
          </table:table-cell>
          <table:table-cell table:style-name="Πίνακας17.B3" office:value-type="float" office:value="0.69">
            <text:p text:style-name="P168"><text:span text:style-name="T78">0</text:span>,<text:span text:style-name="T78">69</text:span></text:p>
          </table:table-cell>
          <table:table-cell table:style-name="Πίνακας17.B3" office:value-type="float" office:value="0.49">
            <text:p text:style-name="P184">0,49</text:p>
          </table:table-cell>
          <table:table-cell table:style-name="Πίνακας17.B3" office:value-type="float" office:value="0.54">
            <text:p text:style-name="P185">0,54</text:p>
          </table:table-cell>
          <table:table-cell table:style-name="Πίνακας17.B3" office:value-type="float" office:value="0.51">
            <text:p text:style-name="P186">0,51</text:p>
          </table:table-cell>
          <table:table-cell table:style-name="Πίνακας17.B3" office:value-type="float" office:value="0.67">
            <text:p text:style-name="P190">0,67</text:p>
          </table:table-cell>
          <table:table-cell table:style-name="Πίνακας17.B3" office:value-type="float" office:value="0.71">
            <text:p text:style-name="P193">0,71</text:p>
          </table:table-cell>
          <table:table-cell table:style-name="Πίνακας17.I3" office:value-type="float" office:value="0.6">
            <text:p text:style-name="P200">0,60</text:p>
          </table:table-cell>
        </table:table-row>
        <table:table-row>
          <table:table-cell table:style-name="Πίνακας17.A2" office:value-type="string">
            <text:p text:style-name="P238">6720x6720</text:p>
          </table:table-cell>
          <table:table-cell table:style-name="Πίνακας17.B3" office:value-type="float" office:value="0.89">
            <text:p text:style-name="P180">0,89</text:p>
          </table:table-cell>
          <table:table-cell table:style-name="Πίνακας17.B3" office:value-type="float" office:value="0.69">
            <text:p text:style-name="P183">0,69</text:p>
          </table:table-cell>
          <table:table-cell table:style-name="Πίνακας17.B3" office:value-type="float" office:value="0.49">
            <text:p text:style-name="P184">0,49</text:p>
          </table:table-cell>
          <table:table-cell table:style-name="Πίνακας17.B3" office:value-type="float" office:value="0.53">
            <text:p text:style-name="P185">0,53</text:p>
          </table:table-cell>
          <table:table-cell table:style-name="Πίνακας17.B3" office:value-type="float" office:value="0.48">
            <text:p text:style-name="P187">0,48</text:p>
          </table:table-cell>
          <table:table-cell table:style-name="Πίνακας17.B3" office:value-type="float" office:value="0.52">
            <text:p text:style-name="P190">0,52</text:p>
          </table:table-cell>
          <table:table-cell table:style-name="Πίνακας17.B3" office:value-type="float" office:value="0.49">
            <text:p text:style-name="P194">0,<text:span text:style-name="T77">49</text:span></text:p>
          </table:table-cell>
          <table:table-cell table:style-name="Πίνακας17.I3" office:value-type="float" office:value="0.68">
            <text:p text:style-name="P209"><text:span text:style-name="T16">0,6</text:span><text:span text:style-name="T1">8</text:span></text:p>
          </table:table-cell>
        </table:table-row>
        <table:table-row>
          <table:table-cell table:style-name="Πίνακας17.A2" office:value-type="string">
            <text:p text:style-name="P238">13440x13440</text:p>
          </table:table-cell>
          <table:table-cell table:style-name="Πίνακας17.B3" office:value-type="float" office:value="0.9">
            <text:p text:style-name="P180">0,90</text:p>
          </table:table-cell>
          <table:table-cell table:style-name="Πίνακας17.B3" office:value-type="float" office:value="0.71">
            <text:p text:style-name="P183">0,71</text:p>
          </table:table-cell>
          <table:table-cell table:style-name="Πίνακας17.B3" office:value-type="float" office:value="0.5">
            <text:p text:style-name="P184">0,50</text:p>
          </table:table-cell>
          <table:table-cell table:style-name="Πίνακας17.B3" office:value-type="float" office:value="0.53">
            <text:p text:style-name="P185">0,53</text:p>
          </table:table-cell>
          <table:table-cell table:style-name="Πίνακας17.B3" office:value-type="float" office:value="0.49">
            <text:p text:style-name="P188">0,49</text:p>
          </table:table-cell>
          <table:table-cell table:style-name="Πίνακας17.B3" office:value-type="float" office:value="0.53">
            <text:p text:style-name="P191">0,53</text:p>
          </table:table-cell>
          <table:table-cell table:style-name="Πίνακας17.B3" office:value-type="float" office:value="0.49">
            <text:p text:style-name="P195">0,<text:span text:style-name="T77">49</text:span></text:p>
          </table:table-cell>
          <table:table-cell table:style-name="Πίνακας17.I3" office:value-type="float" office:value="0.49">
            <text:p text:style-name="P201">0,49</text:p>
          </table:table-cell>
        </table:table-row>
        <table:table-row>
          <table:table-cell table:style-name="Πίνακας17.A2" office:value-type="string">
            <text:p text:style-name="P238">26880x26880</text:p>
          </table:table-cell>
          <table:table-cell table:style-name="Πίνακας17.B3" office:value-type="float" office:value="0.88">
            <text:p text:style-name="P180">0,88</text:p>
          </table:table-cell>
          <table:table-cell table:style-name="Πίνακας17.B3" office:value-type="float" office:value="0.7">
            <text:p text:style-name="P183">0,70</text:p>
          </table:table-cell>
          <table:table-cell table:style-name="Πίνακας17.B3" office:value-type="float" office:value="0.5">
            <text:p text:style-name="P184">0,50</text:p>
          </table:table-cell>
          <table:table-cell table:style-name="Πίνακας17.B3" office:value-type="float" office:value="0.54">
            <text:p text:style-name="P185">0,54</text:p>
          </table:table-cell>
          <table:table-cell table:style-name="Πίνακας17.B3" office:value-type="float" office:value="0.5">
            <text:p text:style-name="P189">0,50</text:p>
          </table:table-cell>
          <table:table-cell table:style-name="Πίνακας17.B3" office:value-type="float" office:value="0.54">
            <text:p text:style-name="P192">0,54</text:p>
          </table:table-cell>
          <table:table-cell table:style-name="Πίνακας17.B3" office:value-type="float" office:value="0.5">
            <text:p text:style-name="P196">0,<text:span text:style-name="T77">50</text:span></text:p>
          </table:table-cell>
          <table:table-cell table:style-name="Πίνακας17.I3" office:value-type="float" office:value="0.5">
            <text:p text:style-name="P202">0,50</text:p>
          </table:table-cell>
        </table:table-row>
      </table:table>
      <text:p text:style-name="P11"/>
      <text:p text:style-name="P59">Παρότι η κλιμάκωση του προγράμματος παραμένει ποιοτικά ίδια (ανάλογη πτώση της απόδοσης στα ίδια παραδείγματα με την περίπτωση της ενεργοποιημένης <text:span text:style-name="T1">Allreduce), </text:span><text:span text:style-name="T44">παρατηρούμε ότι επιτυγχάνεται βελτίωση της αποδοτικότητας για τα μεγαλύτερα πλήθη διεργασιών, κυρίως στα πρώτα 3 μεγέθη προβλήματος, και στο 4ο μέγεθος στην περίπτωση των 80 διεργασιών. </text:span></text:p>
      <text:p text:style-name="P47"/>
      <text:p text:style-name="P47"/>
      <table:table table:name="Πίνακας20" table:style-name="Πίνακας20">
        <table:table-column table:style-name="Πίνακας20.A"/>
        <table:table-column table:style-name="Πίνακας20.B"/>
        <table:table-column table:style-name="Πίνακας20.C"/>
        <table:table-row>
          <table:table-cell table:style-name="Πίνακας20.A1" table:number-columns-spanned="3" office:value-type="string">
            <text:p text:style-name="P316">Αποδοτικότητα για 4 διεργασίες</text:p>
          </table:table-cell>
          <table:covered-table-cell/>
          <table:covered-table-cell/>
        </table:table-row>
        <table:table-row>
          <table:table-cell table:style-name="Πίνακας20.A2" office:value-type="string">
            <text:p text:style-name="P316"/>
          </table:table-cell>
          <table:table-cell table:style-name="Πίνακας20.A2" office:value-type="string">
            <text:p text:style-name="P316">Με <text:span text:style-name="T1">Allreduce</text:span></text:p>
          </table:table-cell>
          <table:table-cell table:style-name="Πίνακας20.C2" office:value-type="string">
            <text:p text:style-name="P316">Χωρίς <text:span text:style-name="T1">Allreduce</text:span></text:p>
          </table:table-cell>
        </table:table-row>
        <table:table-row>
          <table:table-cell table:style-name="Πίνακας20.A2" office:value-type="string">
            <text:p text:style-name="P271">840x840</text:p>
          </table:table-cell>
          <table:table-cell table:style-name="Πίνακας20.B3" office:value-type="float" office:value="0.92">
            <text:p text:style-name="P255">0,92</text:p>
          </table:table-cell>
          <table:table-cell table:style-name="Πίνακας20.C3" office:value-type="float" office:value="0.99">
            <text:p text:style-name="P181">0,99</text:p>
          </table:table-cell>
        </table:table-row>
        <table:table-row>
          <table:table-cell table:style-name="Πίνακας20.A2" office:value-type="string">
            <text:p text:style-name="P271">1680x1680</text:p>
          </table:table-cell>
          <table:table-cell table:style-name="Πίνακας20.B3" office:value-type="float" office:value="0.87">
            <text:p text:style-name="P255">0,87</text:p>
          </table:table-cell>
          <table:table-cell table:style-name="Πίνακας20.C3" office:value-type="float" office:value="0.89">
            <text:p text:style-name="P181">0,89</text:p>
          </table:table-cell>
        </table:table-row>
        <table:table-row>
          <table:table-cell table:style-name="Πίνακας20.A2" office:value-type="string">
            <text:p text:style-name="P271">3360x3360</text:p>
          </table:table-cell>
          <table:table-cell table:style-name="Πίνακας20.B3" office:value-type="float" office:value="0.88">
            <text:p text:style-name="P255">0,88</text:p>
          </table:table-cell>
          <table:table-cell table:style-name="Πίνακας20.C3" office:value-type="float" office:value="0.89">
            <text:p text:style-name="P181">0,89</text:p>
          </table:table-cell>
        </table:table-row>
        <table:table-row>
          <table:table-cell table:style-name="Πίνακας20.A2" office:value-type="string">
            <text:p text:style-name="P271">6720x6720</text:p>
          </table:table-cell>
          <table:table-cell table:style-name="Πίνακας20.B6" office:value-type="float" office:value="0.89">
            <text:p text:style-name="P255">0,89</text:p>
          </table:table-cell>
          <table:table-cell table:style-name="Πίνακας20.C3" office:value-type="float" office:value="0.89">
            <text:p text:style-name="P181">0,89</text:p>
          </table:table-cell>
        </table:table-row>
        <table:table-row>
          <table:table-cell table:style-name="Πίνακας20.A2" office:value-type="string">
            <text:p text:style-name="P271">13440x13440</text:p>
          </table:table-cell>
          <table:table-cell table:style-name="Πίνακας20.B3" office:value-type="float" office:value="0.89">
            <text:p text:style-name="P255">0,89</text:p>
          </table:table-cell>
          <table:table-cell table:style-name="Πίνακας20.C3" office:value-type="float" office:value="0.9">
            <text:p text:style-name="P181">0,90</text:p>
          </table:table-cell>
        </table:table-row>
        <table:table-row>
          <table:table-cell table:style-name="Πίνακας20.A2" office:value-type="string">
            <text:p text:style-name="P271">26880x26880</text:p>
          </table:table-cell>
          <table:table-cell table:style-name="Πίνακας20.B3" office:value-type="float" office:value="0.88">
            <text:p text:style-name="P243">0,88</text:p>
          </table:table-cell>
          <table:table-cell table:style-name="Πίνακας20.C3" office:value-type="float" office:value="0.88">
            <text:p text:style-name="P181">0,88</text:p>
          </table:table-cell>
        </table:table-row>
      </table:table>
      <text:p text:style-name="P48"/>
      <text:p text:style-name="P48"/>
      <table:table table:name="Πίνακας18" table:style-name="Πίνακας18">
        <table:table-column table:style-name="Πίνακας18.A"/>
        <table:table-column table:style-name="Πίνακας18.B"/>
        <table:table-column table:style-name="Πίνακας18.C"/>
        <text:soft-page-break/>
        <table:table-row>
          <table:table-cell table:style-name="Πίνακας18.A1" table:number-columns-spanned="3" office:value-type="string">
            <text:p text:style-name="P317">Αποδοτικότητα για <text:span text:style-name="T17">9</text:span> διεργασίες</text:p>
          </table:table-cell>
          <table:covered-table-cell/>
          <table:covered-table-cell/>
        </table:table-row>
        <table:table-row>
          <table:table-cell table:style-name="Πίνακας18.A2" office:value-type="string">
            <text:p text:style-name="P317"/>
          </table:table-cell>
          <table:table-cell table:style-name="Πίνακας18.A2" office:value-type="string">
            <text:p text:style-name="P317">Με <text:span text:style-name="T1">Allreduce</text:span></text:p>
          </table:table-cell>
          <table:table-cell table:style-name="Πίνακας18.C2" office:value-type="string">
            <text:p text:style-name="P317">Χωρίς <text:span text:style-name="T1">Allreduce</text:span></text:p>
          </table:table-cell>
        </table:table-row>
        <table:table-row>
          <table:table-cell table:style-name="Πίνακας18.A2" office:value-type="string">
            <text:p text:style-name="P272">840x840</text:p>
          </table:table-cell>
          <table:table-cell table:style-name="Πίνακας18.B3" office:value-type="float" office:value="0.76">
            <text:p text:style-name="P253">0,76</text:p>
          </table:table-cell>
          <table:table-cell table:style-name="Πίνακας18.C3" office:value-type="float" office:value="0.85">
            <text:p text:style-name="P182">0,85</text:p>
          </table:table-cell>
        </table:table-row>
        <table:table-row>
          <table:table-cell table:style-name="Πίνακας18.A2" office:value-type="string">
            <text:p text:style-name="P272">1680x1680</text:p>
          </table:table-cell>
          <table:table-cell table:style-name="Πίνακας18.B3" office:value-type="float" office:value="0.83">
            <text:p text:style-name="P253">0,83</text:p>
          </table:table-cell>
          <table:table-cell table:style-name="Πίνακας18.C3" office:value-type="float" office:value="0.86">
            <text:p text:style-name="P183">0,86</text:p>
          </table:table-cell>
        </table:table-row>
        <table:table-row>
          <table:table-cell table:style-name="Πίνακας18.A2" office:value-type="string">
            <text:p text:style-name="P272">3360x3360</text:p>
          </table:table-cell>
          <table:table-cell table:style-name="Πίνακας18.B3" office:value-type="float" office:value="0.66">
            <text:p text:style-name="P253">0,66</text:p>
          </table:table-cell>
          <table:table-cell table:style-name="Πίνακας18.C3" office:value-type="float" office:value="0.69">
            <text:p text:style-name="P197">0,69</text:p>
          </table:table-cell>
        </table:table-row>
        <table:table-row>
          <table:table-cell table:style-name="Πίνακας18.A2" office:value-type="string">
            <text:p text:style-name="P272">6720x6720</text:p>
          </table:table-cell>
          <table:table-cell table:style-name="Πίνακας18.B3" office:value-type="float" office:value="0.67">
            <text:p text:style-name="P253">0,67</text:p>
          </table:table-cell>
          <table:table-cell table:style-name="Πίνακας18.C3" office:value-type="float" office:value="0.69">
            <text:p text:style-name="P183">0,69</text:p>
          </table:table-cell>
        </table:table-row>
        <table:table-row>
          <table:table-cell table:style-name="Πίνακας18.A2" office:value-type="string">
            <text:p text:style-name="P272">13440x13440</text:p>
          </table:table-cell>
          <table:table-cell table:style-name="Πίνακας18.B3" office:value-type="float" office:value="0.67">
            <text:p text:style-name="P253">0,67</text:p>
          </table:table-cell>
          <table:table-cell table:style-name="Πίνακας18.C3" office:value-type="float" office:value="0.71">
            <text:p text:style-name="P183">0,71</text:p>
          </table:table-cell>
        </table:table-row>
        <table:table-row>
          <table:table-cell table:style-name="Πίνακας18.A2" office:value-type="string">
            <text:p text:style-name="P272">26880x26880</text:p>
          </table:table-cell>
          <table:table-cell table:style-name="Πίνακας18.B3" office:value-type="float" office:value="0.67">
            <text:p text:style-name="P244">0,67</text:p>
          </table:table-cell>
          <table:table-cell table:style-name="Πίνακας18.C3" office:value-type="float" office:value="0.7">
            <text:p text:style-name="P183">0,70</text:p>
          </table:table-cell>
        </table:table-row>
      </table:table>
      <text:p text:style-name="P48"/>
      <text:p text:style-name="P49"/>
      <table:table table:name="Πίνακας19" table:style-name="Πίνακας19">
        <table:table-column table:style-name="Πίνακας19.A"/>
        <table:table-column table:style-name="Πίνακας19.B"/>
        <table:table-column table:style-name="Πίνακας19.C"/>
        <table:table-row>
          <table:table-cell table:style-name="Πίνακας19.A1" table:number-columns-spanned="3" office:value-type="string">
            <text:p text:style-name="P318">Αποδοτικότητα για <text:span text:style-name="T18">16</text:span> διεργασίες</text:p>
          </table:table-cell>
          <table:covered-table-cell/>
          <table:covered-table-cell/>
        </table:table-row>
        <table:table-row>
          <table:table-cell table:style-name="Πίνακας19.A2" office:value-type="string">
            <text:p text:style-name="P318"/>
          </table:table-cell>
          <table:table-cell table:style-name="Πίνακας19.A2" office:value-type="string">
            <text:p text:style-name="P318">Με <text:span text:style-name="T1">Allreduce</text:span></text:p>
          </table:table-cell>
          <table:table-cell table:style-name="Πίνακας19.C2" office:value-type="string">
            <text:p text:style-name="P318">Χωρίς <text:span text:style-name="T1">Allreduce</text:span></text:p>
          </table:table-cell>
        </table:table-row>
        <table:table-row>
          <table:table-cell table:style-name="Πίνακας19.A2" office:value-type="string">
            <text:p text:style-name="P273">840x840</text:p>
          </table:table-cell>
          <table:table-cell table:style-name="Πίνακας19.B3" office:value-type="float" office:value="0.55">
            <text:p text:style-name="P252">0,55</text:p>
          </table:table-cell>
          <table:table-cell table:style-name="Πίνακας19.C3" office:value-type="float" office:value="0.56">
            <text:p text:style-name="P184">0,56</text:p>
          </table:table-cell>
        </table:table-row>
        <table:table-row>
          <table:table-cell table:style-name="Πίνακας19.A2" office:value-type="string">
            <text:p text:style-name="P273">1680x1680</text:p>
          </table:table-cell>
          <table:table-cell table:style-name="Πίνακας19.B3" office:value-type="float" office:value="0.69">
            <text:p text:style-name="P252">0,69</text:p>
          </table:table-cell>
          <table:table-cell table:style-name="Πίνακας19.C3" office:value-type="float" office:value="0.78">
            <text:p text:style-name="P184">0,78</text:p>
          </table:table-cell>
        </table:table-row>
        <table:table-row>
          <table:table-cell table:style-name="Πίνακας19.A2" office:value-type="string">
            <text:p text:style-name="P273">3360x3360</text:p>
          </table:table-cell>
          <table:table-cell table:style-name="Πίνακας19.B3" office:value-type="float" office:value="0.47">
            <text:p text:style-name="P252">0,47</text:p>
          </table:table-cell>
          <table:table-cell table:style-name="Πίνακας19.C3" office:value-type="float" office:value="0.49">
            <text:p text:style-name="P184">0,49</text:p>
          </table:table-cell>
        </table:table-row>
        <table:table-row>
          <table:table-cell table:style-name="Πίνακας19.A2" office:value-type="string">
            <text:p text:style-name="P273">6720x6720</text:p>
          </table:table-cell>
          <table:table-cell table:style-name="Πίνακας19.B3" office:value-type="float" office:value="0.49">
            <text:p text:style-name="P252">0,49</text:p>
          </table:table-cell>
          <table:table-cell table:style-name="Πίνακας19.C3" office:value-type="float" office:value="0.49">
            <text:p text:style-name="P184">0,49</text:p>
          </table:table-cell>
        </table:table-row>
        <table:table-row>
          <table:table-cell table:style-name="Πίνακας19.A2" office:value-type="string">
            <text:p text:style-name="P273">13440x13440</text:p>
          </table:table-cell>
          <table:table-cell table:style-name="Πίνακας19.B3" office:value-type="float" office:value="0.5">
            <text:p text:style-name="P252">0,50</text:p>
          </table:table-cell>
          <table:table-cell table:style-name="Πίνακας19.C3" office:value-type="float" office:value="0.5">
            <text:p text:style-name="P184">0,50</text:p>
          </table:table-cell>
        </table:table-row>
        <table:table-row>
          <table:table-cell table:style-name="Πίνακας19.A2" office:value-type="string">
            <text:p text:style-name="P273">26880x26880</text:p>
          </table:table-cell>
          <table:table-cell table:style-name="Πίνακας19.B3" office:value-type="float" office:value="0.5">
            <text:p text:style-name="P245">0,50</text:p>
          </table:table-cell>
          <table:table-cell table:style-name="Πίνακας19.C3" office:value-type="float" office:value="0.5">
            <text:p text:style-name="P184">0,50</text:p>
          </table:table-cell>
        </table:table-row>
      </table:table>
      <text:p text:style-name="P49"/>
      <text:p text:style-name="P50"/>
      <table:table table:name="Πίνακας21" table:style-name="Πίνακας21">
        <table:table-column table:style-name="Πίνακας21.A"/>
        <table:table-column table:style-name="Πίνακας21.B"/>
        <table:table-column table:style-name="Πίνακας21.C"/>
        <table:table-row>
          <table:table-cell table:style-name="Πίνακας21.A1" table:number-columns-spanned="3" office:value-type="string">
            <text:p text:style-name="P319">Αποδοτικότητα για <text:span text:style-name="T19">25</text:span> διεργασίες</text:p>
          </table:table-cell>
          <table:covered-table-cell/>
          <table:covered-table-cell/>
        </table:table-row>
        <table:table-row>
          <table:table-cell table:style-name="Πίνακας21.A2" office:value-type="string">
            <text:p text:style-name="P319"/>
          </table:table-cell>
          <table:table-cell table:style-name="Πίνακας21.A2" office:value-type="string">
            <text:p text:style-name="P319">Με <text:span text:style-name="T1">Allreduce</text:span></text:p>
          </table:table-cell>
          <table:table-cell table:style-name="Πίνακας21.C2" office:value-type="string">
            <text:p text:style-name="P319">Χωρίς <text:span text:style-name="T1">Allreduce</text:span></text:p>
          </table:table-cell>
        </table:table-row>
        <table:table-row>
          <table:table-cell table:style-name="Πίνακας21.A2" office:value-type="string">
            <text:p text:style-name="P274">840x840</text:p>
          </table:table-cell>
          <table:table-cell table:style-name="Πίνακας21.B3" office:value-type="float" office:value="0.3">
            <text:p text:style-name="P251">0,30</text:p>
          </table:table-cell>
          <table:table-cell table:style-name="Πίνακας21.C3" office:value-type="float" office:value="0.35">
            <text:p text:style-name="P185">0,35</text:p>
          </table:table-cell>
        </table:table-row>
        <table:table-row>
          <table:table-cell table:style-name="Πίνακας21.A2" office:value-type="string">
            <text:p text:style-name="P274">1680x1680</text:p>
          </table:table-cell>
          <table:table-cell table:style-name="Πίνακας21.B3" office:value-type="float" office:value="0.56">
            <text:p text:style-name="P251">0,56</text:p>
          </table:table-cell>
          <table:table-cell table:style-name="Πίνακας21.C3" office:value-type="float" office:value="0.71">
            <text:p text:style-name="P185">0,71</text:p>
          </table:table-cell>
        </table:table-row>
        <table:table-row>
          <table:table-cell table:style-name="Πίνακας21.A2" office:value-type="string">
            <text:p text:style-name="P274">3360x3360</text:p>
          </table:table-cell>
          <table:table-cell table:style-name="Πίνακας21.B3" office:value-type="float" office:value="0.5">
            <text:p text:style-name="P251">0,50</text:p>
          </table:table-cell>
          <table:table-cell table:style-name="Πίνακας21.C3" office:value-type="float" office:value="0.54">
            <text:p text:style-name="P185">0,54</text:p>
          </table:table-cell>
        </table:table-row>
        <table:table-row>
          <table:table-cell table:style-name="Πίνακας21.A2" office:value-type="string">
            <text:p text:style-name="P274">6720x6720</text:p>
          </table:table-cell>
          <table:table-cell table:style-name="Πίνακας21.B3" office:value-type="float" office:value="0.51">
            <text:p text:style-name="P251">0,51</text:p>
          </table:table-cell>
          <table:table-cell table:style-name="Πίνακας21.C3" office:value-type="float" office:value="0.53">
            <text:p text:style-name="P185">0,53</text:p>
          </table:table-cell>
        </table:table-row>
        <table:table-row>
          <table:table-cell table:style-name="Πίνακας21.A2" office:value-type="string">
            <text:p text:style-name="P274">13440x13440</text:p>
          </table:table-cell>
          <table:table-cell table:style-name="Πίνακας21.B3" office:value-type="float" office:value="0.53">
            <text:p text:style-name="P251">0,53</text:p>
          </table:table-cell>
          <table:table-cell table:style-name="Πίνακας21.C3" office:value-type="float" office:value="0.53">
            <text:p text:style-name="P185">0,53</text:p>
          </table:table-cell>
        </table:table-row>
        <table:table-row>
          <table:table-cell table:style-name="Πίνακας21.A2" office:value-type="string">
            <text:p text:style-name="P274">26880x26880</text:p>
          </table:table-cell>
          <table:table-cell table:style-name="Πίνακας21.B3" office:value-type="float" office:value="0.53">
            <text:p text:style-name="P246">0,53</text:p>
          </table:table-cell>
          <table:table-cell table:style-name="Πίνακας21.C3" office:value-type="float" office:value="0.54">
            <text:p text:style-name="P185">0,54</text:p>
          </table:table-cell>
        </table:table-row>
      </table:table>
      <text:p text:style-name="P50"/>
      <text:p text:style-name="P50"/>
      <table:table table:name="Πίνακας22" table:style-name="Πίνακας22">
        <table:table-column table:style-name="Πίνακας22.A"/>
        <table:table-column table:style-name="Πίνακας22.B"/>
        <table:table-column table:style-name="Πίνακας22.C"/>
        <table:table-row>
          <table:table-cell table:style-name="Πίνακας22.A1" table:number-columns-spanned="3" office:value-type="string">
            <text:p text:style-name="P320">Αποδοτικότητα για <text:span text:style-name="T20">36</text:span> διεργασίες</text:p>
          </table:table-cell>
          <table:covered-table-cell/>
          <table:covered-table-cell/>
        </table:table-row>
        <table:table-row>
          <table:table-cell table:style-name="Πίνακας22.A2" office:value-type="string">
            <text:p text:style-name="P320"/>
          </table:table-cell>
          <table:table-cell table:style-name="Πίνακας22.A2" office:value-type="string">
            <text:p text:style-name="P320">Με <text:span text:style-name="T1">Allreduce</text:span></text:p>
          </table:table-cell>
          <table:table-cell table:style-name="Πίνακας22.C2" office:value-type="string">
            <text:p text:style-name="P320">Χωρίς <text:span text:style-name="T1">Allreduce</text:span></text:p>
          </table:table-cell>
        </table:table-row>
        <table:table-row>
          <table:table-cell table:style-name="Πίνακας22.A2" office:value-type="string">
            <text:p text:style-name="P275">840x840</text:p>
          </table:table-cell>
          <table:table-cell table:style-name="Πίνακας22.B3" office:value-type="float" office:value="0.15">
            <text:p text:style-name="P251">0,15</text:p>
          </table:table-cell>
          <table:table-cell table:style-name="Πίνακας22.C3" office:value-type="float" office:value="0.26">
            <text:p text:style-name="P186">0,26</text:p>
          </table:table-cell>
        </table:table-row>
        <table:table-row>
          <table:table-cell table:style-name="Πίνακας22.A2" office:value-type="string">
            <text:p text:style-name="P275">1680x1680</text:p>
          </table:table-cell>
          <table:table-cell table:style-name="Πίνακας22.B3" office:value-type="float" office:value="0.41">
            <text:p text:style-name="P251">0,41</text:p>
          </table:table-cell>
          <table:table-cell table:style-name="Πίνακας22.C3" office:value-type="float" office:value="0.55">
            <text:p text:style-name="P186">0,55</text:p>
          </table:table-cell>
        </table:table-row>
        <table:table-row>
          <table:table-cell table:style-name="Πίνακας22.A2" office:value-type="string">
            <text:p text:style-name="P275">3360x3360</text:p>
          </table:table-cell>
          <table:table-cell table:style-name="Πίνακας22.B3" office:value-type="float" office:value="0.46">
            <text:p text:style-name="P251">0,46</text:p>
          </table:table-cell>
          <table:table-cell table:style-name="Πίνακας22.C3" office:value-type="float" office:value="0.51">
            <text:p text:style-name="P186">0,51</text:p>
          </table:table-cell>
        </table:table-row>
        <table:table-row>
          <table:table-cell table:style-name="Πίνακας22.A2" office:value-type="string">
            <text:p text:style-name="P275">6720x6720</text:p>
          </table:table-cell>
          <table:table-cell table:style-name="Πίνακας22.B3" office:value-type="float" office:value="0.47">
            <text:p text:style-name="P251">0,47</text:p>
          </table:table-cell>
          <table:table-cell table:style-name="Πίνακας22.C3" office:value-type="float" office:value="0.48">
            <text:p text:style-name="P187">0,48</text:p>
          </table:table-cell>
        </table:table-row>
        <table:table-row>
          <table:table-cell table:style-name="Πίνακας22.A2" office:value-type="string">
            <text:p text:style-name="P275">13440x13440</text:p>
          </table:table-cell>
          <table:table-cell table:style-name="Πίνακας22.B3" office:value-type="float" office:value="0.49">
            <text:p text:style-name="P251">0,49</text:p>
          </table:table-cell>
          <table:table-cell table:style-name="Πίνακας22.C3" office:value-type="float" office:value="0.49">
            <text:p text:style-name="P188">0,49</text:p>
          </table:table-cell>
        </table:table-row>
        <table:table-row>
          <table:table-cell table:style-name="Πίνακας22.A2" office:value-type="string">
            <text:p text:style-name="P275">26880x26880</text:p>
          </table:table-cell>
          <table:table-cell table:style-name="Πίνακας22.B3" office:value-type="float" office:value="0.5">
            <text:p text:style-name="P246">0,50</text:p>
          </table:table-cell>
          <table:table-cell table:style-name="Πίνακας22.C3" office:value-type="float" office:value="0.5">
            <text:p text:style-name="P189">0,50</text:p>
          </table:table-cell>
        </table:table-row>
      </table:table>
      <text:p text:style-name="P51"/>
      <text:p text:style-name="P52"><text:soft-page-break/></text:p>
      <table:table table:name="Πίνακας23" table:style-name="Πίνακας23">
        <table:table-column table:style-name="Πίνακας23.A"/>
        <table:table-column table:style-name="Πίνακας23.B"/>
        <table:table-column table:style-name="Πίνακας23.C"/>
        <table:table-row>
          <table:table-cell table:style-name="Πίνακας23.A1" table:number-columns-spanned="3" office:value-type="string">
            <text:p text:style-name="P321">Αποδοτικότητα για <text:span text:style-name="T21">4</text:span><text:span text:style-name="T17">9</text:span> διεργασίες</text:p>
          </table:table-cell>
          <table:covered-table-cell/>
          <table:covered-table-cell/>
        </table:table-row>
        <table:table-row>
          <table:table-cell table:style-name="Πίνακας23.A2" office:value-type="string">
            <text:p text:style-name="P321"/>
          </table:table-cell>
          <table:table-cell table:style-name="Πίνακας23.A2" office:value-type="string">
            <text:p text:style-name="P321">Με <text:span text:style-name="T1">Allreduce</text:span></text:p>
          </table:table-cell>
          <table:table-cell table:style-name="Πίνακας23.C2" office:value-type="string">
            <text:p text:style-name="P321">Χωρίς <text:span text:style-name="T1">Allreduce</text:span></text:p>
          </table:table-cell>
        </table:table-row>
        <table:table-row>
          <table:table-cell table:style-name="Πίνακας23.A2" office:value-type="string">
            <text:p text:style-name="P276">840x840</text:p>
          </table:table-cell>
          <table:table-cell table:style-name="Πίνακας23.B3" office:value-type="float" office:value="0.13">
            <text:p text:style-name="P247">0,13</text:p>
          </table:table-cell>
          <table:table-cell table:style-name="Πίνακας23.C3" office:value-type="float" office:value="0.23">
            <text:p text:style-name="P190">0,23</text:p>
          </table:table-cell>
        </table:table-row>
        <table:table-row>
          <table:table-cell table:style-name="Πίνακας23.A2" office:value-type="string">
            <text:p text:style-name="P276">1680x1680</text:p>
          </table:table-cell>
          <table:table-cell table:style-name="Πίνακας23.B3" office:value-type="float" office:value="0.38">
            <text:p text:style-name="P247">0,38</text:p>
          </table:table-cell>
          <table:table-cell table:style-name="Πίνακας23.C3" office:value-type="float" office:value="0.46">
            <text:p text:style-name="P190">0,46</text:p>
          </table:table-cell>
        </table:table-row>
        <table:table-row>
          <table:table-cell table:style-name="Πίνακας23.A2" office:value-type="string">
            <text:p text:style-name="P276">3360x3360</text:p>
          </table:table-cell>
          <table:table-cell table:style-name="Πίνακας23.B3" office:value-type="float" office:value="0.56">
            <text:p text:style-name="P247">0,56</text:p>
          </table:table-cell>
          <table:table-cell table:style-name="Πίνακας23.C3" office:value-type="float" office:value="0.67">
            <text:p text:style-name="P190">0,67</text:p>
          </table:table-cell>
        </table:table-row>
        <table:table-row>
          <table:table-cell table:style-name="Πίνακας23.A2" office:value-type="string">
            <text:p text:style-name="P276">6720x6720</text:p>
          </table:table-cell>
          <table:table-cell table:style-name="Πίνακας23.B3" office:value-type="float" office:value="0.49">
            <text:p text:style-name="P247">0,49</text:p>
          </table:table-cell>
          <table:table-cell table:style-name="Πίνακας23.C3" office:value-type="float" office:value="0.52">
            <text:p text:style-name="P190">0,52</text:p>
          </table:table-cell>
        </table:table-row>
        <table:table-row>
          <table:table-cell table:style-name="Πίνακας23.A2" office:value-type="string">
            <text:p text:style-name="P276">13440x13440</text:p>
          </table:table-cell>
          <table:table-cell table:style-name="Πίνακας23.B3" office:value-type="float" office:value="0.52">
            <text:p text:style-name="P247">0,52</text:p>
          </table:table-cell>
          <table:table-cell table:style-name="Πίνακας23.C3" office:value-type="float" office:value="0.53">
            <text:p text:style-name="P191">0,53</text:p>
          </table:table-cell>
        </table:table-row>
        <table:table-row>
          <table:table-cell table:style-name="Πίνακας23.A2" office:value-type="string">
            <text:p text:style-name="P276">26880x26880</text:p>
          </table:table-cell>
          <table:table-cell table:style-name="Πίνακας23.B3" office:value-type="float" office:value="0.53">
            <text:p text:style-name="P250">0,53</text:p>
          </table:table-cell>
          <table:table-cell table:style-name="Πίνακας23.C3" office:value-type="float" office:value="0.54">
            <text:p text:style-name="P192">0,54</text:p>
          </table:table-cell>
        </table:table-row>
      </table:table>
      <text:p text:style-name="P52"/>
      <text:p text:style-name="P53"/>
      <table:table table:name="Πίνακας24" table:style-name="Πίνακας24">
        <table:table-column table:style-name="Πίνακας24.A"/>
        <table:table-column table:style-name="Πίνακας24.B"/>
        <table:table-column table:style-name="Πίνακας24.C"/>
        <table:table-row>
          <table:table-cell table:style-name="Πίνακας24.A1" table:number-columns-spanned="3" office:value-type="string">
            <text:p text:style-name="P322">Αποδοτικότητα για <text:span text:style-name="T22">64</text:span> διεργασίες</text:p>
          </table:table-cell>
          <table:covered-table-cell/>
          <table:covered-table-cell/>
        </table:table-row>
        <table:table-row>
          <table:table-cell table:style-name="Πίνακας24.A2" office:value-type="string">
            <text:p text:style-name="P322"/>
          </table:table-cell>
          <table:table-cell table:style-name="Πίνακας24.A2" office:value-type="string">
            <text:p text:style-name="P322">Με <text:span text:style-name="T1">Allreduce</text:span></text:p>
          </table:table-cell>
          <table:table-cell table:style-name="Πίνακας24.C2" office:value-type="string">
            <text:p text:style-name="P322">Χωρίς <text:span text:style-name="T1">Allreduce</text:span></text:p>
          </table:table-cell>
        </table:table-row>
        <table:table-row>
          <table:table-cell table:style-name="Πίνακας24.A2" office:value-type="string">
            <text:p text:style-name="P277">840x840</text:p>
          </table:table-cell>
          <table:table-cell table:style-name="Πίνακας24.B3" office:value-type="float" office:value="0.14">
            <text:p text:style-name="P247">0,14</text:p>
          </table:table-cell>
          <table:table-cell table:style-name="Πίνακας24.C3" office:value-type="float" office:value="0.18">
            <text:p text:style-name="P193">0,18</text:p>
          </table:table-cell>
        </table:table-row>
        <table:table-row>
          <table:table-cell table:style-name="Πίνακας24.A2" office:value-type="string">
            <text:p text:style-name="P277">1680x1680</text:p>
          </table:table-cell>
          <table:table-cell table:style-name="Πίνακας24.B3" office:value-type="float" office:value="0.35">
            <text:p text:style-name="P247">0,35</text:p>
          </table:table-cell>
          <table:table-cell table:style-name="Πίνακας24.C3" office:value-type="float" office:value="0.43">
            <text:p text:style-name="P193">0,43</text:p>
          </table:table-cell>
        </table:table-row>
        <table:table-row>
          <table:table-cell table:style-name="Πίνακας24.A2" office:value-type="string">
            <text:p text:style-name="P277">3360x3360</text:p>
          </table:table-cell>
          <table:table-cell table:style-name="Πίνακας24.B3" office:value-type="float" office:value="0.56">
            <text:p text:style-name="P247">0,56</text:p>
          </table:table-cell>
          <table:table-cell table:style-name="Πίνακας24.C3" office:value-type="float" office:value="0.71">
            <text:p text:style-name="P193">0,71</text:p>
          </table:table-cell>
        </table:table-row>
        <table:table-row>
          <table:table-cell table:style-name="Πίνακας24.A2" office:value-type="string">
            <text:p text:style-name="P277">6720x6720</text:p>
          </table:table-cell>
          <table:table-cell table:style-name="Πίνακας24.B3" office:value-type="float" office:value="0.45">
            <text:p text:style-name="P247">0,45</text:p>
          </table:table-cell>
          <table:table-cell table:style-name="Πίνακας24.C3" office:value-type="float" office:value="0.49">
            <text:p text:style-name="P194">0,<text:span text:style-name="T77">49</text:span></text:p>
          </table:table-cell>
        </table:table-row>
        <table:table-row>
          <table:table-cell table:style-name="Πίνακας24.A2" office:value-type="string">
            <text:p text:style-name="P277">13440x13440</text:p>
          </table:table-cell>
          <table:table-cell table:style-name="Πίνακας24.B3" office:value-type="float" office:value="0.48">
            <text:p text:style-name="P247">0,48</text:p>
          </table:table-cell>
          <table:table-cell table:style-name="Πίνακας24.C3" office:value-type="float" office:value="0.49">
            <text:p text:style-name="P195">0,<text:span text:style-name="T77">49</text:span></text:p>
          </table:table-cell>
        </table:table-row>
        <table:table-row>
          <table:table-cell table:style-name="Πίνακας24.A2" office:value-type="string">
            <text:p text:style-name="P277">26880x26880</text:p>
          </table:table-cell>
          <table:table-cell table:style-name="Πίνακας24.B3" office:value-type="float" office:value="0.49">
            <text:p text:style-name="P247">0,49</text:p>
          </table:table-cell>
          <table:table-cell table:style-name="Πίνακας24.C3" office:value-type="float" office:value="0.5">
            <text:p text:style-name="P196">0,<text:span text:style-name="T77">50</text:span></text:p>
          </table:table-cell>
        </table:table-row>
      </table:table>
      <text:p text:style-name="P53"><text:s text:c="6"/></text:p>
      <text:p text:style-name="P54"/>
      <table:table table:name="Πίνακας25" table:style-name="Πίνακας25">
        <table:table-column table:style-name="Πίνακας25.A"/>
        <table:table-column table:style-name="Πίνακας25.B"/>
        <table:table-column table:style-name="Πίνακας25.C"/>
        <table:table-row>
          <table:table-cell table:style-name="Πίνακας25.A1" table:number-columns-spanned="3" office:value-type="string">
            <text:p text:style-name="P323">Αποδοτικότητα για <text:span text:style-name="T23">80</text:span> διεργασίες</text:p>
          </table:table-cell>
          <table:covered-table-cell/>
          <table:covered-table-cell/>
        </table:table-row>
        <table:table-row>
          <table:table-cell table:style-name="Πίνακας25.A2" office:value-type="string">
            <text:p text:style-name="P323"/>
          </table:table-cell>
          <table:table-cell table:style-name="Πίνακας25.A2" office:value-type="string">
            <text:p text:style-name="P323">Με <text:span text:style-name="T1">Allreduce</text:span></text:p>
          </table:table-cell>
          <table:table-cell table:style-name="Πίνακας25.C2" office:value-type="string">
            <text:p text:style-name="P323">Χωρίς <text:span text:style-name="T1">Allreduce</text:span></text:p>
          </table:table-cell>
        </table:table-row>
        <table:table-row>
          <table:table-cell table:style-name="Πίνακας25.A2" office:value-type="string">
            <text:p text:style-name="P278">840x840</text:p>
          </table:table-cell>
          <table:table-cell table:style-name="Πίνακας25.B3" office:value-type="float" office:value="0.06">
            <text:p text:style-name="P248">0,06</text:p>
          </table:table-cell>
          <table:table-cell table:style-name="Πίνακας25.C3" office:value-type="float" office:value="0.1">
            <text:p text:style-name="P166"><text:span text:style-name="T76">0</text:span>,10</text:p>
          </table:table-cell>
        </table:table-row>
        <table:table-row>
          <table:table-cell table:style-name="Πίνακας25.A2" office:value-type="string">
            <text:p text:style-name="P278">1680x1680</text:p>
          </table:table-cell>
          <table:table-cell table:style-name="Πίνακας25.B3" office:value-type="float" office:value="0.19">
            <text:p text:style-name="P248">0,19</text:p>
          </table:table-cell>
          <table:table-cell table:style-name="Πίνακας25.C3" office:value-type="float" office:value="0.3">
            <text:p text:style-name="P199">0,30</text:p>
          </table:table-cell>
        </table:table-row>
        <table:table-row>
          <table:table-cell table:style-name="Πίνακας25.A2" office:value-type="string">
            <text:p text:style-name="P278">3360x3360</text:p>
          </table:table-cell>
          <table:table-cell table:style-name="Πίνακας25.B3" office:value-type="float" office:value="0.46">
            <text:p text:style-name="P248">0,46</text:p>
          </table:table-cell>
          <table:table-cell table:style-name="Πίνακας25.C3" office:value-type="float" office:value="0.6">
            <text:p text:style-name="P200">0,60</text:p>
          </table:table-cell>
        </table:table-row>
        <table:table-row>
          <table:table-cell table:style-name="Πίνακας25.A2" office:value-type="string">
            <text:p text:style-name="P278">6720x6720</text:p>
          </table:table-cell>
          <table:table-cell table:style-name="Πίνακας25.B3" office:value-type="float" office:value="0.43">
            <text:p text:style-name="P248">0,43</text:p>
          </table:table-cell>
          <table:table-cell table:style-name="Πίνακας25.C3" office:value-type="float" office:value="0.68">
            <text:p text:style-name="P209"><text:span text:style-name="T16">0,6</text:span><text:span text:style-name="T1">8</text:span></text:p>
          </table:table-cell>
        </table:table-row>
        <table:table-row>
          <table:table-cell table:style-name="Πίνακας25.A2" office:value-type="string">
            <text:p text:style-name="P278">13440x13440</text:p>
          </table:table-cell>
          <table:table-cell table:style-name="Πίνακας25.B3" office:value-type="float" office:value="0.48">
            <text:p text:style-name="P249">0,48</text:p>
          </table:table-cell>
          <table:table-cell table:style-name="Πίνακας25.C3" office:value-type="float" office:value="0.49">
            <text:p text:style-name="P201">0,49</text:p>
          </table:table-cell>
        </table:table-row>
        <table:table-row>
          <table:table-cell table:style-name="Πίνακας25.A2" office:value-type="string">
            <text:p text:style-name="P278">26880x26880</text:p>
          </table:table-cell>
          <table:table-cell table:style-name="Πίνακας25.B3" office:value-type="float" office:value="0.49">
            <text:p text:style-name="P249">0,49</text:p>
          </table:table-cell>
          <table:table-cell table:style-name="Πίνακας25.C3" office:value-type="float" office:value="0.5">
            <text:p text:style-name="P202">0,50</text:p>
          </table:table-cell>
        </table:table-row>
      </table:table>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9"><text:soft-page-break/>VI. <text:span text:style-name="T41">Υβριδικό </text:span>MPI + OpenMP</text:p>
      <text:p text:style-name="P30"/>
      <text:p text:style-name="P20">Μετρήσεις χωρίς ιδιαίτερο <text:span text:style-name="T1">scheduling, </text:span>με <text:span text:style-name="T1">collapse </text:span>στο διπλό <text:span text:style-name="T1">for.</text:span></text:p>
      <text:p text:style-name="P12"/>
      <table:table table:name="Πίνακας26" table:style-name="Πίνακας26">
        <table:table-column table:style-name="Πίνακας26.A"/>
        <table:table-column table:style-name="Πίνακας26.B"/>
        <table:table-column table:style-name="Πίνακας26.C"/>
        <table:table-column table:style-name="Πίνακας26.B"/>
        <table:table-column table:style-name="Πίνακας26.C" table:number-columns-repeated="3"/>
        <table:table-column table:style-name="Πίνακας26.H"/>
        <table:table-row>
          <table:table-cell table:style-name="Πίνακας26.A1" office:value-type="string">
            <text:p text:style-name="P324"/>
          </table:table-cell>
          <table:table-cell table:style-name="Πίνακας26.A1" office:value-type="string">
            <text:p text:style-name="P295">1<text:span text:style-name="T41">δ-4ν</text:span></text:p>
          </table:table-cell>
          <table:table-cell table:style-name="Πίνακας26.A1" office:value-type="string">
            <text:p text:style-name="P329">1δ-8ν</text:p>
          </table:table-cell>
          <table:table-cell table:style-name="Πίνακας26.A1" office:value-type="string">
            <text:p text:style-name="P334">2δ-2ν <text:span text:style-name="T1">EACH</text:span></text:p>
          </table:table-cell>
          <table:table-cell table:style-name="Πίνακας26.A1" office:value-type="string">
            <text:p text:style-name="P339">2δ-4ν <text:span text:style-name="T24">EACH</text:span></text:p>
          </table:table-cell>
          <table:table-cell table:style-name="Πίνακας26.A1" office:value-type="string">
            <text:p text:style-name="P339">2δ-8ν <text:span text:style-name="T24">EACH</text:span></text:p>
          </table:table-cell>
          <table:table-cell table:style-name="Πίνακας26.A1" office:value-type="string">
            <text:p text:style-name="P339">4δ-2ν <text:span text:style-name="T24">EACH</text:span></text:p>
          </table:table-cell>
          <table:table-cell table:style-name="Πίνακας26.H1" office:value-type="string">
            <text:p text:style-name="P339">4δ-4ν <text:span text:style-name="T24">EACH</text:span></text:p>
          </table:table-cell>
        </table:table-row>
        <table:table-row>
          <table:table-cell table:style-name="Πίνακας26.A2" office:value-type="string">
            <text:p text:style-name="P339">840<text:span text:style-name="T1">x840</text:span></text:p>
          </table:table-cell>
          <table:table-cell table:style-name="Πίνακας26.B2" office:value-type="float" office:value="0.202">
            <text:p text:style-name="P300">0,202</text:p>
          </table:table-cell>
          <table:table-cell table:style-name="Πίνακας26.B2" office:value-type="float" office:value="0.106">
            <text:p text:style-name="P284">0,106</text:p>
          </table:table-cell>
          <table:table-cell table:style-name="Πίνακας26.B2" office:value-type="float" office:value="0.208">
            <text:p text:style-name="P289">0,208</text:p>
          </table:table-cell>
          <table:table-cell table:style-name="Πίνακας26.B2" office:value-type="float" office:value="0.109">
            <text:p text:style-name="P284">0,109</text:p>
          </table:table-cell>
          <table:table-cell table:style-name="Πίνακας26.B2" office:value-type="float" office:value="1.215">
            <text:p text:style-name="P284">1,215</text:p>
          </table:table-cell>
          <table:table-cell table:style-name="Πίνακας26.B2" office:value-type="float" office:value="0.117">
            <text:p text:style-name="P284">0,117</text:p>
          </table:table-cell>
          <table:table-cell table:style-name="Πίνακας26.H2" office:value-type="float" office:value="1.28">
            <text:p text:style-name="P284">1,280</text:p>
          </table:table-cell>
        </table:table-row>
        <table:table-row>
          <table:table-cell table:style-name="Πίνακας26.A2" office:value-type="string">
            <text:p text:style-name="P279">1680x1680</text:p>
          </table:table-cell>
          <table:table-cell table:style-name="Πίνακας26.B2" office:value-type="float" office:value="0.809">
            <text:p text:style-name="P301">0,809</text:p>
          </table:table-cell>
          <table:table-cell table:style-name="Πίνακας26.B2" office:value-type="float" office:value="0.433">
            <text:p text:style-name="P285">0,433</text:p>
          </table:table-cell>
          <table:table-cell table:style-name="Πίνακας26.B2" office:value-type="float" office:value="0.829">
            <text:p text:style-name="P290">0,829</text:p>
          </table:table-cell>
          <table:table-cell table:style-name="Πίνακας26.B2" office:value-type="float" office:value="0.451">
            <text:p text:style-name="P285">0,451</text:p>
          </table:table-cell>
          <table:table-cell table:style-name="Πίνακας26.B2" office:value-type="float" office:value="1.923">
            <text:p text:style-name="P285">1,923</text:p>
          </table:table-cell>
          <table:table-cell table:style-name="Πίνακας26.B2" office:value-type="float" office:value="0.463">
            <text:p text:style-name="P285">0,463</text:p>
          </table:table-cell>
          <table:table-cell table:style-name="Πίνακας26.H2" office:value-type="float" office:value="1.746">
            <text:p text:style-name="P285">1,746</text:p>
          </table:table-cell>
        </table:table-row>
        <table:table-row>
          <table:table-cell table:style-name="Πίνακας26.A2" office:value-type="string">
            <text:p text:style-name="P279">3360x3360</text:p>
          </table:table-cell>
          <table:table-cell table:style-name="Πίνακας26.B2" office:value-type="float" office:value="3.218">
            <text:p text:style-name="P302">3,218</text:p>
          </table:table-cell>
          <table:table-cell table:style-name="Πίνακας26.B2" office:value-type="float" office:value="1.765">
            <text:p text:style-name="P286">1,765</text:p>
          </table:table-cell>
          <table:table-cell table:style-name="Πίνακας26.B2" office:value-type="float" office:value="3.264">
            <text:p text:style-name="P291">3,264</text:p>
          </table:table-cell>
          <table:table-cell table:style-name="Πίνακας26.B2" office:value-type="float" office:value="1.803">
            <text:p text:style-name="P286">1,803</text:p>
          </table:table-cell>
          <table:table-cell table:style-name="Πίνακας26.B2" office:value-type="float" office:value="3.379">
            <text:p text:style-name="P286">3,379</text:p>
          </table:table-cell>
          <table:table-cell table:style-name="Πίνακας26.B2" office:value-type="float" office:value="1.805">
            <text:p text:style-name="P286">1,805</text:p>
          </table:table-cell>
          <table:table-cell table:style-name="Πίνακας26.H2" office:value-type="float" office:value="3.396">
            <text:p text:style-name="P286">3,396</text:p>
          </table:table-cell>
        </table:table-row>
        <table:table-row>
          <table:table-cell table:style-name="Πίνακας26.A2" office:value-type="string">
            <text:p text:style-name="P279">6720x6720</text:p>
          </table:table-cell>
          <table:table-cell table:style-name="Πίνακας26.B2" office:value-type="float" office:value="12.85">
            <text:p text:style-name="P303">12,850</text:p>
          </table:table-cell>
          <table:table-cell table:style-name="Πίνακας26.B2" office:value-type="float" office:value="7.033">
            <text:p text:style-name="P287">7,033</text:p>
          </table:table-cell>
          <table:table-cell table:style-name="Πίνακας26.B2" office:value-type="float" office:value="12.912">
            <text:p text:style-name="P292">12,9<text:span text:style-name="T79">12</text:span></text:p>
          </table:table-cell>
          <table:table-cell table:style-name="Πίνακας26.B2" office:value-type="float" office:value="7.152">
            <text:p text:style-name="P287">7,152</text:p>
          </table:table-cell>
          <table:table-cell table:style-name="Πίνακας26.B2" office:value-type="float" office:value="8.82">
            <text:p text:style-name="P287">8,820</text:p>
          </table:table-cell>
          <table:table-cell table:style-name="Πίνακας26.B2" office:value-type="float" office:value="7.075">
            <text:p text:style-name="P287">7,075</text:p>
          </table:table-cell>
          <table:table-cell table:style-name="Πίνακας26.H2" office:value-type="float" office:value="8.984">
            <text:p text:style-name="P287">8,984</text:p>
          </table:table-cell>
        </table:table-row>
        <table:table-row>
          <table:table-cell table:style-name="Πίνακας26.A2" office:value-type="string">
            <text:p text:style-name="P279">13440x13440</text:p>
          </table:table-cell>
          <table:table-cell table:style-name="Πίνακας26.B2" office:value-type="float" office:value="51.306">
            <text:p text:style-name="P304">51,306</text:p>
          </table:table-cell>
          <table:table-cell table:style-name="Πίνακας26.B2" office:value-type="float" office:value="27.98">
            <text:p text:style-name="P287">27,980</text:p>
          </table:table-cell>
          <table:table-cell table:style-name="Πίνακας26.B2" office:value-type="float" office:value="51.536">
            <text:p text:style-name="P293">51,536</text:p>
          </table:table-cell>
          <table:table-cell table:style-name="Πίνακας26.E6" office:value-type="float" office:value="28.361">
            <text:p text:style-name="P287">28,36</text:p>
          </table:table-cell>
          <table:table-cell table:style-name="Πίνακας26.B2" office:value-type="float" office:value="30.682">
            <text:p text:style-name="P287">30,682</text:p>
          </table:table-cell>
          <table:table-cell table:style-name="Πίνακας26.B2" office:value-type="float" office:value="28.208">
            <text:p text:style-name="P287">28,208</text:p>
          </table:table-cell>
          <table:table-cell table:style-name="Πίνακας26.H2" office:value-type="float" office:value="31.106">
            <text:p text:style-name="P287">31,106</text:p>
          </table:table-cell>
        </table:table-row>
        <table:table-row>
          <table:table-cell table:style-name="Πίνακας26.A2" office:value-type="string">
            <text:p text:style-name="P279">26880x26880</text:p>
          </table:table-cell>
          <table:table-cell table:style-name="Πίνακας26.B2" office:value-type="float" office:value="205.701">
            <text:p text:style-name="P305">205,701</text:p>
          </table:table-cell>
          <table:table-cell table:style-name="Πίνακας26.B2" office:value-type="float" office:value="113.582">
            <text:p text:style-name="P288">113,582</text:p>
          </table:table-cell>
          <table:table-cell table:style-name="Πίνακας26.B2" office:value-type="float" office:value="206.302">
            <text:p text:style-name="P294">206,302</text:p>
          </table:table-cell>
          <table:table-cell table:style-name="Πίνακας26.B2" office:value-type="float" office:value="112.453">
            <text:p text:style-name="P288">112,453</text:p>
          </table:table-cell>
          <table:table-cell table:style-name="Πίνακας26.B2" office:value-type="float" office:value="117.208">
            <text:p text:style-name="P288">117,208</text:p>
          </table:table-cell>
          <table:table-cell table:style-name="Πίνακας26.B2" office:value-type="float" office:value="112.807">
            <text:p text:style-name="P288">112,807</text:p>
          </table:table-cell>
          <table:table-cell table:style-name="Πίνακας26.H2" office:value-type="float" office:value="118.015">
            <text:p text:style-name="P288">118,015</text:p>
          </table:table-cell>
        </table:table-row>
      </table:table>
      <text:p text:style-name="P14"/>
      <text:p text:style-name="P21">Μετρήσεις χωρίς ιδιαίτερο <text:span text:style-name="T1">scheduling, </text:span>με <text:span text:style-name="T80">παραλληλοποίηση του εξωτερικού </text:span><text:span text:style-name="T1">for </text:span><text:span text:style-name="T80">μόνο στο διπλό </text:span><text:span text:style-name="T25">for</text:span><text:span text:style-name="T1">.</text:span></text:p>
      <text:p text:style-name="P13"/>
      <table:table table:name="Πίνακας27" table:style-name="Πίνακας27">
        <table:table-column table:style-name="Πίνακας27.A"/>
        <table:table-column table:style-name="Πίνακας27.B"/>
        <table:table-column table:style-name="Πίνακας27.C"/>
        <table:table-column table:style-name="Πίνακας27.B"/>
        <table:table-column table:style-name="Πίνακας27.C" table:number-columns-repeated="3"/>
        <table:table-column table:style-name="Πίνακας27.H"/>
        <table:table-row>
          <table:table-cell table:style-name="Πίνακας27.A1" office:value-type="string">
            <text:p text:style-name="P325"/>
          </table:table-cell>
          <table:table-cell table:style-name="Πίνακας27.A1" office:value-type="string">
            <text:p text:style-name="P296">1<text:span text:style-name="T41">δ-4ν</text:span></text:p>
          </table:table-cell>
          <table:table-cell table:style-name="Πίνακας27.A1" office:value-type="string">
            <text:p text:style-name="P330">1δ-8ν</text:p>
          </table:table-cell>
          <table:table-cell table:style-name="Πίνακας27.A1" office:value-type="string">
            <text:p text:style-name="P335">2δ-2ν <text:span text:style-name="T1">EACH</text:span></text:p>
          </table:table-cell>
          <table:table-cell table:style-name="Πίνακας27.A1" office:value-type="string">
            <text:p text:style-name="P340">2δ-4ν <text:span text:style-name="T24">EACH</text:span></text:p>
          </table:table-cell>
          <table:table-cell table:style-name="Πίνακας27.A1" office:value-type="string">
            <text:p text:style-name="P340">2δ-8ν <text:span text:style-name="T24">EACH</text:span></text:p>
          </table:table-cell>
          <table:table-cell table:style-name="Πίνακας27.A1" office:value-type="string">
            <text:p text:style-name="P340">4δ-2ν <text:span text:style-name="T24">EACH</text:span></text:p>
          </table:table-cell>
          <table:table-cell table:style-name="Πίνακας27.H1" office:value-type="string">
            <text:p text:style-name="P340">4δ-4ν <text:span text:style-name="T24">EACH</text:span></text:p>
          </table:table-cell>
        </table:table-row>
        <table:table-row>
          <table:table-cell table:style-name="Πίνακας27.A2" office:value-type="string">
            <text:p text:style-name="P340">840<text:span text:style-name="T1">x840</text:span></text:p>
          </table:table-cell>
          <table:table-cell table:style-name="Πίνακας27.B2" office:value-type="float" office:value="0.115">
            <text:p text:style-name="P386">0,115</text:p>
          </table:table-cell>
          <table:table-cell table:style-name="Πίνακας27.B2" office:value-type="float" office:value="0.066">
            <text:p text:style-name="P386">0,066</text:p>
          </table:table-cell>
          <table:table-cell table:style-name="Πίνακας27.B2" office:value-type="float" office:value="0.12">
            <text:p text:style-name="P386">0,120</text:p>
          </table:table-cell>
          <table:table-cell table:style-name="Πίνακας27.B2" office:value-type="float" office:value="0.069">
            <text:p text:style-name="P386">0,069</text:p>
          </table:table-cell>
          <table:table-cell table:style-name="Πίνακας27.B2" office:value-type="float" office:value="1.47">
            <text:p text:style-name="P306">1,470</text:p>
          </table:table-cell>
          <table:table-cell table:style-name="Πίνακας27.B2" office:value-type="float" office:value="0.1">
            <text:p text:style-name="P386">0,100</text:p>
          </table:table-cell>
          <table:table-cell table:style-name="Πίνακας27.H2" office:value-type="float" office:value="1.37">
            <text:p text:style-name="P306">1,370</text:p>
          </table:table-cell>
        </table:table-row>
        <table:table-row>
          <table:table-cell table:style-name="Πίνακας27.A2" office:value-type="string">
            <text:p text:style-name="P280">1680x1680</text:p>
          </table:table-cell>
          <table:table-cell table:style-name="Πίνακας27.B2" office:value-type="float" office:value="0.47">
            <text:p text:style-name="P387">0,470</text:p>
          </table:table-cell>
          <table:table-cell table:style-name="Πίνακας27.B2" office:value-type="float" office:value="0.427">
            <text:p text:style-name="P387">0,427</text:p>
          </table:table-cell>
          <table:table-cell table:style-name="Πίνακας27.B2" office:value-type="float" office:value="0.49">
            <text:p text:style-name="P387">0,490</text:p>
          </table:table-cell>
          <table:table-cell table:style-name="Πίνακας27.B2" office:value-type="float" office:value="0.443">
            <text:p text:style-name="P387">0,443</text:p>
          </table:table-cell>
          <table:table-cell table:style-name="Πίνακας27.B2" office:value-type="float" office:value="1.83">
            <text:p text:style-name="P387">1,830</text:p>
          </table:table-cell>
          <table:table-cell table:style-name="Πίνακας27.B2" office:value-type="float" office:value="0.446">
            <text:p text:style-name="P387">0,446</text:p>
          </table:table-cell>
          <table:table-cell table:style-name="Πίνακας27.H2" office:value-type="float" office:value="1.567">
            <text:p text:style-name="P387">1,567</text:p>
          </table:table-cell>
        </table:table-row>
        <table:table-row>
          <table:table-cell table:style-name="Πίνακας27.A2" office:value-type="string">
            <text:p text:style-name="P280">3360x3360</text:p>
          </table:table-cell>
          <table:table-cell table:style-name="Πίνακας27.B2" office:value-type="float" office:value="1.862">
            <text:p text:style-name="P388">1,862</text:p>
          </table:table-cell>
          <table:table-cell table:style-name="Πίνακας27.B2" office:value-type="float" office:value="1.753">
            <text:p text:style-name="P388">1,753</text:p>
          </table:table-cell>
          <table:table-cell table:style-name="Πίνακας27.B2" office:value-type="float" office:value="1.898">
            <text:p text:style-name="P388">1,898</text:p>
          </table:table-cell>
          <table:table-cell table:style-name="Πίνακας27.B2" office:value-type="float" office:value="1.785">
            <text:p text:style-name="P388">1,785</text:p>
          </table:table-cell>
          <table:table-cell table:style-name="Πίνακας27.B2" office:value-type="float" office:value="3.118">
            <text:p text:style-name="P388">3,118</text:p>
          </table:table-cell>
          <table:table-cell table:style-name="Πίνακας27.B2" office:value-type="float" office:value="1.796">
            <text:p text:style-name="P388">1,796</text:p>
          </table:table-cell>
          <table:table-cell table:style-name="Πίνακας27.H2" office:value-type="float" office:value="3.081">
            <text:p text:style-name="P388">3,081</text:p>
          </table:table-cell>
        </table:table-row>
        <table:table-row>
          <table:table-cell table:style-name="Πίνακας27.A2" office:value-type="string">
            <text:p text:style-name="P280">6720x6720</text:p>
          </table:table-cell>
          <table:table-cell table:style-name="Πίνακας27.B2" office:value-type="float" office:value="7.413">
            <text:p text:style-name="P388">7,413</text:p>
          </table:table-cell>
          <table:table-cell table:style-name="Πίνακας27.B2" office:value-type="float" office:value="6.966">
            <text:p text:style-name="P388">6,966</text:p>
          </table:table-cell>
          <table:table-cell table:style-name="Πίνακας27.B2" office:value-type="float" office:value="7.489">
            <text:p text:style-name="P388">7,489</text:p>
          </table:table-cell>
          <table:table-cell table:style-name="Πίνακας27.B2" office:value-type="float" office:value="7.101">
            <text:p text:style-name="P388">7,101</text:p>
          </table:table-cell>
          <table:table-cell table:style-name="Πίνακας27.B2" office:value-type="float" office:value="8.615">
            <text:p text:style-name="P388">8,615</text:p>
          </table:table-cell>
          <table:table-cell table:style-name="Πίνακας27.B2" office:value-type="float" office:value="7.052">
            <text:p text:style-name="P388">7,052</text:p>
          </table:table-cell>
          <table:table-cell table:style-name="Πίνακας27.H2" office:value-type="float" office:value="8.516">
            <text:p text:style-name="P388">8,516</text:p>
          </table:table-cell>
        </table:table-row>
        <table:table-row>
          <table:table-cell table:style-name="Πίνακας27.A2" office:value-type="string">
            <text:p text:style-name="P280">13440x13440</text:p>
          </table:table-cell>
          <table:table-cell table:style-name="Πίνακας27.B2" office:value-type="float" office:value="29.61">
            <text:p text:style-name="P389">29,610</text:p>
          </table:table-cell>
          <table:table-cell table:style-name="Πίνακας27.B2" office:value-type="float" office:value="27.83">
            <text:p text:style-name="P389">27,830</text:p>
          </table:table-cell>
          <table:table-cell table:style-name="Πίνακας27.B2" office:value-type="float" office:value="29.739">
            <text:p text:style-name="P389">29,739</text:p>
          </table:table-cell>
          <table:table-cell table:style-name="Πίνακας27.B2" office:value-type="float" office:value="28.093">
            <text:p text:style-name="P389">28,093</text:p>
          </table:table-cell>
          <table:table-cell table:style-name="Πίνακας27.B2" office:value-type="float" office:value="30.545">
            <text:p text:style-name="P389">30,545</text:p>
          </table:table-cell>
          <table:table-cell table:style-name="Πίνακας27.B2" office:value-type="float" office:value="28.077">
            <text:p text:style-name="P389">28,077</text:p>
          </table:table-cell>
          <table:table-cell table:style-name="Πίνακας27.H2" office:value-type="float" office:value="29.965">
            <text:p text:style-name="P389">29,965</text:p>
          </table:table-cell>
        </table:table-row>
        <table:table-row>
          <table:table-cell table:style-name="Πίνακας27.A2" office:value-type="string">
            <text:p text:style-name="P280">26880x26880</text:p>
          </table:table-cell>
          <table:table-cell table:style-name="Πίνακας27.B2" office:value-type="float" office:value="118.389">
            <text:p text:style-name="P390">118,389</text:p>
          </table:table-cell>
          <table:table-cell table:style-name="Πίνακας27.B2" office:value-type="float" office:value="112.448">
            <text:p text:style-name="P390">112,448</text:p>
          </table:table-cell>
          <table:table-cell table:style-name="Πίνακας27.B2" office:value-type="float" office:value="119.495">
            <text:p text:style-name="P390">119,495</text:p>
          </table:table-cell>
          <table:table-cell table:style-name="Πίνακας27.B2" office:value-type="float" office:value="112.042">
            <text:p text:style-name="P390">112,042</text:p>
          </table:table-cell>
          <table:table-cell table:style-name="Πίνακας27.B2" office:value-type="float" office:value="116.311">
            <text:p text:style-name="P390">116,311</text:p>
          </table:table-cell>
          <table:table-cell table:style-name="Πίνακας27.B2" office:value-type="float" office:value="112.087">
            <text:p text:style-name="P390">112,087</text:p>
          </table:table-cell>
          <table:table-cell table:style-name="Πίνακας27.H2" office:value-type="float" office:value="116.463">
            <text:p text:style-name="P390">116,463</text:p>
          </table:table-cell>
        </table:table-row>
      </table:table>
      <text:p text:style-name="P15"/>
      <text:p text:style-name="P356">Τα κελιά που έχουν πράσινο χρώμα σημαίνει ότι η παραλληλοποίηση του εξωτερικού <text:span text:style-name="T1">for </text:span>τα πήγε καλύτερα για αυτόν τον συνδυασμό μεγέθους προβλήματος – πλήθους διεργασιών – πλήθους νημάτων απ’ότι το <text:span text:style-name="T1">collapse. </text:span>Ιδιαίτερα στην περίπτωση που υπάρχουν 4 νήματα συνολικά στον κόμβο, δηλαδή στις περιπτώσεις 1δ-4ν και 2δ-2ν, υπάρχει σημαντική βελτίωση με αυτόν τον τρόπο παραλληλοποίησης του διπλού <text:span text:style-name="T1">for. </text:span>Επομένως, καθώς τα 4 νήματα ανά κόμβο θα χρειαστούν στην περίπτωση των 4 και 36 νημάτων συνολικά, θα προτιμήσουμε να κρατήσουμε αυτόν τον τρόπο παραλληλοποίησης και να πειραματιστούμε με το είδος του <text:span text:style-name="T1">scheduling </text:span>από εδώ και στο εξής. </text:p>
      <text:p text:style-name="P356"/>
      <text:p text:style-name="P357">Επίσης είναι προφανές ότι οι περιπτώσεις όπου έχουμε συνολικά 16 νήματα στον κόμβο δεν είναι καθόλου αποδοτικές, διότι προφανώς το <text:span text:style-name="T1">overhead </text:span>για την δημιουργία των νημάτων είναι υπερβολικά μεγάλο ακόμα και στα μεγαλύτερα μεγέθη προβλήματος. Επομένως στις περιπτώσεις νημάτων που ζητήθηκε να μελετήσουμε στην μελέτη κλιμάκωσης που είναι πολλαπλάσια του 16 (για 16 και 64 νήματα, συγκεκριμένα) δεν πρόκειται να αξιοποιήσουμε <text:span text:style-name="T86">τους συνδυασμούς 2 διεργασίες με 8 νήματα έκαστος και 4 διεργασίες με 4 νήματα έκαστος.</text:span></text:p>
      <text:p text:style-name="P357"/>
      <text:p text:style-name="P358"><text:span text:style-name="T87">Ακολουθεί μία μικρή μελέτη κλιμάκωσης για τους διάφορους τρόπους </text:span><text:span text:style-name="T33">scheduling. </text:span><text:span text:style-name="T88">Θεωρήσαμε ότι, καθώς κάθε επανάληψη εκτελεί το ίδιο πλήθος δουλειάς, το </text:span><text:span text:style-name="T34">static scheduling </text:span><text:span text:style-name="T88">θα έπρεπε να είναι το καλύτερο. Κρίναμε επίσης ότι το ιδανικότερο </text:span><text:span text:style-name="T34">chunksize </text:span><text:span text:style-name="T88">θα ήταν το πλήθος των επαναλήψεων δια </text:span><text:soft-page-break/><text:span text:style-name="T88">το πλήθος των νημάτων που διαθέτει η συγκεκριμένη διεργασία, έτσι ώστε ο φόρτος των επαναλήψεων να μοιραστεί ομοιόμορφα στα διάφορα νήματα. Όμως, θελήσαμε να πειραματιστούμε με την κυκλική ανάθεση επαναλήψεων επίσης. Περιμέναμε ότι το </text:span><text:span text:style-name="T35">dynamic </text:span><text:span text:style-name="T89">και το <text:s/></text:span><text:span text:style-name="T35">guided scheduling </text:span><text:span text:style-name="T89">θα είχαν χειρότερη απόδοση σε σχέση με το </text:span><text:span text:style-name="T35">static scheduling, </text:span><text:span text:style-name="T89">λόγω του </text:span><text:span text:style-name="T35">overhead </text:span><text:span text:style-name="T89">της επικοινωνίας των νημάτων για τον διαμοιρασμό του φόρτου δυναμικά. </text:span></text:p>
      <text:p text:style-name="P358"/>
      <text:p text:style-name="P358"><text:span text:style-name="T89">Κάναμε τις ακόλουθες μετρήσεις:</text:span></text:p>
      <text:p text:style-name="P376"/>
      <text:p text:style-name="P376"><text:span text:style-name="T85">Μ</text:span>ετρήσεις <text:span text:style-name="T81">με </text:span><text:span text:style-name="T26">static scheduling </text:span><text:span text:style-name="T81">και </text:span><text:span text:style-name="T26">chunksize = 1</text:span></text:p>
      <text:p text:style-name="P377"/>
      <table:table table:name="Πίνακας28" table:style-name="Πίνακας28">
        <table:table-column table:style-name="Πίνακας28.A"/>
        <table:table-column table:style-name="Πίνακας28.B"/>
        <table:table-column table:style-name="Πίνακας28.C"/>
        <table:table-column table:style-name="Πίνακας28.D"/>
        <table:table-column table:style-name="Πίνακας28.E"/>
        <table:table-column table:style-name="Πίνακας28.F"/>
        <table:table-row>
          <table:table-cell table:style-name="Πίνακας28.A1" office:value-type="string">
            <text:p text:style-name="P406"/>
          </table:table-cell>
          <table:table-cell table:style-name="Πίνακας28.A1" office:value-type="string">
            <text:p text:style-name="P396">1<text:span text:style-name="T41">δ-4ν</text:span></text:p>
          </table:table-cell>
          <table:table-cell table:style-name="Πίνακας28.A1" office:value-type="string">
            <text:p text:style-name="P407">1δ-8ν</text:p>
          </table:table-cell>
          <table:table-cell table:style-name="Πίνακας28.A1" office:value-type="string">
            <text:p text:style-name="P408">2δ-2ν <text:span text:style-name="T1">EACH</text:span></text:p>
          </table:table-cell>
          <table:table-cell table:style-name="Πίνακας28.A1" office:value-type="string">
            <text:p text:style-name="P405">2δ-4ν <text:span text:style-name="T24">EACH</text:span></text:p>
          </table:table-cell>
          <table:table-cell table:style-name="Πίνακας28.F1" office:value-type="string">
            <text:p text:style-name="P405">4δ-2ν <text:span text:style-name="T24">EACH</text:span></text:p>
          </table:table-cell>
        </table:table-row>
        <table:table-row>
          <table:table-cell table:style-name="Πίνακας28.A2" office:value-type="string">
            <text:p text:style-name="P405">840<text:span text:style-name="T1">x840</text:span></text:p>
          </table:table-cell>
          <table:table-cell table:style-name="Πίνακας28.B2" office:value-type="float" office:value="0.183">
            <text:p text:style-name="P397">0,183</text:p>
          </table:table-cell>
          <table:table-cell table:style-name="Πίνακας28.B2" office:value-type="float" office:value="0.169">
            <text:p text:style-name="P397">0,169</text:p>
          </table:table-cell>
          <table:table-cell table:style-name="Πίνακας28.B2" office:value-type="float" office:value="0.151">
            <text:p text:style-name="P397">0,151</text:p>
          </table:table-cell>
          <table:table-cell table:style-name="Πίνακας28.B2" office:value-type="float" office:value="0.144">
            <text:p text:style-name="P397">0,144</text:p>
          </table:table-cell>
          <table:table-cell table:style-name="Πίνακας28.F2" office:value-type="float" office:value="0.111">
            <text:p text:style-name="P397">0,111</text:p>
          </table:table-cell>
        </table:table-row>
        <table:table-row>
          <table:table-cell table:style-name="Πίνακας28.A2" office:value-type="string">
            <text:p text:style-name="P395">1680x1680</text:p>
          </table:table-cell>
          <table:table-cell table:style-name="Πίνακας28.B2" office:value-type="float" office:value="0.785">
            <text:p text:style-name="P398">0,785</text:p>
          </table:table-cell>
          <table:table-cell table:style-name="Πίνακας28.B2" office:value-type="float" office:value="0.665">
            <text:p text:style-name="P398">0,665</text:p>
          </table:table-cell>
          <table:table-cell table:style-name="Πίνακας28.B2" office:value-type="float" office:value="0.665">
            <text:p text:style-name="P398">0,665</text:p>
          </table:table-cell>
          <table:table-cell table:style-name="Πίνακας28.B2" office:value-type="float" office:value="0.655">
            <text:p text:style-name="P398">0,655</text:p>
          </table:table-cell>
          <table:table-cell table:style-name="Πίνακας28.F2" office:value-type="float" office:value="0.596">
            <text:p text:style-name="P398">0,596</text:p>
          </table:table-cell>
        </table:table-row>
        <table:table-row>
          <table:table-cell table:style-name="Πίνακας28.A2" office:value-type="string">
            <text:p text:style-name="P395">3360x3360</text:p>
          </table:table-cell>
          <table:table-cell table:style-name="Πίνακας28.B2" office:value-type="float" office:value="3.099">
            <text:p text:style-name="P399">3,099</text:p>
          </table:table-cell>
          <table:table-cell table:style-name="Πίνακας28.B2" office:value-type="float" office:value="2.594">
            <text:p text:style-name="P399">2,594</text:p>
          </table:table-cell>
          <table:table-cell table:style-name="Πίνακας28.B2" office:value-type="float" office:value="2.325">
            <text:p text:style-name="P399">2,325</text:p>
          </table:table-cell>
          <table:table-cell table:style-name="Πίνακας28.B2" office:value-type="float" office:value="2.564">
            <text:p text:style-name="P399">2,564</text:p>
          </table:table-cell>
          <table:table-cell table:style-name="Πίνακας28.F2" office:value-type="float" office:value="2.429">
            <text:p text:style-name="P399">2,429</text:p>
          </table:table-cell>
        </table:table-row>
        <table:table-row>
          <table:table-cell table:style-name="Πίνακας28.A2" office:value-type="string">
            <text:p text:style-name="P395">6720x6720</text:p>
          </table:table-cell>
          <table:table-cell table:style-name="Πίνακας28.B2" office:value-type="float" office:value="12.287">
            <text:p text:style-name="P400">12,287</text:p>
          </table:table-cell>
          <table:table-cell table:style-name="Πίνακας28.B2" office:value-type="float" office:value="10.346">
            <text:p text:style-name="P400">10,346</text:p>
          </table:table-cell>
          <table:table-cell table:style-name="Πίνακας28.B2" office:value-type="float" office:value="9.222">
            <text:p text:style-name="P400">9,222</text:p>
          </table:table-cell>
          <table:table-cell table:style-name="Πίνακας28.B2" office:value-type="float" office:value="10.497">
            <text:p text:style-name="P400">10,497</text:p>
          </table:table-cell>
          <table:table-cell table:style-name="Πίνακας28.F2" office:value-type="float" office:value="8.585">
            <text:p text:style-name="P400">8,585</text:p>
          </table:table-cell>
        </table:table-row>
        <table:table-row>
          <table:table-cell table:style-name="Πίνακας28.A2" office:value-type="string">
            <text:p text:style-name="P395">13440x13440</text:p>
          </table:table-cell>
          <table:table-cell table:style-name="Πίνακας28.B2" office:value-type="float" office:value="49.068">
            <text:p text:style-name="P401">49,068</text:p>
          </table:table-cell>
          <table:table-cell table:style-name="Πίνακας28.B2" office:value-type="float" office:value="41.243">
            <text:p text:style-name="P401">41,243</text:p>
          </table:table-cell>
          <table:table-cell table:style-name="Πίνακας28.B2" office:value-type="float" office:value="36.738">
            <text:p text:style-name="P401">36,738</text:p>
          </table:table-cell>
          <table:table-cell table:style-name="Πίνακας28.B2" office:value-type="float" office:value="40.286">
            <text:p text:style-name="P401">40,286</text:p>
          </table:table-cell>
          <table:table-cell table:style-name="Πίνακας28.F2" office:value-type="float" office:value="28.331">
            <text:p text:style-name="P401">28,331</text:p>
          </table:table-cell>
        </table:table-row>
        <table:table-row>
          <table:table-cell table:style-name="Πίνακας28.A2" office:value-type="string">
            <text:p text:style-name="P395">26880x26880</text:p>
          </table:table-cell>
          <table:table-cell table:style-name="Πίνακας28.B2" office:value-type="float" office:value="195.991">
            <text:p text:style-name="P402">195,991</text:p>
          </table:table-cell>
          <table:table-cell table:style-name="Πίνακας28.B2" office:value-type="float" office:value="164.152">
            <text:p text:style-name="P403">164,152</text:p>
          </table:table-cell>
          <table:table-cell table:style-name="Πίνακας28.B2" office:value-type="float" office:value="159.785">
            <text:p text:style-name="P404">159,785</text:p>
          </table:table-cell>
          <table:table-cell table:style-name="Πίνακας28.B2" office:value-type="float" office:value="161.09">
            <text:p text:style-name="P404">161,090</text:p>
          </table:table-cell>
          <table:table-cell table:style-name="Πίνακας28.F2" office:value-type="float" office:value="136.17">
            <text:p text:style-name="P404">136,170</text:p>
          </table:table-cell>
        </table:table-row>
      </table:table>
      <text:p text:style-name="P345"/>
      <text:p text:style-name="P361">Εδώ παρατηρούμε σημαντικά χειρότερη απόδοση σ<text:span text:style-name="T90">ε σχέση με τον τρόπο χωρίς ιδιαίτερο </text:span><text:span text:style-name="T36">scheduling, </text:span><text:span text:style-name="T90">ιδιαίτερα στα μεγαλύτερα μεγέθη προβλήματος! Προφανώς η κυκλική ανάθεση επαναλήψεων αποκλείεται.</text:span></text:p>
      <text:p text:style-name="P359"><text:s/></text:p>
      <text:p text:style-name="P360"><text:span text:style-name="T91">Μετρήσεις με st</text:span><text:span text:style-name="T27">atic</text:span><text:span text:style-name="T37"> scheduling </text:span><text:span text:style-name="T82">και </text:span><text:span text:style-name="T27">chunksize = </text:span><text:span text:style-name="T28">(m_local – 2)</text:span><text:span text:style-name="T27">/num_threads</text:span></text:p>
      <text:p text:style-name="P360"><text:span text:style-name="T93">(Εδώ το </text:span><text:span text:style-name="T38">scheduling </text:span><text:span text:style-name="T92">αφορούσε μόνο την παραλληλοποίηση του διπλού </text:span><text:span text:style-name="T38">for, </text:span><text:span text:style-name="T92">καθώς εκεί βρισκόταν το μεγαλύτερο μέρος του υπολογιστικού φόρτου του προγράμματος)</text:span></text:p>
      <text:p text:style-name="P17"/>
      <table:table table:name="Πίνακας29" table:style-name="Πίνακας29">
        <table:table-column table:style-name="Πίνακας29.A"/>
        <table:table-column table:style-name="Πίνακας29.B"/>
        <table:table-column table:style-name="Πίνακας29.C"/>
        <table:table-column table:style-name="Πίνακας29.D"/>
        <table:table-column table:style-name="Πίνακας29.E"/>
        <table:table-column table:style-name="Πίνακας29.F"/>
        <table:table-row>
          <table:table-cell table:style-name="Πίνακας29.A1" office:value-type="string">
            <text:p text:style-name="P326"/>
          </table:table-cell>
          <table:table-cell table:style-name="Πίνακας29.A1" office:value-type="string">
            <text:p text:style-name="P297">1<text:span text:style-name="T41">δ-4ν</text:span></text:p>
          </table:table-cell>
          <table:table-cell table:style-name="Πίνακας29.A1" office:value-type="string">
            <text:p text:style-name="P331">1δ-8ν</text:p>
          </table:table-cell>
          <table:table-cell table:style-name="Πίνακας29.A1" office:value-type="string">
            <text:p text:style-name="P336">2δ-2ν <text:span text:style-name="T1">EACH</text:span></text:p>
          </table:table-cell>
          <table:table-cell table:style-name="Πίνακας29.A1" office:value-type="string">
            <text:p text:style-name="P341">2δ-4ν <text:span text:style-name="T24">EACH</text:span></text:p>
          </table:table-cell>
          <table:table-cell table:style-name="Πίνακας29.F1" office:value-type="string">
            <text:p text:style-name="P341">4δ-2ν <text:span text:style-name="T24">EACH</text:span></text:p>
          </table:table-cell>
        </table:table-row>
        <table:table-row>
          <table:table-cell table:style-name="Πίνακας29.A2" office:value-type="string">
            <text:p text:style-name="P341">840<text:span text:style-name="T1">x840</text:span></text:p>
          </table:table-cell>
          <table:table-cell table:style-name="Πίνακας29.B2" office:value-type="float" office:value="0.118">
            <text:p text:style-name="P257">0,118</text:p>
          </table:table-cell>
          <table:table-cell table:style-name="Πίνακας29.B2" office:value-type="float" office:value="0.067">
            <text:p text:style-name="P257">0,067</text:p>
          </table:table-cell>
          <table:table-cell table:style-name="Πίνακας29.B2" office:value-type="float" office:value="0.123">
            <text:p text:style-name="P257">0,123</text:p>
          </table:table-cell>
          <table:table-cell table:style-name="Πίνακας29.B2" office:value-type="float" office:value="0.07">
            <text:p text:style-name="P257">0,070</text:p>
          </table:table-cell>
          <table:table-cell table:style-name="Πίνακας29.F2" office:value-type="float" office:value="0.071">
            <text:p text:style-name="P257">0,071</text:p>
          </table:table-cell>
        </table:table-row>
        <table:table-row>
          <table:table-cell table:style-name="Πίνακας29.A2" office:value-type="string">
            <text:p text:style-name="P281">1680x1680</text:p>
          </table:table-cell>
          <table:table-cell table:style-name="Πίνακας29.B2" office:value-type="float" office:value="0.476">
            <text:p text:style-name="P258">0,476</text:p>
          </table:table-cell>
          <table:table-cell table:style-name="Πίνακας29.B2" office:value-type="float" office:value="0.44">
            <text:p text:style-name="P258">0,440</text:p>
          </table:table-cell>
          <table:table-cell table:style-name="Πίνακας29.B2" office:value-type="float" office:value="0.495">
            <text:p text:style-name="P258">0,495</text:p>
          </table:table-cell>
          <table:table-cell table:style-name="Πίνακας29.B2" office:value-type="float" office:value="0.449">
            <text:p text:style-name="P258">0,449</text:p>
          </table:table-cell>
          <table:table-cell table:style-name="Πίνακας29.F2" office:value-type="float" office:value="0.438">
            <text:p text:style-name="P258">0,438</text:p>
          </table:table-cell>
        </table:table-row>
        <table:table-row>
          <table:table-cell table:style-name="Πίνακας29.A2" office:value-type="string">
            <text:p text:style-name="P281">3360x3360</text:p>
          </table:table-cell>
          <table:table-cell table:style-name="Πίνακας29.B2" office:value-type="float" office:value="1.882">
            <text:p text:style-name="P259">1,882</text:p>
          </table:table-cell>
          <table:table-cell table:style-name="Πίνακας29.B2" office:value-type="float" office:value="1.754">
            <text:p text:style-name="P260">1,754</text:p>
          </table:table-cell>
          <table:table-cell table:style-name="Πίνακας29.B2" office:value-type="float" office:value="1.912">
            <text:p text:style-name="P261">1,912</text:p>
          </table:table-cell>
          <table:table-cell table:style-name="Πίνακας29.B2" office:value-type="float" office:value="1.779">
            <text:p text:style-name="P261">1,779</text:p>
          </table:table-cell>
          <table:table-cell table:style-name="Πίνακας29.F2" office:value-type="float" office:value="1.778">
            <text:p text:style-name="P261">1,778</text:p>
          </table:table-cell>
        </table:table-row>
        <table:table-row>
          <table:table-cell table:style-name="Πίνακας29.A2" office:value-type="string">
            <text:p text:style-name="P281">6720x6720</text:p>
          </table:table-cell>
          <table:table-cell table:style-name="Πίνακας29.B2" office:value-type="float" office:value="7.485">
            <text:p text:style-name="P262">7,485</text:p>
          </table:table-cell>
          <table:table-cell table:style-name="Πίνακας29.B2" office:value-type="float" office:value="6.958">
            <text:p text:style-name="P262">6,958</text:p>
          </table:table-cell>
          <table:table-cell table:style-name="Πίνακας29.B2" office:value-type="float" office:value="7.557">
            <text:p text:style-name="P262">7,557</text:p>
          </table:table-cell>
          <table:table-cell table:style-name="Πίνακας29.B2" office:value-type="float" office:value="7.094">
            <text:p text:style-name="P262">7,094</text:p>
          </table:table-cell>
          <table:table-cell table:style-name="Πίνακας29.F2" office:value-type="float" office:value="7.044">
            <text:p text:style-name="P262">7,044</text:p>
          </table:table-cell>
        </table:table-row>
        <table:table-row>
          <table:table-cell table:style-name="Πίνακας29.A2" office:value-type="string">
            <text:p text:style-name="P281">13440x13440</text:p>
          </table:table-cell>
          <table:table-cell table:style-name="Πίνακας29.B2" office:value-type="float" office:value="29.872">
            <text:p text:style-name="P263">29,872</text:p>
          </table:table-cell>
          <table:table-cell table:style-name="Πίνακας29.B2" office:value-type="float" office:value="27.848">
            <text:p text:style-name="P263">27,848</text:p>
          </table:table-cell>
          <table:table-cell table:style-name="Πίνακας29.B2" office:value-type="float" office:value="30.002">
            <text:p text:style-name="P263">30,002</text:p>
          </table:table-cell>
          <table:table-cell table:style-name="Πίνακας29.B2" office:value-type="float" office:value="28.227">
            <text:p text:style-name="P263">28,227</text:p>
          </table:table-cell>
          <table:table-cell table:style-name="Πίνακας29.F2" office:value-type="float" office:value="28.077">
            <text:p text:style-name="P263">28,077</text:p>
          </table:table-cell>
        </table:table-row>
      </table:table>
      <text:p text:style-name="P363"/>
      <text:p text:style-name="P362">Δεν παρατηρήσαμε κάποια ουσιαστική διακύμανση στην απόδοση με αυτή την αλλαγή. Πιθανολογήσαμε ότι αυτό συμβαίνει γιατί ο τρόπος με τον οποίον γινόταν το <text:span text:style-name="T1">scheduling </text:span>ήταν <text:span text:style-name="T1">by default </text:span>αυτός. </text:p>
      <text:p text:style-name="P23"/>
      <text:p text:style-name="P16"/>
      <text:p text:style-name="P16"/>
      <text:p text:style-name="P16"/>
      <text:p text:style-name="P16"/>
      <text:p text:style-name="P16"/>
      <text:p text:style-name="P16"/>
      <text:p text:style-name="P16"/>
      <text:p text:style-name="P16"/>
      <text:p text:style-name="P22"><text:soft-page-break/>Μετρήσεις με <text:span text:style-name="T29">dynamic</text:span><text:span text:style-name="T1"> scheduling </text:span><text:span text:style-name="T82">και </text:span><text:span text:style-name="T27">chunksize = </text:span><text:span text:style-name="T30">1</text:span></text:p>
      <text:p text:style-name="P18"/>
      <text:p text:style-name="P18"/>
      <table:table table:name="Πίνακας30" table:style-name="Πίνακας30">
        <table:table-column table:style-name="Πίνακας30.A"/>
        <table:table-column table:style-name="Πίνακας30.B"/>
        <table:table-column table:style-name="Πίνακας30.A"/>
        <table:table-column table:style-name="Πίνακας30.B"/>
        <table:table-column table:style-name="Πίνακας30.E"/>
        <table:table-column table:style-name="Πίνακας30.F"/>
        <table:table-row>
          <table:table-cell table:style-name="Πίνακας30.A1" office:value-type="string">
            <text:p text:style-name="P327"/>
          </table:table-cell>
          <table:table-cell table:style-name="Πίνακας30.A1" office:value-type="string">
            <text:p text:style-name="P298">1<text:span text:style-name="T41">δ-4ν</text:span></text:p>
          </table:table-cell>
          <table:table-cell table:style-name="Πίνακας30.A1" office:value-type="string">
            <text:p text:style-name="P332">1δ-8ν</text:p>
          </table:table-cell>
          <table:table-cell table:style-name="Πίνακας30.A1" office:value-type="string">
            <text:p text:style-name="P337">2δ-2ν <text:span text:style-name="T1">EACH</text:span></text:p>
          </table:table-cell>
          <table:table-cell table:style-name="Πίνακας30.A1" office:value-type="string">
            <text:p text:style-name="P342">2δ-4ν <text:span text:style-name="T24">EACH</text:span></text:p>
          </table:table-cell>
          <table:table-cell table:style-name="Πίνακας30.F1" office:value-type="string">
            <text:p text:style-name="P342">4δ-2ν <text:span text:style-name="T24">EACH</text:span></text:p>
          </table:table-cell>
        </table:table-row>
        <table:table-row>
          <table:table-cell table:style-name="Πίνακας30.A2" office:value-type="string">
            <text:p text:style-name="P342">840<text:span text:style-name="T1">x840</text:span></text:p>
          </table:table-cell>
          <table:table-cell table:style-name="Πίνακας30.B2" office:value-type="float" office:value="0.189">
            <text:p text:style-name="P264">0,189</text:p>
          </table:table-cell>
          <table:table-cell table:style-name="Πίνακας30.B2" office:value-type="float" office:value="0.15">
            <text:p text:style-name="P265">0,150</text:p>
          </table:table-cell>
          <table:table-cell table:style-name="Πίνακας30.B2" office:value-type="float" office:value="0.165">
            <text:p text:style-name="P264">0,165</text:p>
          </table:table-cell>
          <table:table-cell table:style-name="Πίνακας30.B2" office:value-type="float" office:value="0.128">
            <text:p text:style-name="P264">0,128</text:p>
          </table:table-cell>
          <table:table-cell table:style-name="Πίνακας30.F2" office:value-type="float" office:value="0.138">
            <text:p text:style-name="P264">0,138</text:p>
          </table:table-cell>
        </table:table-row>
        <table:table-row>
          <table:table-cell table:style-name="Πίνακας30.A2" office:value-type="string">
            <text:p text:style-name="P282">1680x1680</text:p>
          </table:table-cell>
          <table:table-cell table:style-name="Πίνακας30.B2" office:value-type="float" office:value="0.787">
            <text:p text:style-name="P266">0,787</text:p>
          </table:table-cell>
          <table:table-cell table:style-name="Πίνακας30.B2" office:value-type="float" office:value="0.657">
            <text:p text:style-name="P266">0,657</text:p>
          </table:table-cell>
          <table:table-cell table:style-name="Πίνακας30.B2" office:value-type="float" office:value="0.659">
            <text:p text:style-name="P266">0,659</text:p>
          </table:table-cell>
          <table:table-cell table:style-name="Πίνακας30.B2" office:value-type="float" office:value="0.677">
            <text:p text:style-name="P266">0,677</text:p>
          </table:table-cell>
          <table:table-cell table:style-name="Πίνακας30.F2" office:value-type="float" office:value="0.598">
            <text:p text:style-name="P266">0,598</text:p>
          </table:table-cell>
        </table:table-row>
        <table:table-row>
          <table:table-cell table:style-name="Πίνακας30.A2" office:value-type="string">
            <text:p text:style-name="P282">3360x3360</text:p>
          </table:table-cell>
          <table:table-cell table:style-name="Πίνακας30.B2" office:value-type="float" office:value="3.098">
            <text:p text:style-name="P266">3,098</text:p>
          </table:table-cell>
          <table:table-cell table:style-name="Πίνακας30.B2" office:value-type="float" office:value="2.601">
            <text:p text:style-name="P266">2,601</text:p>
          </table:table-cell>
          <table:table-cell table:style-name="Πίνακας30.B2" office:value-type="float" office:value="2.556">
            <text:p text:style-name="P267">2,556</text:p>
          </table:table-cell>
          <table:table-cell table:style-name="Πίνακας30.B2" office:value-type="float" office:value="2.66">
            <text:p text:style-name="P266">2,660</text:p>
          </table:table-cell>
          <table:table-cell table:style-name="Πίνακας30.F2" office:value-type="float" office:value="2.354">
            <text:p text:style-name="P266">2,354</text:p>
          </table:table-cell>
        </table:table-row>
      </table:table>
      <text:p text:style-name="P351"/>
      <text:p text:style-name="P364">Όπως ήταν αναμενόμενο, παρατηρήσαμε σημαντική πτώση στην απόδοση, αφού μετά το πέρας κάθε επανάληψης υπάρχει <text:span text:style-name="T1">overhead </text:span>επικοινωνίας των νημάτων ώστε να αποφασιστεί η επόμενη επανάληψη που θα τους ανατεθεί.</text:p>
      <text:p text:style-name="P352"/>
      <text:p text:style-name="P355">Μετρήσεις με <text:span text:style-name="T29">dynamic</text:span><text:span text:style-name="T1"> scheduling </text:span><text:span text:style-name="T82">και </text:span><text:span text:style-name="T27">chunksize = </text:span><text:span text:style-name="T31">(m_local – 2)/omp_get_num_threads <text:s text:c="12"/></text:span><text:span text:style-name="T93">(Εδώ το </text:span><text:span text:style-name="T38">scheduling </text:span><text:span text:style-name="T92">αφορούσε μόνο την παραλληλοποίηση του διπλού </text:span><text:span text:style-name="T38">for, </text:span><text:span text:style-name="T92">καθώς εκεί βρισκόταν το μεγαλύτερο μέρος του υπολογιστικού φόρτου του προγράμματος)</text:span></text:p>
      <text:p text:style-name="P19"/>
      <table:table table:name="Πίνακας31" table:style-name="Πίνακας31">
        <table:table-column table:style-name="Πίνακας31.A"/>
        <table:table-column table:style-name="Πίνακας31.B"/>
        <table:table-column table:style-name="Πίνακας31.C"/>
        <table:table-column table:style-name="Πίνακας31.D"/>
        <table:table-column table:style-name="Πίνακας31.E"/>
        <table:table-column table:style-name="Πίνακας31.F"/>
        <table:table-row>
          <table:table-cell table:style-name="Πίνακας31.A1" office:value-type="string">
            <text:p text:style-name="P328"/>
          </table:table-cell>
          <table:table-cell table:style-name="Πίνακας31.A1" office:value-type="string">
            <text:p text:style-name="P299">1<text:span text:style-name="T41">δ-4ν</text:span></text:p>
          </table:table-cell>
          <table:table-cell table:style-name="Πίνακας31.A1" office:value-type="string">
            <text:p text:style-name="P333">1δ-8ν</text:p>
          </table:table-cell>
          <table:table-cell table:style-name="Πίνακας31.A1" office:value-type="string">
            <text:p text:style-name="P338">2δ-2ν <text:span text:style-name="T1">EACH</text:span></text:p>
          </table:table-cell>
          <table:table-cell table:style-name="Πίνακας31.A1" office:value-type="string">
            <text:p text:style-name="P343">2δ-4ν <text:span text:style-name="T24">EACH</text:span></text:p>
          </table:table-cell>
          <table:table-cell table:style-name="Πίνακας31.F1" office:value-type="string">
            <text:p text:style-name="P343">4δ-2ν <text:span text:style-name="T24">EACH</text:span></text:p>
          </table:table-cell>
        </table:table-row>
        <table:table-row>
          <table:table-cell table:style-name="Πίνακας31.A2" office:value-type="string">
            <text:p text:style-name="P343">840<text:span text:style-name="T1">x840</text:span></text:p>
          </table:table-cell>
          <table:table-cell table:style-name="Πίνακας31.B2" office:value-type="float" office:value="0.136">
            <text:p text:style-name="P268">0,136</text:p>
          </table:table-cell>
          <table:table-cell table:style-name="Πίνακας31.B2" office:value-type="float" office:value="0.117">
            <text:p text:style-name="P268">0,117</text:p>
          </table:table-cell>
          <table:table-cell table:style-name="Πίνακας31.B2" office:value-type="float" office:value="0.127">
            <text:p text:style-name="P268">0,127</text:p>
          </table:table-cell>
          <table:table-cell table:style-name="Πίνακας31.B2" office:value-type="float" office:value="0.091">
            <text:p text:style-name="P268">0,091</text:p>
          </table:table-cell>
          <table:table-cell table:style-name="Πίνακας31.F2" office:value-type="float" office:value="0.082">
            <text:p text:style-name="P268">0,082</text:p>
          </table:table-cell>
        </table:table-row>
        <table:table-row>
          <table:table-cell table:style-name="Πίνακας31.A2" office:value-type="string">
            <text:p text:style-name="P283">1680x1680</text:p>
          </table:table-cell>
          <table:table-cell table:style-name="Πίνακας31.B2" office:value-type="float" office:value="0.477">
            <text:p text:style-name="P269">0,477</text:p>
          </table:table-cell>
          <table:table-cell table:style-name="Πίνακας31.B2" office:value-type="float" office:value="0.44">
            <text:p text:style-name="P269">0,440</text:p>
          </table:table-cell>
          <table:table-cell table:style-name="Πίνακας31.B2" office:value-type="float" office:value="0.491">
            <text:p text:style-name="P269">0,491</text:p>
          </table:table-cell>
          <table:table-cell table:style-name="Πίνακας31.B2" office:value-type="float" office:value="0.46">
            <text:p text:style-name="P269">0,460</text:p>
          </table:table-cell>
          <table:table-cell table:style-name="Πίνακας31.F2" office:value-type="float" office:value="0.457">
            <text:p text:style-name="P269">0,457</text:p>
          </table:table-cell>
        </table:table-row>
        <table:table-row>
          <table:table-cell table:style-name="Πίνακας31.A2" office:value-type="string">
            <text:p text:style-name="P283">3360x3360</text:p>
          </table:table-cell>
          <table:table-cell table:style-name="Πίνακας31.B2" office:value-type="float" office:value="1.865">
            <text:p text:style-name="P270">1,865</text:p>
          </table:table-cell>
          <table:table-cell table:style-name="Πίνακας31.B2" office:value-type="float" office:value="1.756">
            <text:p text:style-name="P270">1,756</text:p>
          </table:table-cell>
          <table:table-cell table:style-name="Πίνακας31.B2" office:value-type="float" office:value="1.9">
            <text:p text:style-name="P270">1,900</text:p>
          </table:table-cell>
          <table:table-cell table:style-name="Πίνακας31.B2" office:value-type="float" office:value="1.78">
            <text:p text:style-name="P270">1,780</text:p>
          </table:table-cell>
          <table:table-cell table:style-name="Πίνακας31.F2" office:value-type="float" office:value="1.795">
            <text:p text:style-name="P270">1,795</text:p>
          </table:table-cell>
        </table:table-row>
        <table:table-row>
          <table:table-cell table:style-name="Πίνακας31.A2" office:value-type="string">
            <text:p text:style-name="P385">26880x26880</text:p>
          </table:table-cell>
          <table:table-cell table:style-name="Πίνακας31.B2" office:value-type="float" office:value="119.832">
            <text:p text:style-name="P382">119,832</text:p>
          </table:table-cell>
          <table:table-cell table:style-name="Πίνακας31.B2" office:value-type="float" office:value="114.408">
            <text:p text:style-name="P382">114,408</text:p>
          </table:table-cell>
          <table:table-cell table:style-name="Πίνακας31.B2" office:value-type="float" office:value="120.692">
            <text:p text:style-name="P383">120,692</text:p>
          </table:table-cell>
          <table:table-cell table:style-name="Πίνακας31.B2" office:value-type="float" office:value="112.886">
            <text:p text:style-name="P383">112,886</text:p>
          </table:table-cell>
          <table:table-cell table:style-name="Πίνακας31.F2" office:value-type="float" office:value="111.914">
            <text:p text:style-name="P383">11<text:span text:style-name="T84">1</text:span>,914</text:p>
          </table:table-cell>
        </table:table-row>
      </table:table>
      <text:p text:style-name="P349"/>
      <text:p text:style-name="P365">Εδώ, όσο μεγάλωνε το μέγεθος προβλήματος, οι χρόνοι ήταν πιο κοντά στον χωρίς <text:span text:style-name="T1">scheduling </text:span>τρόπο, <text:span text:style-name="T94">ενώ στα μικρότερα μεγέθη τα πήγαινε χειρότερα,</text:span> <text:span text:style-name="T94">άρα δεν υφίσταται κάποιος λόγος να προτιμήσουμε αυτού του είδους το </text:span><text:span text:style-name="T39">scheduling. </text:span></text:p>
      <text:p text:style-name="P16"/>
      <text:p text:style-name="P353">Μετρήσεις με <text:span text:style-name="T32">guided</text:span><text:span text:style-name="T1"> scheduling, </text:span><text:span text:style-name="T83">χωρίς</text:span><text:span text:style-name="T1"> </text:span><text:span text:style-name="T83">συγκεκριμένο </text:span><text:span text:style-name="T27">chunksize</text:span><text:span text:style-name="T25">.</text:span></text:p>
      <text:p text:style-name="P344"/>
      <text:p text:style-name="P344"/>
      <table:table table:name="Πίνακας32" table:style-name="Πίνακας32">
        <table:table-column table:style-name="Πίνακας32.A"/>
        <table:table-column table:style-name="Πίνακας32.B"/>
        <table:table-column table:style-name="Πίνακας32.C"/>
        <table:table-column table:style-name="Πίνακας32.B"/>
        <table:table-column table:style-name="Πίνακας32.E"/>
        <table:table-column table:style-name="Πίνακας32.F"/>
        <table:table-row>
          <table:table-cell table:style-name="Πίνακας32.A1" office:value-type="string">
            <text:p text:style-name="P378"/>
          </table:table-cell>
          <table:table-cell table:style-name="Πίνακας32.A1" office:value-type="string">
            <text:p text:style-name="P379">1<text:span text:style-name="T41">δ-4ν</text:span></text:p>
          </table:table-cell>
          <table:table-cell table:style-name="Πίνακας32.A1" office:value-type="string">
            <text:p text:style-name="P391">1δ-8ν</text:p>
          </table:table-cell>
          <table:table-cell table:style-name="Πίνακας32.A1" office:value-type="string">
            <text:p text:style-name="P392">2δ-2ν <text:span text:style-name="T1">EACH</text:span></text:p>
          </table:table-cell>
          <table:table-cell table:style-name="Πίνακας32.A1" office:value-type="string">
            <text:p text:style-name="P394">2δ-4ν <text:span text:style-name="T24">EACH</text:span></text:p>
          </table:table-cell>
          <table:table-cell table:style-name="Πίνακας32.F1" office:value-type="string">
            <text:p text:style-name="P394">4δ-2ν <text:span text:style-name="T24">EACH</text:span></text:p>
          </table:table-cell>
        </table:table-row>
        <table:table-row>
          <table:table-cell table:style-name="Πίνακας32.A2" office:value-type="string">
            <text:p text:style-name="P394">840<text:span text:style-name="T1">x840</text:span></text:p>
          </table:table-cell>
          <table:table-cell table:style-name="Πίνακας32.B2" office:value-type="float" office:value="0.136">
            <text:p text:style-name="P393">0,136</text:p>
          </table:table-cell>
          <table:table-cell table:style-name="Πίνακας32.B2" office:value-type="float" office:value="0.108">
            <text:p text:style-name="P393">0,108</text:p>
          </table:table-cell>
          <table:table-cell table:style-name="Πίνακας32.B2" office:value-type="float" office:value="0.126">
            <text:p text:style-name="P393">0,126</text:p>
          </table:table-cell>
          <table:table-cell table:style-name="Πίνακας32.B2" office:value-type="float" office:value="0.098">
            <text:p text:style-name="P393">0,098</text:p>
          </table:table-cell>
          <table:table-cell table:style-name="Πίνακας32.F2" office:value-type="float" office:value="0.08">
            <text:p text:style-name="P393">0,080</text:p>
          </table:table-cell>
        </table:table-row>
        <table:table-row>
          <table:table-cell table:style-name="Πίνακας32.A2" office:value-type="string">
            <text:p text:style-name="P384">1680x1680</text:p>
          </table:table-cell>
          <table:table-cell table:style-name="Πίνακας32.B2" office:value-type="float" office:value="0.48">
            <text:p text:style-name="P380">0,480</text:p>
          </table:table-cell>
          <table:table-cell table:style-name="Πίνακας32.B2" office:value-type="float" office:value="0.454">
            <text:p text:style-name="P380">0,454</text:p>
          </table:table-cell>
          <table:table-cell table:style-name="Πίνακας32.B2" office:value-type="float" office:value="0.496">
            <text:p text:style-name="P380">0,496</text:p>
          </table:table-cell>
          <table:table-cell table:style-name="Πίνακας32.B2" office:value-type="float" office:value="0.459">
            <text:p text:style-name="P380">0,459</text:p>
          </table:table-cell>
          <table:table-cell table:style-name="Πίνακας32.F2" office:value-type="float" office:value="0.457">
            <text:p text:style-name="P380">0,457</text:p>
          </table:table-cell>
        </table:table-row>
        <table:table-row>
          <table:table-cell table:style-name="Πίνακας32.A2" office:value-type="string">
            <text:p text:style-name="P384">3360x3360</text:p>
          </table:table-cell>
          <table:table-cell table:style-name="Πίνακας32.B2" office:value-type="float" office:value="1.874">
            <text:p text:style-name="P381">1,874</text:p>
          </table:table-cell>
          <table:table-cell table:style-name="Πίνακας32.B2" office:value-type="float" office:value="1.775">
            <text:p text:style-name="P381">1,775</text:p>
          </table:table-cell>
          <table:table-cell table:style-name="Πίνακας32.B2" office:value-type="float" office:value="1.898">
            <text:p text:style-name="P381">1,898</text:p>
          </table:table-cell>
          <table:table-cell table:style-name="Πίνακας32.B2" office:value-type="float" office:value="1.803">
            <text:p text:style-name="P381">1,803</text:p>
          </table:table-cell>
          <table:table-cell table:style-name="Πίνακας32.F2" office:value-type="float" office:value="1.779">
            <text:p text:style-name="P381">1,779</text:p>
          </table:table-cell>
        </table:table-row>
      </table:table>
      <text:p text:style-name="P350"/>
      <text:p text:style-name="P366">Παρατηρώντας παρόμοιους χρόνους με αυτούς της προηγούμενης περίπτωσης, κρίναμε ότι δεν χρειαζόταν να συνεχίσουμε την μελέτη.</text:p>
      <text:p text:style-name="P354"/>
      <text:p text:style-name="P367">Κατόπιν των ανωτέρω μελετών, κρίναμε ότι ο λόγος για τον οποίον διαφέρουν ελάχιστα οι χρόνοι των διαφόρων τρόπων <text:span text:style-name="T1">scheduling </text:span>με εξαίρεση το μικρό <text:span text:style-name="T1">overhead </text:span>στα <text:span text:style-name="T1">dynamic </text:span>και <text:span text:style-name="T1">guided scheduling, </text:span>ήταν ότι οι επαναλήψεις είχαν τον ίδιο φόρτο εργασίας. Μετρήσαμε δειγματοληπτικά ορισμένα μεγέθη προβλήματος και ορισμένους συνδυασμούς διεργασιών &amp; νημάτων για την περίπτωση όπου το <text:span text:style-name="T1">scheduling </text:span>είναι τύπου <text:span text:style-name="T1">static </text:span>και ΔΕΝ ορίζουμε εμείς το <text:span text:style-name="T1">chunksize, </text:span>και πήραμε παρόμοιους χρόνους με την περίπτωση μετρήσεων χωρίς ιδιαίτερο <text:span text:style-name="T1">scheduling </text:span>και την περίπτωση <text:soft-page-break/>μετρήσεων <text:span text:style-name="T1">scheduling </text:span>με <text:span text:style-name="T1">chunksize #reps/#threads, </text:span>επομένως αποφασίσαμε να κρατήσουμε αυτού του είδους την ανάθεση επαναλήψεων στα διάφορα νήματα.</text:p>
      <text:p text:style-name="P346"><text:span text:style-name="T25"/></text:p>
      <text:p text:style-name="P368">Όσον αφορά τον χωρισμό των νημάτων σε διεργασίες, <text:span text:style-name="T95">τα διάφορα πλήθη νημάτων ήταν ένα πολλαπλάσιο του 4, του 8 ή και των δύο. Σε κάθε περίπτωση, διαλέξαμε τον αποδοτικότερο από τους ανωτέρω συνδυασμούς που μπορούσε να διαιρέσει ακριβώς το πλήθος των νημάτων, και τον αξιοποιήσαμε σε πολλαπλούς κόμβους. Συγκεκριμένα:</text:span></text:p>
      <text:list xml:id="list571972700" text:style-name="L2">
        <text:list-item>
          <text:p text:style-name="P369">4 νήματα: Οι επιλογές μας ήταν οι συνδυασμοί 1δ-4ν ή 2δ-2ν έκαστος. <text:span text:style-name="T96">Παρατηρήσαμε ότι για όλα τα μεγέθη προβλήματος, ο συνδυασμός 1δ-4ν απέδιδε λίγο καλύτερα, άρα προτιμήσαμε αυτόν.</text:span></text:p>
          <text:list>
            <text:list-item>
              <text:p text:style-name="P375"><text:span text:style-name="T45">Η αντίστοιχη γραμμή του </text:span><text:span text:style-name="T40">script </text:span><text:span text:style-name="T45">γίνεται <text:line-break/></text:span><text:span text:style-name="T40">#PBS -l select=1:ncpus=8:mpiprocs=1:ompthreads=4:mem=16400000kb</text:span></text:p>
            </text:list-item>
          </text:list>
        </text:list-item>
        <text:list-item>
          <text:p text:style-name="P370">36 νήματα: Ίδιο σκεπτικό με πάνω. <text:span text:style-name="T99">9 διεργασίες με 4 νήματα έκαστος.</text:span></text:p>
          <text:list>
            <text:list-item>
              <text:p text:style-name="P372">Η αντίστοιχη γραμμή του <text:span text:style-name="T1">script </text:span>γίνεται<text:line-break/><text:span text:style-name="T1">#PBS -l select=</text:span>9<text:span text:style-name="T1">:ncpus=8:mpiprocs=1:ompthreads=4:mem=16400000kb</text:span></text:p>
            </text:list-item>
          </text:list>
        </text:list-item>
        <text:list-item>
          <text:p text:style-name="P370"><text:span text:style-name="T97">16 νήματα: Εδώ μπορούσαμε να εκμεταλλευτούμε όλους τους συνδυασμούς, αφού διαιρείται ακριβώς με το 8 και το 4. Θα προτιμήσουμε έναν συνδυασμό που δίνει 8 νήματα. Φαίνεται η περίπτωση 1δ-8ν να τα πάει ελάχιστα καλύτερα σε σχέση με τις άλλες, επομένως έχουμε 2 διεργασίες με 8 νήματα έκαστος.</text:span></text:p>
          <text:list>
            <text:list-item>
              <text:p text:style-name="P372">Η αντίστοιχη γραμμή του <text:span text:style-name="T1">script </text:span>γίνεται<text:line-break/><text:span text:style-name="T1">#PBS -l select=</text:span>2<text:span text:style-name="T1">:ncpus=8:mpiprocs=1:ompthreads=</text:span>8<text:span text:style-name="T1">:mem=16400000kb</text:span></text:p>
            </text:list-item>
          </text:list>
        </text:list-item>
        <text:list-item>
          <text:p text:style-name="P371">64 νήματα: Ίδιο σκεπτικό με πάνω. 8 διεργασίες με 8 νήματα έκαστος </text:p>
          <text:list>
            <text:list-item>
              <text:p text:style-name="P373">Η αντίστοιχη γραμμή του <text:span text:style-name="T1">script </text:span>γίνεται<text:line-break/><text:span text:style-name="T1">#PBS -l select=</text:span><text:span text:style-name="T101">8</text:span><text:span text:style-name="T1">:ncpus=8:mpiprocs=1:ompthreads=</text:span>8<text:span text:style-name="T1">:mem=16400000kb</text:span></text:p>
            </text:list-item>
          </text:list>
        </text:list-item>
        <text:list-item>
          <text:p text:style-name="P371">80 νήματα: Εδώ περιοριζόμαστε μόνο στους συνδυασμούς που δίνουν 8 νήματα στον κόμβο, που ούτως ή άλλως <text:span text:style-name="T98">είναι αποδοτικότεροι. Άρα, 10 διεργασίες με 8 νήματα έκαστος.</text:span></text:p>
          <text:list>
            <text:list-item>
              <text:p text:style-name="P374">Η αντίστοιχη γραμμή του <text:span text:style-name="T1">script </text:span>γίνεται<text:line-break/><text:span text:style-name="T1">#PBS -l select=</text:span><text:span text:style-name="T102">10</text:span><text:span text:style-name="T1">:ncpus=8:mpiprocs=1:ompthreads=</text:span>8<text:span text:style-name="T1">:mem=16400000kb</text:span></text:p>
            </text:list-item>
          </text:list>
        </text:list-item>
      </text:list>
      <text:p text:style-name="P3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7T12:25:24.983000000</meta:creation-date>
    <dc:date>2021-10-05T20:16:47.527000000</dc:date>
    <meta:editing-duration>PT16H16M43S</meta:editing-duration>
    <meta:editing-cycles>554</meta:editing-cycles>
    <meta:generator>LibreOffice/5.3.7.2$Windows_X86_64 LibreOffice_project/6b8ed514a9f8b44d37a1b96673cbbdd077e24059</meta:generator>
    <meta:document-statistic meta:table-count="32" meta:image-count="0" meta:object-count="0" meta:page-count="11" meta:paragraph-count="1080" meta:word-count="2471" meta:character-count="15166" meta:non-whitespace-character-count="13738"/>
  </office:meta>
</office:document-meta>
</file>